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196.7pt"/>
    </style:style>
    <style:style style:name="co7" style:family="table-column">
      <style:table-column-properties fo:break-before="auto" style:column-width="6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1"/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37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38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38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line" table:style-name="ta1">
        <table:shapes>
          <draw:frame draw:z-index="0" draw:style-name="gr1" draw:text-style-name="P1" svg:width="373.01pt" svg:height="209.82pt" svg:x="0.88pt" svg:y="131.1pt">
            <draw:object draw:notify-on-update-of-ranges="baseline.C2:baseline.C10 baseline.D2:baseline.D10 baseline.D2:baseline.D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65.64pt" svg:height="205.65pt" svg:x="382.93pt" svg:y="131.5pt">
            <draw:object draw:notify-on-update-of-ranges="baseline.E2:baseline.E10 baseline.F2:baseline.F10 baseline.F2:baseline.F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364.68pt" svg:height="205.11pt" svg:x="749.88pt" svg:y="133.77pt">
            <draw:object draw:notify-on-update-of-ranges="baseline.G2:baseline.G10 baseline.H2:baseline.H10 baseline.H2:baseline.H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373.01pt" svg:height="209.82pt" svg:x="0pt" svg:y="476.76pt">
            <draw:object draw:notify-on-update-of-ranges="baseline.C29:baseline.C37 baseline.D29:baseline.D37 baseline.D29:baseline.D37 baseline.J29:baseline.J37 baseline.K29:baseline.K37 baseline.K29:baseline.K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365.64pt" svg:height="205.65pt" svg:x="375.42pt" svg:y="475.68pt">
            <draw:object draw:notify-on-update-of-ranges="baseline.E29:baseline.E37 baseline.F29:baseline.F37 baseline.F29:baseline.F37 baseline.L29:baseline.L37 baseline.M29:baseline.M37 baseline.M29:baseline.M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364.68pt" svg:height="205.11pt" svg:x="742.25pt" svg:y="474.43pt">
            <draw:object draw:notify-on-update-of-ranges="baseline.G29:baseline.G37 baseline.H29:baseline.H37 baseline.H29:baseline.H37 baseline.N29:baseline.N37 baseline.O29:baseline.O37 baseline.O29:baseline.O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14"/>
        <table:table-column table:style-name="co5" table:number-columns-repeated="2" table:default-cell-style-name="ce18"/>
        <table:table-column table:style-name="co2" table:number-columns-repeated="17" table:default-cell-style-name="Default"/>
        <table:table-row table:style-name="ro1">
          <table:table-cell/>
          <table:table-cell table:style-name="ce8" office:value-type="float" office:value="2017" calcext:value-type="float">
            <text:p>2017</text:p>
          </table:table-cell>
          <table:table-cell table:style-name="ce11" office:value-type="string" calcext:value-type="string" table:number-columns-spanned="2" table:number-rows-spanned="1">
            <text:p>Eff % +-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Mistag % +-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ower % +-</text:p>
          </table:table-cell>
          <table:covered-table-cell table:style-name="ce16"/>
          <table:table-cell table:number-columns-repeated="13"/>
          <table:table-cell table:style-name="ce8" table:number-columns-repeated="2"/>
          <table:table-cell table:style-name="ce7"/>
          <table:table-cell table:style-name="ce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sMC</text:p>
          </table:table-cell>
          <table:table-cell table:style-name="ce14" office:value-type="float" office:value="47.1988" calcext:value-type="float">
            <text:p>47.2</text:p>
          </table:table-cell>
          <table:table-cell table:style-name="ce14" office:value-type="float" office:value="0.0822263" calcext:value-type="float">
            <text:p>0.1</text:p>
          </table:table-cell>
          <table:table-cell office:value-type="float" office:value="31.4442" calcext:value-type="float">
            <text:p>31.4</text:p>
          </table:table-cell>
          <table:table-cell office:value-type="float" office:value="0.111314" calcext:value-type="float">
            <text:p>0.1</text:p>
          </table:table-cell>
          <table:table-cell table:style-name="ce14" office:value-type="float" office:value="6.50053" calcext:value-type="float">
            <text:p>6.5</text:p>
          </table:table-cell>
          <table:table-cell table:style-name="ce14" office:value-type="float" office:value="0.0788099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uMC</text:p>
          </table:table-cell>
          <table:table-cell table:style-name="ce14" office:value-type="float" office:value="44.8936" calcext:value-type="float">
            <text:p>44.9</text:p>
          </table:table-cell>
          <table:table-cell table:style-name="ce14" office:value-type="float" office:value="0.122432" calcext:value-type="float">
            <text:p>0.1</text:p>
          </table:table-cell>
          <table:table-cell office:value-type="float" office:value="32.4" calcext:value-type="float">
            <text:p>32.4</text:p>
          </table:table-cell>
          <table:table-cell office:value-type="float" office:value="0.17189" calcext:value-type="float">
            <text:p>0.2</text:p>
          </table:table-cell>
          <table:table-cell table:style-name="ce14" office:value-type="float" office:value="5.58137" calcext:value-type="float">
            <text:p>5.6</text:p>
          </table:table-cell>
          <table:table-cell table:style-name="ce14" office:value-type="float" office:value="0.109896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/>
          <table:table-cell table:style-name="ce8" office:value-type="string" calcext:value-type="string">
            <text:p>BuMC_old</text:p>
          </table:table-cell>
          <table:table-cell table:style-name="ce14" office:value-type="float" office:value="45.7634" calcext:value-type="float">
            <text:p>45.8</text:p>
          </table:table-cell>
          <table:table-cell table:style-name="ce14" office:value-type="float" office:value="0.142473" calcext:value-type="float">
            <text:p>0.1</text:p>
          </table:table-cell>
          <table:table-cell office:value-type="float" office:value="31.1044" calcext:value-type="float">
            <text:p>31.1</text:p>
          </table:table-cell>
          <table:table-cell office:value-type="float" office:value="0.195693" calcext:value-type="float">
            <text:p>0.2</text:p>
          </table:table-cell>
          <table:table-cell table:style-name="ce14" office:value-type="float" office:value="6.53585" calcext:value-type="float">
            <text:p>6.5</text:p>
          </table:table-cell>
          <table:table-cell table:style-name="ce14" office:value-type="float" office:value="0.136898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/>
          <table:table-cell table:style-name="ce8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h2017C</text:p>
          </table:table-cell>
          <table:table-cell table:style-name="ce14" office:value-type="float" office:value="48.4499" calcext:value-type="float">
            <text:p>48.4</text:p>
          </table:table-cell>
          <table:table-cell table:style-name="ce14" office:value-type="float" office:value="0.239141" calcext:value-type="float">
            <text:p>0.2</text:p>
          </table:table-cell>
          <table:table-cell office:value-type="float" office:value="30.3155" calcext:value-type="float">
            <text:p>30.3</text:p>
          </table:table-cell>
          <table:table-cell office:value-type="float" office:value="0.312644" calcext:value-type="float">
            <text:p>0.3</text:p>
          </table:table-cell>
          <table:table-cell table:style-name="ce14" office:value-type="float" office:value="7.50935" calcext:value-type="float">
            <text:p>7.5</text:p>
          </table:table-cell>
          <table:table-cell table:style-name="ce14" office:value-type="float" office:value="0.232636" calcext:value-type="float">
            <text:p>0.2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h2017D</text:p>
          </table:table-cell>
          <table:table-cell table:style-name="ce14" office:value-type="float" office:value="48.1898" calcext:value-type="float">
            <text:p>48.2</text:p>
          </table:table-cell>
          <table:table-cell table:style-name="ce14" office:value-type="float" office:value="0.351745" calcext:value-type="float">
            <text:p>0.4</text:p>
          </table:table-cell>
          <table:table-cell office:value-type="float" office:value="31.0462" calcext:value-type="float">
            <text:p>31.0</text:p>
          </table:table-cell>
          <table:table-cell office:value-type="float" office:value="0.482011" calcext:value-type="float">
            <text:p>0.5</text:p>
          </table:table-cell>
          <table:table-cell table:style-name="ce14" office:value-type="float" office:value="6.92478" calcext:value-type="float">
            <text:p>6.9</text:p>
          </table:table-cell>
          <table:table-cell table:style-name="ce14" office:value-type="float" office:value="0.338748" calcext:value-type="float">
            <text:p>0.3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ch2017E</text:p>
          </table:table-cell>
          <table:table-cell table:style-name="ce14" office:value-type="float" office:value="45.053" calcext:value-type="float">
            <text:p>45.1</text:p>
          </table:table-cell>
          <table:table-cell table:style-name="ce14" office:value-type="float" office:value="0.24572" calcext:value-type="float">
            <text:p>0.2</text:p>
          </table:table-cell>
          <table:table-cell office:value-type="float" office:value="30.4284" calcext:value-type="float">
            <text:p>30.4</text:p>
          </table:table-cell>
          <table:table-cell office:value-type="float" office:value="0.34238" calcext:value-type="float">
            <text:p>0.3</text:p>
          </table:table-cell>
          <table:table-cell table:style-name="ce14" office:value-type="float" office:value="6.90299" calcext:value-type="float">
            <text:p>6.9</text:p>
          </table:table-cell>
          <table:table-cell table:style-name="ce14" office:value-type="float" office:value="0.233341" calcext:value-type="float">
            <text:p>0.2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ch2017F</text:p>
          </table:table-cell>
          <table:table-cell table:style-name="ce14" office:value-type="float" office:value="43.2807" calcext:value-type="float">
            <text:p>43.3</text:p>
          </table:table-cell>
          <table:table-cell table:style-name="ce14" office:value-type="float" office:value="0.229519" calcext:value-type="float">
            <text:p>0.2</text:p>
          </table:table-cell>
          <table:table-cell office:value-type="float" office:value="31.4372" calcext:value-type="float">
            <text:p>31.4</text:p>
          </table:table-cell>
          <table:table-cell office:value-type="float" office:value="0.354667" calcext:value-type="float">
            <text:p>0.4</text:p>
          </table:table-cell>
          <table:table-cell table:style-name="ce14" office:value-type="float" office:value="5.96542" calcext:value-type="float">
            <text:p>6.0</text:p>
          </table:table-cell>
          <table:table-cell table:style-name="ce14" office:value-type="float" office:value="0.215947" calcext:value-type="float">
            <text:p>0.2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ch2017</text:p>
          </table:table-cell>
          <table:table-cell table:style-name="ce14" office:value-type="float" office:value="45.7584" calcext:value-type="float">
            <text:p>45.8</text:p>
          </table:table-cell>
          <table:table-cell table:style-name="ce14" office:value-type="float" office:value="0.131349" calcext:value-type="float">
            <text:p>0.1</text:p>
          </table:table-cell>
          <table:table-cell office:value-type="float" office:value="30.7272" calcext:value-type="float">
            <text:p>30.7</text:p>
          </table:table-cell>
          <table:table-cell office:value-type="float" office:value="0.181272" calcext:value-type="float">
            <text:p>0.2</text:p>
          </table:table-cell>
          <table:table-cell table:style-name="ce14" office:value-type="float" office:value="6.79859" calcext:value-type="float">
            <text:p>6.8</text:p>
          </table:table-cell>
          <table:table-cell table:style-name="ce14" office:value-type="float" office:value="0.124509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17"/>
        </table:table-row>
        <table:table-row table:style-name="ro1">
          <table:table-cell table:style-name="Default" table:number-columns-repeated="8"/>
          <table:table-cell table:style-name="ce3"/>
          <table:table-cell table:number-columns-repeated="16"/>
        </table:table-row>
        <table:table-row table:style-name="ro1" table:number-rows-repeated="11"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ce21" office:value-type="string" calcext:value-type="string" table:number-columns-spanned="2" table:number-rows-spanned="1">
            <text:p>muoPt&gt;4</text:p>
          </table:table-cell>
          <table:covered-table-cell/>
          <table:table-cell table:number-columns-repeated="12"/>
        </table:table-row>
        <table:table-row table:style-name="ro1">
          <table:table-cell table:style-name="Default"/>
          <table:table-cell table:style-name="ce8" office:value-type="float" office:value="2018" calcext:value-type="float">
            <text:p>2018</text:p>
          </table:table-cell>
          <table:table-cell table:style-name="ce11" office:value-type="string" calcext:value-type="string" table:number-columns-spanned="2" table:number-rows-spanned="1">
            <text:p>Eff % +-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Mistag % +-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ower % +-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Eff % +-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Mistag % +-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ower % +-</text:p>
          </table:table-cell>
          <table:covered-table-cell table:style-name="ce16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sMC</text:p>
          </table:table-cell>
          <table:table-cell table:style-name="ce14" office:value-type="float" office:value="50.141" calcext:value-type="float">
            <text:p>50.1</text:p>
          </table:table-cell>
          <table:table-cell table:style-name="ce14" office:value-type="float" office:value="0.0942469" calcext:value-type="float">
            <text:p>0.1</text:p>
          </table:table-cell>
          <table:table-cell office:value-type="float" office:value="32.3876" calcext:value-type="float">
            <text:p>32.4</text:p>
          </table:table-cell>
          <table:table-cell office:value-type="float" office:value="0.124567" calcext:value-type="float">
            <text:p>0.1</text:p>
          </table:table-cell>
          <table:table-cell table:style-name="ce14" office:value-type="float" office:value="6.22142" calcext:value-type="float">
            <text:p>6.2</text:p>
          </table:table-cell>
          <table:table-cell table:style-name="ce14" office:value-type="float" office:value="0.0887782" calcext:value-type="float">
            <text:p>0.1</text:p>
          </table:table-cell>
          <table:table-cell/>
          <table:table-cell table:style-name="ce14" office:value-type="float" office:value="40.3481" calcext:value-type="float">
            <text:p>40.3</text:p>
          </table:table-cell>
          <table:table-cell table:style-name="ce14" office:value-type="float" office:value="0.0891143" calcext:value-type="float">
            <text:p>0.1</text:p>
          </table:table-cell>
          <table:table-cell table:style-name="ce14" office:value-type="float" office:value="29.2085" calcext:value-type="float">
            <text:p>29.2</text:p>
          </table:table-cell>
          <table:table-cell table:style-name="ce14" office:value-type="float" office:value="0.147595" calcext:value-type="float">
            <text:p>0.1</text:p>
          </table:table-cell>
          <table:table-cell table:style-name="ce14" office:value-type="float" office:value="6.97678" calcext:value-type="float">
            <text:p>7.0</text:p>
          </table:table-cell>
          <table:table-cell table:style-name="ce14" office:value-type="float" office:value="0.100245" calcext:value-type="float">
            <text:p>0.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sDG0MC</text:p>
          </table:table-cell>
          <table:table-cell table:style-name="ce14" office:value-type="float" office:value="50.4954" calcext:value-type="float">
            <text:p>50.5</text:p>
          </table:table-cell>
          <table:table-cell table:style-name="ce14" office:value-type="float" office:value="0.0632867" calcext:value-type="float">
            <text:p>0.1</text:p>
          </table:table-cell>
          <table:table-cell office:value-type="float" office:value="31.2306" calcext:value-type="float">
            <text:p>31.2</text:p>
          </table:table-cell>
          <table:table-cell office:value-type="float" office:value="0.0825517" calcext:value-type="float">
            <text:p>0.1</text:p>
          </table:table-cell>
          <table:table-cell table:style-name="ce14" office:value-type="float" office:value="7.11558" calcext:value-type="float">
            <text:p>7.1</text:p>
          </table:table-cell>
          <table:table-cell table:style-name="ce14" office:value-type="float" office:value="0.0632239" calcext:value-type="float">
            <text:p>0.1</text:p>
          </table:table-cell>
          <table:table-cell/>
          <table:table-cell table:style-name="ce14" office:value-type="float" office:value="40.7647" calcext:value-type="float">
            <text:p>40.8</text:p>
          </table:table-cell>
          <table:table-cell table:style-name="ce14" office:value-type="float" office:value="0.059991" calcext:value-type="float">
            <text:p>0.1</text:p>
          </table:table-cell>
          <table:table-cell table:style-name="ce14" office:value-type="float" office:value="28.0981" calcext:value-type="float">
            <text:p>28.1</text:p>
          </table:table-cell>
          <table:table-cell table:style-name="ce14" office:value-type="float" office:value="0.0974761" calcext:value-type="float">
            <text:p>0.1</text:p>
          </table:table-cell>
          <table:table-cell table:style-name="ce14" office:value-type="float" office:value="7.8218" calcext:value-type="float">
            <text:p>7.8</text:p>
          </table:table-cell>
          <table:table-cell table:style-name="ce14" office:value-type="float" office:value="0.0705682" calcext:value-type="float">
            <text:p>0.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uMC</text:p>
          </table:table-cell>
          <table:table-cell table:style-name="ce14" office:value-type="float" office:value="48.6325" calcext:value-type="float">
            <text:p>48.6</text:p>
          </table:table-cell>
          <table:table-cell table:style-name="ce14" office:value-type="float" office:value="0.119025" calcext:value-type="float">
            <text:p>0.1</text:p>
          </table:table-cell>
          <table:table-cell office:value-type="float" office:value="32.5027" calcext:value-type="float">
            <text:p>32.5</text:p>
          </table:table-cell>
          <table:table-cell office:value-type="float" office:value="0.159945" calcext:value-type="float">
            <text:p>0.2</text:p>
          </table:table-cell>
          <table:table-cell table:style-name="ce14" office:value-type="float" office:value="5.95563" calcext:value-type="float">
            <text:p>6.0</text:p>
          </table:table-cell>
          <table:table-cell table:style-name="ce14" office:value-type="float" office:value="0.109854" calcext:value-type="float">
            <text:p>0.1</text:p>
          </table:table-cell>
          <table:table-cell/>
          <table:table-cell table:style-name="ce14" office:value-type="float" office:value="38.1596" calcext:value-type="float">
            <text:p>38.2</text:p>
          </table:table-cell>
          <table:table-cell table:style-name="ce14" office:value-type="float" office:value="0.110805" calcext:value-type="float">
            <text:p>0.1</text:p>
          </table:table-cell>
          <table:table-cell table:style-name="ce14" office:value-type="float" office:value="28.9167" calcext:value-type="float">
            <text:p>28.9</text:p>
          </table:table-cell>
          <table:table-cell table:style-name="ce14" office:value-type="float" office:value="0.191769" calcext:value-type="float">
            <text:p>0.2</text:p>
          </table:table-cell>
          <table:table-cell table:style-name="ce14" office:value-type="float" office:value="6.78484" calcext:value-type="float">
            <text:p>6.8</text:p>
          </table:table-cell>
          <table:table-cell table:style-name="ce14" office:value-type="float" office:value="0.12499" calcext:value-type="float">
            <text:p>0.1</text:p>
          </table:table-cell>
          <table:table-cell table:number-columns-repeated="10"/>
        </table:table-row>
        <table:table-row table:style-name="ro1">
          <table:table-cell/>
          <table:table-cell table:style-name="ce8"/>
          <table:table-cell table:style-name="ce14" table:number-columns-repeated="2"/>
          <table:table-cell table:number-columns-repeated="2"/>
          <table:table-cell table:style-name="ce14" table:number-columns-repeated="2"/>
          <table:table-cell/>
          <table:table-cell table:style-name="ce14" table:number-columns-repeated="6"/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h2018A</text:p>
          </table:table-cell>
          <table:table-cell table:style-name="ce14" office:value-type="float" office:value="46.8121" calcext:value-type="float">
            <text:p>46.8</text:p>
          </table:table-cell>
          <table:table-cell table:style-name="ce14" office:value-type="float" office:value="0.220819" calcext:value-type="float">
            <text:p>0.2</text:p>
          </table:table-cell>
          <table:table-cell office:value-type="float" office:value="31.6224" calcext:value-type="float">
            <text:p>31.6</text:p>
          </table:table-cell>
          <table:table-cell office:value-type="float" office:value="0.300403" calcext:value-type="float">
            <text:p>0.3</text:p>
          </table:table-cell>
          <table:table-cell table:style-name="ce14" office:value-type="float" office:value="6.32407" calcext:value-type="float">
            <text:p>6.3</text:p>
          </table:table-cell>
          <table:table-cell table:style-name="ce14" office:value-type="float" office:value="0.200268" calcext:value-type="float">
            <text:p>0.2</text:p>
          </table:table-cell>
          <table:table-cell/>
          <table:table-cell table:style-name="ce14" office:value-type="float" office:value="36.8151" calcext:value-type="float">
            <text:p>36.8</text:p>
          </table:table-cell>
          <table:table-cell table:style-name="ce14" office:value-type="float" office:value="0.225362" calcext:value-type="float">
            <text:p>0.2</text:p>
          </table:table-cell>
          <table:table-cell table:style-name="ce14" office:value-type="float" office:value="28.0494" calcext:value-type="float">
            <text:p>28.0</text:p>
          </table:table-cell>
          <table:table-cell table:style-name="ce14" office:value-type="float" office:value="0.31761" calcext:value-type="float">
            <text:p>0.3</text:p>
          </table:table-cell>
          <table:table-cell table:style-name="ce14" office:value-type="float" office:value="7.09544" calcext:value-type="float">
            <text:p>7.1</text:p>
          </table:table-cell>
          <table:table-cell table:style-name="ce14" office:value-type="float" office:value="0.204756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h2018B</text:p>
          </table:table-cell>
          <table:table-cell table:style-name="ce14" office:value-type="float" office:value="51.0536" calcext:value-type="float">
            <text:p>51.1</text:p>
          </table:table-cell>
          <table:table-cell table:style-name="ce14" office:value-type="float" office:value="0.290956" calcext:value-type="float">
            <text:p>0.3</text:p>
          </table:table-cell>
          <table:table-cell office:value-type="float" office:value="31.2421" calcext:value-type="float">
            <text:p>31.2</text:p>
          </table:table-cell>
          <table:table-cell office:value-type="float" office:value="0.378085" calcext:value-type="float">
            <text:p>0.4</text:p>
          </table:table-cell>
          <table:table-cell table:style-name="ce14" office:value-type="float" office:value="7.18547" calcext:value-type="float">
            <text:p>7.2</text:p>
          </table:table-cell>
          <table:table-cell table:style-name="ce14" office:value-type="float" office:value="0.28266" calcext:value-type="float">
            <text:p>0.3</text:p>
          </table:table-cell>
          <table:table-cell/>
          <table:table-cell table:style-name="ce14" office:value-type="float" office:value="41.0437" calcext:value-type="float">
            <text:p>41.0</text:p>
          </table:table-cell>
          <table:table-cell table:style-name="ce14" office:value-type="float" office:value="0.308701" calcext:value-type="float">
            <text:p>0.3</text:p>
          </table:table-cell>
          <table:table-cell table:style-name="ce14" office:value-type="float" office:value="27.9642" calcext:value-type="float">
            <text:p>28.0</text:p>
          </table:table-cell>
          <table:table-cell table:style-name="ce14" office:value-type="float" office:value="0.444911" calcext:value-type="float">
            <text:p>0.4</text:p>
          </table:table-cell>
          <table:table-cell table:style-name="ce14" office:value-type="float" office:value="7.97191" calcext:value-type="float">
            <text:p>8.0</text:p>
          </table:table-cell>
          <table:table-cell table:style-name="ce14" office:value-type="float" office:value="0.311654" calcext:value-type="float">
            <text:p>0.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ch2018C</text:p>
          </table:table-cell>
          <table:table-cell table:style-name="ce14" office:value-type="float" office:value="51.289" calcext:value-type="float">
            <text:p>51.3</text:p>
          </table:table-cell>
          <table:table-cell table:style-name="ce14" office:value-type="float" office:value="0.313489" calcext:value-type="float">
            <text:p>0.3</text:p>
          </table:table-cell>
          <table:table-cell office:value-type="float" office:value="30.5052" calcext:value-type="float">
            <text:p>30.5</text:p>
          </table:table-cell>
          <table:table-cell office:value-type="float" office:value="0.405992" calcext:value-type="float">
            <text:p>0.4</text:p>
          </table:table-cell>
          <table:table-cell table:style-name="ce14" office:value-type="float" office:value="7.79687" calcext:value-type="float">
            <text:p>7.8</text:p>
          </table:table-cell>
          <table:table-cell table:style-name="ce14" office:value-type="float" office:value="0.316195" calcext:value-type="float">
            <text:p>0.3</text:p>
          </table:table-cell>
          <table:table-cell/>
          <table:table-cell table:style-name="ce14" office:value-type="float" office:value="41.6184" calcext:value-type="float">
            <text:p>41.6</text:p>
          </table:table-cell>
          <table:table-cell table:style-name="ce14" office:value-type="float" office:value="0.329452" calcext:value-type="float">
            <text:p>0.3</text:p>
          </table:table-cell>
          <table:table-cell table:style-name="ce14" office:value-type="float" office:value="26.9361" calcext:value-type="float">
            <text:p>26.9</text:p>
          </table:table-cell>
          <table:table-cell table:style-name="ce14" office:value-type="float" office:value="0.458426" calcext:value-type="float">
            <text:p>0.5</text:p>
          </table:table-cell>
          <table:table-cell table:style-name="ce14" office:value-type="float" office:value="8.85547" calcext:value-type="float">
            <text:p>8.9</text:p>
          </table:table-cell>
          <table:table-cell table:style-name="ce14" office:value-type="float" office:value="0.341978" calcext:value-type="float">
            <text:p>0.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ch2018D</text:p>
          </table:table-cell>
          <table:table-cell table:style-name="ce14" office:value-type="float" office:value="52.9492" calcext:value-type="float">
            <text:p>52.9</text:p>
          </table:table-cell>
          <table:table-cell table:style-name="ce14" office:value-type="float" office:value="0.147322" calcext:value-type="float">
            <text:p>0.1</text:p>
          </table:table-cell>
          <table:table-cell office:value-type="float" office:value="30.4433" calcext:value-type="float">
            <text:p>30.4</text:p>
          </table:table-cell>
          <table:table-cell office:value-type="float" office:value="0.185894" calcext:value-type="float">
            <text:p>0.2</text:p>
          </table:table-cell>
          <table:table-cell table:style-name="ce14" office:value-type="float" office:value="8.10049" calcext:value-type="float">
            <text:p>8.1</text:p>
          </table:table-cell>
          <table:table-cell table:style-name="ce14" office:value-type="float" office:value="0.150175" calcext:value-type="float">
            <text:p>0.2</text:p>
          </table:table-cell>
          <table:table-cell/>
          <table:table-cell table:style-name="ce14" office:value-type="float" office:value="43.3869" calcext:value-type="float">
            <text:p>43.4</text:p>
          </table:table-cell>
          <table:table-cell table:style-name="ce14" office:value-type="float" office:value="0.158682" calcext:value-type="float">
            <text:p>0.2</text:p>
          </table:table-cell>
          <table:table-cell table:style-name="ce14" office:value-type="float" office:value="27.3092" calcext:value-type="float">
            <text:p>27.3</text:p>
          </table:table-cell>
          <table:table-cell table:style-name="ce14" office:value-type="float" office:value="0.222315" calcext:value-type="float">
            <text:p>0.2</text:p>
          </table:table-cell>
          <table:table-cell table:style-name="ce14" office:value-type="float" office:value="8.93549" calcext:value-type="float">
            <text:p>8.9</text:p>
          </table:table-cell>
          <table:table-cell table:style-name="ce14" office:value-type="float" office:value="0.168791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ch2018</text:p>
          </table:table-cell>
          <table:table-cell table:style-name="ce14" office:value-type="float" office:value="51.0219" calcext:value-type="float">
            <text:p>51.0</text:p>
          </table:table-cell>
          <table:table-cell table:style-name="ce14" office:value-type="float" office:value="0.112278" calcext:value-type="float">
            <text:p>0.1</text:p>
          </table:table-cell>
          <table:table-cell office:value-type="float" office:value="30.7808" calcext:value-type="float">
            <text:p>30.8</text:p>
          </table:table-cell>
          <table:table-cell office:value-type="float" office:value="0.170743" calcext:value-type="float">
            <text:p>0.2</text:p>
          </table:table-cell>
          <table:table-cell table:style-name="ce14" office:value-type="float" office:value="7.53852" calcext:value-type="float">
            <text:p>7.5</text:p>
          </table:table-cell>
          <table:table-cell table:style-name="ce14" office:value-type="float" office:value="0.12668" calcext:value-type="float">
            <text:p>0.1</text:p>
          </table:table-cell>
          <table:table-cell/>
          <table:table-cell table:style-name="ce14" office:value-type="float" office:value="43.3869" calcext:value-type="float">
            <text:p>43.4</text:p>
          </table:table-cell>
          <table:table-cell table:style-name="ce14" office:value-type="float" office:value="0.158682" calcext:value-type="float">
            <text:p>0.2</text:p>
          </table:table-cell>
          <table:table-cell table:style-name="ce14" office:value-type="float" office:value="27.3092" calcext:value-type="float">
            <text:p>27.3</text:p>
          </table:table-cell>
          <table:table-cell table:style-name="ce14" office:value-type="float" office:value="0.222315" calcext:value-type="float">
            <text:p>0.2</text:p>
          </table:table-cell>
          <table:table-cell table:style-name="ce14" office:value-type="float" office:value="8.93549" calcext:value-type="float">
            <text:p>8.9</text:p>
          </table:table-cell>
          <table:table-cell table:style-name="ce14" office:value-type="float" office:value="0.168791" calcext:value-type="float">
            <text:p>0.2</text:p>
          </table:table-cell>
          <table:table-cell table:number-columns-repeated="10"/>
        </table:table-row>
        <table:table-row table:style-name="ro1">
          <table:table-cell table:style-name="Default" table:number-columns-repeated="8"/>
          <table:table-cell table:style-name="ce8"/>
          <table:table-cell table:number-columns-repeated="16"/>
        </table:table-row>
        <table:table-row table:style-name="ro1">
          <table:table-cell table:style-name="Default" table:number-columns-repeated="8"/>
          <table:table-cell table:style-name="ce3"/>
          <table:table-cell table:number-columns-repeated="16"/>
        </table:table-row>
        <table:table-row table:style-name="ro1" table:number-rows-repeated="2">
          <table:table-cell table:style-name="Default" table:number-columns-repeated="8"/>
          <table:table-cell table:style-name="ce20"/>
          <table:table-cell table:number-columns-repeated="16"/>
        </table:table-row>
        <table:table-row table:style-name="ro1">
          <table:table-cell table:style-name="Default" table:number-columns-repeated="8"/>
          <table:table-cell table:style-name="ce18"/>
          <table:table-cell table:number-columns-repeated="16"/>
        </table:table-row>
        <table:table-row table:style-name="ro1" table:number-rows-repeated="3">
          <table:table-cell table:style-name="Default" table:number-columns-repeated="8"/>
          <table:table-cell table:style-name="ce20"/>
          <table:table-cell table:number-columns-repeated="16"/>
        </table:table-row>
        <table:table-row table:style-name="ro1" table:number-rows-repeated="2">
          <table:table-cell table:style-name="Default" table:number-columns-repeated="8"/>
          <table:table-cell table:number-columns-repeated="17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table:style-name="Default" table:number-columns-repeated="8"/>
          <table:table-cell table:number-columns-repeated="17"/>
        </table:table-row>
        <table:table-row table:style-name="ro1" table:number-rows-repeated="104851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dnn scan" table:style-name="ta1"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row table:style-name="ro1">
          <table:table-cell office:value-type="string" calcext:value-type="string">
            <text:p>-------------------------------------------------------------------------------------------------------------------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2]+[.E2])/[.E2]" office:value-type="float" office:value="-4.87804878048781" calcext:value-type="float">
            <text:p>-4.9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6" calcext:value-type="float">
            <text:p>-0.26</text:p>
          </table:table-cell>
          <table:table-cell table:formula="of:=100*ABS([.H2]+[.I2])/[.I2]" office:value-type="float" office:value="-4.23076923076923" calcext:value-type="float">
            <text:p>-4.2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-0.546" calcext:value-type="float">
            <text:p>-0.546</text:p>
          </table:table-cell>
          <table:table-cell table:formula="of:=100*ABS([.L2]+[.M2])/[.M2]" office:value-type="float" office:value="-1.09890109890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3" calcext:value-type="float">
            <text:p>-0.043</text:p>
          </table:table-cell>
          <table:table-cell table:formula="of:=100*ABS([.D3]+[.E3])/[.E3]" office:value-type="float" office:value="-9.30232558139536" calcext:value-type="float">
            <text:p>-9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" calcext:value-type="float">
            <text:p>-0.26</text:p>
          </table:table-cell>
          <table:table-cell table:formula="of:=100*ABS([.H3]+[.I3])/[.I3]" office:value-type="float" office:value="-4.61538461538462" calcext:value-type="float">
            <text:p>-4.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8" calcext:value-type="float">
            <text:p>-0.548</text:p>
          </table:table-cell>
          <table:table-cell table:formula="of:=100*ABS([.L3]+[.M3])/[.M3]" office:value-type="float" office:value="-1.64233576642336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]+[.E4])/[.E4]" office:value-type="float" office:value="-4.87804878048781" calcext:value-type="float">
            <text:p>-4.9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9" calcext:value-type="float">
            <text:p>-0.259</text:p>
          </table:table-cell>
          <table:table-cell table:formula="of:=100*ABS([.H4]+[.I4])/[.I4]" office:value-type="float" office:value="-3.86100386100386" calcext:value-type="float">
            <text:p>-3.9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5" calcext:value-type="float">
            <text:p>-0.545</text:p>
          </table:table-cell>
          <table:table-cell table:formula="of:=100*ABS([.L4]+[.M4])/[.M4]" office:value-type="float" office:value="-1.28440366972477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3" calcext:value-type="float">
            <text:p>-0.043</text:p>
          </table:table-cell>
          <table:table-cell table:formula="of:=100*ABS([.D5]+[.E5])/[.E5]" office:value-type="float" office:value="-6.97674418604652" calcext:value-type="float">
            <text:p>-7.0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3" calcext:value-type="float">
            <text:p>-0.263</text:p>
          </table:table-cell>
          <table:table-cell table:formula="of:=100*ABS([.H5]+[.I5])/[.I5]" office:value-type="float" office:value="-5.70342205323194" calcext:value-type="float">
            <text:p>-5.7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7" calcext:value-type="float">
            <text:p>-0.547</text:p>
          </table:table-cell>
          <table:table-cell table:formula="of:=100*ABS([.L5]+[.M5])/[.M5]" office:value-type="float" office:value="-1.64533820840951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1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6]+[.E6])/[.E6]" office:value-type="float" office:value="-9.52380952380953" calcext:value-type="float">
            <text:p>-9.5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" calcext:value-type="float">
            <text:p>-0.26</text:p>
          </table:table-cell>
          <table:table-cell table:formula="of:=100*ABS([.H6]+[.I6])/[.I6]" office:value-type="float" office:value="-4.61538461538462" calcext:value-type="float">
            <text:p>-4.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7" calcext:value-type="float">
            <text:p>-0.547</text:p>
          </table:table-cell>
          <table:table-cell table:formula="of:=100*ABS([.L6]+[.M6])/[.M6]" office:value-type="float" office:value="-1.46252285191956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7]+[.E7])/[.E7]" office:value-type="float" office:value="-9.52380952380953" calcext:value-type="float">
            <text:p>-9.5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8" calcext:value-type="float">
            <text:p>-0.258</text:p>
          </table:table-cell>
          <table:table-cell table:formula="of:=100*ABS([.H7]+[.I7])/[.I7]" office:value-type="float" office:value="-3.48837209302326" calcext:value-type="float">
            <text:p>-3.5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5" calcext:value-type="float">
            <text:p>-0.545</text:p>
          </table:table-cell>
          <table:table-cell table:formula="of:=100*ABS([.L7]+[.M7])/[.M7]" office:value-type="float" office:value="-1.28440366972477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3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8]+[.E8])/[.E8]" office:value-type="float" office:value="-9.52380952380953" calcext:value-type="float">
            <text:p>-9.5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62" calcext:value-type="float">
            <text:p>-0.262</text:p>
          </table:table-cell>
          <table:table-cell table:formula="of:=100*ABS([.H8]+[.I8])/[.I8]" office:value-type="float" office:value="-5.72519083969466" calcext:value-type="float">
            <text:p>-5.7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7" calcext:value-type="float">
            <text:p>-0.547</text:p>
          </table:table-cell>
          <table:table-cell table:formula="of:=100*ABS([.L8]+[.M8])/[.M8]" office:value-type="float" office:value="-1.64533820840951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3" calcext:value-type="float">
            <text:p>-0.043</text:p>
          </table:table-cell>
          <table:table-cell table:formula="of:=100*ABS([.D9]+[.E9])/[.E9]" office:value-type="float" office:value="-9.30232558139536" calcext:value-type="float">
            <text:p>-9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2" calcext:value-type="float">
            <text:p>-0.262</text:p>
          </table:table-cell>
          <table:table-cell table:formula="of:=100*ABS([.H9]+[.I9])/[.I9]" office:value-type="float" office:value="-5.34351145038168" calcext:value-type="float">
            <text:p>-5.3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9" calcext:value-type="float">
            <text:p>-0.549</text:p>
          </table:table-cell>
          <table:table-cell table:formula="of:=100*ABS([.L9]+[.M9])/[.M9]" office:value-type="float" office:value="-1.82149362477231" calcext:value-type="float">
            <text:p>-1.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10]+[.E10])/[.E10]" office:value-type="float" office:value="-9.52380952380953" calcext:value-type="float">
            <text:p>-9.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0.26" calcext:value-type="float">
            <text:p>-0.26</text:p>
          </table:table-cell>
          <table:table-cell table:formula="of:=100*ABS([.H10]+[.I10])/[.I10]" office:value-type="float" office:value="-3.84615384615385" calcext:value-type="float">
            <text:p>-3.8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6" calcext:value-type="float">
            <text:p>-0.546</text:p>
          </table:table-cell>
          <table:table-cell table:formula="of:=100*ABS([.L10]+[.M10])/[.M10]" office:value-type="float" office:value="-1.28205128205128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11]+[.E11])/[.E11]" office:value-type="float" office:value="-4.76190476190477" calcext:value-type="float">
            <text:p>-4.8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61" calcext:value-type="float">
            <text:p>-0.261</text:p>
          </table:table-cell>
          <table:table-cell table:formula="of:=100*ABS([.H11]+[.I11])/[.I11]" office:value-type="float" office:value="-4.59770114942529" calcext:value-type="float">
            <text:p>-4.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5" calcext:value-type="float">
            <text:p>-0.545</text:p>
          </table:table-cell>
          <table:table-cell table:formula="of:=100*ABS([.L11]+[.M11])/[.M11]" office:value-type="float" office:value="-1.10091743119266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12]+[.E12])/[.E12]" office:value-type="float" office:value="-4.76190476190477" calcext:value-type="float">
            <text:p>-4.8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6" calcext:value-type="float">
            <text:p>-0.26</text:p>
          </table:table-cell>
          <table:table-cell table:formula="of:=100*ABS([.H12]+[.I12])/[.I12]" office:value-type="float" office:value="-4.23076923076923" calcext:value-type="float">
            <text:p>-4.2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8" calcext:value-type="float">
            <text:p>-0.548</text:p>
          </table:table-cell>
          <table:table-cell table:formula="of:=100*ABS([.L12]+[.M12])/[.M12]" office:value-type="float" office:value="-2.00729927007299" calcext:value-type="float">
            <text:p>-2.0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13]+[.E13])/[.E13]" office:value-type="float" office:value="-4.87804878048781" calcext:value-type="float">
            <text:p>-4.9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7" calcext:value-type="float">
            <text:p>-0.257</text:p>
          </table:table-cell>
          <table:table-cell table:formula="of:=100*ABS([.H13]+[.I13])/[.I13]" office:value-type="float" office:value="-3.11284046692607" calcext:value-type="float">
            <text:p>-3.1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6" calcext:value-type="float">
            <text:p>-0.546</text:p>
          </table:table-cell>
          <table:table-cell table:formula="of:=100*ABS([.L13]+[.M13])/[.M13]" office:value-type="float" office:value="-1.28205128205128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14]+[.E14])/[.E14]" office:value-type="float" office:value="-7.31707317073171" calcext:value-type="float">
            <text:p>-7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14]+[.I14])/[.I14]" office:value-type="float" office:value="-3.87596899224807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14]+[.M14])/[.M14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1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15]+[.E15])/[.E15]" office:value-type="float" office:value="-7.31707317073171" calcext:value-type="float">
            <text:p>-7.3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7" calcext:value-type="float">
            <text:p>-0.257</text:p>
          </table:table-cell>
          <table:table-cell table:formula="of:=100*ABS([.H15]+[.I15])/[.I15]" office:value-type="float" office:value="-3.89105058365759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5" calcext:value-type="float">
            <text:p>-0.545</text:p>
          </table:table-cell>
          <table:table-cell table:formula="of:=100*ABS([.L15]+[.M15])/[.M15]" office:value-type="float" office:value="-1.46788990825688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2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16]+[.E16])/[.E16]" office:value-type="float" office:value="-9.52380952380953" calcext:value-type="float">
            <text:p>-9.5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9" calcext:value-type="float">
            <text:p>-0.259</text:p>
          </table:table-cell>
          <table:table-cell table:formula="of:=100*ABS([.H16]+[.I16])/[.I16]" office:value-type="float" office:value="-4.63320463320464" calcext:value-type="float">
            <text:p>-4.6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7" calcext:value-type="float">
            <text:p>-0.547</text:p>
          </table:table-cell>
          <table:table-cell table:formula="of:=100*ABS([.L16]+[.M16])/[.M16]" office:value-type="float" office:value="-1.64533820840951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17]+[.E17])/[.E17]" office:value-type="float" office:value="-4.87804878048781" calcext:value-type="float">
            <text:p>-4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0.257" calcext:value-type="float">
            <text:p>-0.257</text:p>
          </table:table-cell>
          <table:table-cell table:formula="of:=100*ABS([.H17]+[.I17])/[.I17]" office:value-type="float" office:value="-2.72373540856031" calcext:value-type="float">
            <text:p>-2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5" calcext:value-type="float">
            <text:p>-0.545</text:p>
          </table:table-cell>
          <table:table-cell table:formula="of:=100*ABS([.L17]+[.M17])/[.M17]" office:value-type="float" office:value="-1.65137614678899" calcext:value-type="float">
            <text:p>-1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2" calcext:value-type="float">
            <text:p>-0.042</text:p>
          </table:table-cell>
          <table:table-cell table:formula="of:=100*ABS([.D18]+[.E18])/[.E18]" office:value-type="float" office:value="-7.14285714285715" calcext:value-type="float">
            <text:p>-7.1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1" calcext:value-type="float">
            <text:p>-0.261</text:p>
          </table:table-cell>
          <table:table-cell table:formula="of:=100*ABS([.H18]+[.I18])/[.I18]" office:value-type="float" office:value="-4.9808429118774" calcext:value-type="float">
            <text:p>-5.0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6" calcext:value-type="float">
            <text:p>-0.546</text:p>
          </table:table-cell>
          <table:table-cell table:formula="of:=100*ABS([.L18]+[.M18])/[.M18]" office:value-type="float" office:value="-1.46520146520147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19]+[.E19])/[.E19]" office:value-type="float" office:value="-4.76190476190477" calcext:value-type="float">
            <text:p>-4.8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9" calcext:value-type="float">
            <text:p>-0.259</text:p>
          </table:table-cell>
          <table:table-cell table:formula="of:=100*ABS([.H19]+[.I19])/[.I19]" office:value-type="float" office:value="-4.24710424710425" calcext:value-type="float">
            <text:p>-4.2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5" calcext:value-type="float">
            <text:p>-0.545</text:p>
          </table:table-cell>
          <table:table-cell table:formula="of:=100*ABS([.L19]+[.M19])/[.M19]" office:value-type="float" office:value="-1.28440366972477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20]+[.E20])/[.E20]" office:value-type="float" office:value="-2.4390243902439" calcext:value-type="float">
            <text:p>-2.4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9" calcext:value-type="float">
            <text:p>-0.259</text:p>
          </table:table-cell>
          <table:table-cell table:formula="of:=100*ABS([.H20]+[.I20])/[.I20]" office:value-type="float" office:value="-4.63320463320464" calcext:value-type="float">
            <text:p>-4.6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5" calcext:value-type="float">
            <text:p>-0.545</text:p>
          </table:table-cell>
          <table:table-cell table:formula="of:=100*ABS([.L20]+[.M20])/[.M20]" office:value-type="float" office:value="-1.46788990825688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3" calcext:value-type="float">
            <text:p>-0.043</text:p>
          </table:table-cell>
          <table:table-cell table:formula="of:=100*ABS([.D21]+[.E21])/[.E21]" office:value-type="float" office:value="-9.30232558139536" calcext:value-type="float">
            <text:p>-9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21]+[.I21])/[.I21]" office:value-type="float" office:value="-3.87596899224807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8" calcext:value-type="float">
            <text:p>-0.548</text:p>
          </table:table-cell>
          <table:table-cell table:formula="of:=100*ABS([.L21]+[.M21])/[.M21]" office:value-type="float" office:value="-2.00729927007299" calcext:value-type="float">
            <text:p>-2.0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22]+[.E22])/[.E22]" office:value-type="float" office:value="-2.4390243902439" calcext:value-type="float">
            <text:p>-2.4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22]+[.I22])/[.I22]" office:value-type="float" office:value="-3.87596899224807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22]+[.M22])/[.M22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2" calcext:value-type="float">
            <text:p>-0.042</text:p>
          </table:table-cell>
          <table:table-cell table:formula="of:=100*ABS([.D23]+[.E23])/[.E23]" office:value-type="float" office:value="-7.14285714285715" calcext:value-type="float">
            <text:p>-7.1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23]+[.I23])/[.I23]" office:value-type="float" office:value="-4.28015564202335" calcext:value-type="float">
            <text:p>-4.3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23]+[.M23])/[.M23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2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24]+[.E24])/[.E24]" office:value-type="float" office:value="-9.52380952380953" calcext:value-type="float">
            <text:p>-9.5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24]+[.I24])/[.I24]" office:value-type="float" office:value="-3.87596899224807" calcext:value-type="float">
            <text:p>-3.9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4" calcext:value-type="float">
            <text:p>-0.544</text:p>
          </table:table-cell>
          <table:table-cell table:formula="of:=100*ABS([.L24]+[.M24])/[.M24]" office:value-type="float" office:value="-1.10294117647059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25]+[.E25])/[.E25]" office:value-type="float" office:value="-4.76190476190477" calcext:value-type="float">
            <text:p>-4.8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25]+[.I25])/[.I25]" office:value-type="float" office:value="-4.28015564202335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1" calcext:value-type="float">
            <text:p>-0.541</text:p>
          </table:table-cell>
          <table:table-cell table:formula="of:=100*ABS([.L25]+[.M25])/[.M25]" office:value-type="float" office:value="-0.739371534195934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26]+[.E26])/[.E26]" office:value-type="float" office:value="-2.4390243902439" calcext:value-type="float">
            <text:p>-2.4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26]+[.I26])/[.I26]" office:value-type="float" office:value="-3.90625" calcext:value-type="float">
            <text:p>-3.9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4" calcext:value-type="float">
            <text:p>-0.544</text:p>
          </table:table-cell>
          <table:table-cell table:formula="of:=100*ABS([.L26]+[.M26])/[.M26]" office:value-type="float" office:value="-0.919117647058824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27]+[.E27])/[.E27]" office:value-type="float" office:value="-4.87804878048781" calcext:value-type="float">
            <text:p>-4.9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7" calcext:value-type="float">
            <text:p>-0.257</text:p>
          </table:table-cell>
          <table:table-cell table:formula="of:=100*ABS([.H27]+[.I27])/[.I27]" office:value-type="float" office:value="-3.50194552529183" calcext:value-type="float">
            <text:p>-3.5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27]+[.M27])/[.M27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28]+[.E28])/[.E28]" office:value-type="float" office:value="-4.87804878048781" calcext:value-type="float">
            <text:p>-4.9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8" calcext:value-type="float">
            <text:p>-0.258</text:p>
          </table:table-cell>
          <table:table-cell table:formula="of:=100*ABS([.H28]+[.I28])/[.I28]" office:value-type="float" office:value="-5.03875968992249" calcext:value-type="float">
            <text:p>-5.0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4" calcext:value-type="float">
            <text:p>-0.544</text:p>
          </table:table-cell>
          <table:table-cell table:formula="of:=100*ABS([.L28]+[.M28])/[.M28]" office:value-type="float" office:value="-1.10294117647059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0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-0.042" calcext:value-type="float">
            <text:p>-0.042</text:p>
          </table:table-cell>
          <table:table-cell table:formula="of:=100*ABS([.D29]+[.E29])/[.E29]" office:value-type="float" office:value="-11.9047619047619" calcext:value-type="float">
            <text:p>-11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29]+[.I29])/[.I29]" office:value-type="float" office:value="-4.28015564202335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29]+[.M29])/[.M29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0</text:p>
          </table:table-cell>
          <table:table-cell/>
          <table:table-cell office:value-type="float" office:value="0.041" calcext:value-type="float">
            <text:p>0.041</text:p>
          </table:table-cell>
          <table:table-cell office:value-type="float" office:value="-0.041" calcext:value-type="float">
            <text:p>-0.041</text:p>
          </table:table-cell>
          <table:table-cell table:formula="of:=100*ABS([.D30]+[.E30])/[.E30]" office:value-type="float" office:value="-0" calcext:value-type="float">
            <text:p>0.0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6" calcext:value-type="float">
            <text:p>-0.256</text:p>
          </table:table-cell>
          <table:table-cell table:formula="of:=100*ABS([.H30]+[.I30])/[.I30]" office:value-type="float" office:value="-3.125" calcext:value-type="float">
            <text:p>-3.1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2" calcext:value-type="float">
            <text:p>-0.542</text:p>
          </table:table-cell>
          <table:table-cell table:formula="of:=100*ABS([.L30]+[.M30])/[.M30]" office:value-type="float" office:value="-0.922509225092252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2" calcext:value-type="float">
            <text:p>-0.042</text:p>
          </table:table-cell>
          <table:table-cell table:formula="of:=100*ABS([.D31]+[.E31])/[.E31]" office:value-type="float" office:value="-7.14285714285715" calcext:value-type="float">
            <text:p>-7.1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8" calcext:value-type="float">
            <text:p>-0.258</text:p>
          </table:table-cell>
          <table:table-cell table:formula="of:=100*ABS([.H31]+[.I31])/[.I31]" office:value-type="float" office:value="-4.26356589147287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31]+[.M31])/[.M31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32]+[.E32])/[.E32]" office:value-type="float" office:value="-4.87804878048781" calcext:value-type="float">
            <text:p>-4.9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7" calcext:value-type="float">
            <text:p>-0.257</text:p>
          </table:table-cell>
          <table:table-cell table:formula="of:=100*ABS([.H32]+[.I32])/[.I32]" office:value-type="float" office:value="-3.89105058365759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32]+[.M32])/[.M32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33]+[.E33])/[.E33]" office:value-type="float" office:value="-4.87804878048781" calcext:value-type="float">
            <text:p>-4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33]+[.I33])/[.I33]" office:value-type="float" office:value="-4.28015564202335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33]+[.M33])/[.M33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1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-0.04" calcext:value-type="float">
            <text:p>-0.04</text:p>
          </table:table-cell>
          <table:table-cell table:formula="of:=100*ABS([.D34]+[.E34])/[.E34]" office:value-type="float" office:value="-7.50000000000001" calcext:value-type="float">
            <text:p>-7.5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7" calcext:value-type="float">
            <text:p>-0.257</text:p>
          </table:table-cell>
          <table:table-cell table:formula="of:=100*ABS([.H34]+[.I34])/[.I34]" office:value-type="float" office:value="-4.66926070038911" calcext:value-type="float">
            <text:p>-4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4" calcext:value-type="float">
            <text:p>-0.544</text:p>
          </table:table-cell>
          <table:table-cell table:formula="of:=100*ABS([.L34]+[.M34])/[.M34]" office:value-type="float" office:value="-1.47058823529412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3" calcext:value-type="float">
            <text:p>-0.043</text:p>
          </table:table-cell>
          <table:table-cell table:formula="of:=100*ABS([.D35]+[.E35])/[.E35]" office:value-type="float" office:value="-6.97674418604652" calcext:value-type="float">
            <text:p>-7.0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9" calcext:value-type="float">
            <text:p>-0.259</text:p>
          </table:table-cell>
          <table:table-cell table:formula="of:=100*ABS([.H35]+[.I35])/[.I35]" office:value-type="float" office:value="-4.24710424710425" calcext:value-type="float">
            <text:p>-4.2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4" calcext:value-type="float">
            <text:p>-0.544</text:p>
          </table:table-cell>
          <table:table-cell table:formula="of:=100*ABS([.L35]+[.M35])/[.M35]" office:value-type="float" office:value="-1.47058823529412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36]+[.E36])/[.E36]" office:value-type="float" office:value="-4.76190476190477" calcext:value-type="float">
            <text:p>-4.8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7" calcext:value-type="float">
            <text:p>-0.257</text:p>
          </table:table-cell>
          <table:table-cell table:formula="of:=100*ABS([.H36]+[.I36])/[.I36]" office:value-type="float" office:value="-3.50194552529183" calcext:value-type="float">
            <text:p>-3.5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36]+[.M36])/[.M36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37]+[.E37])/[.E37]" office:value-type="float" office:value="-4.87804878048781" calcext:value-type="float">
            <text:p>-4.9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7" calcext:value-type="float">
            <text:p>-0.257</text:p>
          </table:table-cell>
          <table:table-cell table:formula="of:=100*ABS([.H37]+[.I37])/[.I37]" office:value-type="float" office:value="-3.50194552529183" calcext:value-type="float">
            <text:p>-3.5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3" calcext:value-type="float">
            <text:p>-0.543</text:p>
          </table:table-cell>
          <table:table-cell table:formula="of:=100*ABS([.L37]+[.M37])/[.M37]" office:value-type="float" office:value="-1.28913443830571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38]+[.E38])/[.E38]" office:value-type="float" office:value="-9.52380952380953" calcext:value-type="float">
            <text:p>-9.5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7" calcext:value-type="float">
            <text:p>-0.257</text:p>
          </table:table-cell>
          <table:table-cell table:formula="of:=100*ABS([.H38]+[.I38])/[.I38]" office:value-type="float" office:value="-4.66926070038911" calcext:value-type="float">
            <text:p>-4.7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38]+[.M38])/[.M38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4" calcext:value-type="float">
            <text:p>-0.044</text:p>
          </table:table-cell>
          <table:table-cell table:formula="of:=100*ABS([.D39]+[.E39])/[.E39]" office:value-type="float" office:value="-11.3636363636364" calcext:value-type="float">
            <text:p>-11.4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9" calcext:value-type="float">
            <text:p>-0.259</text:p>
          </table:table-cell>
          <table:table-cell table:formula="of:=100*ABS([.H39]+[.I39])/[.I39]" office:value-type="float" office:value="-3.86100386100386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44" calcext:value-type="float">
            <text:p>-0.544</text:p>
          </table:table-cell>
          <table:table-cell table:formula="of:=100*ABS([.L39]+[.M39])/[.M39]" office:value-type="float" office:value="-1.65441176470588" calcext:value-type="float">
            <text:p>-1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3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" calcext:value-type="float">
            <text:p>-0.04</text:p>
          </table:table-cell>
          <table:table-cell table:formula="of:=100*ABS([.D40]+[.E40])/[.E40]" office:value-type="float" office:value="-5" calcext:value-type="float">
            <text:p>-5.0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7" calcext:value-type="float">
            <text:p>-0.257</text:p>
          </table:table-cell>
          <table:table-cell table:formula="of:=100*ABS([.H40]+[.I40])/[.I40]" office:value-type="float" office:value="-3.89105058365759" calcext:value-type="float">
            <text:p>-3.9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40]+[.M40])/[.M40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1]+[.E41])/[.E41]" office:value-type="float" office:value="-4.87804878048781" calcext:value-type="float">
            <text:p>-4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1]+[.I41])/[.I41]" office:value-type="float" office:value="-3.90625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1" calcext:value-type="float">
            <text:p>-0.541</text:p>
          </table:table-cell>
          <table:table-cell table:formula="of:=100*ABS([.L41]+[.M41])/[.M41]" office:value-type="float" office:value="-0.739371534195934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2]+[.E42])/[.E42]" office:value-type="float" office:value="-4.87804878048781" calcext:value-type="float">
            <text:p>-4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2]+[.I42])/[.I42]" office:value-type="float" office:value="-3.90625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42" calcext:value-type="float">
            <text:p>-0.542</text:p>
          </table:table-cell>
          <table:table-cell table:formula="of:=100*ABS([.L42]+[.M42])/[.M42]" office:value-type="float" office:value="-1.2915129151291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table:formula="of:=100*ABS([.D43]+[.E43])/[.E43]" office:value-type="float" office:value="-0" calcext:value-type="float">
            <text:p>0.0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3]+[.I43])/[.I43]" office:value-type="float" office:value="-3.90625" calcext:value-type="float">
            <text:p>-3.9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43]+[.M43])/[.M43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44]+[.E44])/[.E44]" office:value-type="float" office:value="-7.31707317073171" calcext:value-type="float">
            <text:p>-7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5" calcext:value-type="float">
            <text:p>-0.255</text:p>
          </table:table-cell>
          <table:table-cell table:formula="of:=100*ABS([.H44]+[.I44])/[.I44]" office:value-type="float" office:value="-2.74509803921569" calcext:value-type="float">
            <text:p>-2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44]+[.M44])/[.M44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45]+[.E45])/[.E45]" office:value-type="float" office:value="-7.31707317073171" calcext:value-type="float">
            <text:p>-7.3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7" calcext:value-type="float">
            <text:p>-0.257</text:p>
          </table:table-cell>
          <table:table-cell table:formula="of:=100*ABS([.H45]+[.I45])/[.I45]" office:value-type="float" office:value="-4.66926070038911" calcext:value-type="float">
            <text:p>-4.7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45]+[.M45])/[.M45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46]+[.E46])/[.E46]" office:value-type="float" office:value="-4.76190476190477" calcext:value-type="float">
            <text:p>-4.8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8" calcext:value-type="float">
            <text:p>-0.258</text:p>
          </table:table-cell>
          <table:table-cell table:formula="of:=100*ABS([.H46]+[.I46])/[.I46]" office:value-type="float" office:value="-4.65116279069768" calcext:value-type="float">
            <text:p>-4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46]+[.M46])/[.M46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7]+[.E47])/[.E47]" office:value-type="float" office:value="-4.87804878048781" calcext:value-type="float">
            <text:p>-4.9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6" calcext:value-type="float">
            <text:p>-0.256</text:p>
          </table:table-cell>
          <table:table-cell table:formula="of:=100*ABS([.H47]+[.I47])/[.I47]" office:value-type="float" office:value="-3.515625" calcext:value-type="float">
            <text:p>-3.5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47]+[.M47])/[.M47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3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" calcext:value-type="float">
            <text:p>-0.04</text:p>
          </table:table-cell>
          <table:table-cell table:formula="of:=100*ABS([.D48]+[.E48])/[.E48]" office:value-type="float" office:value="-5" calcext:value-type="float">
            <text:p>-5.0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8]+[.I48])/[.I48]" office:value-type="float" office:value="-3.90625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42" calcext:value-type="float">
            <text:p>-0.542</text:p>
          </table:table-cell>
          <table:table-cell table:formula="of:=100*ABS([.L48]+[.M48])/[.M48]" office:value-type="float" office:value="-1.2915129151291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" calcext:value-type="float">
            <text:p>-0.04</text:p>
          </table:table-cell>
          <table:table-cell table:formula="of:=100*ABS([.D49]+[.E49])/[.E49]" office:value-type="float" office:value="-2.5" calcext:value-type="float">
            <text:p>-2.5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49]+[.I49])/[.I49]" office:value-type="float" office:value="-4.28015564202335" calcext:value-type="float">
            <text:p>-4.3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49]+[.M49])/[.M49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50]+[.E50])/[.E50]" office:value-type="float" office:value="-4.87804878048781" calcext:value-type="float">
            <text:p>-4.9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-0.256" calcext:value-type="float">
            <text:p>-0.256</text:p>
          </table:table-cell>
          <table:table-cell table:formula="of:=100*ABS([.H50]+[.I50])/[.I50]" office:value-type="float" office:value="-4.6875" calcext:value-type="float">
            <text:p>-4.7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1" calcext:value-type="float">
            <text:p>-0.541</text:p>
          </table:table-cell>
          <table:table-cell table:formula="of:=100*ABS([.L50]+[.M50])/[.M50]" office:value-type="float" office:value="-1.29390018484288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51]+[.E51])/[.E51]" office:value-type="float" office:value="-2.4390243902439" calcext:value-type="float">
            <text:p>-2.4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6" calcext:value-type="float">
            <text:p>-0.256</text:p>
          </table:table-cell>
          <table:table-cell table:formula="of:=100*ABS([.H51]+[.I51])/[.I51]" office:value-type="float" office:value="-3.125" calcext:value-type="float">
            <text:p>-3.1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" calcext:value-type="float">
            <text:p>-0.54</text:p>
          </table:table-cell>
          <table:table-cell table:formula="of:=100*ABS([.L51]+[.M51])/[.M51]" office:value-type="float" office:value="-1.111111111111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" calcext:value-type="float">
            <text:p>-0.04</text:p>
          </table:table-cell>
          <table:table-cell table:formula="of:=100*ABS([.D52]+[.E52])/[.E52]" office:value-type="float" office:value="-2.5" calcext:value-type="float">
            <text:p>-2.5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5" calcext:value-type="float">
            <text:p>-0.255</text:p>
          </table:table-cell>
          <table:table-cell table:formula="of:=100*ABS([.H52]+[.I52])/[.I52]" office:value-type="float" office:value="-3.52941176470589" calcext:value-type="float">
            <text:p>-3.5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38" calcext:value-type="float">
            <text:p>-0.538</text:p>
          </table:table-cell>
          <table:table-cell table:formula="of:=100*ABS([.L52]+[.M52])/[.M52]" office:value-type="float" office:value="-0.557620817843867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" calcext:value-type="float">
            <text:p>-0.04</text:p>
          </table:table-cell>
          <table:table-cell table:formula="of:=100*ABS([.D53]+[.E53])/[.E53]" office:value-type="float" office:value="-5" calcext:value-type="float">
            <text:p>-5.0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5" calcext:value-type="float">
            <text:p>-0.255</text:p>
          </table:table-cell>
          <table:table-cell table:formula="of:=100*ABS([.H53]+[.I53])/[.I53]" office:value-type="float" office:value="-3.13725490196079" calcext:value-type="float">
            <text:p>-3.1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" calcext:value-type="float">
            <text:p>-0.54</text:p>
          </table:table-cell>
          <table:table-cell table:formula="of:=100*ABS([.L53]+[.M53])/[.M53]" office:value-type="float" office:value="-1.111111111111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39" calcext:value-type="float">
            <text:p>-0.039</text:p>
          </table:table-cell>
          <table:table-cell table:formula="of:=100*ABS([.D54]+[.E54])/[.E54]" office:value-type="float" office:value="-0" calcext:value-type="float">
            <text:p>0.0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5" calcext:value-type="float">
            <text:p>-0.255</text:p>
          </table:table-cell>
          <table:table-cell table:formula="of:=100*ABS([.H54]+[.I54])/[.I54]" office:value-type="float" office:value="-3.52941176470589" calcext:value-type="float">
            <text:p>-3.5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39" calcext:value-type="float">
            <text:p>-0.539</text:p>
          </table:table-cell>
          <table:table-cell table:formula="of:=100*ABS([.L54]+[.M54])/[.M54]" office:value-type="float" office:value="-0.927643784786643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9" calcext:value-type="float">
            <text:p>-0.039</text:p>
          </table:table-cell>
          <table:table-cell table:formula="of:=100*ABS([.D55]+[.E55])/[.E55]" office:value-type="float" office:value="-2.56410256410257" calcext:value-type="float">
            <text:p>-2.6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5" calcext:value-type="float">
            <text:p>-0.255</text:p>
          </table:table-cell>
          <table:table-cell table:formula="of:=100*ABS([.H55]+[.I55])/[.I55]" office:value-type="float" office:value="-3.13725490196079" calcext:value-type="float">
            <text:p>-3.1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" calcext:value-type="float">
            <text:p>-0.54</text:p>
          </table:table-cell>
          <table:table-cell table:formula="of:=100*ABS([.L55]+[.M55])/[.M55]" office:value-type="float" office:value="-0.740740740740741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5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-0.039" calcext:value-type="float">
            <text:p>-0.039</text:p>
          </table:table-cell>
          <table:table-cell table:formula="of:=100*ABS([.D56]+[.E56])/[.E56]" office:value-type="float" office:value="-5.12820512820513" calcext:value-type="float">
            <text:p>-5.1</text:p>
          </table:table-cell>
          <table:table-cell/>
          <table:table-cell office:value-type="float" office:value="0.243" calcext:value-type="float">
            <text:p>0.243</text:p>
          </table:table-cell>
          <table:table-cell office:value-type="float" office:value="-0.255" calcext:value-type="float">
            <text:p>-0.255</text:p>
          </table:table-cell>
          <table:table-cell table:formula="of:=100*ABS([.H56]+[.I56])/[.I56]" office:value-type="float" office:value="-4.70588235294118" calcext:value-type="float">
            <text:p>-4.7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" calcext:value-type="float">
            <text:p>-0.54</text:p>
          </table:table-cell>
          <table:table-cell table:formula="of:=100*ABS([.L56]+[.M56])/[.M56]" office:value-type="float" office:value="-1.111111111111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37" calcext:value-type="float">
            <text:p>-0.037</text:p>
          </table:table-cell>
          <table:table-cell table:formula="of:=100*ABS([.D57]+[.E57])/[.E57]" office:value-type="float" office:value="-5.40540540540541" calcext:value-type="float">
            <text:p>-5.4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-0.254" calcext:value-type="float">
            <text:p>-0.254</text:p>
          </table:table-cell>
          <table:table-cell table:formula="of:=100*ABS([.H57]+[.I57])/[.I57]" office:value-type="float" office:value="-3.93700787401575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38" calcext:value-type="float">
            <text:p>-0.538</text:p>
          </table:table-cell>
          <table:table-cell table:formula="of:=100*ABS([.L57]+[.M57])/[.M57]" office:value-type="float" office:value="-0.557620817843867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9" calcext:value-type="float">
            <text:p>-0.039</text:p>
          </table:table-cell>
          <table:table-cell table:formula="of:=100*ABS([.D58]+[.E58])/[.E58]" office:value-type="float" office:value="-2.56410256410257" calcext:value-type="float">
            <text:p>-2.6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-0.253" calcext:value-type="float">
            <text:p>-0.253</text:p>
          </table:table-cell>
          <table:table-cell table:formula="of:=100*ABS([.H58]+[.I58])/[.I58]" office:value-type="float" office:value="-3.55731225296443" calcext:value-type="float">
            <text:p>-3.6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-0.536" calcext:value-type="float">
            <text:p>-0.536</text:p>
          </table:table-cell>
          <table:table-cell table:formula="of:=100*ABS([.L58]+[.M58])/[.M58]" office:value-type="float" office:value="-0.559701492537314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9" calcext:value-type="float">
            <text:p>-0.039</text:p>
          </table:table-cell>
          <table:table-cell table:formula="of:=100*ABS([.D59]+[.E59])/[.E59]" office:value-type="float" office:value="-2.56410256410257" calcext:value-type="float">
            <text:p>-2.6</text:p>
          </table:table-cell>
          <table:table-cell/>
          <table:table-cell office:value-type="float" office:value="0.243" calcext:value-type="float">
            <text:p>0.243</text:p>
          </table:table-cell>
          <table:table-cell office:value-type="float" office:value="-0.253" calcext:value-type="float">
            <text:p>-0.253</text:p>
          </table:table-cell>
          <table:table-cell table:formula="of:=100*ABS([.H59]+[.I59])/[.I59]" office:value-type="float" office:value="-3.95256916996048" calcext:value-type="float">
            <text:p>-4.0</text:p>
          </table:table-cell>
          <table:table-cell/>
          <table:table-cell office:value-type="float" office:value="0.532" calcext:value-type="float">
            <text:p>0.532</text:p>
          </table:table-cell>
          <table:table-cell office:value-type="float" office:value="-0.536" calcext:value-type="float">
            <text:p>-0.536</text:p>
          </table:table-cell>
          <table:table-cell table:formula="of:=100*ABS([.L59]+[.M59])/[.M59]" office:value-type="float" office:value="-0.746268656716418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8" calcext:value-type="float">
            <text:p>-0.038</text:p>
          </table:table-cell>
          <table:table-cell table:formula="of:=100*ABS([.D60]+[.E60])/[.E60]" office:value-type="float" office:value="-0" calcext:value-type="float">
            <text:p>0.0</text:p>
          </table:table-cell>
          <table:table-cell/>
          <table:table-cell office:value-type="float" office:value="0.242" calcext:value-type="float">
            <text:p>0.242</text:p>
          </table:table-cell>
          <table:table-cell office:value-type="float" office:value="-0.252" calcext:value-type="float">
            <text:p>-0.252</text:p>
          </table:table-cell>
          <table:table-cell table:formula="of:=100*ABS([.H60]+[.I60])/[.I60]" office:value-type="float" office:value="-3.96825396825397" calcext:value-type="float">
            <text:p>-4.0</text:p>
          </table:table-cell>
          <table:table-cell/>
          <table:table-cell office:value-type="float" office:value="0.532" calcext:value-type="float">
            <text:p>0.532</text:p>
          </table:table-cell>
          <table:table-cell office:value-type="float" office:value="-0.535" calcext:value-type="float">
            <text:p>-0.535</text:p>
          </table:table-cell>
          <table:table-cell table:formula="of:=100*ABS([.L60]+[.M60])/[.M60]" office:value-type="float" office:value="-0.560747663551402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7" calcext:value-type="float">
            <text:p>-0.037</text:p>
          </table:table-cell>
          <table:table-cell table:formula="of:=100*ABS([.D61]+[.E61])/[.E61]" office:value-type="float" office:value="-2.70270270270271" calcext:value-type="float">
            <text:p>-2.7</text:p>
          </table:table-cell>
          <table:table-cell/>
          <table:table-cell office:value-type="float" office:value="0.242" calcext:value-type="float">
            <text:p>0.242</text:p>
          </table:table-cell>
          <table:table-cell office:value-type="float" office:value="-0.251" calcext:value-type="float">
            <text:p>-0.251</text:p>
          </table:table-cell>
          <table:table-cell table:formula="of:=100*ABS([.H61]+[.I61])/[.I61]" office:value-type="float" office:value="-3.58565737051793" calcext:value-type="float">
            <text:p>-3.6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-0.535" calcext:value-type="float">
            <text:p>-0.535</text:p>
          </table:table-cell>
          <table:table-cell table:formula="of:=100*ABS([.L61]+[.M61])/[.M61]" office:value-type="float" office:value="-0.373831775700935" calcext:value-type="float">
            <text:p>-0.4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</table:table>
      <table:table table:name="bs-bu systematics" table:style-name="ta1">
        <table:shapes>
          <draw:frame draw:z-index="0" draw:style-name="gr1" draw:text-style-name="P1" svg:width="693.98pt" svg:height="390.33pt" svg:x="1099.76pt" svg:y="83.96pt">
            <draw:object draw:notify-on-update-of-ranges="'bs-bu systematics'.K10:'bs-bu systematics'.K110 'bs-bu systematics'.L9:'bs-bu systematics'.L9 'bs-bu systematics'.L10:'bs-bu systematics'.L110 'bs-bu systematics'.K10:'bs-bu systematics'.K110 'bs-bu systematics'.N9:'bs-bu systematics'.N9 'bs-bu systematics'.N10:'bs-bu systematics'.N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95.93pt" svg:height="391.44pt" svg:x="1098.88pt" svg:y="475.17pt">
            <draw:object draw:notify-on-update-of-ranges="'bs-bu systematics'.A10:'bs-bu systematics'.A110 'bs-bu systematics'.B9:'bs-bu systematics'.B9 'bs-bu systematics'.B10:'bs-bu systematics'.B110 'bs-bu systematics'.A10:'bs-bu systematics'.A110 'bs-bu systematics'.D9:'bs-bu systematics'.D9 'bs-bu systematics'.D10:'bs-bu systematics'.D1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72.38pt" svg:height="378.2pt" svg:x="1101.94pt" svg:y="882.26pt">
            <draw:object draw:notify-on-update-of-ranges="'bs-bu systematics'.D10:'bs-bu systematics'.D110 'bs-bu systematics'.B10:'bs-bu systematics'.B1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7" table:default-cell-style-name="ce8"/>
        <table:table-column table:style-name="co7" table:number-columns-repeated="17" table:default-cell-style-name="ce3"/>
        <table:table-column table:style-name="co2" table:number-columns-repeated="12" table:default-cell-style-name="Default"/>
        <table:table-column table:style-name="co2" table:number-columns-repeated="4" table:default-cell-style-name="ce18"/>
        <table:table-column table:style-name="co2" table:number-columns-repeated="2" table:default-cell-style-name="ce3"/>
        <table:table-column table:style-name="co2" table:number-columns-repeated="988" table:default-cell-style-name="Default"/>
        <table:table-row table:style-name="ro1">
          <table:table-cell table:style-name="ce11" office:value-type="float" office:value="2018" calcext:value-type="float" table:number-columns-spanned="5" table:number-rows-spanned="1">
            <text:p>2018</text:p>
          </table:table-cell>
          <table:covered-table-cell/>
          <table:covered-table-cell table:style-name="ce11"/>
          <table:covered-table-cell table:style-name="ce8"/>
          <table:covered-table-cell/>
          <table:table-cell table:number-columns-repeated="5"/>
          <table:table-cell table:style-name="ce11" office:value-type="float" office:value="2017" calcext:value-type="float" table:number-columns-spanned="5" table:number-rows-spanned="1">
            <text:p>2017</text:p>
          </table:table-cell>
          <table:covered-table-cell/>
          <table:covered-table-cell table:style-name="ce11"/>
          <table:covered-table-cell table:style-name="ce8"/>
          <table:covered-table-cell/>
          <table:table-cell table:number-columns-repeated="2"/>
          <table:table-cell table:style-name="ce11" office:value-type="string" calcext:value-type="string" table:number-columns-spanned="5" table:number-rows-spanned="1">
            <text:p>transformation</text:p>
          </table:table-cell>
          <table:covered-table-cell table:style-name="ce3"/>
          <table:covered-table-cell table:style-name="ce11"/>
          <table:covered-table-cell table:style-name="ce8"/>
          <table:covered-table-cell table:style-name="ce3"/>
          <table:table-cell table:number-columns-repeated="100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p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p1</text:p>
          </table:table-cell>
          <table:covered-table-cell table:style-name="ce8"/>
          <table:table-cell table:style-name="ce8" table:number-columns-repeated="2"/>
          <table:table-cell table:number-columns-repeated="3"/>
          <table:table-cell table:style-name="ce8"/>
          <table:table-cell table:style-name="ce11" office:value-type="string" calcext:value-type="string" table:number-columns-spanned="2" table:number-rows-spanned="1">
            <text:p>p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p1</text:p>
          </table:table-cell>
          <table:covered-table-cell table:style-name="ce8"/>
          <table:table-cell table:style-name="ce8" table:number-columns-repeated="3"/>
          <table:table-cell table:style-name="ce11" office:value-type="string" calcext:value-type="string" table:number-columns-spanned="2" table:number-rows-spanned="1">
            <text:p>p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p1</text:p>
          </table:table-cell>
          <table:covered-table-cell table:style-name="ce8"/>
          <table:table-cell table:number-columns-repeated="1002"/>
        </table:table-row>
        <table:table-row table:style-name="ro1">
          <table:table-cell office:value-type="string" calcext:value-type="string">
            <text:p>BuMC</text:p>
          </table:table-cell>
          <table:table-cell table:style-name="ce23" office:value-type="float" office:value="0.001522" calcext:value-type="float">
            <text:p>0.0015</text:p>
          </table:table-cell>
          <table:table-cell table:style-name="ce23" office:value-type="float" office:value="0.0034349" calcext:value-type="float">
            <text:p>0.0034</text:p>
          </table:table-cell>
          <table:table-cell table:style-name="ce25" office:value-type="float" office:value="1.04187" calcext:value-type="float">
            <text:p>1.042</text:p>
          </table:table-cell>
          <table:table-cell table:style-name="ce25" office:value-type="float" office:value="0.0110713" calcext:value-type="float">
            <text:p>0.011</text:p>
          </table:table-cell>
          <table:table-cell table:style-name="ce25" table:number-columns-repeated="2"/>
          <table:table-cell table:number-columns-repeated="3"/>
          <table:table-cell table:style-name="ce8" office:value-type="string" calcext:value-type="string">
            <text:p>BuMC</text:p>
          </table:table-cell>
          <table:table-cell table:style-name="ce23" office:value-type="float" office:value="-0.00706056" calcext:value-type="float">
            <text:p>-0.0071</text:p>
          </table:table-cell>
          <table:table-cell table:style-name="ce23" office:value-type="float" office:value="0.00365396" calcext:value-type="float">
            <text:p>0.0037</text:p>
          </table:table-cell>
          <table:table-cell table:style-name="ce25" office:value-type="float" office:value="1.06556" calcext:value-type="float">
            <text:p>1.066</text:p>
          </table:table-cell>
          <table:table-cell table:style-name="ce25" office:value-type="float" office:value="0.0118033" calcext:value-type="float">
            <text:p>0.012</text:p>
          </table:table-cell>
          <table:table-cell table:style-name="ce25" table:number-columns-repeated="2"/>
          <table:table-cell table:style-name="ce8"/>
          <table:table-cell table:style-name="ce23" table:formula="of:=[.B4]-[.D4]/[.D3]*[.B3]" office:value-type="float" office:value="0.00897526238110321" calcext:value-type="float">
            <text:p>0.0090</text:p>
          </table:table-cell>
          <table:table-cell table:style-name="ce23"/>
          <table:table-cell table:style-name="ce25" table:formula="of:=[.D4]/[.D3]" office:value-type="float" office:value="0.969669920431532" calcext:value-type="float">
            <text:p>0.970</text:p>
          </table:table-cell>
          <table:table-cell table:style-name="ce25"/>
          <table:table-cell table:number-columns-repeated="1002"/>
        </table:table-row>
        <table:table-row table:style-name="ro1">
          <table:table-cell office:value-type="string" calcext:value-type="string">
            <text:p>BsMC</text:p>
          </table:table-cell>
          <table:table-cell table:style-name="ce23" office:value-type="float" office:value="0.0104511" calcext:value-type="float">
            <text:p>0.0105</text:p>
          </table:table-cell>
          <table:table-cell table:style-name="ce23" office:value-type="float" office:value="0.00265776" calcext:value-type="float">
            <text:p>0.0027</text:p>
          </table:table-cell>
          <table:table-cell table:style-name="ce25" office:value-type="float" office:value="1.01027" calcext:value-type="float">
            <text:p>1.010</text:p>
          </table:table-cell>
          <table:table-cell table:style-name="ce25" office:value-type="float" office:value="0.00854408" calcext:value-type="float">
            <text:p>0.009</text:p>
          </table:table-cell>
          <table:table-cell table:style-name="ce25" table:number-columns-repeated="2"/>
          <table:table-cell table:number-columns-repeated="3"/>
          <table:table-cell table:style-name="ce8" office:value-type="string" calcext:value-type="string">
            <text:p>BsMC</text:p>
          </table:table-cell>
          <table:table-cell table:style-name="ce23" office:value-type="float" office:value="0.00643655" calcext:value-type="float">
            <text:p>0.0064</text:p>
          </table:table-cell>
          <table:table-cell table:style-name="ce23" office:value-type="float" office:value="0.00238141" calcext:value-type="float">
            <text:p>0.0024</text:p>
          </table:table-cell>
          <table:table-cell table:style-name="ce25" office:value-type="float" office:value="0.999102" calcext:value-type="float">
            <text:p>0.999</text:p>
          </table:table-cell>
          <table:table-cell table:style-name="ce25" office:value-type="float" office:value="0.00775246" calcext:value-type="float">
            <text:p>0.008</text:p>
          </table:table-cell>
          <table:table-cell table:style-name="ce25" table:number-columns-repeated="2"/>
          <table:table-cell table:style-name="ce8"/>
          <table:table-cell table:style-name="ce23" table:number-columns-repeated="2"/>
          <table:table-cell table:style-name="ce25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BuData</text:p>
          </table:table-cell>
          <table:table-cell table:style-name="ce23" office:value-type="float" office:value="0.0109558" calcext:value-type="float">
            <text:p>0.0110</text:p>
          </table:table-cell>
          <table:table-cell table:style-name="ce23" office:value-type="float" office:value="0.00410794" calcext:value-type="float">
            <text:p>0.0041</text:p>
          </table:table-cell>
          <table:table-cell table:style-name="ce25" office:value-type="float" office:value="0.971823" calcext:value-type="float">
            <text:p>0.972</text:p>
          </table:table-cell>
          <table:table-cell table:style-name="ce25" office:value-type="float" office:value="0.012906" calcext:value-type="float">
            <text:p>0.013</text:p>
          </table:table-cell>
          <table:table-cell table:style-name="ce25" table:number-columns-repeated="2"/>
          <table:table-cell table:number-columns-repeated="3"/>
          <table:table-cell table:style-name="ce8" office:value-type="string" calcext:value-type="string">
            <text:p>BuData</text:p>
          </table:table-cell>
          <table:table-cell table:style-name="ce23" table:number-columns-repeated="2"/>
          <table:table-cell table:style-name="ce25" table:number-columns-repeated="4"/>
          <table:table-cell table:style-name="ce8"/>
          <table:table-cell table:style-name="ce23" table:number-columns-repeated="2"/>
          <table:table-cell table:style-name="ce25" table:number-columns-repeated="2"/>
          <table:table-cell table:number-columns-repeated="1002"/>
        </table:table-row>
        <table:table-row table:style-name="ro1" table:number-rows-repeated="2">
          <table:table-cell table:number-columns-repeated="10"/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par. comp</text:p>
          </table:table-cell>
          <table:table-cell table:style-name="ce14" table:formula="of:=ABS([.B3]-[.B4])/SQRT([.C3]^2+[.C4]^2)" office:value-type="float" office:value="2.05594367336724" calcext:value-type="float">
            <text:p>2.1</text:p>
          </table:table-cell>
          <table:table-cell table:style-name="ce14"/>
          <table:table-cell table:style-name="ce14" table:formula="of:=ABS([.D3]-[.D4])/SQRT([.E3]^2+[.E4]^2)" office:value-type="float" office:value="2.25959407815557" calcext:value-type="float">
            <text:p>2.3</text:p>
          </table:table-cell>
          <table:table-cell table:number-columns-repeated="6"/>
          <table:table-cell table:style-name="ce8" office:value-type="string" calcext:value-type="string">
            <text:p>par. comp</text:p>
          </table:table-cell>
          <table:table-cell table:style-name="ce14" table:formula="of:=ABS([.L3]-[.L4])/SQRT([.M3]^2+[.M4]^2)" office:value-type="float" office:value="3.09461456701258" calcext:value-type="float">
            <text:p>3.1</text:p>
          </table:table-cell>
          <table:table-cell table:style-name="ce14"/>
          <table:table-cell table:style-name="ce14" table:formula="of:=ABS([.N3]-[.N4])/SQRT([.O3]^2+[.O4]^2)" office:value-type="float" office:value="4.7061364550334" calcext:value-type="float">
            <text:p>4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 pred</text:p>
          </table:table-cell>
          <table:table-cell table:style-name="ce8" office:value-type="string" calcext:value-type="string">
            <text:p>w bs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w bu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rr2</text:p>
          </table:table-cell>
          <table:table-cell table:style-name="ce8" office:value-type="string" calcext:value-type="string">
            <text:p>comp (s.d.)</text:p>
          </table:table-cell>
          <table:table-cell table:number-columns-repeated="2"/>
          <table:table-cell table:style-name="ce8" office:value-type="string" calcext:value-type="string">
            <text:p>w pred</text:p>
          </table:table-cell>
          <table:table-cell table:style-name="ce8" office:value-type="string" calcext:value-type="string">
            <text:p>w bs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w bu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rr2</text:p>
          </table:table-cell>
          <table:table-cell table:style-name="ce8" office:value-type="string" calcext:value-type="string">
            <text:p>comp (s.d.)</text:p>
          </table:table-cell>
          <table:table-cell table:number-columns-repeated="12"/>
          <table:table-cell office:value-type="string" calcext:value-type="string">
            <text:p>w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err wu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err ws</text:p>
          </table:table-cell>
          <table:table-cell office:value-type="string" calcext:value-type="string">
            <text:p>+ %</text:p>
          </table:table-cell>
          <table:table-cell table:number-columns-repeated="988"/>
        </table:table-row>
        <table:table-row table:style-name="ro1">
          <table:table-cell table:style-name="ce22" office:value-type="float" office:value="0" calcext:value-type="float">
            <text:p>0.00</text:p>
          </table:table-cell>
          <table:table-cell table:style-name="ce25" table:formula="of:=[.$B$4]+[.A10]*[.$D$4]" office:value-type="float" office:value="0.0104511" calcext:value-type="float">
            <text:p>0.010</text:p>
          </table:table-cell>
          <table:table-cell table:style-name="ce25" table:formula="of:=SQRT([.$C$4]^2+([.A10]*[.$E$4])^2)" office:value-type="float" office:value="0.00265776" calcext:value-type="float">
            <text:p>0.003</text:p>
          </table:table-cell>
          <table:table-cell table:style-name="ce25" table:formula="of:=[.$B$3]+[.A10]*[.$D$3]" office:value-type="float" office:value="0.001522" calcext:value-type="float">
            <text:p>0.002</text:p>
          </table:table-cell>
          <table:table-cell table:style-name="ce25" table:formula="of:=SQRT([.$C$3]^2+([.A10]*[.$E$3])^2)" office:value-type="float" office:value="0.0034349" calcext:value-type="float">
            <text:p>0.003</text:p>
          </table:table-cell>
          <table:table-cell table:style-name="ce25" table:formula="of:=[.B10]-[.D10]" office:value-type="float" office:value="0.0089291" calcext:value-type="float">
            <text:p>0.009</text:p>
          </table:table-cell>
          <table:table-cell table:style-name="ce25" table:formula="of:=SQRT([.C10]^2+[.E10]^2)" office:value-type="float" office:value="0.00434306645443056" calcext:value-type="float">
            <text:p>0.004</text:p>
          </table:table-cell>
          <table:table-cell table:style-name="ce14" table:formula="of:=([.B10]-[.D10])/[.G10]" office:value-type="float" office:value="2.05594367336724" calcext:value-type="float">
            <text:p>2.1</text:p>
          </table:table-cell>
          <table:table-cell table:number-columns-repeated="2"/>
          <table:table-cell table:style-name="ce22" office:value-type="float" office:value="0" calcext:value-type="float">
            <text:p>0.00</text:p>
          </table:table-cell>
          <table:table-cell table:style-name="ce25" table:formula="of:=[.$L$4]+[.K10]*[.$N$4]" office:value-type="float" office:value="0.00643655" calcext:value-type="float">
            <text:p>0.006</text:p>
          </table:table-cell>
          <table:table-cell table:style-name="ce25" table:formula="of:=SQRT([.$M$4]^2+([.K10]*[.$O$4])^2)" office:value-type="float" office:value="0.00238141" calcext:value-type="float">
            <text:p>0.002</text:p>
          </table:table-cell>
          <table:table-cell table:style-name="ce25" table:formula="of:=[.$L$3]+[.K10]*[.$N$3]" office:value-type="float" office:value="-0.00706056" calcext:value-type="float">
            <text:p>-0.007</text:p>
          </table:table-cell>
          <table:table-cell table:style-name="ce25" table:formula="of:=SQRT([.$M$3]^2+([.K10]*[.$O$3])^2)" office:value-type="float" office:value="0.00365396" calcext:value-type="float">
            <text:p>0.004</text:p>
          </table:table-cell>
          <table:table-cell table:style-name="ce25" table:formula="of:=[.L10]-[.N10]" office:value-type="float" office:value="0.01349711" calcext:value-type="float">
            <text:p>0.013</text:p>
          </table:table-cell>
          <table:table-cell table:style-name="ce25" table:formula="of:=SQRT([.M10]^2+[.O10]^2)" office:value-type="float" office:value="0.00436148337950519" calcext:value-type="float">
            <text:p>0.004</text:p>
          </table:table-cell>
          <table:table-cell table:style-name="ce14" table:formula="of:=([.L10]-[.N10])/[.Q10]" office:value-type="float" office:value="3.09461456701258" calcext:value-type="float">
            <text:p>3.1</text:p>
          </table:table-cell>
          <table:table-cell table:number-columns-repeated="12"/>
          <table:table-cell table:style-name="ce25" office:value-type="float" office:value="0.05" calcext:value-type="float">
            <text:p>0.050</text:p>
          </table:table-cell>
          <table:table-cell table:style-name="ce25" table:formula="of:=[.$B$5]+[.$D$5]*[.AE10]" office:value-type="float" office:value="0.05954695" calcext:value-type="float">
            <text:p>0.060</text:p>
          </table:table-cell>
          <table:table-cell table:style-name="ce25" table:formula="of:=SQRT([.$C$5]^2+([.AE10]*[.$E$5])^2)" office:value-type="float" office:value="0.00415831493920314" calcext:value-type="float">
            <text:p>0.004</text:p>
          </table:table-cell>
          <table:table-cell table:style-name="ce25" table:formula="of:=[.$S$3]+[.$U$3]*[.AF10]" office:value-type="float" office:value="0.0667161486495436" calcext:value-type="float">
            <text:p>0.067</text:p>
          </table:table-cell>
          <table:table-cell table:style-name="ce25" table:formula="of:=SQRT(([.$D$4]*[.AG10]/[.$D$3])^2+[.$C$4]^2+([.$D$4]/[.$D$3]*[.$C$3])^2+([.$E$4]*([.AG10]-[.$B$3])/[.$D$3])^2+([.$E$3]*[.$D$4]*([.$B$3]-[.AG10])/([.$D$3]^2))^2)" office:value-type="float" office:value="0.0058666143320355" calcext:value-type="float">
            <text:p>0.006</text:p>
          </table:table-cell>
          <table:table-cell table:style-name="ce20" table:formula="of:=100*([.AI10]-[.AG10])/[.AG10]" office:value-type="float" office:value="41.0815298458303" calcext:value-type="float">
            <text:p>41</text:p>
          </table:table-cell>
          <table:table-cell table:number-columns-repeated="988"/>
        </table:table-row>
        <table:table-row table:style-name="ro1">
          <table:table-cell table:style-name="ce22" table:formula="of:=[.A10]+0.01" office:value-type="float" office:value="0.01" calcext:value-type="float">
            <text:p>0.01</text:p>
          </table:table-cell>
          <table:table-cell table:style-name="ce25" table:formula="of:=[.$B$4]+[.A11]*[.$D$4]" office:value-type="float" office:value="0.0205538" calcext:value-type="float">
            <text:p>0.021</text:p>
          </table:table-cell>
          <table:table-cell table:style-name="ce25" table:formula="of:=SQRT([.$C$4]^2+([.A11]*[.$E$4])^2)" office:value-type="float" office:value="0.00265913300680967" calcext:value-type="float">
            <text:p>0.003</text:p>
          </table:table-cell>
          <table:table-cell table:style-name="ce25" table:formula="of:=[.$B$3]+[.A11]*[.$D$3]" office:value-type="float" office:value="0.0119407" calcext:value-type="float">
            <text:p>0.012</text:p>
          </table:table-cell>
          <table:table-cell table:style-name="ce25" table:formula="of:=SQRT([.$C$3]^2+([.A11]*[.$E$3])^2)" office:value-type="float" office:value="0.00343668377631242" calcext:value-type="float">
            <text:p>0.003</text:p>
          </table:table-cell>
          <table:table-cell table:style-name="ce25" table:formula="of:=[.B11]-[.D11]" office:value-type="float" office:value="0.0086131" calcext:value-type="float">
            <text:p>0.009</text:p>
          </table:table-cell>
          <table:table-cell table:style-name="ce25" table:formula="of:=SQRT([.C11]^2+[.E11]^2)" office:value-type="float" office:value="0.00434531744827391" calcext:value-type="float">
            <text:p>0.004</text:p>
          </table:table-cell>
          <table:table-cell table:style-name="ce14" table:formula="of:=([.B11]-[.D11])/[.G11]" office:value-type="float" office:value="1.98215667843126" calcext:value-type="float">
            <text:p>2.0</text:p>
          </table:table-cell>
          <table:table-cell table:number-columns-repeated="2"/>
          <table:table-cell table:style-name="ce22" table:formula="of:=[.K10]+0.01" office:value-type="float" office:value="0.01" calcext:value-type="float">
            <text:p>0.01</text:p>
          </table:table-cell>
          <table:table-cell table:style-name="ce25" table:formula="of:=[.$L$4]+[.K11]*[.$N$4]" office:value-type="float" office:value="0.01642757" calcext:value-type="float">
            <text:p>0.016</text:p>
          </table:table-cell>
          <table:table-cell table:style-name="ce25" table:formula="of:=SQRT([.$M$4]^2+([.K11]*[.$O$4])^2)" office:value-type="float" office:value="0.00238267153668003" calcext:value-type="float">
            <text:p>0.002</text:p>
          </table:table-cell>
          <table:table-cell table:style-name="ce25" table:formula="of:=[.$L$3]+[.K11]*[.$N$3]" office:value-type="float" office:value="0.00359504" calcext:value-type="float">
            <text:p>0.004</text:p>
          </table:table-cell>
          <table:table-cell table:style-name="ce25" table:formula="of:=SQRT([.$M$3]^2+([.K11]*[.$O$3])^2)" office:value-type="float" office:value="0.00365586589889304" calcext:value-type="float">
            <text:p>0.004</text:p>
          </table:table-cell>
          <table:table-cell table:style-name="ce25" table:formula="of:=[.L11]-[.N11]" office:value-type="float" office:value="0.01283253" calcext:value-type="float">
            <text:p>0.013</text:p>
          </table:table-cell>
          <table:table-cell table:style-name="ce25" table:formula="of:=SQRT([.M11]^2+[.O11]^2)" office:value-type="float" office:value="0.00436376891257937" calcext:value-type="float">
            <text:p>0.004</text:p>
          </table:table-cell>
          <table:table-cell table:style-name="ce14" table:formula="of:=([.L11]-[.N11])/[.Q11]" office:value-type="float" office:value="2.94069879892307" calcext:value-type="float">
            <text:p>2.9</text:p>
          </table:table-cell>
          <table:table-cell table:number-columns-repeated="12"/>
          <table:table-cell table:style-name="ce25" table:formula="of:=[.AE10]+0.05" office:value-type="float" office:value="0.1" calcext:value-type="float">
            <text:p>0.100</text:p>
          </table:table-cell>
          <table:table-cell table:style-name="ce25" table:formula="of:=[.$B$5]+[.$D$5]*[.AE11]" office:value-type="float" office:value="0.1081381" calcext:value-type="float">
            <text:p>0.108</text:p>
          </table:table-cell>
          <table:table-cell table:style-name="ce25" table:formula="of:=SQRT([.$C$5]^2+([.AE11]*[.$E$5])^2)" office:value-type="float" office:value="0.00430590517819424" calcext:value-type="float">
            <text:p>0.004</text:p>
          </table:table-cell>
          <table:table-cell table:style-name="ce25" table:formula="of:=[.$S$3]+[.$U$3]*[.AF11]" office:value-type="float" office:value="0.11383352520372" calcext:value-type="float">
            <text:p>0.114</text:p>
          </table:table-cell>
          <table:table-cell table:style-name="ce25" table:formula="of:=SQRT(([.$D$4]*[.AG11]/[.$D$3])^2+[.$C$4]^2+([.$D$4]/[.$D$3]*[.$C$3])^2+([.$E$4]*([.AG11]-[.$B$3])/[.$D$3])^2+([.$E$3]*[.$D$4]*([.$B$3]-[.AG11])/([.$D$3]^2))^2)" office:value-type="float" office:value="0.00596589549398362" calcext:value-type="float">
            <text:p>0.006</text:p>
          </table:table-cell>
          <table:table-cell table:style-name="ce20" table:formula="of:=100*([.AI11]-[.AG11])/[.AG11]" office:value-type="float" office:value="38.5514833024151" calcext:value-type="float">
            <text:p>39</text:p>
          </table:table-cell>
          <table:table-cell table:number-columns-repeated="988"/>
        </table:table-row>
        <table:table-row table:style-name="ro1">
          <table:table-cell table:style-name="ce22" table:formula="of:=[.A11]+0.01" office:value-type="float" office:value="0.02" calcext:value-type="float">
            <text:p>0.02</text:p>
          </table:table-cell>
          <table:table-cell table:style-name="ce25" table:formula="of:=[.$B$4]+[.A12]*[.$D$4]" office:value-type="float" office:value="0.0306565" calcext:value-type="float">
            <text:p>0.031</text:p>
          </table:table-cell>
          <table:table-cell table:style-name="ce25" table:formula="of:=SQRT([.$C$4]^2+([.A12]*[.$E$4])^2)" office:value-type="float" office:value="0.00266324778021471" calcext:value-type="float">
            <text:p>0.003</text:p>
          </table:table-cell>
          <table:table-cell table:style-name="ce25" table:formula="of:=[.$B$3]+[.A12]*[.$D$3]" office:value-type="float" office:value="0.0223594" calcext:value-type="float">
            <text:p>0.022</text:p>
          </table:table-cell>
          <table:table-cell table:style-name="ce25" table:formula="of:=SQRT([.$C$3]^2+([.A12]*[.$E$3])^2)" office:value-type="float" office:value="0.0034420295587743" calcext:value-type="float">
            <text:p>0.003</text:p>
          </table:table-cell>
          <table:table-cell table:style-name="ce25" table:formula="of:=[.B12]-[.D12]" office:value-type="float" office:value="0.0082971" calcext:value-type="float">
            <text:p>0.008</text:p>
          </table:table-cell>
          <table:table-cell table:style-name="ce25" table:formula="of:=SQRT([.C12]^2+[.E12]^2)" office:value-type="float" office:value="0.00435206344419455" calcext:value-type="float">
            <text:p>0.004</text:p>
          </table:table-cell>
          <table:table-cell table:style-name="ce14" table:formula="of:=([.B12]-[.D12])/[.G12]" office:value-type="float" office:value="1.90647496443737" calcext:value-type="float">
            <text:p>1.9</text:p>
          </table:table-cell>
          <table:table-cell table:number-columns-repeated="2"/>
          <table:table-cell table:style-name="ce22" table:formula="of:=[.K11]+0.01" office:value-type="float" office:value="0.02" calcext:value-type="float">
            <text:p>0.02</text:p>
          </table:table-cell>
          <table:table-cell table:style-name="ce25" table:formula="of:=[.$L$4]+[.K12]*[.$N$4]" office:value-type="float" office:value="0.02641859" calcext:value-type="float">
            <text:p>0.026</text:p>
          </table:table-cell>
          <table:table-cell table:style-name="ce25" table:formula="of:=SQRT([.$M$4]^2+([.K12]*[.$O$4])^2)" office:value-type="float" office:value="0.00238645214544952" calcext:value-type="float">
            <text:p>0.002</text:p>
          </table:table-cell>
          <table:table-cell table:style-name="ce25" table:formula="of:=[.$L$3]+[.K12]*[.$N$3]" office:value-type="float" office:value="0.01425064" calcext:value-type="float">
            <text:p>0.014</text:p>
          </table:table-cell>
          <table:table-cell table:style-name="ce25" table:formula="of:=SQRT([.$M$3]^2+([.K12]*[.$O$3])^2)" office:value-type="float" office:value="0.00366157764330568" calcext:value-type="float">
            <text:p>0.004</text:p>
          </table:table-cell>
          <table:table-cell table:style-name="ce25" table:formula="of:=[.L12]-[.N12]" office:value-type="float" office:value="0.01216795" calcext:value-type="float">
            <text:p>0.012</text:p>
          </table:table-cell>
          <table:table-cell table:style-name="ce25" table:formula="of:=SQRT([.M12]^2+[.O12]^2)" office:value-type="float" office:value="0.0043706183407473" calcext:value-type="float">
            <text:p>0.004</text:p>
          </table:table-cell>
          <table:table-cell table:style-name="ce14" table:formula="of:=([.L12]-[.N12])/[.Q12]" office:value-type="float" office:value="2.78403398589123" calcext:value-type="float">
            <text:p>2.8</text:p>
          </table:table-cell>
          <table:table-cell table:number-columns-repeated="12"/>
          <table:table-cell table:style-name="ce25" table:formula="of:=[.AE11]+0.05" office:value-type="float" office:value="0.15" calcext:value-type="float">
            <text:p>0.150</text:p>
          </table:table-cell>
          <table:table-cell table:style-name="ce25" table:formula="of:=[.$B$5]+[.$D$5]*[.AE12]" office:value-type="float" office:value="0.15672925" calcext:value-type="float">
            <text:p>0.157</text:p>
          </table:table-cell>
          <table:table-cell table:style-name="ce25" table:formula="of:=SQRT([.$C$5]^2+([.AE12]*[.$E$5])^2)" office:value-type="float" office:value="0.004541242104711" calcext:value-type="float">
            <text:p>0.005</text:p>
          </table:table-cell>
          <table:table-cell table:style-name="ce25" table:formula="of:=[.$S$3]+[.$U$3]*[.AF12]" office:value-type="float" office:value="0.160950901757897" calcext:value-type="float">
            <text:p>0.161</text:p>
          </table:table-cell>
          <table:table-cell table:style-name="ce25" table:formula="of:=SQRT(([.$D$4]*[.AG12]/[.$D$3])^2+[.$C$4]^2+([.$D$4]/[.$D$3]*[.$C$3])^2+([.$E$4]*([.AG12]-[.$B$3])/[.$D$3])^2+([.$E$3]*[.$D$4]*([.$B$3]-[.AG12])/([.$D$3]^2))^2)" office:value-type="float" office:value="0.00612779108157927" calcext:value-type="float">
            <text:p>0.006</text:p>
          </table:table-cell>
          <table:table-cell table:style-name="ce20" table:formula="of:=100*([.AI12]-[.AG12])/[.AG12]" office:value-type="float" office:value="34.9364543947659" calcext:value-type="float">
            <text:p>35</text:p>
          </table:table-cell>
          <table:table-cell table:number-columns-repeated="988"/>
        </table:table-row>
        <table:table-row table:style-name="ro1">
          <table:table-cell table:style-name="ce22" table:formula="of:=[.A12]+0.01" office:value-type="float" office:value="0.03" calcext:value-type="float">
            <text:p>0.03</text:p>
          </table:table-cell>
          <table:table-cell table:style-name="ce25" table:formula="of:=[.$B$4]+[.A13]*[.$D$4]" office:value-type="float" office:value="0.0407592" calcext:value-type="float">
            <text:p>0.041</text:p>
          </table:table-cell>
          <table:table-cell table:style-name="ce25" table:formula="of:=SQRT([.$C$4]^2+([.A13]*[.$E$4])^2)" office:value-type="float" office:value="0.00267009164455862" calcext:value-type="float">
            <text:p>0.003</text:p>
          </table:table-cell>
          <table:table-cell table:style-name="ce25" table:formula="of:=[.$B$3]+[.A13]*[.$D$3]" office:value-type="float" office:value="0.0327781" calcext:value-type="float">
            <text:p>0.033</text:p>
          </table:table-cell>
          <table:table-cell table:style-name="ce25" table:formula="of:=SQRT([.$C$3]^2+([.A13]*[.$E$3])^2)" office:value-type="float" office:value="0.00345092079383474" calcext:value-type="float">
            <text:p>0.003</text:p>
          </table:table-cell>
          <table:table-cell table:style-name="ce25" table:formula="of:=[.B13]-[.D13]" office:value-type="float" office:value="0.00798109999999999" calcext:value-type="float">
            <text:p>0.008</text:p>
          </table:table-cell>
          <table:table-cell table:style-name="ce25" table:formula="of:=SQRT([.C13]^2+[.E13]^2)" office:value-type="float" office:value="0.00436328359331167" calcext:value-type="float">
            <text:p>0.004</text:p>
          </table:table-cell>
          <table:table-cell table:style-name="ce14" table:formula="of:=([.B13]-[.D13])/[.G13]" office:value-type="float" office:value="1.82914995766811" calcext:value-type="float">
            <text:p>1.8</text:p>
          </table:table-cell>
          <table:table-cell table:number-columns-repeated="2"/>
          <table:table-cell table:style-name="ce22" table:formula="of:=[.K12]+0.01" office:value-type="float" office:value="0.03" calcext:value-type="float">
            <text:p>0.03</text:p>
          </table:table-cell>
          <table:table-cell table:style-name="ce25" table:formula="of:=[.$L$4]+[.K13]*[.$N$4]" office:value-type="float" office:value="0.03640961" calcext:value-type="float">
            <text:p>0.036</text:p>
          </table:table-cell>
          <table:table-cell table:style-name="ce25" table:formula="of:=SQRT([.$M$4]^2+([.K13]*[.$O$4])^2)" office:value-type="float" office:value="0.0023927398856847" calcext:value-type="float">
            <text:p>0.002</text:p>
          </table:table-cell>
          <table:table-cell table:style-name="ce25" table:formula="of:=[.$L$3]+[.K13]*[.$N$3]" office:value-type="float" office:value="0.02490624" calcext:value-type="float">
            <text:p>0.025</text:p>
          </table:table-cell>
          <table:table-cell table:style-name="ce25" table:formula="of:=SQRT([.$M$3]^2+([.K13]*[.$O$3])^2)" office:value-type="float" office:value="0.00367107746900021" calcext:value-type="float">
            <text:p>0.004</text:p>
          </table:table-cell>
          <table:table-cell table:style-name="ce25" table:formula="of:=[.L13]-[.N13]" office:value-type="float" office:value="0.01150337" calcext:value-type="float">
            <text:p>0.012</text:p>
          </table:table-cell>
          <table:table-cell table:style-name="ce25" table:formula="of:=SQRT([.M13]^2+[.O13]^2)" office:value-type="float" office:value="0.00438201026287564" calcext:value-type="float">
            <text:p>0.004</text:p>
          </table:table-cell>
          <table:table-cell table:style-name="ce14" table:formula="of:=([.L13]-[.N13])/[.Q13]" office:value-type="float" office:value="2.62513533969933" calcext:value-type="float">
            <text:p>2.6</text:p>
          </table:table-cell>
          <table:table-cell table:number-columns-repeated="12"/>
          <table:table-cell table:style-name="ce25" table:formula="of:=[.AE12]+0.05" office:value-type="float" office:value="0.2" calcext:value-type="float">
            <text:p>0.200</text:p>
          </table:table-cell>
          <table:table-cell table:style-name="ce25" table:formula="of:=[.$B$5]+[.$D$5]*[.AE13]" office:value-type="float" office:value="0.2053204" calcext:value-type="float">
            <text:p>0.205</text:p>
          </table:table-cell>
          <table:table-cell table:style-name="ce25" table:formula="of:=SQRT([.$C$5]^2+([.AE13]*[.$E$5])^2)" office:value-type="float" office:value="0.00485157340288694" calcext:value-type="float">
            <text:p>0.005</text:p>
          </table:table-cell>
          <table:table-cell table:style-name="ce25" table:formula="of:=[.$S$3]+[.$U$3]*[.AF13]" office:value-type="float" office:value="0.208068278312073" calcext:value-type="float">
            <text:p>0.208</text:p>
          </table:table-cell>
          <table:table-cell table:style-name="ce25" table:formula="of:=SQRT(([.$D$4]*[.AG13]/[.$D$3])^2+[.$C$4]^2+([.$D$4]/[.$D$3]*[.$C$3])^2+([.$E$4]*([.AG13]-[.$B$3])/[.$D$3])^2+([.$E$3]*[.$D$4]*([.$B$3]-[.AG13])/([.$D$3]^2))^2)" office:value-type="float" office:value="0.00634751242109354" calcext:value-type="float">
            <text:p>0.006</text:p>
          </table:table-cell>
          <table:table-cell table:style-name="ce20" table:formula="of:=100*([.AI13]-[.AG13])/[.AG13]" office:value-type="float" office:value="30.8341004861729" calcext:value-type="float">
            <text:p>31</text:p>
          </table:table-cell>
          <table:table-cell table:number-columns-repeated="988"/>
        </table:table-row>
        <table:table-row table:style-name="ro1">
          <table:table-cell table:style-name="ce22" table:formula="of:=[.A13]+0.01" office:value-type="float" office:value="0.04" calcext:value-type="float">
            <text:p>0.04</text:p>
          </table:table-cell>
          <table:table-cell table:style-name="ce25" table:formula="of:=[.$B$4]+[.A14]*[.$D$4]" office:value-type="float" office:value="0.0508619" calcext:value-type="float">
            <text:p>0.051</text:p>
          </table:table-cell>
          <table:table-cell table:style-name="ce25" table:formula="of:=SQRT([.$C$4]^2+([.A14]*[.$E$4])^2)" office:value-type="float" office:value="0.00267964368946213" calcext:value-type="float">
            <text:p>0.003</text:p>
          </table:table-cell>
          <table:table-cell table:style-name="ce25" table:formula="of:=[.$B$3]+[.A14]*[.$D$3]" office:value-type="float" office:value="0.0431968" calcext:value-type="float">
            <text:p>0.043</text:p>
          </table:table-cell>
          <table:table-cell table:style-name="ce25" table:formula="of:=SQRT([.$C$3]^2+([.A14]*[.$E$3])^2)" office:value-type="float" office:value="0.00346333017540979" calcext:value-type="float">
            <text:p>0.003</text:p>
          </table:table-cell>
          <table:table-cell table:style-name="ce25" table:formula="of:=[.B14]-[.D14]" office:value-type="float" office:value="0.00766509999999999" calcext:value-type="float">
            <text:p>0.008</text:p>
          </table:table-cell>
          <table:table-cell table:style-name="ce25" table:formula="of:=SQRT([.C14]^2+[.E14]^2)" office:value-type="float" office:value="0.00437894350344672" calcext:value-type="float">
            <text:p>0.004</text:p>
          </table:table-cell>
          <table:table-cell table:style-name="ce14" table:formula="of:=([.B14]-[.D14])/[.G14]" office:value-type="float" office:value="1.75044505460431" calcext:value-type="float">
            <text:p>1.8</text:p>
          </table:table-cell>
          <table:table-cell table:number-columns-repeated="2"/>
          <table:table-cell table:style-name="ce22" table:formula="of:=[.K13]+0.01" office:value-type="float" office:value="0.04" calcext:value-type="float">
            <text:p>0.04</text:p>
          </table:table-cell>
          <table:table-cell table:style-name="ce25" table:formula="of:=[.$L$4]+[.K14]*[.$N$4]" office:value-type="float" office:value="0.04640063" calcext:value-type="float">
            <text:p>0.046</text:p>
          </table:table-cell>
          <table:table-cell table:style-name="ce25" table:formula="of:=SQRT([.$M$4]^2+([.K14]*[.$O$4])^2)" office:value-type="float" office:value="0.00240151506465868" calcext:value-type="float">
            <text:p>0.002</text:p>
          </table:table-cell>
          <table:table-cell table:style-name="ce25" table:formula="of:=[.$L$3]+[.K14]*[.$N$3]" office:value-type="float" office:value="0.03556184" calcext:value-type="float">
            <text:p>0.036</text:p>
          </table:table-cell>
          <table:table-cell table:style-name="ce25" table:formula="of:=SQRT([.$M$3]^2+([.K14]*[.$O$3])^2)" office:value-type="float" office:value="0.00368433607411485" calcext:value-type="float">
            <text:p>0.004</text:p>
          </table:table-cell>
          <table:table-cell table:style-name="ce25" table:formula="of:=[.L14]-[.N14]" office:value-type="float" office:value="0.01083879" calcext:value-type="float">
            <text:p>0.011</text:p>
          </table:table-cell>
          <table:table-cell table:style-name="ce25" table:formula="of:=SQRT([.M14]^2+[.O14]^2)" office:value-type="float" office:value="0.00439790937978565" calcext:value-type="float">
            <text:p>0.004</text:p>
          </table:table-cell>
          <table:table-cell table:style-name="ce14" table:formula="of:=([.L14]-[.N14])/[.Q14]" office:value-type="float" office:value="2.4645323639043" calcext:value-type="float">
            <text:p>2.5</text:p>
          </table:table-cell>
          <table:table-cell table:number-columns-repeated="12"/>
          <table:table-cell table:style-name="ce25" table:formula="of:=[.AE13]+0.05" office:value-type="float" office:value="0.25" calcext:value-type="float">
            <text:p>0.250</text:p>
          </table:table-cell>
          <table:table-cell table:style-name="ce25" table:formula="of:=[.$B$5]+[.$D$5]*[.AE14]" office:value-type="float" office:value="0.25391155" calcext:value-type="float">
            <text:p>0.254</text:p>
          </table:table-cell>
          <table:table-cell table:style-name="ce25" table:formula="of:=SQRT([.$C$5]^2+([.AE14]*[.$E$5])^2)" office:value-type="float" office:value="0.00522354987471164" calcext:value-type="float">
            <text:p>0.005</text:p>
          </table:table-cell>
          <table:table-cell table:style-name="ce25" table:formula="of:=[.$S$3]+[.$U$3]*[.AF14]" office:value-type="float" office:value="0.25518565486625" calcext:value-type="float">
            <text:p>0.255</text:p>
          </table:table-cell>
          <table:table-cell table:style-name="ce25" table:formula="of:=SQRT(([.$D$4]*[.AG14]/[.$D$3])^2+[.$C$4]^2+([.$D$4]/[.$D$3]*[.$C$3])^2+([.$E$4]*([.AG14]-[.$B$3])/[.$D$3])^2+([.$E$3]*[.$D$4]*([.$B$3]-[.AG14])/([.$D$3]^2))^2)" office:value-type="float" office:value="0.006619304138778" calcext:value-type="float">
            <text:p>0.007</text:p>
          </table:table-cell>
          <table:table-cell table:style-name="ce20" table:formula="of:=100*([.AI14]-[.AG14])/[.AG14]" office:value-type="float" office:value="26.7204161450342" calcext:value-type="float">
            <text:p>27</text:p>
          </table:table-cell>
          <table:table-cell table:number-columns-repeated="988"/>
        </table:table-row>
        <table:table-row table:style-name="ro1">
          <table:table-cell table:style-name="ce16" table:formula="of:=[.A14]+0.01" office:value-type="float" office:value="0.05" calcext:value-type="float">
            <text:p>0.05</text:p>
          </table:table-cell>
          <table:table-cell table:style-name="ce29" table:formula="of:=[.$B$4]+[.A15]*[.$D$4]" office:value-type="float" office:value="0.0609646" calcext:value-type="float">
            <text:p>0.061</text:p>
          </table:table-cell>
          <table:table-cell table:style-name="ce29" table:formula="of:=SQRT([.$C$4]^2+([.A15]*[.$E$4])^2)" office:value-type="float" office:value="0.00269187508536633" calcext:value-type="float">
            <text:p>0.003</text:p>
          </table:table-cell>
          <table:table-cell table:style-name="ce29" table:formula="of:=[.$B$3]+[.A15]*[.$D$3]" office:value-type="float" office:value="0.0536155" calcext:value-type="float">
            <text:p>0.054</text:p>
          </table:table-cell>
          <table:table-cell table:style-name="ce29" table:formula="of:=SQRT([.$C$3]^2+([.A15]*[.$E$3])^2)" office:value-type="float" office:value="0.00347922005903981" calcext:value-type="float">
            <text:p>0.003</text:p>
          </table:table-cell>
          <table:table-cell table:style-name="ce29" table:formula="of:=[.B15]-[.D15]" office:value-type="float" office:value="0.00734909999999998" calcext:value-type="float">
            <text:p>0.007</text:p>
          </table:table-cell>
          <table:table-cell table:style-name="ce29" table:formula="of:=SQRT([.C15]^2+[.E15]^2)" office:value-type="float" office:value="0.0043989957597662" calcext:value-type="float">
            <text:p>0.004</text:p>
          </table:table-cell>
          <table:table-cell table:style-name="ce9" table:formula="of:=([.B15]-[.D15])/[.G15]" office:value-type="float" office:value="1.67063129890141" calcext:value-type="float">
            <text:p>1.7</text:p>
          </table:table-cell>
          <table:table-cell table:style-name="ce8" table:number-columns-repeated="2"/>
          <table:table-cell table:style-name="ce16" table:formula="of:=[.K14]+0.01" office:value-type="float" office:value="0.05" calcext:value-type="float">
            <text:p>0.05</text:p>
          </table:table-cell>
          <table:table-cell table:style-name="ce29" table:formula="of:=[.$L$4]+[.K15]*[.$N$4]" office:value-type="float" office:value="0.05639165" calcext:value-type="float">
            <text:p>0.056</text:p>
          </table:table-cell>
          <table:table-cell table:style-name="ce29" table:formula="of:=SQRT([.$M$4]^2+([.K15]*[.$O$4])^2)" office:value-type="float" office:value="0.00241275054206377" calcext:value-type="float">
            <text:p>0.002</text:p>
          </table:table-cell>
          <table:table-cell table:style-name="ce29" table:formula="of:=[.$L$3]+[.K15]*[.$N$3]" office:value-type="float" office:value="0.04621744" calcext:value-type="float">
            <text:p>0.046</text:p>
          </table:table-cell>
          <table:table-cell table:style-name="ce29" table:formula="of:=SQRT([.$M$3]^2+([.K15]*[.$O$3])^2)" office:value-type="float" office:value="0.00370131306549784" calcext:value-type="float">
            <text:p>0.004</text:p>
          </table:table-cell>
          <table:table-cell table:style-name="ce29" table:formula="of:=[.L15]-[.N15]" office:value-type="float" office:value="0.01017421" calcext:value-type="float">
            <text:p>0.010</text:p>
          </table:table-cell>
          <table:table-cell table:style-name="ce29" table:formula="of:=SQRT([.M15]^2+[.O15]^2)" office:value-type="float" office:value="0.00441826703437603" calcext:value-type="float">
            <text:p>0.004</text:p>
          </table:table-cell>
          <table:table-cell table:style-name="ce9" table:formula="of:=([.L15]-[.N15])/[.Q15]" office:value-type="float" office:value="2.3027603177536" calcext:value-type="float">
            <text:p>2.3</text:p>
          </table:table-cell>
          <table:table-cell table:style-name="ce30" table:number-columns-repeated="12"/>
          <table:table-cell table:style-name="ce25" table:formula="of:=[.AE14]+0.05" office:value-type="float" office:value="0.3" calcext:value-type="float">
            <text:p>0.300</text:p>
          </table:table-cell>
          <table:table-cell table:style-name="ce25" table:formula="of:=[.$B$5]+[.$D$5]*[.AE15]" office:value-type="float" office:value="0.3025027" calcext:value-type="float">
            <text:p>0.303</text:p>
          </table:table-cell>
          <table:table-cell table:style-name="ce25" table:formula="of:=SQRT([.$C$5]^2+([.AE15]*[.$E$5])^2)" office:value-type="float" office:value="0.00564499834221411" calcext:value-type="float">
            <text:p>0.006</text:p>
          </table:table-cell>
          <table:table-cell table:style-name="ce25" table:formula="of:=[.$S$3]+[.$U$3]*[.AF15]" office:value-type="float" office:value="0.302303031420427" calcext:value-type="float">
            <text:p>0.302</text:p>
          </table:table-cell>
          <table:table-cell table:style-name="ce25" table:formula="of:=SQRT(([.$D$4]*[.AG15]/[.$D$3])^2+[.$C$4]^2+([.$D$4]/[.$D$3]*[.$C$3])^2+([.$E$4]*([.AG15]-[.$B$3])/[.$D$3])^2+([.$E$3]*[.$D$4]*([.$B$3]-[.AG15])/([.$D$3]^2))^2)" office:value-type="float" office:value="0.00693704908465544" calcext:value-type="float">
            <text:p>0.007</text:p>
          </table:table-cell>
          <table:table-cell table:style-name="ce20" table:formula="of:=100*([.AI15]-[.AG15])/[.AG15]" office:value-type="float" office:value="22.8884166852485" calcext:value-type="float">
            <text:p>23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15]+0.01" office:value-type="float" office:value="0.06" calcext:value-type="float">
            <text:p>0.06</text:p>
          </table:table-cell>
          <table:table-cell table:style-name="ce29" table:formula="of:=[.$B$4]+[.A16]*[.$D$4]" office:value-type="float" office:value="0.0710673" calcext:value-type="float">
            <text:p>0.071</text:p>
          </table:table-cell>
          <table:table-cell table:style-name="ce29" table:formula="of:=SQRT([.$C$4]^2+([.A16]*[.$E$4])^2)" office:value-type="float" office:value="0.0027067495097565" calcext:value-type="float">
            <text:p>0.003</text:p>
          </table:table-cell>
          <table:table-cell table:style-name="ce29" table:formula="of:=[.$B$3]+[.A16]*[.$D$3]" office:value-type="float" office:value="0.0640342" calcext:value-type="float">
            <text:p>0.064</text:p>
          </table:table-cell>
          <table:table-cell table:style-name="ce29" table:formula="of:=SQRT([.$C$3]^2+([.A16]*[.$E$3])^2)" office:value-type="float" office:value="0.00349854302121383" calcext:value-type="float">
            <text:p>0.003</text:p>
          </table:table-cell>
          <table:table-cell table:style-name="ce29" table:formula="of:=[.B16]-[.D16]" office:value-type="float" office:value="0.0070331" calcext:value-type="float">
            <text:p>0.007</text:p>
          </table:table-cell>
          <table:table-cell table:style-name="ce29" table:formula="of:=SQRT([.C16]^2+[.E16]^2)" office:value-type="float" office:value="0.00442338062796444" calcext:value-type="float">
            <text:p>0.004</text:p>
          </table:table-cell>
          <table:table-cell table:style-name="ce9" table:formula="of:=([.B16]-[.D16])/[.G16]" office:value-type="float" office:value="1.58998299977556" calcext:value-type="float">
            <text:p>1.6</text:p>
          </table:table-cell>
          <table:table-cell table:style-name="ce8" table:number-columns-repeated="2"/>
          <table:table-cell table:style-name="ce16" table:formula="of:=[.K15]+0.01" office:value-type="float" office:value="0.06" calcext:value-type="float">
            <text:p>0.06</text:p>
          </table:table-cell>
          <table:table-cell table:style-name="ce29" table:formula="of:=[.$L$4]+[.K16]*[.$N$4]" office:value-type="float" office:value="0.06638267" calcext:value-type="float">
            <text:p>0.066</text:p>
          </table:table-cell>
          <table:table-cell table:style-name="ce29" table:formula="of:=SQRT([.$M$4]^2+([.K16]*[.$O$4])^2)" office:value-type="float" office:value="0.00242641214097807" calcext:value-type="float">
            <text:p>0.002</text:p>
          </table:table-cell>
          <table:table-cell table:style-name="ce29" table:formula="of:=[.$L$3]+[.K16]*[.$N$3]" office:value-type="float" office:value="0.05687304" calcext:value-type="float">
            <text:p>0.057</text:p>
          </table:table-cell>
          <table:table-cell table:style-name="ce29" table:formula="of:=SQRT([.$M$3]^2+([.K16]*[.$O$3])^2)" office:value-type="float" office:value="0.00372195756139212" calcext:value-type="float">
            <text:p>0.004</text:p>
          </table:table-cell>
          <table:table-cell table:style-name="ce29" table:formula="of:=[.L16]-[.N16]" office:value-type="float" office:value="0.00950963" calcext:value-type="float">
            <text:p>0.010</text:p>
          </table:table-cell>
          <table:table-cell table:style-name="ce29" table:formula="of:=SQRT([.M16]^2+[.O16]^2)" office:value-type="float" office:value="0.00444302194082921" calcext:value-type="float">
            <text:p>0.004</text:p>
          </table:table-cell>
          <table:table-cell table:style-name="ce9" table:formula="of:=([.L16]-[.N16])/[.Q16]" office:value-type="float" office:value="2.1403517980884" calcext:value-type="float">
            <text:p>2.1</text:p>
          </table:table-cell>
          <table:table-cell table:style-name="ce30" table:number-columns-repeated="12"/>
          <table:table-cell table:style-name="ce25" table:formula="of:=[.AE15]+0.05" office:value-type="float" office:value="0.35" calcext:value-type="float">
            <text:p>0.350</text:p>
          </table:table-cell>
          <table:table-cell table:style-name="ce25" table:formula="of:=[.$B$5]+[.$D$5]*[.AE16]" office:value-type="float" office:value="0.35109385" calcext:value-type="float">
            <text:p>0.351</text:p>
          </table:table-cell>
          <table:table-cell table:style-name="ce25" table:formula="of:=SQRT([.$C$5]^2+([.AE16]*[.$E$5])^2)" office:value-type="float" office:value="0.00610568288184049" calcext:value-type="float">
            <text:p>0.006</text:p>
          </table:table-cell>
          <table:table-cell table:style-name="ce25" table:formula="of:=[.$S$3]+[.$U$3]*[.AF16]" office:value-type="float" office:value="0.349420407974603" calcext:value-type="float">
            <text:p>0.349</text:p>
          </table:table-cell>
          <table:table-cell table:style-name="ce25" table:formula="of:=SQRT(([.$D$4]*[.AG16]/[.$D$3])^2+[.$C$4]^2+([.$D$4]/[.$D$3]*[.$C$3])^2+([.$E$4]*([.AG16]-[.$B$3])/[.$D$3])^2+([.$E$3]*[.$D$4]*([.$B$3]-[.AG16])/([.$D$3]^2))^2)" office:value-type="float" office:value="0.00729474519797553" calcext:value-type="float">
            <text:p>0.007</text:p>
          </table:table-cell>
          <table:table-cell table:style-name="ce20" table:formula="of:=100*([.AI16]-[.AG16])/[.AG16]" office:value-type="float" office:value="19.474681852075" calcext:value-type="float">
            <text:p>19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16]+0.01" office:value-type="float" office:value="0.07" calcext:value-type="float">
            <text:p>0.07</text:p>
          </table:table-cell>
          <table:table-cell table:style-name="ce29" table:formula="of:=[.$B$4]+[.A17]*[.$D$4]" office:value-type="float" office:value="0.08117" calcext:value-type="float">
            <text:p>0.081</text:p>
          </table:table-cell>
          <table:table-cell table:style-name="ce29" table:formula="of:=SQRT([.$C$4]^2+([.A17]*[.$E$4])^2)" office:value-type="float" office:value="0.00272422366969516" calcext:value-type="float">
            <text:p>0.003</text:p>
          </table:table-cell>
          <table:table-cell table:style-name="ce29" table:formula="of:=[.$B$3]+[.A17]*[.$D$3]" office:value-type="float" office:value="0.0744529" calcext:value-type="float">
            <text:p>0.074</text:p>
          </table:table-cell>
          <table:table-cell table:style-name="ce29" table:formula="of:=SQRT([.$C$3]^2+([.A17]*[.$E$3])^2)" office:value-type="float" office:value="0.00352124254490954" calcext:value-type="float">
            <text:p>0.004</text:p>
          </table:table-cell>
          <table:table-cell table:style-name="ce29" table:formula="of:=[.B17]-[.D17]" office:value-type="float" office:value="0.0067171" calcext:value-type="float">
            <text:p>0.007</text:p>
          </table:table-cell>
          <table:table-cell table:style-name="ce29" table:formula="of:=SQRT([.C17]^2+[.E17]^2)" office:value-type="float" office:value="0.00445202691620439" calcext:value-type="float">
            <text:p>0.004</text:p>
          </table:table-cell>
          <table:table-cell table:style-name="ce9" table:formula="of:=([.B17]-[.D17])/[.G17]" office:value-type="float" office:value="1.5087734477865" calcext:value-type="float">
            <text:p>1.5</text:p>
          </table:table-cell>
          <table:table-cell table:style-name="ce8" table:number-columns-repeated="2"/>
          <table:table-cell table:style-name="ce16" table:formula="of:=[.K16]+0.01" office:value-type="float" office:value="0.07" calcext:value-type="float">
            <text:p>0.07</text:p>
          </table:table-cell>
          <table:table-cell table:style-name="ce29" table:formula="of:=[.$L$4]+[.K17]*[.$N$4]" office:value-type="float" office:value="0.07637369" calcext:value-type="float">
            <text:p>0.076</text:p>
          </table:table-cell>
          <table:table-cell table:style-name="ce29" table:formula="of:=SQRT([.$M$4]^2+([.K17]*[.$O$4])^2)" office:value-type="float" office:value="0.00244245915109196" calcext:value-type="float">
            <text:p>0.002</text:p>
          </table:table-cell>
          <table:table-cell table:style-name="ce29" table:formula="of:=[.$L$3]+[.K17]*[.$N$3]" office:value-type="float" office:value="0.06752864" calcext:value-type="float">
            <text:p>0.068</text:p>
          </table:table-cell>
          <table:table-cell table:style-name="ce29" table:formula="of:=SQRT([.$M$3]^2+([.K17]*[.$O$3])^2)" office:value-type="float" office:value="0.00374620892996653" calcext:value-type="float">
            <text:p>0.004</text:p>
          </table:table-cell>
          <table:table-cell table:style-name="ce29" table:formula="of:=[.L17]-[.N17]" office:value-type="float" office:value="0.00884505000000001" calcext:value-type="float">
            <text:p>0.009</text:p>
          </table:table-cell>
          <table:table-cell table:style-name="ce29" table:formula="of:=SQRT([.M17]^2+[.O17]^2)" office:value-type="float" office:value="0.00447210107798492" calcext:value-type="float">
            <text:p>0.004</text:p>
          </table:table-cell>
          <table:table-cell table:style-name="ce9" table:formula="of:=([.L17]-[.N17])/[.Q17]" office:value-type="float" office:value="1.97782873100567" calcext:value-type="float">
            <text:p>2.0</text:p>
          </table:table-cell>
          <table:table-cell table:style-name="ce30" table:number-columns-repeated="12"/>
          <table:table-cell table:style-name="ce25" table:formula="of:=[.AE16]+0.05" office:value-type="float" office:value="0.4" calcext:value-type="float">
            <text:p>0.400</text:p>
          </table:table-cell>
          <table:table-cell table:style-name="ce25" table:formula="of:=[.$B$5]+[.$D$5]*[.AE17]" office:value-type="float" office:value="0.399685" calcext:value-type="float">
            <text:p>0.400</text:p>
          </table:table-cell>
          <table:table-cell table:style-name="ce25" table:formula="of:=SQRT([.$C$5]^2+([.AE17]*[.$E$5])^2)" office:value-type="float" office:value="0.0065973892414803" calcext:value-type="float">
            <text:p>0.007</text:p>
          </table:table-cell>
          <table:table-cell table:style-name="ce25" table:formula="of:=[.$S$3]+[.$U$3]*[.AF17]" office:value-type="float" office:value="0.39653778452878" calcext:value-type="float">
            <text:p>0.397</text:p>
          </table:table-cell>
          <table:table-cell table:style-name="ce25" table:formula="of:=SQRT(([.$D$4]*[.AG17]/[.$D$3])^2+[.$C$4]^2+([.$D$4]/[.$D$3]*[.$C$3])^2+([.$E$4]*([.AG17]-[.$B$3])/[.$D$3])^2+([.$E$3]*[.$D$4]*([.$B$3]-[.AG17])/([.$D$3]^2))^2)" office:value-type="float" office:value="0.0076868175547112" calcext:value-type="float">
            <text:p>0.008</text:p>
          </table:table-cell>
          <table:table-cell table:style-name="ce20" table:formula="of:=100*([.AI17]-[.AG17])/[.AG17]" office:value-type="float" office:value="16.5130216416707" calcext:value-type="float">
            <text:p>17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17]+0.01" office:value-type="float" office:value="0.08" calcext:value-type="float">
            <text:p>0.08</text:p>
          </table:table-cell>
          <table:table-cell table:style-name="ce29" table:formula="of:=[.$B$4]+[.A18]*[.$D$4]" office:value-type="float" office:value="0.0912727" calcext:value-type="float">
            <text:p>0.091</text:p>
          </table:table-cell>
          <table:table-cell table:style-name="ce29" table:formula="of:=SQRT([.$C$4]^2+([.A18]*[.$E$4])^2)" office:value-type="float" office:value="0.00274424790372462" calcext:value-type="float">
            <text:p>0.003</text:p>
          </table:table-cell>
          <table:table-cell table:style-name="ce29" table:formula="of:=[.$B$3]+[.A18]*[.$D$3]" office:value-type="float" office:value="0.0848716" calcext:value-type="float">
            <text:p>0.085</text:p>
          </table:table-cell>
          <table:table-cell table:style-name="ce29" table:formula="of:=SQRT([.$C$3]^2+([.A18]*[.$E$3])^2)" office:value-type="float" office:value="0.00354725380902128" calcext:value-type="float">
            <text:p>0.004</text:p>
          </table:table-cell>
          <table:table-cell table:style-name="ce29" table:formula="of:=[.B18]-[.D18]" office:value-type="float" office:value="0.00640109999999999" calcext:value-type="float">
            <text:p>0.006</text:p>
          </table:table-cell>
          <table:table-cell table:style-name="ce29" table:formula="of:=SQRT([.C18]^2+[.E18]^2)" office:value-type="float" office:value="0.00448485296779203" calcext:value-type="float">
            <text:p>0.004</text:p>
          </table:table-cell>
          <table:table-cell table:style-name="ce9" table:formula="of:=([.B18]-[.D18])/[.G18]" office:value-type="float" office:value="1.42727087063266" calcext:value-type="float">
            <text:p>1.4</text:p>
          </table:table-cell>
          <table:table-cell table:style-name="ce8" table:number-columns-repeated="2"/>
          <table:table-cell table:style-name="ce16" table:formula="of:=[.K17]+0.01" office:value-type="float" office:value="0.08" calcext:value-type="float">
            <text:p>0.08</text:p>
          </table:table-cell>
          <table:table-cell table:style-name="ce29" table:formula="of:=[.$L$4]+[.K18]*[.$N$4]" office:value-type="float" office:value="0.08636471" calcext:value-type="float">
            <text:p>0.086</text:p>
          </table:table-cell>
          <table:table-cell table:style-name="ce29" table:formula="of:=SQRT([.$M$4]^2+([.K18]*[.$O$4])^2)" office:value-type="float" office:value="0.00246084490751251" calcext:value-type="float">
            <text:p>0.002</text:p>
          </table:table-cell>
          <table:table-cell table:style-name="ce29" table:formula="of:=[.$L$3]+[.K18]*[.$N$3]" office:value-type="float" office:value="0.07818424" calcext:value-type="float">
            <text:p>0.078</text:p>
          </table:table-cell>
          <table:table-cell table:style-name="ce29" table:formula="of:=SQRT([.$M$3]^2+([.K18]*[.$O$3])^2)" office:value-type="float" office:value="0.00377399763954563" calcext:value-type="float">
            <text:p>0.004</text:p>
          </table:table-cell>
          <table:table-cell table:style-name="ce29" table:formula="of:=[.L18]-[.N18]" office:value-type="float" office:value="0.00818046999999998" calcext:value-type="float">
            <text:p>0.008</text:p>
          </table:table-cell>
          <table:table-cell table:style-name="ce29" table:formula="of:=SQRT([.M18]^2+[.O18]^2)" office:value-type="float" office:value="0.00450542071754972" calcext:value-type="float">
            <text:p>0.005</text:p>
          </table:table-cell>
          <table:table-cell table:style-name="ce9" table:formula="of:=([.L18]-[.N18])/[.Q18]" office:value-type="float" office:value="1.8156950289093" calcext:value-type="float">
            <text:p>1.8</text:p>
          </table:table-cell>
          <table:table-cell table:style-name="ce30" table:number-columns-repeated="12"/>
          <table:table-cell table:style-name="ce25" table:formula="of:=[.AE17]+0.05" office:value-type="float" office:value="0.45" calcext:value-type="float">
            <text:p>0.450</text:p>
          </table:table-cell>
          <table:table-cell table:style-name="ce25" table:formula="of:=[.$B$5]+[.$D$5]*[.AE18]" office:value-type="float" office:value="0.44827615" calcext:value-type="float">
            <text:p>0.448</text:p>
          </table:table-cell>
          <table:table-cell table:style-name="ce25" table:formula="of:=SQRT([.$C$5]^2+([.AE18]*[.$E$5])^2)" office:value-type="float" office:value="0.00711368753415554" calcext:value-type="float">
            <text:p>0.007</text:p>
          </table:table-cell>
          <table:table-cell table:style-name="ce25" table:formula="of:=[.$S$3]+[.$U$3]*[.AF18]" office:value-type="float" office:value="0.443655161082957" calcext:value-type="float">
            <text:p>0.444</text:p>
          </table:table-cell>
          <table:table-cell table:style-name="ce25" table:formula="of:=SQRT(([.$D$4]*[.AG18]/[.$D$3])^2+[.$C$4]^2+([.$D$4]/[.$D$3]*[.$C$3])^2+([.$E$4]*([.AG18]-[.$B$3])/[.$D$3])^2+([.$E$3]*[.$D$4]*([.$B$3]-[.AG18])/([.$D$3]^2))^2)" office:value-type="float" office:value="0.00810828115234012" calcext:value-type="float">
            <text:p>0.008</text:p>
          </table:table-cell>
          <table:table-cell table:style-name="ce20" table:formula="of:=100*([.AI18]-[.AG18])/[.AG18]" office:value-type="float" office:value="13.9814071592146" calcext:value-type="float">
            <text:p>14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18]+0.01" office:value-type="float" office:value="0.09" calcext:value-type="float">
            <text:p>0.09</text:p>
          </table:table-cell>
          <table:table-cell table:style-name="ce29" table:formula="of:=[.$B$4]+[.A19]*[.$D$4]" office:value-type="float" office:value="0.1013754" calcext:value-type="float">
            <text:p>0.101</text:p>
          </table:table-cell>
          <table:table-cell table:style-name="ce29" table:formula="of:=SQRT([.$C$4]^2+([.A19]*[.$E$4])^2)" office:value-type="float" office:value="0.00276676684458157" calcext:value-type="float">
            <text:p>0.003</text:p>
          </table:table-cell>
          <table:table-cell table:style-name="ce29" table:formula="of:=[.$B$3]+[.A19]*[.$D$3]" office:value-type="float" office:value="0.0952903" calcext:value-type="float">
            <text:p>0.095</text:p>
          </table:table-cell>
          <table:table-cell table:style-name="ce29" table:formula="of:=SQRT([.$C$3]^2+([.A19]*[.$E$3])^2)" office:value-type="float" office:value="0.00357650455723029" calcext:value-type="float">
            <text:p>0.004</text:p>
          </table:table-cell>
          <table:table-cell table:style-name="ce29" table:formula="of:=[.B19]-[.D19]" office:value-type="float" office:value="0.0060851" calcext:value-type="float">
            <text:p>0.006</text:p>
          </table:table-cell>
          <table:table-cell table:style-name="ce29" table:formula="of:=SQRT([.C19]^2+[.E19]^2)" office:value-type="float" office:value="0.00452176775389502" calcext:value-type="float">
            <text:p>0.005</text:p>
          </table:table-cell>
          <table:table-cell table:style-name="ce9" table:formula="of:=([.B19]-[.D19])/[.G19]" office:value-type="float" office:value="1.34573475047637" calcext:value-type="float">
            <text:p>1.3</text:p>
          </table:table-cell>
          <table:table-cell table:style-name="ce8" table:number-columns-repeated="2"/>
          <table:table-cell table:style-name="ce16" table:formula="of:=[.K18]+0.01" office:value-type="float" office:value="0.09" calcext:value-type="float">
            <text:p>0.09</text:p>
          </table:table-cell>
          <table:table-cell table:style-name="ce29" table:formula="of:=[.$L$4]+[.K19]*[.$N$4]" office:value-type="float" office:value="0.09635573" calcext:value-type="float">
            <text:p>0.096</text:p>
          </table:table-cell>
          <table:table-cell table:style-name="ce29" table:formula="of:=SQRT([.$M$4]^2+([.K19]*[.$O$4])^2)" office:value-type="float" office:value="0.00248151742692208" calcext:value-type="float">
            <text:p>0.002</text:p>
          </table:table-cell>
          <table:table-cell table:style-name="ce29" table:formula="of:=[.$L$3]+[.K19]*[.$N$3]" office:value-type="float" office:value="0.08883984" calcext:value-type="float">
            <text:p>0.089</text:p>
          </table:table-cell>
          <table:table-cell table:style-name="ce29" table:formula="of:=SQRT([.$M$3]^2+([.K19]*[.$O$3])^2)" office:value-type="float" office:value="0.00380524619411268" calcext:value-type="float">
            <text:p>0.004</text:p>
          </table:table-cell>
          <table:table-cell table:style-name="ce29" table:formula="of:=[.L19]-[.N19]" office:value-type="float" office:value="0.00751588999999998" calcext:value-type="float">
            <text:p>0.008</text:p>
          </table:table-cell>
          <table:table-cell table:style-name="ce29" table:formula="of:=SQRT([.M19]^2+[.O19]^2)" office:value-type="float" office:value="0.00454288755506087" calcext:value-type="float">
            <text:p>0.005</text:p>
          </table:table-cell>
          <table:table-cell table:style-name="ce9" table:formula="of:=([.L19]-[.N19])/[.Q19]" office:value-type="float" office:value="1.65443011936915" calcext:value-type="float">
            <text:p>1.7</text:p>
          </table:table-cell>
          <table:table-cell table:style-name="ce30" table:number-columns-repeated="12"/>
          <table:table-cell table:style-name="ce25" table:formula="of:=[.AE18]+0.05" office:value-type="float" office:value="0.5" calcext:value-type="float">
            <text:p>0.500</text:p>
          </table:table-cell>
          <table:table-cell table:style-name="ce25" table:formula="of:=[.$B$5]+[.$D$5]*[.AE19]" office:value-type="float" office:value="0.4968673" calcext:value-type="float">
            <text:p>0.497</text:p>
          </table:table-cell>
          <table:table-cell table:style-name="ce25" table:formula="of:=SQRT([.$C$5]^2+([.AE19]*[.$E$5])^2)" office:value-type="float" office:value="0.00764959999239176" calcext:value-type="float">
            <text:p>0.008</text:p>
          </table:table-cell>
          <table:table-cell table:style-name="ce25" table:formula="of:=[.$S$3]+[.$U$3]*[.AF19]" office:value-type="float" office:value="0.490772537637133" calcext:value-type="float">
            <text:p>0.491</text:p>
          </table:table-cell>
          <table:table-cell table:style-name="ce25" table:formula="of:=SQRT(([.$D$4]*[.AG19]/[.$D$3])^2+[.$C$4]^2+([.$D$4]/[.$D$3]*[.$C$3])^2+([.$E$4]*([.AG19]-[.$B$3])/[.$D$3])^2+([.$E$3]*[.$D$4]*([.$B$3]-[.AG19])/([.$D$3]^2))^2)" office:value-type="float" office:value="0.00855479324759654" calcext:value-type="float">
            <text:p>0.009</text:p>
          </table:table-cell>
          <table:table-cell table:style-name="ce20" table:formula="of:=100*([.AI19]-[.AG19])/[.AG19]" office:value-type="float" office:value="11.8332103130239" calcext:value-type="float">
            <text:p>12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19]+0.01" office:value-type="float" office:value="0.1" calcext:value-type="float">
            <text:p>0.10</text:p>
          </table:table-cell>
          <table:table-cell table:style-name="ce29" table:formula="of:=[.$B$4]+[.A20]*[.$D$4]" office:value-type="float" office:value="0.1114781" calcext:value-type="float">
            <text:p>0.111</text:p>
          </table:table-cell>
          <table:table-cell table:style-name="ce29" table:formula="of:=SQRT([.$C$4]^2+([.A20]*[.$E$4])^2)" office:value-type="float" office:value="0.00279172012351955" calcext:value-type="float">
            <text:p>0.003</text:p>
          </table:table-cell>
          <table:table-cell table:style-name="ce29" table:formula="of:=[.$B$3]+[.A20]*[.$D$3]" office:value-type="float" office:value="0.105709" calcext:value-type="float">
            <text:p>0.106</text:p>
          </table:table-cell>
          <table:table-cell table:style-name="ce29" table:formula="of:=SQRT([.$C$3]^2+([.A20]*[.$E$3])^2)" office:value-type="float" office:value="0.00360891602103734" calcext:value-type="float">
            <text:p>0.004</text:p>
          </table:table-cell>
          <table:table-cell table:style-name="ce29" table:formula="of:=[.B20]-[.D20]" office:value-type="float" office:value="0.00576909999999999" calcext:value-type="float">
            <text:p>0.006</text:p>
          </table:table-cell>
          <table:table-cell table:style-name="ce29" table:formula="of:=SQRT([.C20]^2+[.E20]^2)" office:value-type="float" office:value="0.00456267203456089" calcext:value-type="float">
            <text:p>0.005</text:p>
          </table:table-cell>
          <table:table-cell table:style-name="ce9" table:formula="of:=([.B20]-[.D20])/[.G20]" office:value-type="float" office:value="1.26441259777182" calcext:value-type="float">
            <text:p>1.3</text:p>
          </table:table-cell>
          <table:table-cell table:style-name="ce8" table:number-columns-repeated="2"/>
          <table:table-cell table:style-name="ce16" table:formula="of:=[.K19]+0.01" office:value-type="float" office:value="0.1" calcext:value-type="float">
            <text:p>0.10</text:p>
          </table:table-cell>
          <table:table-cell table:style-name="ce29" table:formula="of:=[.$L$4]+[.K20]*[.$N$4]" office:value-type="float" office:value="0.10634675" calcext:value-type="float">
            <text:p>0.106</text:p>
          </table:table-cell>
          <table:table-cell table:style-name="ce29" table:formula="of:=SQRT([.$M$4]^2+([.K20]*[.$O$4])^2)" office:value-type="float" office:value="0.0025044200822977" calcext:value-type="float">
            <text:p>0.003</text:p>
          </table:table-cell>
          <table:table-cell table:style-name="ce29" table:formula="of:=[.$L$3]+[.K20]*[.$N$3]" office:value-type="float" office:value="0.09949544" calcext:value-type="float">
            <text:p>0.099</text:p>
          </table:table-cell>
          <table:table-cell table:style-name="ce29" table:formula="of:=SQRT([.$M$3]^2+([.K20]*[.$O$3])^2)" office:value-type="float" office:value="0.00383987012677512" calcext:value-type="float">
            <text:p>0.004</text:p>
          </table:table-cell>
          <table:table-cell table:style-name="ce29" table:formula="of:=[.L20]-[.N20]" office:value-type="float" office:value="0.00685131" calcext:value-type="float">
            <text:p>0.007</text:p>
          </table:table-cell>
          <table:table-cell table:style-name="ce29" table:formula="of:=SQRT([.M20]^2+[.O20]^2)" office:value-type="float" office:value="0.00458439991046985" calcext:value-type="float">
            <text:p>0.005</text:p>
          </table:table-cell>
          <table:table-cell table:style-name="ce9" table:formula="of:=([.L20]-[.N20])/[.Q20]" office:value-type="float" office:value="1.4944834948524" calcext:value-type="float">
            <text:p>1.5</text:p>
          </table:table-cell>
          <table:table-cell table:style-name="ce30" table:number-columns-repeated="12"/>
          <table:table-cell table:style-name="ce25" table:formula="of:=[.AE19]+0.05" office:value-type="float" office:value="0.55" calcext:value-type="float">
            <text:p>0.550</text:p>
          </table:table-cell>
          <table:table-cell table:style-name="ce25" table:formula="of:=[.$B$5]+[.$D$5]*[.AE20]" office:value-type="float" office:value="0.54545845" calcext:value-type="float">
            <text:p>0.545</text:p>
          </table:table-cell>
          <table:table-cell table:style-name="ce25" table:formula="of:=SQRT([.$C$5]^2+([.AE20]*[.$E$5])^2)" office:value-type="float" office:value="0.00820128245664055" calcext:value-type="float">
            <text:p>0.008</text:p>
          </table:table-cell>
          <table:table-cell table:style-name="ce25" table:formula="of:=[.$S$3]+[.$U$3]*[.AF20]" office:value-type="float" office:value="0.53788991419131" calcext:value-type="float">
            <text:p>0.538</text:p>
          </table:table-cell>
          <table:table-cell table:style-name="ce25" table:formula="of:=SQRT(([.$D$4]*[.AG20]/[.$D$3])^2+[.$C$4]^2+([.$D$4]/[.$D$3]*[.$C$3])^2+([.$E$4]*([.AG20]-[.$B$3])/[.$D$3])^2+([.$E$3]*[.$D$4]*([.$B$3]-[.AG20])/([.$D$3]^2))^2)" office:value-type="float" office:value="0.00902263591972799" calcext:value-type="float">
            <text:p>0.009</text:p>
          </table:table-cell>
          <table:table-cell table:style-name="ce20" table:formula="of:=100*([.AI20]-[.AG20])/[.AG20]" office:value-type="float" office:value="10.0149393394248" calcext:value-type="float">
            <text:p>10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20]+0.01" office:value-type="float" office:value="0.11" calcext:value-type="float">
            <text:p>0.11</text:p>
          </table:table-cell>
          <table:table-cell table:style-name="ce29" table:formula="of:=[.$B$4]+[.A21]*[.$D$4]" office:value-type="float" office:value="0.1215808" calcext:value-type="float">
            <text:p>0.122</text:p>
          </table:table-cell>
          <table:table-cell table:style-name="ce29" table:formula="of:=SQRT([.$C$4]^2+([.A21]*[.$E$4])^2)" office:value-type="float" office:value="0.00281904309730473" calcext:value-type="float">
            <text:p>0.003</text:p>
          </table:table-cell>
          <table:table-cell table:style-name="ce29" table:formula="of:=[.$B$3]+[.A21]*[.$D$3]" office:value-type="float" office:value="0.1161277" calcext:value-type="float">
            <text:p>0.116</text:p>
          </table:table-cell>
          <table:table-cell table:style-name="ce29" table:formula="of:=SQRT([.$C$3]^2+([.A21]*[.$E$3])^2)" office:value-type="float" office:value="0.00364440387205493" calcext:value-type="float">
            <text:p>0.004</text:p>
          </table:table-cell>
          <table:table-cell table:style-name="ce29" table:formula="of:=[.B21]-[.D21]" office:value-type="float" office:value="0.00545309999999999" calcext:value-type="float">
            <text:p>0.005</text:p>
          </table:table-cell>
          <table:table-cell table:style-name="ce29" table:formula="of:=SQRT([.C21]^2+[.E21]^2)" office:value-type="float" office:value="0.00460745955675255" calcext:value-type="float">
            <text:p>0.005</text:p>
          </table:table-cell>
          <table:table-cell table:style-name="ce9" table:formula="of:=([.B21]-[.D21])/[.G21]" office:value-type="float" office:value="1.1835372471166" calcext:value-type="float">
            <text:p>1.2</text:p>
          </table:table-cell>
          <table:table-cell table:style-name="ce8" table:number-columns-repeated="2"/>
          <table:table-cell table:style-name="ce16" table:formula="of:=[.K20]+0.01" office:value-type="float" office:value="0.11" calcext:value-type="float">
            <text:p>0.11</text:p>
          </table:table-cell>
          <table:table-cell table:style-name="ce29" table:formula="of:=[.$L$4]+[.K21]*[.$N$4]" office:value-type="float" office:value="0.11633777" calcext:value-type="float">
            <text:p>0.116</text:p>
          </table:table-cell>
          <table:table-cell table:style-name="ce29" table:formula="of:=SQRT([.$M$4]^2+([.K21]*[.$O$4])^2)" office:value-type="float" office:value="0.00252949229773968" calcext:value-type="float">
            <text:p>0.003</text:p>
          </table:table-cell>
          <table:table-cell table:style-name="ce29" table:formula="of:=[.$L$3]+[.K21]*[.$N$3]" office:value-type="float" office:value="0.11015104" calcext:value-type="float">
            <text:p>0.110</text:p>
          </table:table-cell>
          <table:table-cell table:style-name="ce29" table:formula="of:=SQRT([.$M$3]^2+([.K21]*[.$O$3])^2)" office:value-type="float" office:value="0.00387777902430876" calcext:value-type="float">
            <text:p>0.004</text:p>
          </table:table-cell>
          <table:table-cell table:style-name="ce29" table:formula="of:=[.L21]-[.N21]" office:value-type="float" office:value="0.00618672999999997" calcext:value-type="float">
            <text:p>0.006</text:p>
          </table:table-cell>
          <table:table-cell table:style-name="ce29" table:formula="of:=SQRT([.M21]^2+[.O21]^2)" office:value-type="float" office:value="0.004629848965754" calcext:value-type="float">
            <text:p>0.005</text:p>
          </table:table-cell>
          <table:table-cell table:style-name="ce9" table:formula="of:=([.L21]-[.N21])/[.Q21]" office:value-type="float" office:value="1.33627037204926" calcext:value-type="float">
            <text:p>1.3</text:p>
          </table:table-cell>
          <table:table-cell table:style-name="ce30" table:number-columns-repeated="12"/>
          <table:table-cell table:style-name="ce25" table:formula="of:=[.AE20]+0.05" office:value-type="float" office:value="0.6" calcext:value-type="float">
            <text:p>0.600</text:p>
          </table:table-cell>
          <table:table-cell table:style-name="ce25" table:formula="of:=[.$B$5]+[.$D$5]*[.AE21]" office:value-type="float" office:value="0.5940496" calcext:value-type="float">
            <text:p>0.594</text:p>
          </table:table-cell>
          <table:table-cell table:style-name="ce25" table:formula="of:=SQRT([.$C$5]^2+([.AE21]*[.$E$5])^2)" office:value-type="float" office:value="0.00876575792522244" calcext:value-type="float">
            <text:p>0.009</text:p>
          </table:table-cell>
          <table:table-cell table:style-name="ce25" table:formula="of:=[.$S$3]+[.$U$3]*[.AF21]" office:value-type="float" office:value="0.585007290745486" calcext:value-type="float">
            <text:p>0.585</text:p>
          </table:table-cell>
          <table:table-cell table:style-name="ce25" table:formula="of:=SQRT(([.$D$4]*[.AG21]/[.$D$3])^2+[.$C$4]^2+([.$D$4]/[.$D$3]*[.$C$3])^2+([.$E$4]*([.AG21]-[.$B$3])/[.$D$3])^2+([.$E$3]*[.$D$4]*([.$B$3]-[.AG21])/([.$D$3]^2))^2)" office:value-type="float" office:value="0.00950866126799687" calcext:value-type="float">
            <text:p>0.010</text:p>
          </table:table-cell>
          <table:table-cell table:style-name="ce20" table:formula="of:=100*([.AI21]-[.AG21])/[.AG21]" office:value-type="float" office:value="8.47506113118655" calcext:value-type="float">
            <text:p>8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21]+0.01" office:value-type="float" office:value="0.12" calcext:value-type="float">
            <text:p>0.12</text:p>
          </table:table-cell>
          <table:table-cell table:style-name="ce29" table:formula="of:=[.$B$4]+[.A22]*[.$D$4]" office:value-type="float" office:value="0.1316835" calcext:value-type="float">
            <text:p>0.132</text:p>
          </table:table-cell>
          <table:table-cell table:style-name="ce29" table:formula="of:=SQRT([.$C$4]^2+([.A22]*[.$E$4])^2)" office:value-type="float" office:value="0.00284866758002196" calcext:value-type="float">
            <text:p>0.003</text:p>
          </table:table-cell>
          <table:table-cell table:style-name="ce29" table:formula="of:=[.$B$3]+[.A22]*[.$D$3]" office:value-type="float" office:value="0.1265464" calcext:value-type="float">
            <text:p>0.127</text:p>
          </table:table-cell>
          <table:table-cell table:style-name="ce29" table:formula="of:=SQRT([.$C$3]^2+([.A22]*[.$E$3])^2)" office:value-type="float" office:value="0.0036828791800894" calcext:value-type="float">
            <text:p>0.004</text:p>
          </table:table-cell>
          <table:table-cell table:style-name="ce29" table:formula="of:=[.B22]-[.D22]" office:value-type="float" office:value="0.00513709999999998" calcext:value-type="float">
            <text:p>0.005</text:p>
          </table:table-cell>
          <table:table-cell table:style-name="ce29" table:formula="of:=SQRT([.C22]^2+[.E22]^2)" office:value-type="float" office:value="0.0046560182599088" calcext:value-type="float">
            <text:p>0.005</text:p>
          </table:table-cell>
          <table:table-cell table:style-name="ce9" table:formula="of:=([.B22]-[.D22])/[.G22]" office:value-type="float" office:value="1.10332471077994" calcext:value-type="float">
            <text:p>1.1</text:p>
          </table:table-cell>
          <table:table-cell table:style-name="ce8" table:number-columns-repeated="2"/>
          <table:table-cell table:style-name="ce16" table:formula="of:=[.K21]+0.01" office:value-type="float" office:value="0.12" calcext:value-type="float">
            <text:p>0.12</text:p>
          </table:table-cell>
          <table:table-cell table:style-name="ce29" table:formula="of:=[.$L$4]+[.K22]*[.$N$4]" office:value-type="float" office:value="0.12632879" calcext:value-type="float">
            <text:p>0.126</text:p>
          </table:table-cell>
          <table:table-cell table:style-name="ce29" table:formula="of:=SQRT([.$M$4]^2+([.K22]*[.$O$4])^2)" office:value-type="float" office:value="0.00255667024609022" calcext:value-type="float">
            <text:p>0.003</text:p>
          </table:table-cell>
          <table:table-cell table:style-name="ce29" table:formula="of:=[.$L$3]+[.K22]*[.$N$3]" office:value-type="float" office:value="0.12080664" calcext:value-type="float">
            <text:p>0.121</text:p>
          </table:table-cell>
          <table:table-cell table:style-name="ce29" table:formula="of:=SQRT([.$M$3]^2+([.K22]*[.$O$3])^2)" office:value-type="float" office:value="0.00391887755746668" calcext:value-type="float">
            <text:p>0.004</text:p>
          </table:table-cell>
          <table:table-cell table:style-name="ce29" table:formula="of:=[.L22]-[.N22]" office:value-type="float" office:value="0.00552214999999998" calcext:value-type="float">
            <text:p>0.006</text:p>
          </table:table-cell>
          <table:table-cell table:style-name="ce29" table:formula="of:=SQRT([.M22]^2+[.O22]^2)" office:value-type="float" office:value="0.00467912000889687" calcext:value-type="float">
            <text:p>0.005</text:p>
          </table:table-cell>
          <table:table-cell table:style-name="ce9" table:formula="of:=([.L22]-[.N22])/[.Q22]" office:value-type="float" office:value="1.18016849097697" calcext:value-type="float">
            <text:p>1.2</text:p>
          </table:table-cell>
          <table:table-cell table:style-name="ce30" table:number-columns-repeated="12"/>
          <table:table-cell table:style-name="ce25" table:formula="of:=[.AE21]+0.05" office:value-type="float" office:value="0.65" calcext:value-type="float">
            <text:p>0.650</text:p>
          </table:table-cell>
          <table:table-cell table:style-name="ce25" table:formula="of:=[.$B$5]+[.$D$5]*[.AE22]" office:value-type="float" office:value="0.64264075" calcext:value-type="float">
            <text:p>0.643</text:p>
          </table:table-cell>
          <table:table-cell table:style-name="ce25" table:formula="of:=SQRT([.$C$5]^2+([.AE22]*[.$E$5])^2)" office:value-type="float" office:value="0.00934070737436946" calcext:value-type="float">
            <text:p>0.009</text:p>
          </table:table-cell>
          <table:table-cell table:style-name="ce25" table:formula="of:=[.$S$3]+[.$U$3]*[.AF22]" office:value-type="float" office:value="0.632124667299663" calcext:value-type="float">
            <text:p>0.632</text:p>
          </table:table-cell>
          <table:table-cell table:style-name="ce25" table:formula="of:=SQRT(([.$D$4]*[.AG22]/[.$D$3])^2+[.$C$4]^2+([.$D$4]/[.$D$3]*[.$C$3])^2+([.$E$4]*([.AG22]-[.$B$3])/[.$D$3])^2+([.$E$3]*[.$D$4]*([.$B$3]-[.AG22])/([.$D$3]^2))^2)" office:value-type="float" office:value="0.0100102212384127" calcext:value-type="float">
            <text:p>0.010</text:p>
          </table:table-cell>
          <table:table-cell table:style-name="ce20" table:formula="of:=100*([.AI22]-[.AG22])/[.AG22]" office:value-type="float" office:value="7.16769980269756" calcext:value-type="float">
            <text:p>7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22]+0.01" office:value-type="float" office:value="0.13" calcext:value-type="float">
            <text:p>0.13</text:p>
          </table:table-cell>
          <table:table-cell table:style-name="ce29" table:formula="of:=[.$B$4]+[.A23]*[.$D$4]" office:value-type="float" office:value="0.1417862" calcext:value-type="float">
            <text:p>0.142</text:p>
          </table:table-cell>
          <table:table-cell table:style-name="ce29" table:formula="of:=SQRT([.$C$4]^2+([.A23]*[.$E$4])^2)" office:value-type="float" office:value="0.00288052256354366" calcext:value-type="float">
            <text:p>0.003</text:p>
          </table:table-cell>
          <table:table-cell table:style-name="ce29" table:formula="of:=[.$B$3]+[.A23]*[.$D$3]" office:value-type="float" office:value="0.1369651" calcext:value-type="float">
            <text:p>0.137</text:p>
          </table:table-cell>
          <table:table-cell table:style-name="ce29" table:formula="of:=SQRT([.$C$3]^2+([.A23]*[.$E$3])^2)" office:value-type="float" office:value="0.00372424935582474" calcext:value-type="float">
            <text:p>0.004</text:p>
          </table:table-cell>
          <table:table-cell table:style-name="ce29" table:formula="of:=[.B23]-[.D23]" office:value-type="float" office:value="0.0048211" calcext:value-type="float">
            <text:p>0.005</text:p>
          </table:table-cell>
          <table:table-cell table:style-name="ce29" table:formula="of:=SQRT([.C23]^2+[.E23]^2)" office:value-type="float" office:value="0.00470823146239065" calcext:value-type="float">
            <text:p>0.005</text:p>
          </table:table-cell>
          <table:table-cell table:style-name="ce9" table:formula="of:=([.B23]-[.D23])/[.G23]" office:value-type="float" office:value="1.02397259746275" calcext:value-type="float">
            <text:p>1.0</text:p>
          </table:table-cell>
          <table:table-cell table:style-name="ce8" table:number-columns-repeated="2"/>
          <table:table-cell table:style-name="ce16" table:formula="of:=[.K22]+0.01" office:value-type="float" office:value="0.13" calcext:value-type="float">
            <text:p>0.13</text:p>
          </table:table-cell>
          <table:table-cell table:style-name="ce29" table:formula="of:=[.$L$4]+[.K23]*[.$N$4]" office:value-type="float" office:value="0.13631981" calcext:value-type="float">
            <text:p>0.136</text:p>
          </table:table-cell>
          <table:table-cell table:style-name="ce29" table:formula="of:=SQRT([.$M$4]^2+([.K23]*[.$O$4])^2)" office:value-type="float" office:value="0.00258588753378256" calcext:value-type="float">
            <text:p>0.003</text:p>
          </table:table-cell>
          <table:table-cell table:style-name="ce29" table:formula="of:=[.$L$3]+[.K23]*[.$N$3]" office:value-type="float" office:value="0.13146224" calcext:value-type="float">
            <text:p>0.131</text:p>
          </table:table-cell>
          <table:table-cell table:style-name="ce29" table:formula="of:=SQRT([.$M$3]^2+([.K23]*[.$O$3])^2)" office:value-type="float" office:value="0.00396306649422401" calcext:value-type="float">
            <text:p>0.004</text:p>
          </table:table-cell>
          <table:table-cell table:style-name="ce29" table:formula="of:=[.L23]-[.N23]" office:value-type="float" office:value="0.00485757000000001" calcext:value-type="float">
            <text:p>0.005</text:p>
          </table:table-cell>
          <table:table-cell table:style-name="ce29" table:formula="of:=SQRT([.M23]^2+[.O23]^2)" office:value-type="float" office:value="0.00473209365661892" calcext:value-type="float">
            <text:p>0.005</text:p>
          </table:table-cell>
          <table:table-cell table:style-name="ce9" table:formula="of:=([.L23]-[.N23])/[.Q23]" office:value-type="float" office:value="1.02651603127203" calcext:value-type="float">
            <text:p>1.0</text:p>
          </table:table-cell>
          <table:table-cell table:style-name="ce30" table:number-columns-repeated="12"/>
          <table:table-cell table:style-name="ce25" table:formula="of:=[.AE22]+0.05" office:value-type="float" office:value="0.7" calcext:value-type="float">
            <text:p>0.700</text:p>
          </table:table-cell>
          <table:table-cell table:style-name="ce25" table:formula="of:=[.$B$5]+[.$D$5]*[.AE23]" office:value-type="float" office:value="0.6912319" calcext:value-type="float">
            <text:p>0.691</text:p>
          </table:table-cell>
          <table:table-cell table:style-name="ce25" table:formula="of:=SQRT([.$C$5]^2+([.AE23]*[.$E$5])^2)" office:value-type="float" office:value="0.00992431058983948" calcext:value-type="float">
            <text:p>0.010</text:p>
          </table:table-cell>
          <table:table-cell table:style-name="ce25" table:formula="of:=[.$S$3]+[.$U$3]*[.AF23]" office:value-type="float" office:value="0.67924204385384" calcext:value-type="float">
            <text:p>0.679</text:p>
          </table:table-cell>
          <table:table-cell table:style-name="ce25" table:formula="of:=SQRT(([.$D$4]*[.AG23]/[.$D$3])^2+[.$C$4]^2+([.$D$4]/[.$D$3]*[.$C$3])^2+([.$E$4]*([.AG23]-[.$B$3])/[.$D$3])^2+([.$E$3]*[.$D$4]*([.$B$3]-[.AG23])/([.$D$3]^2))^2)" office:value-type="float" office:value="0.0105250952631444" calcext:value-type="float">
            <text:p>0.011</text:p>
          </table:table-cell>
          <table:table-cell table:style-name="ce20" table:formula="of:=100*([.AI23]-[.AG23])/[.AG23]" office:value-type="float" office:value="6.05366657831162" calcext:value-type="float">
            <text:p>6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23]+0.01" office:value-type="float" office:value="0.14" calcext:value-type="float">
            <text:p>0.14</text:p>
          </table:table-cell>
          <table:table-cell table:style-name="ce29" table:formula="of:=[.$B$4]+[.A24]*[.$D$4]" office:value-type="float" office:value="0.1518889" calcext:value-type="float">
            <text:p>0.152</text:p>
          </table:table-cell>
          <table:table-cell table:style-name="ce29" table:formula="of:=SQRT([.$C$4]^2+([.A24]*[.$E$4])^2)" office:value-type="float" office:value="0.00291453491269352" calcext:value-type="float">
            <text:p>0.003</text:p>
          </table:table-cell>
          <table:table-cell table:style-name="ce29" table:formula="of:=[.$B$3]+[.A24]*[.$D$3]" office:value-type="float" office:value="0.1473838" calcext:value-type="float">
            <text:p>0.147</text:p>
          </table:table-cell>
          <table:table-cell table:style-name="ce29" table:formula="of:=SQRT([.$C$3]^2+([.A24]*[.$E$3])^2)" office:value-type="float" office:value="0.00376841905980797" calcext:value-type="float">
            <text:p>0.004</text:p>
          </table:table-cell>
          <table:table-cell table:style-name="ce29" table:formula="of:=[.B24]-[.D24]" office:value-type="float" office:value="0.00450509999999998" calcext:value-type="float">
            <text:p>0.005</text:p>
          </table:table-cell>
          <table:table-cell table:style-name="ce29" table:formula="of:=SQRT([.C24]^2+[.E24]^2)" office:value-type="float" office:value="0.00476397900579268" calcext:value-type="float">
            <text:p>0.005</text:p>
          </table:table-cell>
          <table:table-cell table:style-name="ce9" table:formula="of:=([.B24]-[.D24])/[.G24]" office:value-type="float" office:value="0.945659079211324" calcext:value-type="float">
            <text:p>0.9</text:p>
          </table:table-cell>
          <table:table-cell table:style-name="ce8" table:number-columns-repeated="2"/>
          <table:table-cell table:style-name="ce16" table:formula="of:=[.K23]+0.01" office:value-type="float" office:value="0.14" calcext:value-type="float">
            <text:p>0.14</text:p>
          </table:table-cell>
          <table:table-cell table:style-name="ce29" table:formula="of:=[.$L$4]+[.K24]*[.$N$4]" office:value-type="float" office:value="0.14631083" calcext:value-type="float">
            <text:p>0.146</text:p>
          </table:table-cell>
          <table:table-cell table:style-name="ce29" table:formula="of:=SQRT([.$M$4]^2+([.K24]*[.$O$4])^2)" office:value-type="float" office:value="0.00261707585956375" calcext:value-type="float">
            <text:p>0.003</text:p>
          </table:table-cell>
          <table:table-cell table:style-name="ce29" table:formula="of:=[.$L$3]+[.K24]*[.$N$3]" office:value-type="float" office:value="0.14211784" calcext:value-type="float">
            <text:p>0.142</text:p>
          </table:table-cell>
          <table:table-cell table:style-name="ce29" table:formula="of:=SQRT([.$M$3]^2+([.K24]*[.$O$3])^2)" office:value-type="float" office:value="0.00401024367626757" calcext:value-type="float">
            <text:p>0.004</text:p>
          </table:table-cell>
          <table:table-cell table:style-name="ce29" table:formula="of:=[.L24]-[.N24]" office:value-type="float" office:value="0.00419299000000001" calcext:value-type="float">
            <text:p>0.004</text:p>
          </table:table-cell>
          <table:table-cell table:style-name="ce29" table:formula="of:=SQRT([.M24]^2+[.O24]^2)" office:value-type="float" office:value="0.00478864703207027" calcext:value-type="float">
            <text:p>0.005</text:p>
          </table:table-cell>
          <table:table-cell table:style-name="ce9" table:formula="of:=([.L24]-[.N24])/[.Q24]" office:value-type="float" office:value="0.875610578921132" calcext:value-type="float">
            <text:p>0.9</text:p>
          </table:table-cell>
          <table:table-cell table:style-name="ce30" table:number-columns-repeated="12"/>
          <table:table-cell table:style-name="ce25" table:formula="of:=[.AE23]+0.05" office:value-type="float" office:value="0.75" calcext:value-type="float">
            <text:p>0.750</text:p>
          </table:table-cell>
          <table:table-cell table:style-name="ce25" table:formula="of:=[.$B$5]+[.$D$5]*[.AE24]" office:value-type="float" office:value="0.73982305" calcext:value-type="float">
            <text:p>0.740</text:p>
          </table:table-cell>
          <table:table-cell table:style-name="ce25" table:formula="of:=SQRT([.$C$5]^2+([.AE24]*[.$E$5])^2)" office:value-type="float" office:value="0.0105151267844758" calcext:value-type="float">
            <text:p>0.011</text:p>
          </table:table-cell>
          <table:table-cell table:style-name="ce25" table:formula="of:=[.$S$3]+[.$U$3]*[.AF24]" office:value-type="float" office:value="0.726359420408016" calcext:value-type="float">
            <text:p>0.726</text:p>
          </table:table-cell>
          <table:table-cell table:style-name="ce25" table:formula="of:=SQRT(([.$D$4]*[.AG24]/[.$D$3])^2+[.$C$4]^2+([.$D$4]/[.$D$3]*[.$C$3])^2+([.$E$4]*([.AG24]-[.$B$3])/[.$D$3])^2+([.$E$3]*[.$D$4]*([.$B$3]-[.AG24])/([.$D$3]^2))^2)" office:value-type="float" office:value="0.0110514226703623" calcext:value-type="float">
            <text:p>0.011</text:p>
          </table:table-cell>
          <table:table-cell table:style-name="ce20" table:formula="of:=100*([.AI24]-[.AG24])/[.AG24]" office:value-type="float" office:value="5.10023223569923" calcext:value-type="float">
            <text:p>5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24]+0.01" office:value-type="float" office:value="0.15" calcext:value-type="float">
            <text:p>0.15</text:p>
          </table:table-cell>
          <table:table-cell table:style-name="ce29" table:formula="of:=[.$B$4]+[.A25]*[.$D$4]" office:value-type="float" office:value="0.1619916" calcext:value-type="float">
            <text:p>0.162</text:p>
          </table:table-cell>
          <table:table-cell table:style-name="ce29" table:formula="of:=SQRT([.$C$4]^2+([.A25]*[.$E$4])^2)" office:value-type="float" office:value="0.00295063002359564" calcext:value-type="float">
            <text:p>0.003</text:p>
          </table:table-cell>
          <table:table-cell table:style-name="ce29" table:formula="of:=[.$B$3]+[.A25]*[.$D$3]" office:value-type="float" office:value="0.1578025" calcext:value-type="float">
            <text:p>0.158</text:p>
          </table:table-cell>
          <table:table-cell table:style-name="ce29" table:formula="of:=SQRT([.$C$3]^2+([.A25]*[.$E$3])^2)" office:value-type="float" office:value="0.00381529106268775" calcext:value-type="float">
            <text:p>0.004</text:p>
          </table:table-cell>
          <table:table-cell table:style-name="ce29" table:formula="of:=[.B25]-[.D25]" office:value-type="float" office:value="0.00418909999999997" calcext:value-type="float">
            <text:p>0.004</text:p>
          </table:table-cell>
          <table:table-cell table:style-name="ce29" table:formula="of:=SQRT([.C25]^2+[.E25]^2)" office:value-type="float" office:value="0.00482313833817453" calcext:value-type="float">
            <text:p>0.005</text:p>
          </table:table-cell>
          <table:table-cell table:style-name="ce9" table:formula="of:=([.B25]-[.D25])/[.G25]" office:value-type="float" office:value="0.868542369362242" calcext:value-type="float">
            <text:p>0.9</text:p>
          </table:table-cell>
          <table:table-cell table:style-name="ce8" table:number-columns-repeated="2"/>
          <table:table-cell table:style-name="ce16" table:formula="of:=[.K24]+0.01" office:value-type="float" office:value="0.15" calcext:value-type="float">
            <text:p>0.15</text:p>
          </table:table-cell>
          <table:table-cell table:style-name="ce29" table:formula="of:=[.$L$4]+[.K25]*[.$N$4]" office:value-type="float" office:value="0.15630185" calcext:value-type="float">
            <text:p>0.156</text:p>
          </table:table-cell>
          <table:table-cell table:style-name="ce29" table:formula="of:=SQRT([.$M$4]^2+([.K25]*[.$O$4])^2)" office:value-type="float" office:value="0.00265016563619352" calcext:value-type="float">
            <text:p>0.003</text:p>
          </table:table-cell>
          <table:table-cell table:style-name="ce29" table:formula="of:=[.$L$3]+[.K25]*[.$N$3]" office:value-type="float" office:value="0.15277344" calcext:value-type="float">
            <text:p>0.153</text:p>
          </table:table-cell>
          <table:table-cell table:style-name="ce29" table:formula="of:=SQRT([.$M$3]^2+([.K25]*[.$O$3])^2)" office:value-type="float" office:value="0.00406030494256589" calcext:value-type="float">
            <text:p>0.004</text:p>
          </table:table-cell>
          <table:table-cell table:style-name="ce29" table:formula="of:=[.L25]-[.N25]" office:value-type="float" office:value="0.00352840999999998" calcext:value-type="float">
            <text:p>0.004</text:p>
          </table:table-cell>
          <table:table-cell table:style-name="ce29" table:formula="of:=SQRT([.M25]^2+[.O25]^2)" office:value-type="float" office:value="0.00484865487799307" calcext:value-type="float">
            <text:p>0.005</text:p>
          </table:table-cell>
          <table:table-cell table:style-name="ce9" table:formula="of:=([.L25]-[.N25])/[.Q25]" office:value-type="float" office:value="0.727709042772795" calcext:value-type="float">
            <text:p>0.7</text:p>
          </table:table-cell>
          <table:table-cell table:style-name="ce30" table:number-columns-repeated="12"/>
          <table:table-cell table:style-name="ce25" table:formula="of:=[.AE24]+0.05" office:value-type="float" office:value="0.8" calcext:value-type="float">
            <text:p>0.800</text:p>
          </table:table-cell>
          <table:table-cell table:style-name="ce25" table:formula="of:=[.$B$5]+[.$D$5]*[.AE25]" office:value-type="float" office:value="0.7884142" calcext:value-type="float">
            <text:p>0.788</text:p>
          </table:table-cell>
          <table:table-cell table:style-name="ce25" table:formula="of:=SQRT([.$C$5]^2+([.AE25]*[.$E$5])^2)" office:value-type="float" office:value="0.0111120054933212" calcext:value-type="float">
            <text:p>0.011</text:p>
          </table:table-cell>
          <table:table-cell table:style-name="ce25" table:formula="of:=[.$S$3]+[.$U$3]*[.AF25]" office:value-type="float" office:value="0.773476796962193" calcext:value-type="float">
            <text:p>0.773</text:p>
          </table:table-cell>
          <table:table-cell table:style-name="ce25" table:formula="of:=SQRT(([.$D$4]*[.AG25]/[.$D$3])^2+[.$C$4]^2+([.$D$4]/[.$D$3]*[.$C$3])^2+([.$E$4]*([.AG25]-[.$B$3])/[.$D$3])^2+([.$E$3]*[.$D$4]*([.$B$3]-[.AG25])/([.$D$3]^2))^2)" office:value-type="float" office:value="0.011587642904038" calcext:value-type="float">
            <text:p>0.012</text:p>
          </table:table-cell>
          <table:table-cell table:style-name="ce20" table:formula="of:=100*([.AI25]-[.AG25])/[.AG25]" office:value-type="float" office:value="4.28039214885853" calcext:value-type="float">
            <text:p>4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25]+0.01" office:value-type="float" office:value="0.16" calcext:value-type="float">
            <text:p>0.16</text:p>
          </table:table-cell>
          <table:table-cell table:style-name="ce29" table:formula="of:=[.$B$4]+[.A26]*[.$D$4]" office:value-type="float" office:value="0.1720943" calcext:value-type="float">
            <text:p>0.172</text:p>
          </table:table-cell>
          <table:table-cell table:style-name="ce29" table:formula="of:=SQRT([.$C$4]^2+([.A26]*[.$E$4])^2)" office:value-type="float" office:value="0.00298873243626589" calcext:value-type="float">
            <text:p>0.003</text:p>
          </table:table-cell>
          <table:table-cell table:style-name="ce29" table:formula="of:=[.$B$3]+[.A26]*[.$D$3]" office:value-type="float" office:value="0.1682212" calcext:value-type="float">
            <text:p>0.168</text:p>
          </table:table-cell>
          <table:table-cell table:style-name="ce29" table:formula="of:=SQRT([.$C$3]^2+([.A26]*[.$E$3])^2)" office:value-type="float" office:value="0.00386476704504476" calcext:value-type="float">
            <text:p>0.004</text:p>
          </table:table-cell>
          <table:table-cell table:style-name="ce29" table:formula="of:=[.B26]-[.D26]" office:value-type="float" office:value="0.00387309999999999" calcext:value-type="float">
            <text:p>0.004</text:p>
          </table:table-cell>
          <table:table-cell table:style-name="ce29" table:formula="of:=SQRT([.C26]^2+[.E26]^2)" office:value-type="float" office:value="0.00488558552151652" calcext:value-type="float">
            <text:p>0.005</text:p>
          </table:table-cell>
          <table:table-cell table:style-name="ce9" table:formula="of:=([.B26]-[.D26])/[.G26]" office:value-type="float" office:value="0.792760659483401" calcext:value-type="float">
            <text:p>0.8</text:p>
          </table:table-cell>
          <table:table-cell table:style-name="ce8" table:number-columns-repeated="2"/>
          <table:table-cell table:style-name="ce16" table:formula="of:=[.K25]+0.01" office:value-type="float" office:value="0.16" calcext:value-type="float">
            <text:p>0.16</text:p>
          </table:table-cell>
          <table:table-cell table:style-name="ce29" table:formula="of:=[.$L$4]+[.K26]*[.$N$4]" office:value-type="float" office:value="0.16629287" calcext:value-type="float">
            <text:p>0.166</text:p>
          </table:table-cell>
          <table:table-cell table:style-name="ce29" table:formula="of:=SQRT([.$M$4]^2+([.K26]*[.$O$4])^2)" office:value-type="float" office:value="0.00268508656676483" calcext:value-type="float">
            <text:p>0.003</text:p>
          </table:table-cell>
          <table:table-cell table:style-name="ce29" table:formula="of:=[.$L$3]+[.K26]*[.$N$3]" office:value-type="float" office:value="0.16342904" calcext:value-type="float">
            <text:p>0.163</text:p>
          </table:table-cell>
          <table:table-cell table:style-name="ce29" table:formula="of:=SQRT([.$M$3]^2+([.K26]*[.$O$3])^2)" office:value-type="float" office:value="0.00411314498752281" calcext:value-type="float">
            <text:p>0.004</text:p>
          </table:table-cell>
          <table:table-cell table:style-name="ce29" table:formula="of:=[.L26]-[.N26]" office:value-type="float" office:value="0.00286382999999998" calcext:value-type="float">
            <text:p>0.003</text:p>
          </table:table-cell>
          <table:table-cell table:style-name="ce29" table:formula="of:=SQRT([.M26]^2+[.O26]^2)" office:value-type="float" office:value="0.0049119905903213" calcext:value-type="float">
            <text:p>0.005</text:p>
          </table:table-cell>
          <table:table-cell table:style-name="ce9" table:formula="of:=([.L26]-[.N26])/[.Q26]" office:value-type="float" office:value="0.583028397009339" calcext:value-type="float">
            <text:p>0.6</text:p>
          </table:table-cell>
          <table:table-cell table:style-name="ce30" table:number-columns-repeated="12"/>
          <table:table-cell table:style-name="ce25" table:formula="of:=[.AE25]+0.05" office:value-type="float" office:value="0.85" calcext:value-type="float">
            <text:p>0.850</text:p>
          </table:table-cell>
          <table:table-cell table:style-name="ce25" table:formula="of:=[.$B$5]+[.$D$5]*[.AE26]" office:value-type="float" office:value="0.83700535" calcext:value-type="float">
            <text:p>0.837</text:p>
          </table:table-cell>
          <table:table-cell table:style-name="ce25" table:formula="of:=SQRT([.$C$5]^2+([.AE26]*[.$E$5])^2)" office:value-type="float" office:value="0.0117140200210517" calcext:value-type="float">
            <text:p>0.012</text:p>
          </table:table-cell>
          <table:table-cell table:style-name="ce25" table:formula="of:=[.$S$3]+[.$U$3]*[.AF26]" office:value-type="float" office:value="0.82059417351637" calcext:value-type="float">
            <text:p>0.821</text:p>
          </table:table-cell>
          <table:table-cell table:style-name="ce25" table:formula="of:=SQRT(([.$D$4]*[.AG26]/[.$D$3])^2+[.$C$4]^2+([.$D$4]/[.$D$3]*[.$C$3])^2+([.$E$4]*([.AG26]-[.$B$3])/[.$D$3])^2+([.$E$3]*[.$D$4]*([.$B$3]-[.AG26])/([.$D$3]^2))^2)" office:value-type="float" office:value="0.0121324443491406" calcext:value-type="float">
            <text:p>0.012</text:p>
          </table:table-cell>
          <table:table-cell table:style-name="ce20" table:formula="of:=100*([.AI26]-[.AG26])/[.AG26]" office:value-type="float" office:value="3.57199601278549" calcext:value-type="float">
            <text:p>4</text:p>
          </table:table-cell>
          <table:table-cell table:style-name="ce30" table:number-columns-repeated="988"/>
        </table:table-row>
        <table:table-row table:style-name="ro1">
          <table:table-cell table:style-name="ce16" table:formula="of:=[.A26]+0.01" office:value-type="float" office:value="0.17" calcext:value-type="float">
            <text:p>0.17</text:p>
          </table:table-cell>
          <table:table-cell table:style-name="ce29" table:formula="of:=[.$B$4]+[.A27]*[.$D$4]" office:value-type="float" office:value="0.182197" calcext:value-type="float">
            <text:p>0.182</text:p>
          </table:table-cell>
          <table:table-cell table:style-name="ce29" table:formula="of:=SQRT([.$C$4]^2+([.A27]*[.$E$4])^2)" office:value-type="float" office:value="0.00302876639502636" calcext:value-type="float">
            <text:p>0.003</text:p>
          </table:table-cell>
          <table:table-cell table:style-name="ce29" table:formula="of:=[.$B$3]+[.A27]*[.$D$3]" office:value-type="float" office:value="0.1786399" calcext:value-type="float">
            <text:p>0.179</text:p>
          </table:table-cell>
          <table:table-cell table:style-name="ce29" table:formula="of:=SQRT([.$C$3]^2+([.A27]*[.$E$3])^2)" office:value-type="float" office:value="0.00391674832847874" calcext:value-type="float">
            <text:p>0.004</text:p>
          </table:table-cell>
          <table:table-cell table:style-name="ce29" table:formula="of:=[.B27]-[.D27]" office:value-type="float" office:value="0.00355709999999998" calcext:value-type="float">
            <text:p>0.004</text:p>
          </table:table-cell>
          <table:table-cell table:style-name="ce29" table:formula="of:=SQRT([.C27]^2+[.E27]^2)" office:value-type="float" office:value="0.00495119615287881" calcext:value-type="float">
            <text:p>0.005</text:p>
          </table:table-cell>
          <table:table-cell table:style-name="ce9" table:formula="of:=([.B27]-[.D27])/[.G27]" office:value-type="float" office:value="0.71843245352575" calcext:value-type="float">
            <text:p>0.7</text:p>
          </table:table-cell>
          <table:table-cell table:style-name="ce8" table:number-columns-repeated="2"/>
          <table:table-cell table:style-name="ce16" table:formula="of:=[.K26]+0.01" office:value-type="float" office:value="0.17" calcext:value-type="float">
            <text:p>0.17</text:p>
          </table:table-cell>
          <table:table-cell table:style-name="ce29" table:formula="of:=[.$L$4]+[.K27]*[.$N$4]" office:value-type="float" office:value="0.17628389" calcext:value-type="float">
            <text:p>0.176</text:p>
          </table:table-cell>
          <table:table-cell table:style-name="ce29" table:formula="of:=SQRT([.$M$4]^2+([.K27]*[.$O$4])^2)" office:value-type="float" office:value="0.00272176816977333" calcext:value-type="float">
            <text:p>0.003</text:p>
          </table:table-cell>
          <table:table-cell table:style-name="ce29" table:formula="of:=[.$L$3]+[.K27]*[.$N$3]" office:value-type="float" office:value="0.17408464" calcext:value-type="float">
            <text:p>0.174</text:p>
          </table:table-cell>
          <table:table-cell table:style-name="ce29" table:formula="of:=SQRT([.$M$3]^2+([.K27]*[.$O$3])^2)" office:value-type="float" office:value="0.00416865814481363" calcext:value-type="float">
            <text:p>0.004</text:p>
          </table:table-cell>
          <table:table-cell table:style-name="ce29" table:formula="of:=[.L27]-[.N27]" office:value-type="float" office:value="0.00219924999999999" calcext:value-type="float">
            <text:p>0.002</text:p>
          </table:table-cell>
          <table:table-cell table:style-name="ce29" table:formula="of:=SQRT([.M27]^2+[.O27]^2)" office:value-type="float" office:value="0.00497852716155212" calcext:value-type="float">
            <text:p>0.005</text:p>
          </table:table-cell>
          <table:table-cell table:style-name="ce9" table:formula="of:=([.L27]-[.N27])/[.Q27]" office:value-type="float" office:value="0.441747112877926" calcext:value-type="float">
            <text:p>0.4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27]+0.01" office:value-type="float" office:value="0.18" calcext:value-type="float">
            <text:p>0.18</text:p>
          </table:table-cell>
          <table:table-cell table:style-name="ce29" table:formula="of:=[.$B$4]+[.A28]*[.$D$4]" office:value-type="float" office:value="0.1922997" calcext:value-type="float">
            <text:p>0.192</text:p>
          </table:table-cell>
          <table:table-cell table:style-name="ce29" table:formula="of:=SQRT([.$C$4]^2+([.A28]*[.$E$4])^2)" office:value-type="float" office:value="0.00307065635268803" calcext:value-type="float">
            <text:p>0.003</text:p>
          </table:table-cell>
          <table:table-cell table:style-name="ce29" table:formula="of:=[.$B$3]+[.A28]*[.$D$3]" office:value-type="float" office:value="0.1890586" calcext:value-type="float">
            <text:p>0.189</text:p>
          </table:table-cell>
          <table:table-cell table:style-name="ce29" table:formula="of:=SQRT([.$C$3]^2+([.A28]*[.$E$3])^2)" office:value-type="float" office:value="0.00397113653272662" calcext:value-type="float">
            <text:p>0.004</text:p>
          </table:table-cell>
          <table:table-cell table:style-name="ce29" table:formula="of:=[.B28]-[.D28]" office:value-type="float" office:value="0.0032411" calcext:value-type="float">
            <text:p>0.003</text:p>
          </table:table-cell>
          <table:table-cell table:style-name="ce29" table:formula="of:=SQRT([.C28]^2+[.E28]^2)" office:value-type="float" office:value="0.00501984619264967" calcext:value-type="float">
            <text:p>0.005</text:p>
          </table:table-cell>
          <table:table-cell table:style-name="ce9" table:formula="of:=([.B28]-[.D28])/[.G28]" office:value-type="float" office:value="0.645657232435884" calcext:value-type="float">
            <text:p>0.6</text:p>
          </table:table-cell>
          <table:table-cell table:style-name="ce8" table:number-columns-repeated="2"/>
          <table:table-cell table:style-name="ce16" table:formula="of:=[.K27]+0.01" office:value-type="float" office:value="0.18" calcext:value-type="float">
            <text:p>0.18</text:p>
          </table:table-cell>
          <table:table-cell table:style-name="ce29" table:formula="of:=[.$L$4]+[.K28]*[.$N$4]" office:value-type="float" office:value="0.18627491" calcext:value-type="float">
            <text:p>0.186</text:p>
          </table:table-cell>
          <table:table-cell table:style-name="ce29" table:formula="of:=SQRT([.$M$4]^2+([.K28]*[.$O$4])^2)" office:value-type="float" office:value="0.0027601402493663" calcext:value-type="float">
            <text:p>0.003</text:p>
          </table:table-cell>
          <table:table-cell table:style-name="ce29" table:formula="of:=[.$L$3]+[.K28]*[.$N$3]" office:value-type="float" office:value="0.18474024" calcext:value-type="float">
            <text:p>0.185</text:p>
          </table:table-cell>
          <table:table-cell table:style-name="ce29" table:formula="of:=SQRT([.$M$3]^2+([.K28]*[.$O$3])^2)" office:value-type="float" office:value="0.00422673909136062" calcext:value-type="float">
            <text:p>0.004</text:p>
          </table:table-cell>
          <table:table-cell table:style-name="ce29" table:formula="of:=[.L28]-[.N28]" office:value-type="float" office:value="0.00153466999999999" calcext:value-type="float">
            <text:p>0.002</text:p>
          </table:table-cell>
          <table:table-cell table:style-name="ce29" table:formula="of:=SQRT([.M28]^2+[.O28]^2)" office:value-type="float" office:value="0.00504813802729361" calcext:value-type="float">
            <text:p>0.005</text:p>
          </table:table-cell>
          <table:table-cell table:style-name="ce9" table:formula="of:=([.L28]-[.N28])/[.Q28]" office:value-type="float" office:value="0.304007139207077" calcext:value-type="float">
            <text:p>0.3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28]+0.01" office:value-type="float" office:value="0.19" calcext:value-type="float">
            <text:p>0.19</text:p>
          </table:table-cell>
          <table:table-cell table:style-name="ce29" table:formula="of:=[.$B$4]+[.A29]*[.$D$4]" office:value-type="float" office:value="0.2024024" calcext:value-type="float">
            <text:p>0.202</text:p>
          </table:table-cell>
          <table:table-cell table:style-name="ce29" table:formula="of:=SQRT([.$C$4]^2+([.A29]*[.$E$4])^2)" office:value-type="float" office:value="0.00311432741656606" calcext:value-type="float">
            <text:p>0.003</text:p>
          </table:table-cell>
          <table:table-cell table:style-name="ce29" table:formula="of:=[.$B$3]+[.A29]*[.$D$3]" office:value-type="float" office:value="0.1994773" calcext:value-type="float">
            <text:p>0.199</text:p>
          </table:table-cell>
          <table:table-cell table:style-name="ce29" table:formula="of:=SQRT([.$C$3]^2+([.A29]*[.$E$3])^2)" office:value-type="float" office:value="0.00402783415636853" calcext:value-type="float">
            <text:p>0.004</text:p>
          </table:table-cell>
          <table:table-cell table:style-name="ce29" table:formula="of:=[.B29]-[.D29]" office:value-type="float" office:value="0.00292509999999996" calcext:value-type="float">
            <text:p>0.003</text:p>
          </table:table-cell>
          <table:table-cell table:style-name="ce29" table:formula="of:=SQRT([.C29]^2+[.E29]^2)" office:value-type="float" office:value="0.00509141269676541" calcext:value-type="float">
            <text:p>0.005</text:p>
          </table:table-cell>
          <table:table-cell table:style-name="ce9" table:formula="of:=([.B29]-[.D29])/[.G29]" office:value-type="float" office:value="0.574516381643602" calcext:value-type="float">
            <text:p>0.6</text:p>
          </table:table-cell>
          <table:table-cell table:style-name="ce8" table:number-columns-repeated="2"/>
          <table:table-cell table:style-name="ce16" table:formula="of:=[.K28]+0.01" office:value-type="float" office:value="0.19" calcext:value-type="float">
            <text:p>0.19</text:p>
          </table:table-cell>
          <table:table-cell table:style-name="ce29" table:formula="of:=[.$L$4]+[.K29]*[.$N$4]" office:value-type="float" office:value="0.19626593" calcext:value-type="float">
            <text:p>0.196</text:p>
          </table:table-cell>
          <table:table-cell table:style-name="ce29" table:formula="of:=SQRT([.$M$4]^2+([.K29]*[.$O$4])^2)" office:value-type="float" office:value="0.00280013330924847" calcext:value-type="float">
            <text:p>0.003</text:p>
          </table:table-cell>
          <table:table-cell table:style-name="ce29" table:formula="of:=[.$L$3]+[.K29]*[.$N$3]" office:value-type="float" office:value="0.19539584" calcext:value-type="float">
            <text:p>0.195</text:p>
          </table:table-cell>
          <table:table-cell table:style-name="ce29" table:formula="of:=SQRT([.$M$3]^2+([.K29]*[.$O$3])^2)" office:value-type="float" office:value="0.00428728346890301" calcext:value-type="float">
            <text:p>0.004</text:p>
          </table:table-cell>
          <table:table-cell table:style-name="ce29" table:formula="of:=[.L29]-[.N29]" office:value-type="float" office:value="0.00087008999999999" calcext:value-type="float">
            <text:p>0.001</text:p>
          </table:table-cell>
          <table:table-cell table:style-name="ce29" table:formula="of:=SQRT([.M29]^2+[.O29]^2)" office:value-type="float" office:value="0.00512069781302234" calcext:value-type="float">
            <text:p>0.005</text:p>
          </table:table-cell>
          <table:table-cell table:style-name="ce9" table:formula="of:=([.L29]-[.N29])/[.Q29]" office:value-type="float" office:value="0.169916294960285" calcext:value-type="float">
            <text:p>0.2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29]+0.01" office:value-type="float" office:value="0.2" calcext:value-type="float">
            <text:p>0.20</text:p>
          </table:table-cell>
          <table:table-cell table:style-name="ce29" table:formula="of:=[.$B$4]+[.A30]*[.$D$4]" office:value-type="float" office:value="0.2125051" calcext:value-type="float">
            <text:p>0.213</text:p>
          </table:table-cell>
          <table:table-cell table:style-name="ce29" table:formula="of:=SQRT([.$C$4]^2+([.A30]*[.$E$4])^2)" office:value-type="float" office:value="0.00315970573621279" calcext:value-type="float">
            <text:p>0.003</text:p>
          </table:table-cell>
          <table:table-cell table:style-name="ce29" table:formula="of:=[.$B$3]+[.A30]*[.$D$3]" office:value-type="float" office:value="0.209896" calcext:value-type="float">
            <text:p>0.210</text:p>
          </table:table-cell>
          <table:table-cell table:style-name="ce29" table:formula="of:=SQRT([.$C$3]^2+([.A30]*[.$E$3])^2)" office:value-type="float" office:value="0.0040867450810639" calcext:value-type="float">
            <text:p>0.004</text:p>
          </table:table-cell>
          <table:table-cell table:style-name="ce29" table:formula="of:=[.B30]-[.D30]" office:value-type="float" office:value="0.00260909999999998" calcext:value-type="float">
            <text:p>0.003</text:p>
          </table:table-cell>
          <table:table-cell table:style-name="ce29" table:formula="of:=SQRT([.C30]^2+[.E30]^2)" office:value-type="float" office:value="0.00516577445278595" calcext:value-type="float">
            <text:p>0.005</text:p>
          </table:table-cell>
          <table:table-cell table:style-name="ce9" table:formula="of:=([.B30]-[.D30])/[.G30]" office:value-type="float" office:value="0.505074316319185" calcext:value-type="float">
            <text:p>0.5</text:p>
          </table:table-cell>
          <table:table-cell table:style-name="ce8" table:number-columns-repeated="2"/>
          <table:table-cell table:style-name="ce16" table:formula="of:=[.K29]+0.01" office:value-type="float" office:value="0.2" calcext:value-type="float">
            <text:p>0.20</text:p>
          </table:table-cell>
          <table:table-cell table:style-name="ce29" table:formula="of:=[.$L$4]+[.K30]*[.$N$4]" office:value-type="float" office:value="0.20625695" calcext:value-type="float">
            <text:p>0.206</text:p>
          </table:table-cell>
          <table:table-cell table:style-name="ce29" table:formula="of:=SQRT([.$M$4]^2+([.K30]*[.$O$4])^2)" office:value-type="float" office:value="0.00284167891046191" calcext:value-type="float">
            <text:p>0.003</text:p>
          </table:table-cell>
          <table:table-cell table:style-name="ce29" table:formula="of:=[.$L$3]+[.K30]*[.$N$3]" office:value-type="float" office:value="0.20605144" calcext:value-type="float">
            <text:p>0.206</text:p>
          </table:table-cell>
          <table:table-cell table:style-name="ce29" table:formula="of:=SQRT([.$M$3]^2+([.K30]*[.$O$3])^2)" office:value-type="float" office:value="0.00435018842318353" calcext:value-type="float">
            <text:p>0.004</text:p>
          </table:table-cell>
          <table:table-cell table:style-name="ce29" table:formula="of:=[.L30]-[.N30]" office:value-type="float" office:value="0.000205509999999992" calcext:value-type="float">
            <text:p>0.000</text:p>
          </table:table-cell>
          <table:table-cell table:style-name="ce29" table:formula="of:=SQRT([.M30]^2+[.O30]^2)" office:value-type="float" office:value="0.00519608298118535" calcext:value-type="float">
            <text:p>0.005</text:p>
          </table:table-cell>
          <table:table-cell table:style-name="ce9" table:formula="of:=([.L30]-[.N30])/[.Q30]" office:value-type="float" office:value="0.0395509465003021" calcext:value-type="float">
            <text:p>0.0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0]+0.01" office:value-type="float" office:value="0.21" calcext:value-type="float">
            <text:p>0.21</text:p>
          </table:table-cell>
          <table:table-cell table:style-name="ce29" table:formula="of:=[.$B$4]+[.A31]*[.$D$4]" office:value-type="float" office:value="0.2226078" calcext:value-type="float">
            <text:p>0.223</text:p>
          </table:table-cell>
          <table:table-cell table:style-name="ce29" table:formula="of:=SQRT([.$C$4]^2+([.A31]*[.$E$4])^2)" office:value-type="float" office:value="0.00320671883425196" calcext:value-type="float">
            <text:p>0.003</text:p>
          </table:table-cell>
          <table:table-cell table:style-name="ce29" table:formula="of:=[.$B$3]+[.A31]*[.$D$3]" office:value-type="float" office:value="0.2203147" calcext:value-type="float">
            <text:p>0.220</text:p>
          </table:table-cell>
          <table:table-cell table:style-name="ce29" table:formula="of:=SQRT([.$C$3]^2+([.A31]*[.$E$3])^2)" office:value-type="float" office:value="0.004147775001218" calcext:value-type="float">
            <text:p>0.004</text:p>
          </table:table-cell>
          <table:table-cell table:style-name="ce29" table:formula="of:=[.B31]-[.D31]" office:value-type="float" office:value="0.00229309999999999" calcext:value-type="float">
            <text:p>0.002</text:p>
          </table:table-cell>
          <table:table-cell table:style-name="ce29" table:formula="of:=SQRT([.C31]^2+[.E31]^2)" office:value-type="float" office:value="0.00524281252217503" calcext:value-type="float">
            <text:p>0.005</text:p>
          </table:table-cell>
          <table:table-cell table:style-name="ce9" table:formula="of:=([.B31]-[.D31])/[.G31]" office:value-type="float" office:value="0.437379744230999" calcext:value-type="float">
            <text:p>0.4</text:p>
          </table:table-cell>
          <table:table-cell table:style-name="ce8" table:number-columns-repeated="2"/>
          <table:table-cell table:style-name="ce16" table:formula="of:=[.K30]+0.01" office:value-type="float" office:value="0.21" calcext:value-type="float">
            <text:p>0.21</text:p>
          </table:table-cell>
          <table:table-cell table:style-name="ce29" table:formula="of:=[.$L$4]+[.K31]*[.$N$4]" office:value-type="float" office:value="0.21624797" calcext:value-type="float">
            <text:p>0.216</text:p>
          </table:table-cell>
          <table:table-cell table:style-name="ce29" table:formula="of:=SQRT([.$M$4]^2+([.K31]*[.$O$4])^2)" office:value-type="float" office:value="0.00288470997467259" calcext:value-type="float">
            <text:p>0.003</text:p>
          </table:table-cell>
          <table:table-cell table:style-name="ce29" table:formula="of:=[.$L$3]+[.K31]*[.$N$3]" office:value-type="float" office:value="0.21670704" calcext:value-type="float">
            <text:p>0.217</text:p>
          </table:table-cell>
          <table:table-cell table:style-name="ce29" table:formula="of:=SQRT([.$M$3]^2+([.K31]*[.$O$3])^2)" office:value-type="float" office:value="0.00441535306287606" calcext:value-type="float">
            <text:p>0.004</text:p>
          </table:table-cell>
          <table:table-cell table:style-name="ce29" table:formula="of:=[.L31]-[.N31]" office:value-type="float" office:value="-0.000459070000000034" calcext:value-type="float">
            <text:p>0.000</text:p>
          </table:table-cell>
          <table:table-cell table:style-name="ce29" table:formula="of:=SQRT([.M31]^2+[.O31]^2)" office:value-type="float" office:value="0.00527417238131487" calcext:value-type="float">
            <text:p>0.005</text:p>
          </table:table-cell>
          <table:table-cell table:style-name="ce9" table:formula="of:=([.L31]-[.N31])/[.Q31]" office:value-type="float" office:value="-0.0870411444317612" calcext:value-type="float">
            <text:p>-0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1]+0.01" office:value-type="float" office:value="0.22" calcext:value-type="float">
            <text:p>0.22</text:p>
          </table:table-cell>
          <table:table-cell table:style-name="ce29" table:formula="of:=[.$B$4]+[.A32]*[.$D$4]" office:value-type="float" office:value="0.2327105" calcext:value-type="float">
            <text:p>0.233</text:p>
          </table:table-cell>
          <table:table-cell table:style-name="ce29" table:formula="of:=SQRT([.$C$4]^2+([.A32]*[.$E$4])^2)" office:value-type="float" office:value="0.00325529588287236" calcext:value-type="float">
            <text:p>0.003</text:p>
          </table:table-cell>
          <table:table-cell table:style-name="ce29" table:formula="of:=[.$B$3]+[.A32]*[.$D$3]" office:value-type="float" office:value="0.2307334" calcext:value-type="float">
            <text:p>0.231</text:p>
          </table:table-cell>
          <table:table-cell table:style-name="ce29" table:formula="of:=SQRT([.$C$3]^2+([.A32]*[.$E$3])^2)" office:value-type="float" office:value="0.00421083178250996" calcext:value-type="float">
            <text:p>0.004</text:p>
          </table:table-cell>
          <table:table-cell table:style-name="ce29" table:formula="of:=[.B32]-[.D32]" office:value-type="float" office:value="0.00197709999999998" calcext:value-type="float">
            <text:p>0.002</text:p>
          </table:table-cell>
          <table:table-cell table:style-name="ce29" table:formula="of:=SQRT([.C32]^2+[.E32]^2)" office:value-type="float" office:value="0.00532241069306398" calcext:value-type="float">
            <text:p>0.005</text:p>
          </table:table-cell>
          <table:table-cell table:style-name="ce9" table:formula="of:=([.B32]-[.D32])/[.G32]" office:value-type="float" office:value="0.371467012603233" calcext:value-type="float">
            <text:p>0.4</text:p>
          </table:table-cell>
          <table:table-cell table:style-name="ce8" table:number-columns-repeated="2"/>
          <table:table-cell table:style-name="ce16" table:formula="of:=[.K31]+0.01" office:value-type="float" office:value="0.22" calcext:value-type="float">
            <text:p>0.22</text:p>
          </table:table-cell>
          <table:table-cell table:style-name="ce29" table:formula="of:=[.$L$4]+[.K32]*[.$N$4]" office:value-type="float" office:value="0.22623899" calcext:value-type="float">
            <text:p>0.226</text:p>
          </table:table-cell>
          <table:table-cell table:style-name="ce29" table:formula="of:=SQRT([.$M$4]^2+([.K32]*[.$O$4])^2)" office:value-type="float" office:value="0.00292916103568879" calcext:value-type="float">
            <text:p>0.003</text:p>
          </table:table-cell>
          <table:table-cell table:style-name="ce29" table:formula="of:=[.$L$3]+[.K32]*[.$N$3]" office:value-type="float" office:value="0.22736264" calcext:value-type="float">
            <text:p>0.227</text:p>
          </table:table-cell>
          <table:table-cell table:style-name="ce29" table:formula="of:=SQRT([.$M$3]^2+([.K32]*[.$O$3])^2)" office:value-type="float" office:value="0.00448267884201802" calcext:value-type="float">
            <text:p>0.004</text:p>
          </table:table-cell>
          <table:table-cell table:style-name="ce29" table:formula="of:=[.L32]-[.N32]" office:value-type="float" office:value="-0.00112365000000003" calcext:value-type="float">
            <text:p>-0.001</text:p>
          </table:table-cell>
          <table:table-cell table:style-name="ce29" table:formula="of:=SQRT([.M32]^2+[.O32]^2)" office:value-type="float" office:value="0.00535484770779463" calcext:value-type="float">
            <text:p>0.005</text:p>
          </table:table-cell>
          <table:table-cell table:style-name="ce9" table:formula="of:=([.L32]-[.N32])/[.Q32]" office:value-type="float" office:value="-0.209837900406471" calcext:value-type="float">
            <text:p>-0.2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2]+0.01" office:value-type="float" office:value="0.23" calcext:value-type="float">
            <text:p>0.23</text:p>
          </table:table-cell>
          <table:table-cell table:style-name="ce29" table:formula="of:=[.$B$4]+[.A33]*[.$D$4]" office:value-type="float" office:value="0.2428132" calcext:value-type="float">
            <text:p>0.243</text:p>
          </table:table-cell>
          <table:table-cell table:style-name="ce29" table:formula="of:=SQRT([.$C$4]^2+([.A33]*[.$E$4])^2)" office:value-type="float" office:value="0.00330536792940734" calcext:value-type="float">
            <text:p>0.003</text:p>
          </table:table-cell>
          <table:table-cell table:style-name="ce29" table:formula="of:=[.$B$3]+[.A33]*[.$D$3]" office:value-type="float" office:value="0.2411521" calcext:value-type="float">
            <text:p>0.241</text:p>
          </table:table-cell>
          <table:table-cell table:style-name="ce29" table:formula="of:=SQRT([.$C$3]^2+([.A33]*[.$E$3])^2)" office:value-type="float" office:value="0.00427582575383995" calcext:value-type="float">
            <text:p>0.004</text:p>
          </table:table-cell>
          <table:table-cell table:style-name="ce29" table:formula="of:=[.B33]-[.D33]" office:value-type="float" office:value="0.00166109999999994" calcext:value-type="float">
            <text:p>0.002</text:p>
          </table:table-cell>
          <table:table-cell table:style-name="ce29" table:formula="of:=SQRT([.C33]^2+[.E33]^2)" office:value-type="float" office:value="0.00540445584920032" calcext:value-type="float">
            <text:p>0.005</text:p>
          </table:table-cell>
          <table:table-cell table:style-name="ce9" table:formula="of:=([.B33]-[.D33])/[.G33]" office:value-type="float" office:value="0.307357492844674" calcext:value-type="float">
            <text:p>0.3</text:p>
          </table:table-cell>
          <table:table-cell table:style-name="ce8" table:number-columns-repeated="2"/>
          <table:table-cell table:style-name="ce16" table:formula="of:=[.K32]+0.01" office:value-type="float" office:value="0.23" calcext:value-type="float">
            <text:p>0.23</text:p>
          </table:table-cell>
          <table:table-cell table:style-name="ce29" table:formula="of:=[.$L$4]+[.K33]*[.$N$4]" office:value-type="float" office:value="0.23623001" calcext:value-type="float">
            <text:p>0.236</text:p>
          </table:table-cell>
          <table:table-cell table:style-name="ce29" table:formula="of:=SQRT([.$M$4]^2+([.K33]*[.$O$4])^2)" office:value-type="float" office:value="0.00297496844272837" calcext:value-type="float">
            <text:p>0.003</text:p>
          </table:table-cell>
          <table:table-cell table:style-name="ce29" table:formula="of:=[.$L$3]+[.K33]*[.$N$3]" office:value-type="float" office:value="0.23801824" calcext:value-type="float">
            <text:p>0.238</text:p>
          </table:table-cell>
          <table:table-cell table:style-name="ce29" table:formula="of:=SQRT([.$M$3]^2+([.K33]*[.$O$3])^2)" office:value-type="float" office:value="0.00455206987091378" calcext:value-type="float">
            <text:p>0.005</text:p>
          </table:table-cell>
          <table:table-cell table:style-name="ce29" table:formula="of:=[.L33]-[.N33]" office:value-type="float" office:value="-0.00178823000000003" calcext:value-type="float">
            <text:p>-0.002</text:p>
          </table:table-cell>
          <table:table-cell table:style-name="ce29" table:formula="of:=SQRT([.M33]^2+[.O33]^2)" office:value-type="float" office:value="0.00543799387135648" calcext:value-type="float">
            <text:p>0.005</text:p>
          </table:table-cell>
          <table:table-cell table:style-name="ce9" table:formula="of:=([.L33]-[.N33])/[.Q33]" office:value-type="float" office:value="-0.328840017532783" calcext:value-type="float">
            <text:p>-0.3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3]+0.01" office:value-type="float" office:value="0.24" calcext:value-type="float">
            <text:p>0.24</text:p>
          </table:table-cell>
          <table:table-cell table:style-name="ce29" table:formula="of:=[.$B$4]+[.A34]*[.$D$4]" office:value-type="float" office:value="0.2529159" calcext:value-type="float">
            <text:p>0.253</text:p>
          </table:table-cell>
          <table:table-cell table:style-name="ce29" table:formula="of:=SQRT([.$C$4]^2+([.A34]*[.$E$4])^2)" office:value-type="float" office:value="0.00335686807501764" calcext:value-type="float">
            <text:p>0.003</text:p>
          </table:table-cell>
          <table:table-cell table:style-name="ce29" table:formula="of:=[.$B$3]+[.A34]*[.$D$3]" office:value-type="float" office:value="0.2515708" calcext:value-type="float">
            <text:p>0.252</text:p>
          </table:table-cell>
          <table:table-cell table:style-name="ce29" table:formula="of:=SQRT([.$C$3]^2+([.A34]*[.$E$3])^2)" office:value-type="float" office:value="0.00434266993801555" calcext:value-type="float">
            <text:p>0.004</text:p>
          </table:table-cell>
          <table:table-cell table:style-name="ce29" table:formula="of:=[.B34]-[.D34]" office:value-type="float" office:value="0.00134509999999993" calcext:value-type="float">
            <text:p>0.001</text:p>
          </table:table-cell>
          <table:table-cell table:style-name="ce29" table:formula="of:=SQRT([.C34]^2+[.E34]^2)" office:value-type="float" office:value="0.00548883826174689" calcext:value-type="float">
            <text:p>0.005</text:p>
          </table:table-cell>
          <table:table-cell table:style-name="ce9" table:formula="of:=([.B34]-[.D34])/[.G34]" office:value-type="float" office:value="0.245060964789995" calcext:value-type="float">
            <text:p>0.2</text:p>
          </table:table-cell>
          <table:table-cell table:style-name="ce8" table:number-columns-repeated="2"/>
          <table:table-cell table:style-name="ce16" table:formula="of:=[.K33]+0.01" office:value-type="float" office:value="0.24" calcext:value-type="float">
            <text:p>0.24</text:p>
          </table:table-cell>
          <table:table-cell table:style-name="ce29" table:formula="of:=[.$L$4]+[.K34]*[.$N$4]" office:value-type="float" office:value="0.24622103" calcext:value-type="float">
            <text:p>0.246</text:p>
          </table:table-cell>
          <table:table-cell table:style-name="ce29" table:formula="of:=SQRT([.$M$4]^2+([.K34]*[.$O$4])^2)" office:value-type="float" office:value="0.00302207051947372" calcext:value-type="float">
            <text:p>0.003</text:p>
          </table:table-cell>
          <table:table-cell table:style-name="ce29" table:formula="of:=[.$L$3]+[.K34]*[.$N$3]" office:value-type="float" office:value="0.24867384" calcext:value-type="float">
            <text:p>0.249</text:p>
          </table:table-cell>
          <table:table-cell table:style-name="ce29" table:formula="of:=SQRT([.$M$3]^2+([.K34]*[.$O$3])^2)" office:value-type="float" office:value="0.00462343316128437" calcext:value-type="float">
            <text:p>0.005</text:p>
          </table:table-cell>
          <table:table-cell table:style-name="ce29" table:formula="of:=[.L34]-[.N34]" office:value-type="float" office:value="-0.00245281000000003" calcext:value-type="float">
            <text:p>-0.002</text:p>
          </table:table-cell>
          <table:table-cell table:style-name="ce29" table:formula="of:=SQRT([.M34]^2+[.O34]^2)" office:value-type="float" office:value="0.0055234992913493" calcext:value-type="float">
            <text:p>0.006</text:p>
          </table:table-cell>
          <table:table-cell table:style-name="ce9" table:formula="of:=([.L34]-[.N34])/[.Q34]" office:value-type="float" office:value="-0.444068129752733" calcext:value-type="float">
            <text:p>-0.4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4]+0.01" office:value-type="float" office:value="0.25" calcext:value-type="float">
            <text:p>0.25</text:p>
          </table:table-cell>
          <table:table-cell table:style-name="ce29" table:formula="of:=[.$B$4]+[.A35]*[.$D$4]" office:value-type="float" office:value="0.2630186" calcext:value-type="float">
            <text:p>0.263</text:p>
          </table:table-cell>
          <table:table-cell table:style-name="ce29" table:formula="of:=SQRT([.$C$4]^2+([.A35]*[.$E$4])^2)" office:value-type="float" office:value="0.00340973161084564" calcext:value-type="float">
            <text:p>0.003</text:p>
          </table:table-cell>
          <table:table-cell table:style-name="ce29" table:formula="of:=[.$B$3]+[.A35]*[.$D$3]" office:value-type="float" office:value="0.2619895" calcext:value-type="float">
            <text:p>0.262</text:p>
          </table:table-cell>
          <table:table-cell table:style-name="ce29" table:formula="of:=SQRT([.$C$3]^2+([.A35]*[.$E$3])^2)" office:value-type="float" office:value="0.00441128022694376" calcext:value-type="float">
            <text:p>0.004</text:p>
          </table:table-cell>
          <table:table-cell table:style-name="ce29" table:formula="of:=[.B35]-[.D35]" office:value-type="float" office:value="0.00102909999999995" calcext:value-type="float">
            <text:p>0.001</text:p>
          </table:table-cell>
          <table:table-cell table:style-name="ce29" table:formula="of:=SQRT([.C35]^2+[.E35]^2)" office:value-type="float" office:value="0.00557545181116517" calcext:value-type="float">
            <text:p>0.006</text:p>
          </table:table-cell>
          <table:table-cell table:style-name="ce9" table:formula="of:=([.B35]-[.D35])/[.G35]" office:value-type="float" office:value="0.184576969697616" calcext:value-type="float">
            <text:p>0.2</text:p>
          </table:table-cell>
          <table:table-cell table:style-name="ce8" table:number-columns-repeated="2"/>
          <table:table-cell table:style-name="ce16" table:formula="of:=[.K34]+0.01" office:value-type="float" office:value="0.25" calcext:value-type="float">
            <text:p>0.25</text:p>
          </table:table-cell>
          <table:table-cell table:style-name="ce29" table:formula="of:=[.$L$4]+[.K35]*[.$N$4]" office:value-type="float" office:value="0.25621205" calcext:value-type="float">
            <text:p>0.256</text:p>
          </table:table-cell>
          <table:table-cell table:style-name="ce29" table:formula="of:=SQRT([.$M$4]^2+([.K35]*[.$O$4])^2)" office:value-type="float" office:value="0.0030704076832442" calcext:value-type="float">
            <text:p>0.003</text:p>
          </table:table-cell>
          <table:table-cell table:style-name="ce29" table:formula="of:=[.$L$3]+[.K35]*[.$N$3]" office:value-type="float" office:value="0.25932944" calcext:value-type="float">
            <text:p>0.259</text:p>
          </table:table-cell>
          <table:table-cell table:style-name="ce29" table:formula="of:=SQRT([.$M$3]^2+([.K35]*[.$O$3])^2)" office:value-type="float" office:value="0.00469667881190794" calcext:value-type="float">
            <text:p>0.005</text:p>
          </table:table-cell>
          <table:table-cell table:style-name="ce29" table:formula="of:=[.L35]-[.N35]" office:value-type="float" office:value="-0.00311739000000005" calcext:value-type="float">
            <text:p>-0.003</text:p>
          </table:table-cell>
          <table:table-cell table:style-name="ce29" table:formula="of:=SQRT([.M35]^2+[.O35]^2)" office:value-type="float" office:value="0.00561125611637448" calcext:value-type="float">
            <text:p>0.006</text:p>
          </table:table-cell>
          <table:table-cell table:style-name="ce9" table:formula="of:=([.L35]-[.N35])/[.Q35]" office:value-type="float" office:value="-0.555560098371387" calcext:value-type="float">
            <text:p>-0.6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5]+0.01" office:value-type="float" office:value="0.26" calcext:value-type="float">
            <text:p>0.26</text:p>
          </table:table-cell>
          <table:table-cell table:style-name="ce29" table:formula="of:=[.$B$4]+[.A36]*[.$D$4]" office:value-type="float" office:value="0.2731213" calcext:value-type="float">
            <text:p>0.273</text:p>
          </table:table-cell>
          <table:table-cell table:style-name="ce29" table:formula="of:=SQRT([.$C$4]^2+([.A36]*[.$E$4])^2)" office:value-type="float" office:value="0.00346389611615831" calcext:value-type="float">
            <text:p>0.003</text:p>
          </table:table-cell>
          <table:table-cell table:style-name="ce29" table:formula="of:=[.$B$3]+[.A36]*[.$D$3]" office:value-type="float" office:value="0.2724082" calcext:value-type="float">
            <text:p>0.272</text:p>
          </table:table-cell>
          <table:table-cell table:style-name="ce29" table:formula="of:=SQRT([.$C$3]^2+([.A36]*[.$E$3])^2)" office:value-type="float" office:value="0.00448157550727911" calcext:value-type="float">
            <text:p>0.004</text:p>
          </table:table-cell>
          <table:table-cell table:style-name="ce29" table:formula="of:=[.B36]-[.D36]" office:value-type="float" office:value="0.000713099999999967" calcext:value-type="float">
            <text:p>0.001</text:p>
          </table:table-cell>
          <table:table-cell table:style-name="ce29" table:formula="of:=SQRT([.C36]^2+[.E36]^2)" office:value-type="float" office:value="0.00566419414665322" calcext:value-type="float">
            <text:p>0.006</text:p>
          </table:table-cell>
          <table:table-cell table:style-name="ce9" table:formula="of:=([.B36]-[.D36])/[.G36]" office:value-type="float" office:value="0.125896108349555" calcext:value-type="float">
            <text:p>0.1</text:p>
          </table:table-cell>
          <table:table-cell table:style-name="ce8" table:number-columns-repeated="2"/>
          <table:table-cell table:style-name="ce16" table:formula="of:=[.K35]+0.01" office:value-type="float" office:value="0.26" calcext:value-type="float">
            <text:p>0.26</text:p>
          </table:table-cell>
          <table:table-cell table:style-name="ce29" table:formula="of:=[.$L$4]+[.K36]*[.$N$4]" office:value-type="float" office:value="0.26620307" calcext:value-type="float">
            <text:p>0.266</text:p>
          </table:table-cell>
          <table:table-cell table:style-name="ce29" table:formula="of:=SQRT([.$M$4]^2+([.K36]*[.$O$4])^2)" office:value-type="float" office:value="0.00311992252871576" calcext:value-type="float">
            <text:p>0.003</text:p>
          </table:table-cell>
          <table:table-cell table:style-name="ce29" table:formula="of:=[.$L$3]+[.K36]*[.$N$3]" office:value-type="float" office:value="0.26998504" calcext:value-type="float">
            <text:p>0.270</text:p>
          </table:table-cell>
          <table:table-cell table:style-name="ce29" table:formula="of:=SQRT([.$M$3]^2+([.K36]*[.$O$3])^2)" office:value-type="float" office:value="0.00477172014118221" calcext:value-type="float">
            <text:p>0.005</text:p>
          </table:table-cell>
          <table:table-cell table:style-name="ce29" table:formula="of:=[.L36]-[.N36]" office:value-type="float" office:value="-0.00378197000000002" calcext:value-type="float">
            <text:p>-0.004</text:p>
          </table:table-cell>
          <table:table-cell table:style-name="ce29" table:formula="of:=SQRT([.M36]^2+[.O36]^2)" office:value-type="float" office:value="0.00570116038109367" calcext:value-type="float">
            <text:p>0.006</text:p>
          </table:table-cell>
          <table:table-cell table:style-name="ce9" table:formula="of:=([.L36]-[.N36])/[.Q36]" office:value-type="float" office:value="-0.663368463118821" calcext:value-type="float">
            <text:p>-0.7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6]+0.01" office:value-type="float" office:value="0.27" calcext:value-type="float">
            <text:p>0.27</text:p>
          </table:table-cell>
          <table:table-cell table:style-name="ce29" table:formula="of:=[.$B$4]+[.A37]*[.$D$4]" office:value-type="float" office:value="0.283224" calcext:value-type="float">
            <text:p>0.283</text:p>
          </table:table-cell>
          <table:table-cell table:style-name="ce29" table:formula="of:=SQRT([.$C$4]^2+([.A37]*[.$E$4])^2)" office:value-type="float" office:value="0.00351930152298472" calcext:value-type="float">
            <text:p>0.004</text:p>
          </table:table-cell>
          <table:table-cell table:style-name="ce29" table:formula="of:=[.$B$3]+[.A37]*[.$D$3]" office:value-type="float" office:value="0.2828269" calcext:value-type="float">
            <text:p>0.283</text:p>
          </table:table-cell>
          <table:table-cell table:style-name="ce29" table:formula="of:=SQRT([.$C$3]^2+([.A37]*[.$E$3])^2)" office:value-type="float" office:value="0.00455347774245148" calcext:value-type="float">
            <text:p>0.005</text:p>
          </table:table-cell>
          <table:table-cell table:style-name="ce29" table:formula="of:=[.B37]-[.D37]" office:value-type="float" office:value="0.000397099999999928" calcext:value-type="float">
            <text:p>0.000</text:p>
          </table:table-cell>
          <table:table-cell table:style-name="ce29" table:formula="of:=SQRT([.C37]^2+[.E37]^2)" office:value-type="float" office:value="0.00575496679058043" calcext:value-type="float">
            <text:p>0.006</text:p>
          </table:table-cell>
          <table:table-cell table:style-name="ce9" table:formula="of:=([.B37]-[.D37])/[.G37]" office:value-type="float" office:value="0.0690012669838322" calcext:value-type="float">
            <text:p>0.1</text:p>
          </table:table-cell>
          <table:table-cell table:style-name="ce8" table:number-columns-repeated="2"/>
          <table:table-cell table:style-name="ce16" table:formula="of:=[.K36]+0.01" office:value-type="float" office:value="0.27" calcext:value-type="float">
            <text:p>0.27</text:p>
          </table:table-cell>
          <table:table-cell table:style-name="ce29" table:formula="of:=[.$L$4]+[.K37]*[.$N$4]" office:value-type="float" office:value="0.27619409" calcext:value-type="float">
            <text:p>0.276</text:p>
          </table:table-cell>
          <table:table-cell table:style-name="ce29" table:formula="of:=SQRT([.$M$4]^2+([.K37]*[.$O$4])^2)" office:value-type="float" office:value="0.0031705598805671" calcext:value-type="float">
            <text:p>0.003</text:p>
          </table:table-cell>
          <table:table-cell table:style-name="ce29" table:formula="of:=[.$L$3]+[.K37]*[.$N$3]" office:value-type="float" office:value="0.28064064" calcext:value-type="float">
            <text:p>0.281</text:p>
          </table:table-cell>
          <table:table-cell table:style-name="ce29" table:formula="of:=SQRT([.$M$3]^2+([.K37]*[.$O$3])^2)" office:value-type="float" office:value="0.00484847377300125" calcext:value-type="float">
            <text:p>0.005</text:p>
          </table:table-cell>
          <table:table-cell table:style-name="ce29" table:formula="of:=[.L37]-[.N37]" office:value-type="float" office:value="-0.00444655000000005" calcext:value-type="float">
            <text:p>-0.004</text:p>
          </table:table-cell>
          <table:table-cell table:style-name="ce29" table:formula="of:=SQRT([.M37]^2+[.O37]^2)" office:value-type="float" office:value="0.00579311210695449" calcext:value-type="float">
            <text:p>0.006</text:p>
          </table:table-cell>
          <table:table-cell table:style-name="ce9" table:formula="of:=([.L37]-[.N37])/[.Q37]" office:value-type="float" office:value="-0.767558078957608" calcext:value-type="float">
            <text:p>-0.8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7]+0.01" office:value-type="float" office:value="0.28" calcext:value-type="float">
            <text:p>0.28</text:p>
          </table:table-cell>
          <table:table-cell table:style-name="ce29" table:formula="of:=[.$B$4]+[.A38]*[.$D$4]" office:value-type="float" office:value="0.2933267" calcext:value-type="float">
            <text:p>0.293</text:p>
          </table:table-cell>
          <table:table-cell table:style-name="ce29" table:formula="of:=SQRT([.$C$4]^2+([.A38]*[.$E$4])^2)" office:value-type="float" office:value="0.00357589015161788" calcext:value-type="float">
            <text:p>0.004</text:p>
          </table:table-cell>
          <table:table-cell table:style-name="ce29" table:formula="of:=[.$B$3]+[.A38]*[.$D$3]" office:value-type="float" office:value="0.2932456" calcext:value-type="float">
            <text:p>0.293</text:p>
          </table:table-cell>
          <table:table-cell table:style-name="ce29" table:formula="of:=SQRT([.$C$3]^2+([.A38]*[.$E$3])^2)" office:value-type="float" office:value="0.00462691201680948" calcext:value-type="float">
            <text:p>0.005</text:p>
          </table:table-cell>
          <table:table-cell table:style-name="ce29" table:formula="of:=[.B38]-[.D38]" office:value-type="float" office:value="0.0000810999999999451" calcext:value-type="float">
            <text:p>0.000</text:p>
          </table:table-cell>
          <table:table-cell table:style-name="ce29" table:formula="of:=SQRT([.C38]^2+[.E38]^2)" office:value-type="float" office:value="0.00584767519512958" calcext:value-type="float">
            <text:p>0.006</text:p>
          </table:table-cell>
          <table:table-cell table:style-name="ce9" table:formula="of:=([.B38]-[.D38])/[.G38]" office:value-type="float" office:value="0.0138687593434553" calcext:value-type="float">
            <text:p>0.0</text:p>
          </table:table-cell>
          <table:table-cell table:style-name="ce8" table:number-columns-repeated="2"/>
          <table:table-cell table:style-name="ce16" table:formula="of:=[.K37]+0.01" office:value-type="float" office:value="0.28" calcext:value-type="float">
            <text:p>0.28</text:p>
          </table:table-cell>
          <table:table-cell table:style-name="ce29" table:formula="of:=[.$L$4]+[.K38]*[.$N$4]" office:value-type="float" office:value="0.28618511" calcext:value-type="float">
            <text:p>0.286</text:p>
          </table:table-cell>
          <table:table-cell table:style-name="ce29" table:formula="of:=SQRT([.$M$4]^2+([.K38]*[.$O$4])^2)" office:value-type="float" office:value="0.00322226681926644" calcext:value-type="float">
            <text:p>0.003</text:p>
          </table:table-cell>
          <table:table-cell table:style-name="ce29" table:formula="of:=[.$L$3]+[.K38]*[.$N$3]" office:value-type="float" office:value="0.29129624" calcext:value-type="float">
            <text:p>0.291</text:p>
          </table:table-cell>
          <table:table-cell table:style-name="ce29" table:formula="of:=SQRT([.$M$3]^2+([.K38]*[.$O$3])^2)" office:value-type="float" office:value="0.00492685968212775" calcext:value-type="float">
            <text:p>0.005</text:p>
          </table:table-cell>
          <table:table-cell table:style-name="ce29" table:formula="of:=[.L38]-[.N38]" office:value-type="float" office:value="-0.00511113000000002" calcext:value-type="float">
            <text:p>-0.005</text:p>
          </table:table-cell>
          <table:table-cell table:style-name="ce29" table:formula="of:=SQRT([.M38]^2+[.O38]^2)" office:value-type="float" office:value="0.00588701535431338" calcext:value-type="float">
            <text:p>0.006</text:p>
          </table:table-cell>
          <table:table-cell table:style-name="ce9" table:formula="of:=([.L38]-[.N38])/[.Q38]" office:value-type="float" office:value="-0.868203952662554" calcext:value-type="float">
            <text:p>-0.9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8]+0.01" office:value-type="float" office:value="0.29" calcext:value-type="float">
            <text:p>0.29</text:p>
          </table:table-cell>
          <table:table-cell table:style-name="ce29" table:formula="of:=[.$B$4]+[.A39]*[.$D$4]" office:value-type="float" office:value="0.3034294" calcext:value-type="float">
            <text:p>0.303</text:p>
          </table:table-cell>
          <table:table-cell table:style-name="ce29" table:formula="of:=SQRT([.$C$4]^2+([.A39]*[.$E$4])^2)" office:value-type="float" office:value="0.00363360672112465" calcext:value-type="float">
            <text:p>0.004</text:p>
          </table:table-cell>
          <table:table-cell table:style-name="ce29" table:formula="of:=[.$B$3]+[.A39]*[.$D$3]" office:value-type="float" office:value="0.3036643" calcext:value-type="float">
            <text:p>0.304</text:p>
          </table:table-cell>
          <table:table-cell table:style-name="ce29" table:formula="of:=SQRT([.$C$3]^2+([.A39]*[.$E$3])^2)" office:value-type="float" office:value="0.00470180654731019" calcext:value-type="float">
            <text:p>0.005</text:p>
          </table:table-cell>
          <table:table-cell table:style-name="ce29" table:formula="of:=[.B39]-[.D39]" office:value-type="float" office:value="-0.000234900000000038" calcext:value-type="float">
            <text:p>0.000</text:p>
          </table:table-cell>
          <table:table-cell table:style-name="ce29" table:formula="of:=SQRT([.C39]^2+[.E39]^2)" office:value-type="float" office:value="0.0059422287579772" calcext:value-type="float">
            <text:p>0.006</text:p>
          </table:table-cell>
          <table:table-cell table:style-name="ce9" table:formula="of:=([.B39]-[.D39])/[.G39]" office:value-type="float" office:value="-0.0395306221903178" calcext:value-type="float">
            <text:p>0.0</text:p>
          </table:table-cell>
          <table:table-cell table:style-name="ce8" table:number-columns-repeated="2"/>
          <table:table-cell table:style-name="ce16" table:formula="of:=[.K38]+0.01" office:value-type="float" office:value="0.29" calcext:value-type="float">
            <text:p>0.29</text:p>
          </table:table-cell>
          <table:table-cell table:style-name="ce29" table:formula="of:=[.$L$4]+[.K39]*[.$N$4]" office:value-type="float" office:value="0.29617613" calcext:value-type="float">
            <text:p>0.296</text:p>
          </table:table-cell>
          <table:table-cell table:style-name="ce29" table:formula="of:=SQRT([.$M$4]^2+([.K39]*[.$O$4])^2)" office:value-type="float" office:value="0.00327499268396733" calcext:value-type="float">
            <text:p>0.003</text:p>
          </table:table-cell>
          <table:table-cell table:style-name="ce29" table:formula="of:=[.$L$3]+[.K39]*[.$N$3]" office:value-type="float" office:value="0.30195184" calcext:value-type="float">
            <text:p>0.302</text:p>
          </table:table-cell>
          <table:table-cell table:style-name="ce29" table:formula="of:=SQRT([.$M$3]^2+([.K39]*[.$O$3])^2)" office:value-type="float" office:value="0.00500680120490608" calcext:value-type="float">
            <text:p>0.005</text:p>
          </table:table-cell>
          <table:table-cell table:style-name="ce29" table:formula="of:=[.L39]-[.N39]" office:value-type="float" office:value="-0.0057757100000001" calcext:value-type="float">
            <text:p>-0.006</text:p>
          </table:table-cell>
          <table:table-cell table:style-name="ce29" table:formula="of:=SQRT([.M39]^2+[.O39]^2)" office:value-type="float" office:value="0.00598277823301922" calcext:value-type="float">
            <text:p>0.006</text:p>
          </table:table-cell>
          <table:table-cell table:style-name="ce9" table:formula="of:=([.L39]-[.N39])/[.Q39]" office:value-type="float" office:value="-0.965389284885022" calcext:value-type="float">
            <text:p>-1.0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39]+0.01" office:value-type="float" office:value="0.3" calcext:value-type="float">
            <text:p>0.30</text:p>
          </table:table-cell>
          <table:table-cell table:style-name="ce29" table:formula="of:=[.$B$4]+[.A40]*[.$D$4]" office:value-type="float" office:value="0.3135321" calcext:value-type="float">
            <text:p>0.314</text:p>
          </table:table-cell>
          <table:table-cell table:style-name="ce29" table:formula="of:=SQRT([.$C$4]^2+([.A40]*[.$E$4])^2)" office:value-type="float" office:value="0.00369239833871916" calcext:value-type="float">
            <text:p>0.004</text:p>
          </table:table-cell>
          <table:table-cell table:style-name="ce29" table:formula="of:=[.$B$3]+[.A40]*[.$D$3]" office:value-type="float" office:value="0.314083" calcext:value-type="float">
            <text:p>0.314</text:p>
          </table:table-cell>
          <table:table-cell table:style-name="ce29" table:formula="of:=SQRT([.$C$3]^2+([.A40]*[.$E$3])^2)" office:value-type="float" office:value="0.00477809266780166" calcext:value-type="float">
            <text:p>0.005</text:p>
          </table:table-cell>
          <table:table-cell table:style-name="ce29" table:formula="of:=[.B40]-[.D40]" office:value-type="float" office:value="-0.000550900000000132" calcext:value-type="float">
            <text:p>-0.001</text:p>
          </table:table-cell>
          <table:table-cell table:style-name="ce29" table:formula="of:=SQRT([.C40]^2+[.E40]^2)" office:value-type="float" office:value="0.00603854080336268" calcext:value-type="float">
            <text:p>0.006</text:p>
          </table:table-cell>
          <table:table-cell table:style-name="ce9" table:formula="of:=([.B40]-[.D40])/[.G40]" office:value-type="float" office:value="-0.0912306495790096" calcext:value-type="float">
            <text:p>-0.1</text:p>
          </table:table-cell>
          <table:table-cell table:style-name="ce8" table:number-columns-repeated="2"/>
          <table:table-cell table:style-name="ce16" table:formula="of:=[.K39]+0.01" office:value-type="float" office:value="0.3" calcext:value-type="float">
            <text:p>0.30</text:p>
          </table:table-cell>
          <table:table-cell table:style-name="ce29" table:formula="of:=[.$L$4]+[.K40]*[.$N$4]" office:value-type="float" office:value="0.30616715" calcext:value-type="float">
            <text:p>0.306</text:p>
          </table:table-cell>
          <table:table-cell table:style-name="ce29" table:formula="of:=SQRT([.$M$4]^2+([.K40]*[.$O$4])^2)" office:value-type="float" office:value="0.00332868905618173" calcext:value-type="float">
            <text:p>0.003</text:p>
          </table:table-cell>
          <table:table-cell table:style-name="ce29" table:formula="of:=[.$L$3]+[.K40]*[.$N$3]" office:value-type="float" office:value="0.31260744" calcext:value-type="float">
            <text:p>0.313</text:p>
          </table:table-cell>
          <table:table-cell table:style-name="ce29" table:formula="of:=SQRT([.$M$3]^2+([.K40]*[.$O$3])^2)" office:value-type="float" office:value="0.00508822502074152" calcext:value-type="float">
            <text:p>0.005</text:p>
          </table:table-cell>
          <table:table-cell table:style-name="ce29" table:formula="of:=[.L40]-[.N40]" office:value-type="float" office:value="-0.00644029000000007" calcext:value-type="float">
            <text:p>-0.006</text:p>
          </table:table-cell>
          <table:table-cell table:style-name="ce29" table:formula="of:=SQRT([.M40]^2+[.O40]^2)" office:value-type="float" office:value="0.00608031287800587" calcext:value-type="float">
            <text:p>0.006</text:p>
          </table:table-cell>
          <table:table-cell table:style-name="ce9" table:formula="of:=([.L40]-[.N40])/[.Q40]" office:value-type="float" office:value="-1.05920371685088" calcext:value-type="float">
            <text:p>-1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0]+0.01" office:value-type="float" office:value="0.31" calcext:value-type="float">
            <text:p>0.31</text:p>
          </table:table-cell>
          <table:table-cell table:style-name="ce29" table:formula="of:=[.$B$4]+[.A41]*[.$D$4]" office:value-type="float" office:value="0.3236348" calcext:value-type="float">
            <text:p>0.324</text:p>
          </table:table-cell>
          <table:table-cell table:style-name="ce29" table:formula="of:=SQRT([.$C$4]^2+([.A41]*[.$E$4])^2)" office:value-type="float" office:value="0.00375221447152999" calcext:value-type="float">
            <text:p>0.004</text:p>
          </table:table-cell>
          <table:table-cell table:style-name="ce29" table:formula="of:=[.$B$3]+[.A41]*[.$D$3]" office:value-type="float" office:value="0.3245017" calcext:value-type="float">
            <text:p>0.325</text:p>
          </table:table-cell>
          <table:table-cell table:style-name="ce29" table:formula="of:=SQRT([.$C$3]^2+([.A41]*[.$E$3])^2)" office:value-type="float" office:value="0.00485570479051281" calcext:value-type="float">
            <text:p>0.005</text:p>
          </table:table-cell>
          <table:table-cell table:style-name="ce29" table:formula="of:=[.B41]-[.D41]" office:value-type="float" office:value="-0.000866900000000059" calcext:value-type="float">
            <text:p>-0.001</text:p>
          </table:table-cell>
          <table:table-cell table:style-name="ce29" table:formula="of:=SQRT([.C41]^2+[.E41]^2)" office:value-type="float" office:value="0.00613652853435622" calcext:value-type="float">
            <text:p>0.006</text:p>
          </table:table-cell>
          <table:table-cell table:style-name="ce9" table:formula="of:=([.B41]-[.D41])/[.G41]" office:value-type="float" office:value="-0.141268796380005" calcext:value-type="float">
            <text:p>-0.1</text:p>
          </table:table-cell>
          <table:table-cell table:style-name="ce8" table:number-columns-repeated="2"/>
          <table:table-cell table:style-name="ce16" table:formula="of:=[.K40]+0.01" office:value-type="float" office:value="0.31" calcext:value-type="float">
            <text:p>0.31</text:p>
          </table:table-cell>
          <table:table-cell table:style-name="ce29" table:formula="of:=[.$L$4]+[.K41]*[.$N$4]" office:value-type="float" office:value="0.31615817" calcext:value-type="float">
            <text:p>0.316</text:p>
          </table:table-cell>
          <table:table-cell table:style-name="ce29" table:formula="of:=SQRT([.$M$4]^2+([.K41]*[.$O$4])^2)" office:value-type="float" office:value="0.00338330972756837" calcext:value-type="float">
            <text:p>0.003</text:p>
          </table:table-cell>
          <table:table-cell table:style-name="ce29" table:formula="of:=[.$L$3]+[.K41]*[.$N$3]" office:value-type="float" office:value="0.32326304" calcext:value-type="float">
            <text:p>0.323</text:p>
          </table:table-cell>
          <table:table-cell table:style-name="ce29" table:formula="of:=SQRT([.$M$3]^2+([.K41]*[.$O$3])^2)" office:value-type="float" office:value="0.00517106110930136" calcext:value-type="float">
            <text:p>0.005</text:p>
          </table:table-cell>
          <table:table-cell table:style-name="ce29" table:formula="of:=[.L41]-[.N41]" office:value-type="float" office:value="-0.0071048700000001" calcext:value-type="float">
            <text:p>-0.007</text:p>
          </table:table-cell>
          <table:table-cell table:style-name="ce29" table:formula="of:=SQRT([.M41]^2+[.O41]^2)" office:value-type="float" office:value="0.00617953539586819" calcext:value-type="float">
            <text:p>0.006</text:p>
          </table:table-cell>
          <table:table-cell table:style-name="ce9" table:formula="of:=([.L41]-[.N41])/[.Q41]" office:value-type="float" office:value="-1.14974177585432" calcext:value-type="float">
            <text:p>-1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1]+0.01" office:value-type="float" office:value="0.32" calcext:value-type="float">
            <text:p>0.32</text:p>
          </table:table-cell>
          <table:table-cell table:style-name="ce29" table:formula="of:=[.$B$4]+[.A42]*[.$D$4]" office:value-type="float" office:value="0.3337375" calcext:value-type="float">
            <text:p>0.334</text:p>
          </table:table-cell>
          <table:table-cell table:style-name="ce29" table:formula="of:=SQRT([.$C$4]^2+([.A42]*[.$E$4])^2)" office:value-type="float" office:value="0.00381300690394751" calcext:value-type="float">
            <text:p>0.004</text:p>
          </table:table-cell>
          <table:table-cell table:style-name="ce29" table:formula="of:=[.$B$3]+[.A42]*[.$D$3]" office:value-type="float" office:value="0.3349204" calcext:value-type="float">
            <text:p>0.335</text:p>
          </table:table-cell>
          <table:table-cell table:style-name="ce29" table:formula="of:=SQRT([.$C$3]^2+([.A42]*[.$E$3])^2)" office:value-type="float" office:value="0.00493458034891074" calcext:value-type="float">
            <text:p>0.005</text:p>
          </table:table-cell>
          <table:table-cell table:style-name="ce29" table:formula="of:=[.B42]-[.D42]" office:value-type="float" office:value="-0.0011829000000001" calcext:value-type="float">
            <text:p>-0.001</text:p>
          </table:table-cell>
          <table:table-cell table:style-name="ce29" table:formula="of:=SQRT([.C42]^2+[.E42]^2)" office:value-type="float" office:value="0.00623611296156567" calcext:value-type="float">
            <text:p>0.006</text:p>
          </table:table-cell>
          <table:table-cell table:style-name="ce9" table:formula="of:=([.B42]-[.D42])/[.G42]" office:value-type="float" office:value="-0.189685467099543" calcext:value-type="float">
            <text:p>-0.2</text:p>
          </table:table-cell>
          <table:table-cell table:style-name="ce8" table:number-columns-repeated="2"/>
          <table:table-cell table:style-name="ce16" table:formula="of:=[.K41]+0.01" office:value-type="float" office:value="0.32" calcext:value-type="float">
            <text:p>0.32</text:p>
          </table:table-cell>
          <table:table-cell table:style-name="ce29" table:formula="of:=[.$L$4]+[.K42]*[.$N$4]" office:value-type="float" office:value="0.32614919" calcext:value-type="float">
            <text:p>0.326</text:p>
          </table:table-cell>
          <table:table-cell table:style-name="ce29" table:formula="of:=SQRT([.$M$4]^2+([.K42]*[.$O$4])^2)" office:value-type="float" office:value="0.00343881065483167" calcext:value-type="float">
            <text:p>0.003</text:p>
          </table:table-cell>
          <table:table-cell table:style-name="ce29" table:formula="of:=[.$L$3]+[.K42]*[.$N$3]" office:value-type="float" office:value="0.33391864" calcext:value-type="float">
            <text:p>0.334</text:p>
          </table:table-cell>
          <table:table-cell table:style-name="ce29" table:formula="of:=SQRT([.$M$3]^2+([.K42]*[.$O$3])^2)" office:value-type="float" office:value="0.00525524268790091" calcext:value-type="float">
            <text:p>0.005</text:p>
          </table:table-cell>
          <table:table-cell table:style-name="ce29" table:formula="of:=[.L42]-[.N42]" office:value-type="float" office:value="-0.00776945000000007" calcext:value-type="float">
            <text:p>-0.008</text:p>
          </table:table-cell>
          <table:table-cell table:style-name="ce29" table:formula="of:=SQRT([.M42]^2+[.O42]^2)" office:value-type="float" office:value="0.00628036578779611" calcext:value-type="float">
            <text:p>0.006</text:p>
          </table:table-cell>
          <table:table-cell table:style-name="ce9" table:formula="of:=([.L42]-[.N42])/[.Q42]" office:value-type="float" office:value="-1.23710151008999" calcext:value-type="float">
            <text:p>-1.2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2]+0.01" office:value-type="float" office:value="0.33" calcext:value-type="float">
            <text:p>0.33</text:p>
          </table:table-cell>
          <table:table-cell table:style-name="ce29" table:formula="of:=[.$B$4]+[.A43]*[.$D$4]" office:value-type="float" office:value="0.3438402" calcext:value-type="float">
            <text:p>0.344</text:p>
          </table:table-cell>
          <table:table-cell table:style-name="ce29" table:formula="of:=SQRT([.$C$4]^2+([.A43]*[.$E$4])^2)" office:value-type="float" office:value="0.00387472968339121" calcext:value-type="float">
            <text:p>0.004</text:p>
          </table:table-cell>
          <table:table-cell table:style-name="ce29" table:formula="of:=[.$B$3]+[.A43]*[.$D$3]" office:value-type="float" office:value="0.3453391" calcext:value-type="float">
            <text:p>0.345</text:p>
          </table:table-cell>
          <table:table-cell table:style-name="ce29" table:formula="of:=SQRT([.$C$3]^2+([.A43]*[.$E$3])^2)" office:value-type="float" office:value="0.00501465972562855" calcext:value-type="float">
            <text:p>0.005</text:p>
          </table:table-cell>
          <table:table-cell table:style-name="ce29" table:formula="of:=[.B43]-[.D43]" office:value-type="float" office:value="-0.00149890000000008" calcext:value-type="float">
            <text:p>-0.001</text:p>
          </table:table-cell>
          <table:table-cell table:style-name="ce29" table:formula="of:=SQRT([.C43]^2+[.E43]^2)" office:value-type="float" office:value="0.00633721881294894" calcext:value-type="float">
            <text:p>0.006</text:p>
          </table:table-cell>
          <table:table-cell table:style-name="ce9" table:formula="of:=([.B43]-[.D43])/[.G43]" office:value-type="float" office:value="-0.23652331476031" calcext:value-type="float">
            <text:p>-0.2</text:p>
          </table:table-cell>
          <table:table-cell table:style-name="ce8" table:number-columns-repeated="2"/>
          <table:table-cell table:style-name="ce16" table:formula="of:=[.K42]+0.01" office:value-type="float" office:value="0.33" calcext:value-type="float">
            <text:p>0.33</text:p>
          </table:table-cell>
          <table:table-cell table:style-name="ce29" table:formula="of:=[.$L$4]+[.K43]*[.$N$4]" office:value-type="float" office:value="0.33614021" calcext:value-type="float">
            <text:p>0.336</text:p>
          </table:table-cell>
          <table:table-cell table:style-name="ce29" table:formula="of:=SQRT([.$M$4]^2+([.K43]*[.$O$4])^2)" office:value-type="float" office:value="0.00349514990438454" calcext:value-type="float">
            <text:p>0.003</text:p>
          </table:table-cell>
          <table:table-cell table:style-name="ce29" table:formula="of:=[.$L$3]+[.K43]*[.$N$3]" office:value-type="float" office:value="0.34457424" calcext:value-type="float">
            <text:p>0.345</text:p>
          </table:table-cell>
          <table:table-cell table:style-name="ce29" table:formula="of:=SQRT([.$M$3]^2+([.K43]*[.$O$3])^2)" office:value-type="float" office:value="0.0053407061330428" calcext:value-type="float">
            <text:p>0.005</text:p>
          </table:table-cell>
          <table:table-cell table:style-name="ce29" table:formula="of:=[.L43]-[.N43]" office:value-type="float" office:value="-0.00843403000000004" calcext:value-type="float">
            <text:p>-0.008</text:p>
          </table:table-cell>
          <table:table-cell table:style-name="ce29" table:formula="of:=SQRT([.M43]^2+[.O43]^2)" office:value-type="float" office:value="0.00638272785364066" calcext:value-type="float">
            <text:p>0.006</text:p>
          </table:table-cell>
          <table:table-cell table:style-name="ce9" table:formula="of:=([.L43]-[.N43])/[.Q43]" office:value-type="float" office:value="-1.32138330090156" calcext:value-type="float">
            <text:p>-1.3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3]+0.01" office:value-type="float" office:value="0.34" calcext:value-type="float">
            <text:p>0.34</text:p>
          </table:table-cell>
          <table:table-cell table:style-name="ce29" table:formula="of:=[.$B$4]+[.A44]*[.$D$4]" office:value-type="float" office:value="0.3539429" calcext:value-type="float">
            <text:p>0.354</text:p>
          </table:table-cell>
          <table:table-cell table:style-name="ce29" table:formula="of:=SQRT([.$C$4]^2+([.A44]*[.$E$4])^2)" office:value-type="float" office:value="0.00393733905699825" calcext:value-type="float">
            <text:p>0.004</text:p>
          </table:table-cell>
          <table:table-cell table:style-name="ce29" table:formula="of:=[.$B$3]+[.A44]*[.$D$3]" office:value-type="float" office:value="0.3557578" calcext:value-type="float">
            <text:p>0.356</text:p>
          </table:table-cell>
          <table:table-cell table:style-name="ce29" table:formula="of:=SQRT([.$C$3]^2+([.A44]*[.$E$3])^2)" office:value-type="float" office:value="0.0050958861687212" calcext:value-type="float">
            <text:p>0.005</text:p>
          </table:table-cell>
          <table:table-cell table:style-name="ce29" table:formula="of:=[.B44]-[.D44]" office:value-type="float" office:value="-0.00181490000000006" calcext:value-type="float">
            <text:p>-0.002</text:p>
          </table:table-cell>
          <table:table-cell table:style-name="ce29" table:formula="of:=SQRT([.C44]^2+[.E44]^2)" office:value-type="float" office:value="0.00643977442883894" calcext:value-type="float">
            <text:p>0.006</text:p>
          </table:table-cell>
          <table:table-cell table:style-name="ce9" table:formula="of:=([.B44]-[.D44])/[.G44]" office:value-type="float" office:value="-0.281826641609135" calcext:value-type="float">
            <text:p>-0.3</text:p>
          </table:table-cell>
          <table:table-cell table:style-name="ce8" table:number-columns-repeated="2"/>
          <table:table-cell table:style-name="ce16" table:formula="of:=[.K43]+0.01" office:value-type="float" office:value="0.34" calcext:value-type="float">
            <text:p>0.34</text:p>
          </table:table-cell>
          <table:table-cell table:style-name="ce29" table:formula="of:=[.$L$4]+[.K44]*[.$N$4]" office:value-type="float" office:value="0.34613123" calcext:value-type="float">
            <text:p>0.346</text:p>
          </table:table-cell>
          <table:table-cell table:style-name="ce29" table:formula="of:=SQRT([.$M$4]^2+([.K44]*[.$O$4])^2)" office:value-type="float" office:value="0.00355228758909874" calcext:value-type="float">
            <text:p>0.004</text:p>
          </table:table-cell>
          <table:table-cell table:style-name="ce29" table:formula="of:=[.$L$3]+[.K44]*[.$N$3]" office:value-type="float" office:value="0.35522984" calcext:value-type="float">
            <text:p>0.355</text:p>
          </table:table-cell>
          <table:table-cell table:style-name="ce29" table:formula="of:=SQRT([.$M$3]^2+([.K44]*[.$O$3])^2)" office:value-type="float" office:value="0.00542739088959732" calcext:value-type="float">
            <text:p>0.005</text:p>
          </table:table-cell>
          <table:table-cell table:style-name="ce29" table:formula="of:=[.L44]-[.N44]" office:value-type="float" office:value="-0.00909861000000006" calcext:value-type="float">
            <text:p>-0.009</text:p>
          </table:table-cell>
          <table:table-cell table:style-name="ce29" table:formula="of:=SQRT([.M44]^2+[.O44]^2)" office:value-type="float" office:value="0.00648654908130271" calcext:value-type="float">
            <text:p>0.006</text:p>
          </table:table-cell>
          <table:table-cell table:style-name="ce9" table:formula="of:=([.L44]-[.N44])/[.Q44]" office:value-type="float" office:value="-1.40268883900479" calcext:value-type="float">
            <text:p>-1.4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4]+0.01" office:value-type="float" office:value="0.35" calcext:value-type="float">
            <text:p>0.35</text:p>
          </table:table-cell>
          <table:table-cell table:style-name="ce29" table:formula="of:=[.$B$4]+[.A45]*[.$D$4]" office:value-type="float" office:value="0.3640456" calcext:value-type="float">
            <text:p>0.364</text:p>
          </table:table-cell>
          <table:table-cell table:style-name="ce29" table:formula="of:=SQRT([.$C$4]^2+([.A45]*[.$E$4])^2)" office:value-type="float" office:value="0.00400079340141228" calcext:value-type="float">
            <text:p>0.004</text:p>
          </table:table-cell>
          <table:table-cell table:style-name="ce29" table:formula="of:=[.$B$3]+[.A45]*[.$D$3]" office:value-type="float" office:value="0.3661765" calcext:value-type="float">
            <text:p>0.366</text:p>
          </table:table-cell>
          <table:table-cell table:style-name="ce29" table:formula="of:=SQRT([.$C$3]^2+([.A45]*[.$E$3])^2)" office:value-type="float" office:value="0.0051782056990839" calcext:value-type="float">
            <text:p>0.005</text:p>
          </table:table-cell>
          <table:table-cell table:style-name="ce29" table:formula="of:=[.B45]-[.D45]" office:value-type="float" office:value="-0.0021309000000001" calcext:value-type="float">
            <text:p>-0.002</text:p>
          </table:table-cell>
          <table:table-cell table:style-name="ce29" table:formula="of:=SQRT([.C45]^2+[.E45]^2)" office:value-type="float" office:value="0.00654371164575648" calcext:value-type="float">
            <text:p>0.007</text:p>
          </table:table-cell>
          <table:table-cell table:style-name="ce9" table:formula="of:=([.B45]-[.D45])/[.G45]" office:value-type="float" office:value="-0.325640877128497" calcext:value-type="float">
            <text:p>-0.3</text:p>
          </table:table-cell>
          <table:table-cell table:style-name="ce8" table:number-columns-repeated="2"/>
          <table:table-cell table:style-name="ce16" table:formula="of:=[.K44]+0.01" office:value-type="float" office:value="0.35" calcext:value-type="float">
            <text:p>0.35</text:p>
          </table:table-cell>
          <table:table-cell table:style-name="ce29" table:formula="of:=[.$L$4]+[.K45]*[.$N$4]" office:value-type="float" office:value="0.35612225" calcext:value-type="float">
            <text:p>0.356</text:p>
          </table:table-cell>
          <table:table-cell table:style-name="ce29" table:formula="of:=SQRT([.$M$4]^2+([.K45]*[.$O$4])^2)" office:value-type="float" office:value="0.00361018579915508" calcext:value-type="float">
            <text:p>0.004</text:p>
          </table:table-cell>
          <table:table-cell table:style-name="ce29" table:formula="of:=[.$L$3]+[.K45]*[.$N$3]" office:value-type="float" office:value="0.36588544" calcext:value-type="float">
            <text:p>0.366</text:p>
          </table:table-cell>
          <table:table-cell table:style-name="ce29" table:formula="of:=SQRT([.$M$3]^2+([.K45]*[.$O$3])^2)" office:value-type="float" office:value="0.00551523937065519" calcext:value-type="float">
            <text:p>0.006</text:p>
          </table:table-cell>
          <table:table-cell table:style-name="ce29" table:formula="of:=[.L45]-[.N45]" office:value-type="float" office:value="-0.00976319000000009" calcext:value-type="float">
            <text:p>-0.010</text:p>
          </table:table-cell>
          <table:table-cell table:style-name="ce29" table:formula="of:=SQRT([.M45]^2+[.O45]^2)" office:value-type="float" office:value="0.00659176052508327" calcext:value-type="float">
            <text:p>0.007</text:p>
          </table:table-cell>
          <table:table-cell table:style-name="ce9" table:formula="of:=([.L45]-[.N45])/[.Q45]" office:value-type="float" office:value="-1.48112025047766" calcext:value-type="float">
            <text:p>-1.5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5]+0.01" office:value-type="float" office:value="0.36" calcext:value-type="float">
            <text:p>0.36</text:p>
          </table:table-cell>
          <table:table-cell table:style-name="ce29" table:formula="of:=[.$B$4]+[.A46]*[.$D$4]" office:value-type="float" office:value="0.3741483" calcext:value-type="float">
            <text:p>0.374</text:p>
          </table:table-cell>
          <table:table-cell table:style-name="ce29" table:formula="of:=SQRT([.$C$4]^2+([.A46]*[.$E$4])^2)" office:value-type="float" office:value="0.0040650531475509" calcext:value-type="float">
            <text:p>0.004</text:p>
          </table:table-cell>
          <table:table-cell table:style-name="ce29" table:formula="of:=[.$B$3]+[.A46]*[.$D$3]" office:value-type="float" office:value="0.3765952" calcext:value-type="float">
            <text:p>0.377</text:p>
          </table:table-cell>
          <table:table-cell table:style-name="ce29" table:formula="of:=SQRT([.$C$3]^2+([.A46]*[.$E$3])^2)" office:value-type="float" office:value="0.00526156701147329" calcext:value-type="float">
            <text:p>0.005</text:p>
          </table:table-cell>
          <table:table-cell table:style-name="ce29" table:formula="of:=[.B46]-[.D46]" office:value-type="float" office:value="-0.00244690000000003" calcext:value-type="float">
            <text:p>-0.002</text:p>
          </table:table-cell>
          <table:table-cell table:style-name="ce29" table:formula="of:=SQRT([.C46]^2+[.E46]^2)" office:value-type="float" office:value="0.00664896567209047" calcext:value-type="float">
            <text:p>0.007</text:p>
          </table:table-cell>
          <table:table-cell table:style-name="ce9" table:formula="of:=([.B46]-[.D46])/[.G46]" office:value-type="float" office:value="-0.36801212709987" calcext:value-type="float">
            <text:p>-0.4</text:p>
          </table:table-cell>
          <table:table-cell table:style-name="ce8" table:number-columns-repeated="2"/>
          <table:table-cell table:style-name="ce16" table:formula="of:=[.K45]+0.01" office:value-type="float" office:value="0.36" calcext:value-type="float">
            <text:p>0.36</text:p>
          </table:table-cell>
          <table:table-cell table:style-name="ce29" table:formula="of:=[.$L$4]+[.K46]*[.$N$4]" office:value-type="float" office:value="0.36611327" calcext:value-type="float">
            <text:p>0.366</text:p>
          </table:table-cell>
          <table:table-cell table:style-name="ce29" table:formula="of:=SQRT([.$M$4]^2+([.K46]*[.$O$4])^2)" office:value-type="float" office:value="0.0036688085287171" calcext:value-type="float">
            <text:p>0.004</text:p>
          </table:table-cell>
          <table:table-cell table:style-name="ce29" table:formula="of:=[.$L$3]+[.K46]*[.$N$3]" office:value-type="float" office:value="0.37654104" calcext:value-type="float">
            <text:p>0.377</text:p>
          </table:table-cell>
          <table:table-cell table:style-name="ce29" table:formula="of:=SQRT([.$M$3]^2+([.K46]*[.$O$3])^2)" office:value-type="float" office:value="0.00560419685065969" calcext:value-type="float">
            <text:p>0.006</text:p>
          </table:table-cell>
          <table:table-cell table:style-name="ce29" table:formula="of:=[.L46]-[.N46]" office:value-type="float" office:value="-0.0104277700000001" calcext:value-type="float">
            <text:p>-0.010</text:p>
          </table:table-cell>
          <table:table-cell table:style-name="ce29" table:formula="of:=SQRT([.M46]^2+[.O46]^2)" office:value-type="float" office:value="0.00669829667612083" calcext:value-type="float">
            <text:p>0.007</text:p>
          </table:table-cell>
          <table:table-cell table:style-name="ce9" table:formula="of:=([.L46]-[.N46])/[.Q46]" office:value-type="float" office:value="-1.55677935812767" calcext:value-type="float">
            <text:p>-1.6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6]+0.01" office:value-type="float" office:value="0.37" calcext:value-type="float">
            <text:p>0.37</text:p>
          </table:table-cell>
          <table:table-cell table:style-name="ce29" table:formula="of:=[.$B$4]+[.A47]*[.$D$4]" office:value-type="float" office:value="0.384251" calcext:value-type="float">
            <text:p>0.384</text:p>
          </table:table-cell>
          <table:table-cell table:style-name="ce29" table:formula="of:=SQRT([.$C$4]^2+([.A47]*[.$E$4])^2)" office:value-type="float" office:value="0.00413008070195392" calcext:value-type="float">
            <text:p>0.004</text:p>
          </table:table-cell>
          <table:table-cell table:style-name="ce29" table:formula="of:=[.$B$3]+[.A47]*[.$D$3]" office:value-type="float" office:value="0.3870139" calcext:value-type="float">
            <text:p>0.387</text:p>
          </table:table-cell>
          <table:table-cell table:style-name="ce29" table:formula="of:=SQRT([.$C$3]^2+([.A47]*[.$E$3])^2)" office:value-type="float" office:value="0.00534592137121011" calcext:value-type="float">
            <text:p>0.005</text:p>
          </table:table-cell>
          <table:table-cell table:style-name="ce29" table:formula="of:=[.B47]-[.D47]" office:value-type="float" office:value="-0.00276290000000001" calcext:value-type="float">
            <text:p>-0.003</text:p>
          </table:table-cell>
          <table:table-cell table:style-name="ce29" table:formula="of:=SQRT([.C47]^2+[.E47]^2)" office:value-type="float" office:value="0.00675547495827001" calcext:value-type="float">
            <text:p>0.007</text:p>
          </table:table-cell>
          <table:table-cell table:style-name="ce9" table:formula="of:=([.B47]-[.D47])/[.G47]" office:value-type="float" office:value="-0.408986787319475" calcext:value-type="float">
            <text:p>-0.4</text:p>
          </table:table-cell>
          <table:table-cell table:style-name="ce8" table:number-columns-repeated="2"/>
          <table:table-cell table:style-name="ce16" table:formula="of:=[.K46]+0.01" office:value-type="float" office:value="0.37" calcext:value-type="float">
            <text:p>0.37</text:p>
          </table:table-cell>
          <table:table-cell table:style-name="ce29" table:formula="of:=[.$L$4]+[.K47]*[.$N$4]" office:value-type="float" office:value="0.37610429" calcext:value-type="float">
            <text:p>0.376</text:p>
          </table:table-cell>
          <table:table-cell table:style-name="ce29" table:formula="of:=SQRT([.$M$4]^2+([.K47]*[.$O$4])^2)" office:value-type="float" office:value="0.00372812159988969" calcext:value-type="float">
            <text:p>0.004</text:p>
          </table:table-cell>
          <table:table-cell table:style-name="ce29" table:formula="of:=[.$L$3]+[.K47]*[.$N$3]" office:value-type="float" office:value="0.38719664" calcext:value-type="float">
            <text:p>0.387</text:p>
          </table:table-cell>
          <table:table-cell table:style-name="ce29" table:formula="of:=SQRT([.$M$3]^2+([.K47]*[.$O$3])^2)" office:value-type="float" office:value="0.00569421135403675" calcext:value-type="float">
            <text:p>0.006</text:p>
          </table:table-cell>
          <table:table-cell table:style-name="ce29" table:formula="of:=[.L47]-[.N47]" office:value-type="float" office:value="-0.0110923500000001" calcext:value-type="float">
            <text:p>-0.011</text:p>
          </table:table-cell>
          <table:table-cell table:style-name="ce29" table:formula="of:=SQRT([.M47]^2+[.O47]^2)" office:value-type="float" office:value="0.00680609532757256" calcext:value-type="float">
            <text:p>0.007</text:p>
          </table:table-cell>
          <table:table-cell table:style-name="ce9" table:formula="of:=([.L47]-[.N47])/[.Q47]" office:value-type="float" office:value="-1.62976706409962" calcext:value-type="float">
            <text:p>-1.6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7]+0.01" office:value-type="float" office:value="0.38" calcext:value-type="float">
            <text:p>0.38</text:p>
          </table:table-cell>
          <table:table-cell table:style-name="ce29" table:formula="of:=[.$B$4]+[.A48]*[.$D$4]" office:value-type="float" office:value="0.3943537" calcext:value-type="float">
            <text:p>0.394</text:p>
          </table:table-cell>
          <table:table-cell table:style-name="ce29" table:formula="of:=SQRT([.$C$4]^2+([.A48]*[.$E$4])^2)" office:value-type="float" office:value="0.00419584036606496" calcext:value-type="float">
            <text:p>0.004</text:p>
          </table:table-cell>
          <table:table-cell table:style-name="ce29" table:formula="of:=[.$B$3]+[.A48]*[.$D$3]" office:value-type="float" office:value="0.3974326" calcext:value-type="float">
            <text:p>0.397</text:p>
          </table:table-cell>
          <table:table-cell table:style-name="ce29" table:formula="of:=SQRT([.$C$3]^2+([.A48]*[.$E$3])^2)" office:value-type="float" office:value="0.00543122250831579" calcext:value-type="float">
            <text:p>0.005</text:p>
          </table:table-cell>
          <table:table-cell table:style-name="ce29" table:formula="of:=[.B48]-[.D48]" office:value-type="float" office:value="-0.00307890000000011" calcext:value-type="float">
            <text:p>-0.003</text:p>
          </table:table-cell>
          <table:table-cell table:style-name="ce29" table:formula="of:=SQRT([.C48]^2+[.E48]^2)" office:value-type="float" office:value="0.00686318106364215" calcext:value-type="float">
            <text:p>0.007</text:p>
          </table:table-cell>
          <table:table-cell table:style-name="ce9" table:formula="of:=([.B48]-[.D48])/[.G48]" office:value-type="float" office:value="-0.448611215622832" calcext:value-type="float">
            <text:p>-0.4</text:p>
          </table:table-cell>
          <table:table-cell table:style-name="ce8" table:number-columns-repeated="2"/>
          <table:table-cell table:style-name="ce16" table:formula="of:=[.K47]+0.01" office:value-type="float" office:value="0.38" calcext:value-type="float">
            <text:p>0.38</text:p>
          </table:table-cell>
          <table:table-cell table:style-name="ce29" table:formula="of:=[.$L$4]+[.K48]*[.$N$4]" office:value-type="float" office:value="0.38609531" calcext:value-type="float">
            <text:p>0.386</text:p>
          </table:table-cell>
          <table:table-cell table:style-name="ce29" table:formula="of:=SQRT([.$M$4]^2+([.K48]*[.$O$4])^2)" office:value-type="float" office:value="0.00378809258518731" calcext:value-type="float">
            <text:p>0.004</text:p>
          </table:table-cell>
          <table:table-cell table:style-name="ce29" table:formula="of:=[.$L$3]+[.K48]*[.$N$3]" office:value-type="float" office:value="0.39785224" calcext:value-type="float">
            <text:p>0.398</text:p>
          </table:table-cell>
          <table:table-cell table:style-name="ce29" table:formula="of:=SQRT([.$M$3]^2+([.K48]*[.$O$3])^2)" office:value-type="float" office:value="0.00578523354119054" calcext:value-type="float">
            <text:p>0.006</text:p>
          </table:table-cell>
          <table:table-cell table:style-name="ce29" table:formula="of:=[.L48]-[.N48]" office:value-type="float" office:value="-0.0117569300000001" calcext:value-type="float">
            <text:p>-0.012</text:p>
          </table:table-cell>
          <table:table-cell table:style-name="ce29" table:formula="of:=SQRT([.M48]^2+[.O48]^2)" office:value-type="float" office:value="0.00691509743677318" calcext:value-type="float">
            <text:p>0.007</text:p>
          </table:table-cell>
          <table:table-cell table:style-name="ce9" table:formula="of:=([.L48]-[.N48])/[.Q48]" office:value-type="float" office:value="-1.70018284015478" calcext:value-type="float">
            <text:p>-1.7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8]+0.01" office:value-type="float" office:value="0.39" calcext:value-type="float">
            <text:p>0.39</text:p>
          </table:table-cell>
          <table:table-cell table:style-name="ce29" table:formula="of:=[.$B$4]+[.A49]*[.$D$4]" office:value-type="float" office:value="0.4044564" calcext:value-type="float">
            <text:p>0.404</text:p>
          </table:table-cell>
          <table:table-cell table:style-name="ce29" table:formula="of:=SQRT([.$C$4]^2+([.A49]*[.$E$4])^2)" office:value-type="float" office:value="0.00426229825457551" calcext:value-type="float">
            <text:p>0.004</text:p>
          </table:table-cell>
          <table:table-cell table:style-name="ce29" table:formula="of:=[.$B$3]+[.A49]*[.$D$3]" office:value-type="float" office:value="0.4078513" calcext:value-type="float">
            <text:p>0.408</text:p>
          </table:table-cell>
          <table:table-cell table:style-name="ce29" table:formula="of:=SQRT([.$C$3]^2+([.A49]*[.$E$3])^2)" office:value-type="float" office:value="0.00551742651054357" calcext:value-type="float">
            <text:p>0.006</text:p>
          </table:table-cell>
          <table:table-cell table:style-name="ce29" table:formula="of:=[.B49]-[.D49]" office:value-type="float" office:value="-0.00339490000000009" calcext:value-type="float">
            <text:p>-0.003</text:p>
          </table:table-cell>
          <table:table-cell table:style-name="ce29" table:formula="of:=SQRT([.C49]^2+[.E49]^2)" office:value-type="float" office:value="0.00697202852190139" calcext:value-type="float">
            <text:p>0.007</text:p>
          </table:table-cell>
          <table:table-cell table:style-name="ce9" table:formula="of:=([.B49]-[.D49])/[.G49]" office:value-type="float" office:value="-0.486931456079908" calcext:value-type="float">
            <text:p>-0.5</text:p>
          </table:table-cell>
          <table:table-cell table:style-name="ce8" table:number-columns-repeated="2"/>
          <table:table-cell table:style-name="ce16" table:formula="of:=[.K48]+0.01" office:value-type="float" office:value="0.39" calcext:value-type="float">
            <text:p>0.39</text:p>
          </table:table-cell>
          <table:table-cell table:style-name="ce29" table:formula="of:=[.$L$4]+[.K49]*[.$N$4]" office:value-type="float" office:value="0.39608633" calcext:value-type="float">
            <text:p>0.396</text:p>
          </table:table-cell>
          <table:table-cell table:style-name="ce29" table:formula="of:=SQRT([.$M$4]^2+([.K49]*[.$O$4])^2)" office:value-type="float" office:value="0.00384869072952717" calcext:value-type="float">
            <text:p>0.004</text:p>
          </table:table-cell>
          <table:table-cell table:style-name="ce29" table:formula="of:=[.$L$3]+[.K49]*[.$N$3]" office:value-type="float" office:value="0.40850784" calcext:value-type="float">
            <text:p>0.409</text:p>
          </table:table-cell>
          <table:table-cell table:style-name="ce29" table:formula="of:=SQRT([.$M$3]^2+([.K49]*[.$O$3])^2)" office:value-type="float" office:value="0.0058772165934198" calcext:value-type="float">
            <text:p>0.006</text:p>
          </table:table-cell>
          <table:table-cell table:style-name="ce29" table:formula="of:=[.L49]-[.N49]" office:value-type="float" office:value="-0.0124215100000001" calcext:value-type="float">
            <text:p>-0.012</text:p>
          </table:table-cell>
          <table:table-cell table:style-name="ce29" table:formula="of:=SQRT([.M49]^2+[.O49]^2)" office:value-type="float" office:value="0.00702524698622884" calcext:value-type="float">
            <text:p>0.007</text:p>
          </table:table-cell>
          <table:table-cell table:style-name="ce9" table:formula="of:=([.L49]-[.N49])/[.Q49]" office:value-type="float" office:value="-1.76812431283188" calcext:value-type="float">
            <text:p>-1.8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49]+0.01" office:value-type="float" office:value="0.4" calcext:value-type="float">
            <text:p>0.40</text:p>
          </table:table-cell>
          <table:table-cell table:style-name="ce29" table:formula="of:=[.$B$4]+[.A50]*[.$D$4]" office:value-type="float" office:value="0.4145591" calcext:value-type="float">
            <text:p>0.415</text:p>
          </table:table-cell>
          <table:table-cell table:style-name="ce29" table:formula="of:=SQRT([.$C$4]^2+([.A50]*[.$E$4])^2)" office:value-type="float" office:value="0.00432942221376294" calcext:value-type="float">
            <text:p>0.004</text:p>
          </table:table-cell>
          <table:table-cell table:style-name="ce29" table:formula="of:=[.$B$3]+[.A50]*[.$D$3]" office:value-type="float" office:value="0.41827" calcext:value-type="float">
            <text:p>0.418</text:p>
          </table:table-cell>
          <table:table-cell table:style-name="ce29" table:formula="of:=SQRT([.$C$3]^2+([.A50]*[.$E$3])^2)" office:value-type="float" office:value="0.0056044917165074" calcext:value-type="float">
            <text:p>0.006</text:p>
          </table:table-cell>
          <table:table-cell table:style-name="ce29" table:formula="of:=[.B50]-[.D50]" office:value-type="float" office:value="-0.00371090000000013" calcext:value-type="float">
            <text:p>-0.004</text:p>
          </table:table-cell>
          <table:table-cell table:style-name="ce29" table:formula="of:=SQRT([.C50]^2+[.E50]^2)" office:value-type="float" office:value="0.00708196470659266" calcext:value-type="float">
            <text:p>0.007</text:p>
          </table:table-cell>
          <table:table-cell table:style-name="ce9" table:formula="of:=([.B50]-[.D50])/[.G50]" office:value-type="float" office:value="-0.523993009531044" calcext:value-type="float">
            <text:p>-0.5</text:p>
          </table:table-cell>
          <table:table-cell table:style-name="ce8" table:number-columns-repeated="2"/>
          <table:table-cell table:style-name="ce16" table:formula="of:=[.K49]+0.01" office:value-type="float" office:value="0.4" calcext:value-type="float">
            <text:p>0.40</text:p>
          </table:table-cell>
          <table:table-cell table:style-name="ce29" table:formula="of:=[.$L$4]+[.K50]*[.$N$4]" office:value-type="float" office:value="0.40607735" calcext:value-type="float">
            <text:p>0.406</text:p>
          </table:table-cell>
          <table:table-cell table:style-name="ce29" table:formula="of:=SQRT([.$M$4]^2+([.K50]*[.$O$4])^2)" office:value-type="float" office:value="0.00390988687257777" calcext:value-type="float">
            <text:p>0.004</text:p>
          </table:table-cell>
          <table:table-cell table:style-name="ce29" table:formula="of:=[.$L$3]+[.K50]*[.$N$3]" office:value-type="float" office:value="0.41916344" calcext:value-type="float">
            <text:p>0.419</text:p>
          </table:table-cell>
          <table:table-cell table:style-name="ce29" table:formula="of:=SQRT([.$M$3]^2+([.K50]*[.$O$3])^2)" office:value-type="float" office:value="0.00597011609803361" calcext:value-type="float">
            <text:p>0.006</text:p>
          </table:table-cell>
          <table:table-cell table:style-name="ce29" table:formula="of:=[.L50]-[.N50]" office:value-type="float" office:value="-0.0130860900000001" calcext:value-type="float">
            <text:p>-0.013</text:p>
          </table:table-cell>
          <table:table-cell table:style-name="ce29" table:formula="of:=SQRT([.M50]^2+[.O50]^2)" office:value-type="float" office:value="0.00713649084497108" calcext:value-type="float">
            <text:p>0.007</text:p>
          </table:table-cell>
          <table:table-cell table:style-name="ce9" table:formula="of:=([.L50]-[.N50])/[.Q50]" office:value-type="float" office:value="-1.83368693161311" calcext:value-type="float">
            <text:p>-1.8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0]+0.01" office:value-type="float" office:value="0.41" calcext:value-type="float">
            <text:p>0.41</text:p>
          </table:table-cell>
          <table:table-cell table:style-name="ce29" table:formula="of:=[.$B$4]+[.A51]*[.$D$4]" office:value-type="float" office:value="0.4246618" calcext:value-type="float">
            <text:p>0.425</text:p>
          </table:table-cell>
          <table:table-cell table:style-name="ce29" table:formula="of:=SQRT([.$C$4]^2+([.A51]*[.$E$4])^2)" office:value-type="float" office:value="0.0043971817405811" calcext:value-type="float">
            <text:p>0.004</text:p>
          </table:table-cell>
          <table:table-cell table:style-name="ce29" table:formula="of:=[.$B$3]+[.A51]*[.$D$3]" office:value-type="float" office:value="0.4286887" calcext:value-type="float">
            <text:p>0.429</text:p>
          </table:table-cell>
          <table:table-cell table:style-name="ce29" table:formula="of:=SQRT([.$C$3]^2+([.A51]*[.$E$3])^2)" office:value-type="float" office:value="0.00569237860988612" calcext:value-type="float">
            <text:p>0.006</text:p>
          </table:table-cell>
          <table:table-cell table:style-name="ce29" table:formula="of:=[.B51]-[.D51]" office:value-type="float" office:value="-0.00402690000000011" calcext:value-type="float">
            <text:p>-0.004</text:p>
          </table:table-cell>
          <table:table-cell table:style-name="ce29" table:formula="of:=SQRT([.C51]^2+[.E51]^2)" office:value-type="float" office:value="0.00719293969792524" calcext:value-type="float">
            <text:p>0.007</text:p>
          </table:table-cell>
          <table:table-cell table:style-name="ce9" table:formula="of:=([.B51]-[.D51])/[.G51]" office:value-type="float" office:value="-0.55984064500939" calcext:value-type="float">
            <text:p>-0.6</text:p>
          </table:table-cell>
          <table:table-cell table:style-name="ce8" table:number-columns-repeated="2"/>
          <table:table-cell table:style-name="ce16" table:formula="of:=[.K50]+0.01" office:value-type="float" office:value="0.41" calcext:value-type="float">
            <text:p>0.41</text:p>
          </table:table-cell>
          <table:table-cell table:style-name="ce29" table:formula="of:=[.$L$4]+[.K51]*[.$N$4]" office:value-type="float" office:value="0.41606837" calcext:value-type="float">
            <text:p>0.416</text:p>
          </table:table-cell>
          <table:table-cell table:style-name="ce29" table:formula="of:=SQRT([.$M$4]^2+([.K51]*[.$O$4])^2)" office:value-type="float" office:value="0.00397165337213282" calcext:value-type="float">
            <text:p>0.004</text:p>
          </table:table-cell>
          <table:table-cell table:style-name="ce29" table:formula="of:=[.$L$3]+[.K51]*[.$N$3]" office:value-type="float" office:value="0.42981904" calcext:value-type="float">
            <text:p>0.430</text:p>
          </table:table-cell>
          <table:table-cell table:style-name="ce29" table:formula="of:=SQRT([.$M$3]^2+([.K51]*[.$O$3])^2)" office:value-type="float" office:value="0.00606388993470437" calcext:value-type="float">
            <text:p>0.006</text:p>
          </table:table-cell>
          <table:table-cell table:style-name="ce29" table:formula="of:=[.L51]-[.N51]" office:value-type="float" office:value="-0.0137506700000001" calcext:value-type="float">
            <text:p>-0.014</text:p>
          </table:table-cell>
          <table:table-cell table:style-name="ce29" table:formula="of:=SQRT([.M51]^2+[.O51]^2)" office:value-type="float" office:value="0.00724877863150634" calcext:value-type="float">
            <text:p>0.007</text:p>
          </table:table-cell>
          <table:table-cell table:style-name="ce9" table:formula="of:=([.L51]-[.N51])/[.Q51]" office:value-type="float" office:value="-1.89696370920113" calcext:value-type="float">
            <text:p>-1.9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1]+0.01" office:value-type="float" office:value="0.42" calcext:value-type="float">
            <text:p>0.42</text:p>
          </table:table-cell>
          <table:table-cell table:style-name="ce29" table:formula="of:=[.$B$4]+[.A52]*[.$D$4]" office:value-type="float" office:value="0.4347645" calcext:value-type="float">
            <text:p>0.435</text:p>
          </table:table-cell>
          <table:table-cell table:style-name="ce29" table:formula="of:=SQRT([.$C$4]^2+([.A52]*[.$E$4])^2)" office:value-type="float" office:value="0.00446554790311166" calcext:value-type="float">
            <text:p>0.004</text:p>
          </table:table-cell>
          <table:table-cell table:style-name="ce29" table:formula="of:=[.$B$3]+[.A52]*[.$D$3]" office:value-type="float" office:value="0.4391074" calcext:value-type="float">
            <text:p>0.439</text:p>
          </table:table-cell>
          <table:table-cell table:style-name="ce29" table:formula="of:=SQRT([.$C$3]^2+([.A52]*[.$E$3])^2)" office:value-type="float" office:value="0.00578104971548559" calcext:value-type="float">
            <text:p>0.006</text:p>
          </table:table-cell>
          <table:table-cell table:style-name="ce29" table:formula="of:=[.B52]-[.D52]" office:value-type="float" office:value="-0.00434290000000004" calcext:value-type="float">
            <text:p>-0.004</text:p>
          </table:table-cell>
          <table:table-cell table:style-name="ce29" table:formula="of:=SQRT([.C52]^2+[.E52]^2)" office:value-type="float" office:value="0.00730490615188867" calcext:value-type="float">
            <text:p>0.007</text:p>
          </table:table-cell>
          <table:table-cell table:style-name="ce9" table:formula="of:=([.B52]-[.D52])/[.G52]" office:value-type="float" office:value="-0.594518247010906" calcext:value-type="float">
            <text:p>-0.6</text:p>
          </table:table-cell>
          <table:table-cell table:style-name="ce8" table:number-columns-repeated="2"/>
          <table:table-cell table:style-name="ce16" table:formula="of:=[.K51]+0.01" office:value-type="float" office:value="0.42" calcext:value-type="float">
            <text:p>0.42</text:p>
          </table:table-cell>
          <table:table-cell table:style-name="ce29" table:formula="of:=[.$L$4]+[.K52]*[.$N$4]" office:value-type="float" office:value="0.42605939" calcext:value-type="float">
            <text:p>0.426</text:p>
          </table:table-cell>
          <table:table-cell table:style-name="ce29" table:formula="of:=SQRT([.$M$4]^2+([.K52]*[.$O$4])^2)" office:value-type="float" office:value="0.00403396402904169" calcext:value-type="float">
            <text:p>0.004</text:p>
          </table:table-cell>
          <table:table-cell table:style-name="ce29" table:formula="of:=[.$L$3]+[.K52]*[.$N$3]" office:value-type="float" office:value="0.44047464" calcext:value-type="float">
            <text:p>0.440</text:p>
          </table:table-cell>
          <table:table-cell table:style-name="ce29" table:formula="of:=SQRT([.$M$3]^2+([.K52]*[.$O$3])^2)" office:value-type="float" office:value="0.00615849816388671" calcext:value-type="float">
            <text:p>0.006</text:p>
          </table:table-cell>
          <table:table-cell table:style-name="ce29" table:formula="of:=[.L52]-[.N52]" office:value-type="float" office:value="-0.0144152500000001" calcext:value-type="float">
            <text:p>-0.014</text:p>
          </table:table-cell>
          <table:table-cell table:style-name="ce29" table:formula="of:=SQRT([.M52]^2+[.O52]^2)" office:value-type="float" office:value="0.00736206257934543" calcext:value-type="float">
            <text:p>0.007</text:p>
          </table:table-cell>
          <table:table-cell table:style-name="ce9" table:formula="of:=([.L52]-[.N52])/[.Q52]" office:value-type="float" office:value="-1.9580450240185" calcext:value-type="float">
            <text:p>-2.0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2]+0.01" office:value-type="float" office:value="0.43" calcext:value-type="float">
            <text:p>0.43</text:p>
          </table:table-cell>
          <table:table-cell table:style-name="ce29" table:formula="of:=[.$B$4]+[.A53]*[.$D$4]" office:value-type="float" office:value="0.4448672" calcext:value-type="float">
            <text:p>0.445</text:p>
          </table:table-cell>
          <table:table-cell table:style-name="ce29" table:formula="of:=SQRT([.$C$4]^2+([.A53]*[.$E$4])^2)" office:value-type="float" office:value="0.00453449326285522" calcext:value-type="float">
            <text:p>0.005</text:p>
          </table:table-cell>
          <table:table-cell table:style-name="ce29" table:formula="of:=[.$B$3]+[.A53]*[.$D$3]" office:value-type="float" office:value="0.4495261" calcext:value-type="float">
            <text:p>0.450</text:p>
          </table:table-cell>
          <table:table-cell table:style-name="ce29" table:formula="of:=SQRT([.$C$3]^2+([.A53]*[.$E$3])^2)" office:value-type="float" office:value="0.00587046949777282" calcext:value-type="float">
            <text:p>0.006</text:p>
          </table:table-cell>
          <table:table-cell table:style-name="ce29" table:formula="of:=[.B53]-[.D53]" office:value-type="float" office:value="-0.00465890000000008" calcext:value-type="float">
            <text:p>-0.005</text:p>
          </table:table-cell>
          <table:table-cell table:style-name="ce29" table:formula="of:=SQRT([.C53]^2+[.E53]^2)" office:value-type="float" office:value="0.00741781917244957" calcext:value-type="float">
            <text:p>0.007</text:p>
          </table:table-cell>
          <table:table-cell table:style-name="ce9" table:formula="of:=([.B53]-[.D53])/[.G53]" office:value-type="float" office:value="-0.628068694004248" calcext:value-type="float">
            <text:p>-0.6</text:p>
          </table:table-cell>
          <table:table-cell table:style-name="ce8" table:number-columns-repeated="2"/>
          <table:table-cell table:style-name="ce16" table:formula="of:=[.K52]+0.01" office:value-type="float" office:value="0.43" calcext:value-type="float">
            <text:p>0.43</text:p>
          </table:table-cell>
          <table:table-cell table:style-name="ce29" table:formula="of:=[.$L$4]+[.K53]*[.$N$4]" office:value-type="float" office:value="0.43605041" calcext:value-type="float">
            <text:p>0.436</text:p>
          </table:table-cell>
          <table:table-cell table:style-name="ce29" table:formula="of:=SQRT([.$M$4]^2+([.K53]*[.$O$4])^2)" office:value-type="float" office:value="0.00409679401410919" calcext:value-type="float">
            <text:p>0.004</text:p>
          </table:table-cell>
          <table:table-cell table:style-name="ce29" table:formula="of:=[.$L$3]+[.K53]*[.$N$3]" office:value-type="float" office:value="0.45113024" calcext:value-type="float">
            <text:p>0.451</text:p>
          </table:table-cell>
          <table:table-cell table:style-name="ce29" table:formula="of:=SQRT([.$M$3]^2+([.K53]*[.$O$3])^2)" office:value-type="float" office:value="0.0062539029179514" calcext:value-type="float">
            <text:p>0.006</text:p>
          </table:table-cell>
          <table:table-cell table:style-name="ce29" table:formula="of:=[.L53]-[.N53]" office:value-type="float" office:value="-0.0150798300000001" calcext:value-type="float">
            <text:p>-0.015</text:p>
          </table:table-cell>
          <table:table-cell table:style-name="ce29" table:formula="of:=SQRT([.M53]^2+[.O53]^2)" office:value-type="float" office:value="0.00747629740588227" calcext:value-type="float">
            <text:p>0.007</text:p>
          </table:table-cell>
          <table:table-cell table:style-name="ce9" table:formula="of:=([.L53]-[.N53])/[.Q53]" office:value-type="float" office:value="-2.0170184760354" calcext:value-type="float">
            <text:p>-2.0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3]+0.01" office:value-type="float" office:value="0.44" calcext:value-type="float">
            <text:p>0.44</text:p>
          </table:table-cell>
          <table:table-cell table:style-name="ce29" table:formula="of:=[.$B$4]+[.A54]*[.$D$4]" office:value-type="float" office:value="0.4549699" calcext:value-type="float">
            <text:p>0.455</text:p>
          </table:table-cell>
          <table:table-cell table:style-name="ce29" table:formula="of:=SQRT([.$C$4]^2+([.A54]*[.$E$4])^2)" office:value-type="float" office:value="0.00460399179923065" calcext:value-type="float">
            <text:p>0.005</text:p>
          </table:table-cell>
          <table:table-cell table:style-name="ce29" table:formula="of:=[.$B$3]+[.A54]*[.$D$3]" office:value-type="float" office:value="0.4599448" calcext:value-type="float">
            <text:p>0.460</text:p>
          </table:table-cell>
          <table:table-cell table:style-name="ce29" table:formula="of:=SQRT([.$C$3]^2+([.A54]*[.$E$3])^2)" office:value-type="float" office:value="0.00596060426235327" calcext:value-type="float">
            <text:p>0.006</text:p>
          </table:table-cell>
          <table:table-cell table:style-name="ce29" table:formula="of:=[.B54]-[.D54]" office:value-type="float" office:value="-0.00497490000000006" calcext:value-type="float">
            <text:p>-0.005</text:p>
          </table:table-cell>
          <table:table-cell table:style-name="ce29" table:formula="of:=SQRT([.C54]^2+[.E54]^2)" office:value-type="float" office:value="0.00753163618742748" calcext:value-type="float">
            <text:p>0.008</text:p>
          </table:table-cell>
          <table:table-cell table:style-name="ce9" table:formula="of:=([.B54]-[.D54])/[.G54]" office:value-type="float" office:value="-0.660533764005308" calcext:value-type="float">
            <text:p>-0.7</text:p>
          </table:table-cell>
          <table:table-cell table:style-name="ce8" table:number-columns-repeated="2"/>
          <table:table-cell table:style-name="ce16" table:formula="of:=[.K53]+0.01" office:value-type="float" office:value="0.44" calcext:value-type="float">
            <text:p>0.44</text:p>
          </table:table-cell>
          <table:table-cell table:style-name="ce29" table:formula="of:=[.$L$4]+[.K54]*[.$N$4]" office:value-type="float" office:value="0.44604143" calcext:value-type="float">
            <text:p>0.446</text:p>
          </table:table-cell>
          <table:table-cell table:style-name="ce29" table:formula="of:=SQRT([.$M$4]^2+([.K54]*[.$O$4])^2)" office:value-type="float" office:value="0.00416011979727625" calcext:value-type="float">
            <text:p>0.004</text:p>
          </table:table-cell>
          <table:table-cell table:style-name="ce29" table:formula="of:=[.$L$3]+[.K54]*[.$N$3]" office:value-type="float" office:value="0.46178584" calcext:value-type="float">
            <text:p>0.462</text:p>
          </table:table-cell>
          <table:table-cell table:style-name="ce29" table:formula="of:=SQRT([.$M$3]^2+([.K54]*[.$O$3])^2)" office:value-type="float" office:value="0.00635006829553069" calcext:value-type="float">
            <text:p>0.006</text:p>
          </table:table-cell>
          <table:table-cell table:style-name="ce29" table:formula="of:=[.L54]-[.N54]" office:value-type="float" office:value="-0.0157444100000001" calcext:value-type="float">
            <text:p>-0.016</text:p>
          </table:table-cell>
          <table:table-cell table:style-name="ce29" table:formula="of:=SQRT([.M54]^2+[.O54]^2)" office:value-type="float" office:value="0.00759144018520819" calcext:value-type="float">
            <text:p>0.008</text:p>
          </table:table-cell>
          <table:table-cell table:style-name="ce9" table:formula="of:=([.L54]-[.N54])/[.Q54]" office:value-type="float" office:value="-2.07396878798806" calcext:value-type="float">
            <text:p>-2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4]+0.01" office:value-type="float" office:value="0.45" calcext:value-type="float">
            <text:p>0.45</text:p>
          </table:table-cell>
          <table:table-cell table:style-name="ce29" table:formula="of:=[.$B$4]+[.A55]*[.$D$4]" office:value-type="float" office:value="0.4650726" calcext:value-type="float">
            <text:p>0.465</text:p>
          </table:table-cell>
          <table:table-cell table:style-name="ce29" table:formula="of:=SQRT([.$C$4]^2+([.A55]*[.$E$4])^2)" office:value-type="float" office:value="0.00467401883655768" calcext:value-type="float">
            <text:p>0.005</text:p>
          </table:table-cell>
          <table:table-cell table:style-name="ce29" table:formula="of:=[.$B$3]+[.A55]*[.$D$3]" office:value-type="float" office:value="0.4703635" calcext:value-type="float">
            <text:p>0.470</text:p>
          </table:table-cell>
          <table:table-cell table:style-name="ce29" table:formula="of:=SQRT([.$C$3]^2+([.A55]*[.$E$3])^2)" office:value-type="float" office:value="0.00605142206074118" calcext:value-type="float">
            <text:p>0.006</text:p>
          </table:table-cell>
          <table:table-cell table:style-name="ce29" table:formula="of:=[.B55]-[.D55]" office:value-type="float" office:value="-0.00529090000000004" calcext:value-type="float">
            <text:p>-0.005</text:p>
          </table:table-cell>
          <table:table-cell table:style-name="ce29" table:formula="of:=SQRT([.C55]^2+[.E55]^2)" office:value-type="float" office:value="0.00764631682849469" calcext:value-type="float">
            <text:p>0.008</text:p>
          </table:table-cell>
          <table:table-cell table:style-name="ce9" table:formula="of:=([.B55]-[.D55])/[.G55]" office:value-type="float" office:value="-0.691954063462689" calcext:value-type="float">
            <text:p>-0.7</text:p>
          </table:table-cell>
          <table:table-cell table:style-name="ce8" table:number-columns-repeated="2"/>
          <table:table-cell table:style-name="ce16" table:formula="of:=[.K54]+0.01" office:value-type="float" office:value="0.45" calcext:value-type="float">
            <text:p>0.45</text:p>
          </table:table-cell>
          <table:table-cell table:style-name="ce29" table:formula="of:=[.$L$4]+[.K55]*[.$N$4]" office:value-type="float" office:value="0.45603245" calcext:value-type="float">
            <text:p>0.456</text:p>
          </table:table-cell>
          <table:table-cell table:style-name="ce29" table:formula="of:=SQRT([.$M$4]^2+([.K55]*[.$O$4])^2)" office:value-type="float" office:value="0.00422391907930881" calcext:value-type="float">
            <text:p>0.004</text:p>
          </table:table-cell>
          <table:table-cell table:style-name="ce29" table:formula="of:=[.$L$3]+[.K55]*[.$N$3]" office:value-type="float" office:value="0.47244144" calcext:value-type="float">
            <text:p>0.472</text:p>
          </table:table-cell>
          <table:table-cell table:style-name="ce29" table:formula="of:=SQRT([.$M$3]^2+([.K55]*[.$O$3])^2)" office:value-type="float" office:value="0.00644696025944204" calcext:value-type="float">
            <text:p>0.006</text:p>
          </table:table-cell>
          <table:table-cell table:style-name="ce29" table:formula="of:=[.L55]-[.N55]" office:value-type="float" office:value="-0.0164089900000001" calcext:value-type="float">
            <text:p>-0.016</text:p>
          </table:table-cell>
          <table:table-cell table:style-name="ce29" table:formula="of:=SQRT([.M55]^2+[.O55]^2)" office:value-type="float" office:value="0.00770745022529332" calcext:value-type="float">
            <text:p>0.008</text:p>
          </table:table-cell>
          <table:table-cell table:style-name="ce9" table:formula="of:=([.L55]-[.N55])/[.Q55]" office:value-type="float" office:value="-2.12897774495528" calcext:value-type="float">
            <text:p>-2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5]+0.01" office:value-type="float" office:value="0.46" calcext:value-type="float">
            <text:p>0.46</text:p>
          </table:table-cell>
          <table:table-cell table:style-name="ce29" table:formula="of:=[.$B$4]+[.A56]*[.$D$4]" office:value-type="float" office:value="0.4751753" calcext:value-type="float">
            <text:p>0.475</text:p>
          </table:table-cell>
          <table:table-cell table:style-name="ce29" table:formula="of:=SQRT([.$C$4]^2+([.A56]*[.$E$4])^2)" office:value-type="float" office:value="0.00474455097371904" calcext:value-type="float">
            <text:p>0.005</text:p>
          </table:table-cell>
          <table:table-cell table:style-name="ce29" table:formula="of:=[.$B$3]+[.A56]*[.$D$3]" office:value-type="float" office:value="0.4807822" calcext:value-type="float">
            <text:p>0.481</text:p>
          </table:table-cell>
          <table:table-cell table:style-name="ce29" table:formula="of:=SQRT([.$C$3]^2+([.A56]*[.$E$3])^2)" office:value-type="float" office:value="0.00614289259867076" calcext:value-type="float">
            <text:p>0.006</text:p>
          </table:table-cell>
          <table:table-cell table:style-name="ce29" table:formula="of:=[.B56]-[.D56]" office:value-type="float" office:value="-0.00560690000000014" calcext:value-type="float">
            <text:p>-0.006</text:p>
          </table:table-cell>
          <table:table-cell table:style-name="ce29" table:formula="of:=SQRT([.C56]^2+[.E56]^2)" office:value-type="float" office:value="0.00776182281561634" calcext:value-type="float">
            <text:p>0.008</text:p>
          </table:table-cell>
          <table:table-cell table:style-name="ce9" table:formula="of:=([.B56]-[.D56])/[.G56]" office:value-type="float" office:value="-0.72236897610177" calcext:value-type="float">
            <text:p>-0.7</text:p>
          </table:table-cell>
          <table:table-cell table:style-name="ce8" table:number-columns-repeated="2"/>
          <table:table-cell table:style-name="ce16" table:formula="of:=[.K55]+0.01" office:value-type="float" office:value="0.46" calcext:value-type="float">
            <text:p>0.46</text:p>
          </table:table-cell>
          <table:table-cell table:style-name="ce29" table:formula="of:=[.$L$4]+[.K56]*[.$N$4]" office:value-type="float" office:value="0.46602347" calcext:value-type="float">
            <text:p>0.466</text:p>
          </table:table-cell>
          <table:table-cell table:style-name="ce29" table:formula="of:=SQRT([.$M$4]^2+([.K56]*[.$O$4])^2)" office:value-type="float" office:value="0.00428817072615102" calcext:value-type="float">
            <text:p>0.004</text:p>
          </table:table-cell>
          <table:table-cell table:style-name="ce29" table:formula="of:=[.$L$3]+[.K56]*[.$N$3]" office:value-type="float" office:value="0.48309704" calcext:value-type="float">
            <text:p>0.483</text:p>
          </table:table-cell>
          <table:table-cell table:style-name="ce29" table:formula="of:=SQRT([.$M$3]^2+([.K56]*[.$O$3])^2)" office:value-type="float" office:value="0.00654454653844894" calcext:value-type="float">
            <text:p>0.007</text:p>
          </table:table-cell>
          <table:table-cell table:style-name="ce29" table:formula="of:=[.L56]-[.N56]" office:value-type="float" office:value="-0.0170735700000001" calcext:value-type="float">
            <text:p>-0.017</text:p>
          </table:table-cell>
          <table:table-cell table:style-name="ce29" table:formula="of:=SQRT([.M56]^2+[.O56]^2)" office:value-type="float" office:value="0.00782428894983708" calcext:value-type="float">
            <text:p>0.008</text:p>
          </table:table-cell>
          <table:table-cell table:style-name="ce9" table:formula="of:=([.L56]-[.N56])/[.Q56]" office:value-type="float" office:value="-2.18212416610146" calcext:value-type="float">
            <text:p>-2.2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6]+0.01" office:value-type="float" office:value="0.47" calcext:value-type="float">
            <text:p>0.47</text:p>
          </table:table-cell>
          <table:table-cell table:style-name="ce29" table:formula="of:=[.$B$4]+[.A57]*[.$D$4]" office:value-type="float" office:value="0.485278" calcext:value-type="float">
            <text:p>0.485</text:p>
          </table:table-cell>
          <table:table-cell table:style-name="ce29" table:formula="of:=SQRT([.$C$4]^2+([.A57]*[.$E$4])^2)" office:value-type="float" office:value="0.00481556601663291" calcext:value-type="float">
            <text:p>0.005</text:p>
          </table:table-cell>
          <table:table-cell table:style-name="ce29" table:formula="of:=[.$B$3]+[.A57]*[.$D$3]" office:value-type="float" office:value="0.4912009" calcext:value-type="float">
            <text:p>0.491</text:p>
          </table:table-cell>
          <table:table-cell table:style-name="ce29" table:formula="of:=SQRT([.$C$3]^2+([.A57]*[.$E$3])^2)" office:value-type="float" office:value="0.00623498714811194" calcext:value-type="float">
            <text:p>0.006</text:p>
          </table:table-cell>
          <table:table-cell table:style-name="ce29" table:formula="of:=[.B57]-[.D57]" office:value-type="float" office:value="-0.00592290000000012" calcext:value-type="float">
            <text:p>-0.006</text:p>
          </table:table-cell>
          <table:table-cell table:style-name="ce29" table:formula="of:=SQRT([.C57]^2+[.E57]^2)" office:value-type="float" office:value="0.00787811784614008" calcext:value-type="float">
            <text:p>0.008</text:p>
          </table:table-cell>
          <table:table-cell table:style-name="ce9" table:formula="of:=([.B57]-[.D57])/[.G57]" office:value-type="float" office:value="-0.751816628752523" calcext:value-type="float">
            <text:p>-0.8</text:p>
          </table:table-cell>
          <table:table-cell table:style-name="ce8" table:number-columns-repeated="2"/>
          <table:table-cell table:style-name="ce16" table:formula="of:=[.K56]+0.01" office:value-type="float" office:value="0.47" calcext:value-type="float">
            <text:p>0.47</text:p>
          </table:table-cell>
          <table:table-cell table:style-name="ce29" table:formula="of:=[.$L$4]+[.K57]*[.$N$4]" office:value-type="float" office:value="0.47601449" calcext:value-type="float">
            <text:p>0.476</text:p>
          </table:table-cell>
          <table:table-cell table:style-name="ce29" table:formula="of:=SQRT([.$M$4]^2+([.K57]*[.$O$4])^2)" office:value-type="float" office:value="0.00435285470604045" calcext:value-type="float">
            <text:p>0.004</text:p>
          </table:table-cell>
          <table:table-cell table:style-name="ce29" table:formula="of:=[.$L$3]+[.K57]*[.$N$3]" office:value-type="float" office:value="0.49375264" calcext:value-type="float">
            <text:p>0.494</text:p>
          </table:table-cell>
          <table:table-cell table:style-name="ce29" table:formula="of:=SQRT([.$M$3]^2+([.K57]*[.$O$3])^2)" office:value-type="float" office:value="0.00664279653302741" calcext:value-type="float">
            <text:p>0.007</text:p>
          </table:table-cell>
          <table:table-cell table:style-name="ce29" table:formula="of:=[.L57]-[.N57]" office:value-type="float" office:value="-0.0177381500000001" calcext:value-type="float">
            <text:p>-0.018</text:p>
          </table:table-cell>
          <table:table-cell table:style-name="ce29" table:formula="of:=SQRT([.M57]^2+[.O57]^2)" office:value-type="float" office:value="0.00794191978498269" calcext:value-type="float">
            <text:p>0.008</text:p>
          </table:table-cell>
          <table:table-cell table:style-name="ce9" table:formula="of:=([.L57]-[.N57])/[.Q57]" office:value-type="float" office:value="-2.23348390316672" calcext:value-type="float">
            <text:p>-2.2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7]+0.01" office:value-type="float" office:value="0.48" calcext:value-type="float">
            <text:p>0.48</text:p>
          </table:table-cell>
          <table:table-cell table:style-name="ce29" table:formula="of:=[.$B$4]+[.A58]*[.$D$4]" office:value-type="float" office:value="0.4953807" calcext:value-type="float">
            <text:p>0.495</text:p>
          </table:table-cell>
          <table:table-cell table:style-name="ce29" table:formula="of:=SQRT([.$C$4]^2+([.A58]*[.$E$4])^2)" office:value-type="float" office:value="0.00488704291361254" calcext:value-type="float">
            <text:p>0.005</text:p>
          </table:table-cell>
          <table:table-cell table:style-name="ce29" table:formula="of:=[.$B$3]+[.A58]*[.$D$3]" office:value-type="float" office:value="0.5016196" calcext:value-type="float">
            <text:p>0.502</text:p>
          </table:table-cell>
          <table:table-cell table:style-name="ce29" table:formula="of:=SQRT([.$C$3]^2+([.A58]*[.$E$3])^2)" office:value-type="float" office:value="0.00632767846308392" calcext:value-type="float">
            <text:p>0.006</text:p>
          </table:table-cell>
          <table:table-cell table:style-name="ce29" table:formula="of:=[.B58]-[.D58]" office:value-type="float" office:value="-0.0062389000000001" calcext:value-type="float">
            <text:p>-0.006</text:p>
          </table:table-cell>
          <table:table-cell table:style-name="ce29" table:formula="of:=SQRT([.C58]^2+[.E58]^2)" office:value-type="float" office:value="0.0079951674886563" calcext:value-type="float">
            <text:p>0.008</text:p>
          </table:table-cell>
          <table:table-cell table:style-name="ce9" table:formula="of:=([.B58]-[.D58])/[.G58]" office:value-type="float" office:value="-0.780333871535771" calcext:value-type="float">
            <text:p>-0.8</text:p>
          </table:table-cell>
          <table:table-cell table:style-name="ce8" table:number-columns-repeated="2"/>
          <table:table-cell table:style-name="ce16" table:formula="of:=[.K57]+0.01" office:value-type="float" office:value="0.48" calcext:value-type="float">
            <text:p>0.48</text:p>
          </table:table-cell>
          <table:table-cell table:style-name="ce29" table:formula="of:=[.$L$4]+[.K58]*[.$N$4]" office:value-type="float" office:value="0.48600551" calcext:value-type="float">
            <text:p>0.486</text:p>
          </table:table-cell>
          <table:table-cell table:style-name="ce29" table:formula="of:=SQRT([.$M$4]^2+([.K58]*[.$O$4])^2)" office:value-type="float" office:value="0.00441795202943498" calcext:value-type="float">
            <text:p>0.004</text:p>
          </table:table-cell>
          <table:table-cell table:style-name="ce29" table:formula="of:=[.$L$3]+[.K58]*[.$N$3]" office:value-type="float" office:value="0.50440824" calcext:value-type="float">
            <text:p>0.504</text:p>
          </table:table-cell>
          <table:table-cell table:style-name="ce29" table:formula="of:=SQRT([.$M$3]^2+([.K58]*[.$O$3])^2)" office:value-type="float" office:value="0.00674168122523277" calcext:value-type="float">
            <text:p>0.007</text:p>
          </table:table-cell>
          <table:table-cell table:style-name="ce29" table:formula="of:=[.L58]-[.N58]" office:value-type="float" office:value="-0.0184027300000001" calcext:value-type="float">
            <text:p>-0.018</text:p>
          </table:table-cell>
          <table:table-cell table:style-name="ce29" table:formula="of:=SQRT([.M58]^2+[.O58]^2)" office:value-type="float" office:value="0.00806030805100181" calcext:value-type="float">
            <text:p>0.008</text:p>
          </table:table-cell>
          <table:table-cell table:style-name="ce9" table:formula="of:=([.L58]-[.N58])/[.Q58]" office:value-type="float" office:value="-2.28312986098749" calcext:value-type="float">
            <text:p>-2.3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8]+0.01" office:value-type="float" office:value="0.49" calcext:value-type="float">
            <text:p>0.49</text:p>
          </table:table-cell>
          <table:table-cell table:style-name="ce29" table:formula="of:=[.$B$4]+[.A59]*[.$D$4]" office:value-type="float" office:value="0.5054834" calcext:value-type="float">
            <text:p>0.505</text:p>
          </table:table-cell>
          <table:table-cell table:style-name="ce29" table:formula="of:=SQRT([.$C$4]^2+([.A59]*[.$E$4])^2)" office:value-type="float" office:value="0.00495896169364522" calcext:value-type="float">
            <text:p>0.005</text:p>
          </table:table-cell>
          <table:table-cell table:style-name="ce29" table:formula="of:=[.$B$3]+[.A59]*[.$D$3]" office:value-type="float" office:value="0.5120383" calcext:value-type="float">
            <text:p>0.512</text:p>
          </table:table-cell>
          <table:table-cell table:style-name="ce29" table:formula="of:=SQRT([.$C$3]^2+([.A59]*[.$E$3])^2)" office:value-type="float" office:value="0.00642094069930326" calcext:value-type="float">
            <text:p>0.006</text:p>
          </table:table-cell>
          <table:table-cell table:style-name="ce29" table:formula="of:=[.B59]-[.D59]" office:value-type="float" office:value="-0.00655490000000003" calcext:value-type="float">
            <text:p>-0.007</text:p>
          </table:table-cell>
          <table:table-cell table:style-name="ce29" table:formula="of:=SQRT([.C59]^2+[.E59]^2)" office:value-type="float" office:value="0.00811293908167747" calcext:value-type="float">
            <text:p>0.008</text:p>
          </table:table-cell>
          <table:table-cell table:style-name="ce9" table:formula="of:=([.B59]-[.D59])/[.G59]" office:value-type="float" office:value="-0.807956270102389" calcext:value-type="float">
            <text:p>-0.8</text:p>
          </table:table-cell>
          <table:table-cell table:style-name="ce8" table:number-columns-repeated="2"/>
          <table:table-cell table:style-name="ce16" table:formula="of:=[.K58]+0.01" office:value-type="float" office:value="0.49" calcext:value-type="float">
            <text:p>0.49</text:p>
          </table:table-cell>
          <table:table-cell table:style-name="ce29" table:formula="of:=[.$L$4]+[.K59]*[.$N$4]" office:value-type="float" office:value="0.49599653" calcext:value-type="float">
            <text:p>0.496</text:p>
          </table:table-cell>
          <table:table-cell table:style-name="ce29" table:formula="of:=SQRT([.$M$4]^2+([.K59]*[.$O$4])^2)" office:value-type="float" office:value="0.00448344469176204" calcext:value-type="float">
            <text:p>0.004</text:p>
          </table:table-cell>
          <table:table-cell table:style-name="ce29" table:formula="of:=[.$L$3]+[.K59]*[.$N$3]" office:value-type="float" office:value="0.51506384" calcext:value-type="float">
            <text:p>0.515</text:p>
          </table:table-cell>
          <table:table-cell table:style-name="ce29" table:formula="of:=SQRT([.$M$3]^2+([.K59]*[.$O$3])^2)" office:value-type="float" office:value="0.00684117309270048" calcext:value-type="float">
            <text:p>0.007</text:p>
          </table:table-cell>
          <table:table-cell table:style-name="ce29" table:formula="of:=[.L59]-[.N59]" office:value-type="float" office:value="-0.0190673100000001" calcext:value-type="float">
            <text:p>-0.019</text:p>
          </table:table-cell>
          <table:table-cell table:style-name="ce29" table:formula="of:=SQRT([.M59]^2+[.O59]^2)" office:value-type="float" office:value="0.00817942085898373" calcext:value-type="float">
            <text:p>0.008</text:p>
          </table:table-cell>
          <table:table-cell table:style-name="ce9" table:formula="of:=([.L59]-[.N59])/[.Q59]" office:value-type="float" office:value="-2.33113203596289" calcext:value-type="float">
            <text:p>-2.3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59]+0.01" office:value-type="float" office:value="0.5" calcext:value-type="float">
            <text:p>0.50</text:p>
          </table:table-cell>
          <table:table-cell table:style-name="ce29" table:formula="of:=[.$B$4]+[.A60]*[.$D$4]" office:value-type="float" office:value="0.5155861" calcext:value-type="float">
            <text:p>0.516</text:p>
          </table:table-cell>
          <table:table-cell table:style-name="ce29" table:formula="of:=SQRT([.$C$4]^2+([.A60]*[.$E$4])^2)" office:value-type="float" office:value="0.00503130340758734" calcext:value-type="float">
            <text:p>0.005</text:p>
          </table:table-cell>
          <table:table-cell table:style-name="ce29" table:formula="of:=[.$B$3]+[.A60]*[.$D$3]" office:value-type="float" office:value="0.522457" calcext:value-type="float">
            <text:p>0.522</text:p>
          </table:table-cell>
          <table:table-cell table:style-name="ce29" table:formula="of:=SQRT([.$C$3]^2+([.A60]*[.$E$3])^2)" office:value-type="float" office:value="0.00651474933765682" calcext:value-type="float">
            <text:p>0.007</text:p>
          </table:table-cell>
          <table:table-cell table:style-name="ce29" table:formula="of:=[.B60]-[.D60]" office:value-type="float" office:value="-0.00687090000000012" calcext:value-type="float">
            <text:p>-0.007</text:p>
          </table:table-cell>
          <table:table-cell table:style-name="ce29" table:formula="of:=SQRT([.C60]^2+[.E60]^2)" office:value-type="float" office:value="0.00823140163712718" calcext:value-type="float">
            <text:p>0.008</text:p>
          </table:table-cell>
          <table:table-cell table:style-name="ce9" table:formula="of:=([.B60]-[.D60])/[.G60]" office:value-type="float" office:value="-0.834718107911221" calcext:value-type="float">
            <text:p>-0.8</text:p>
          </table:table-cell>
          <table:table-cell table:style-name="ce8" table:number-columns-repeated="2"/>
          <table:table-cell table:style-name="ce16" table:formula="of:=[.K59]+0.01" office:value-type="float" office:value="0.5" calcext:value-type="float">
            <text:p>0.50</text:p>
          </table:table-cell>
          <table:table-cell table:style-name="ce29" table:formula="of:=[.$L$4]+[.K60]*[.$N$4]" office:value-type="float" office:value="0.50598755" calcext:value-type="float">
            <text:p>0.506</text:p>
          </table:table-cell>
          <table:table-cell table:style-name="ce29" table:formula="of:=SQRT([.$M$4]^2+([.K60]*[.$O$4])^2)" office:value-type="float" office:value="0.00454931561896952" calcext:value-type="float">
            <text:p>0.005</text:p>
          </table:table-cell>
          <table:table-cell table:style-name="ce29" table:formula="of:=[.$L$3]+[.K60]*[.$N$3]" office:value-type="float" office:value="0.52571944" calcext:value-type="float">
            <text:p>0.526</text:p>
          </table:table-cell>
          <table:table-cell table:style-name="ce29" table:formula="of:=SQRT([.$M$3]^2+([.K60]*[.$O$3])^2)" office:value-type="float" office:value="0.00694124602676638" calcext:value-type="float">
            <text:p>0.007</text:p>
          </table:table-cell>
          <table:table-cell table:style-name="ce29" table:formula="of:=[.L60]-[.N60]" office:value-type="float" office:value="-0.0197318900000001" calcext:value-type="float">
            <text:p>-0.020</text:p>
          </table:table-cell>
          <table:table-cell table:style-name="ce29" table:formula="of:=SQRT([.M60]^2+[.O60]^2)" office:value-type="float" office:value="0.00829922701250544" calcext:value-type="float">
            <text:p>0.008</text:p>
          </table:table-cell>
          <table:table-cell table:style-name="ce9" table:formula="of:=([.L60]-[.N60])/[.Q60]" office:value-type="float" office:value="-2.37755756894801" calcext:value-type="float">
            <text:p>-2.4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0]+0.01" office:value-type="float" office:value="0.51" calcext:value-type="float">
            <text:p>0.51</text:p>
          </table:table-cell>
          <table:table-cell table:style-name="ce29" table:formula="of:=[.$B$4]+[.A61]*[.$D$4]" office:value-type="float" office:value="0.5256888" calcext:value-type="float">
            <text:p>0.526</text:p>
          </table:table-cell>
          <table:table-cell table:style-name="ce29" table:formula="of:=SQRT([.$C$4]^2+([.A61]*[.$E$4])^2)" office:value-type="float" office:value="0.00510405007224348" calcext:value-type="float">
            <text:p>0.005</text:p>
          </table:table-cell>
          <table:table-cell table:style-name="ce29" table:formula="of:=[.$B$3]+[.A61]*[.$D$3]" office:value-type="float" office:value="0.5328757" calcext:value-type="float">
            <text:p>0.533</text:p>
          </table:table-cell>
          <table:table-cell table:style-name="ce29" table:formula="of:=SQRT([.$C$3]^2+([.A61]*[.$E$3])^2)" office:value-type="float" office:value="0.00660908111145332" calcext:value-type="float">
            <text:p>0.007</text:p>
          </table:table-cell>
          <table:table-cell table:style-name="ce29" table:formula="of:=[.B61]-[.D61]" office:value-type="float" office:value="-0.00718690000000011" calcext:value-type="float">
            <text:p>-0.007</text:p>
          </table:table-cell>
          <table:table-cell table:style-name="ce29" table:formula="of:=SQRT([.C61]^2+[.E61]^2)" office:value-type="float" office:value="0.0083505257485824" calcext:value-type="float">
            <text:p>0.008</text:p>
          </table:table-cell>
          <table:table-cell table:style-name="ce9" table:formula="of:=([.B61]-[.D61])/[.G61]" office:value-type="float" office:value="-0.86065239679312" calcext:value-type="float">
            <text:p>-0.9</text:p>
          </table:table-cell>
          <table:table-cell table:style-name="ce8" table:number-columns-repeated="2"/>
          <table:table-cell table:style-name="ce16" table:formula="of:=[.K60]+0.01" office:value-type="float" office:value="0.51" calcext:value-type="float">
            <text:p>0.51</text:p>
          </table:table-cell>
          <table:table-cell table:style-name="ce29" table:formula="of:=[.$L$4]+[.K61]*[.$N$4]" office:value-type="float" office:value="0.51597857" calcext:value-type="float">
            <text:p>0.516</text:p>
          </table:table-cell>
          <table:table-cell table:style-name="ce29" table:formula="of:=SQRT([.$M$4]^2+([.K61]*[.$O$4])^2)" office:value-type="float" office:value="0.00461554861583335" calcext:value-type="float">
            <text:p>0.005</text:p>
          </table:table-cell>
          <table:table-cell table:style-name="ce29" table:formula="of:=[.$L$3]+[.K61]*[.$N$3]" office:value-type="float" office:value="0.53637504" calcext:value-type="float">
            <text:p>0.536</text:p>
          </table:table-cell>
          <table:table-cell table:style-name="ce29" table:formula="of:=SQRT([.$M$3]^2+([.K61]*[.$O$3])^2)" office:value-type="float" office:value="0.00704187525465263" calcext:value-type="float">
            <text:p>0.007</text:p>
          </table:table-cell>
          <table:table-cell table:style-name="ce29" table:formula="of:=[.L61]-[.N61]" office:value-type="float" office:value="-0.0203964700000001" calcext:value-type="float">
            <text:p>-0.020</text:p>
          </table:table-cell>
          <table:table-cell table:style-name="ce29" table:formula="of:=SQRT([.M61]^2+[.O61]^2)" office:value-type="float" office:value="0.00841969691421314" calcext:value-type="float">
            <text:p>0.008</text:p>
          </table:table-cell>
          <table:table-cell table:style-name="ce9" table:formula="of:=([.L61]-[.N61])/[.Q61]" office:value-type="float" office:value="-2.4224708095572" calcext:value-type="float">
            <text:p>-2.4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1]+0.01" office:value-type="float" office:value="0.52" calcext:value-type="float">
            <text:p>0.52</text:p>
          </table:table-cell>
          <table:table-cell table:style-name="ce29" table:formula="of:=[.$B$4]+[.A62]*[.$D$4]" office:value-type="float" office:value="0.5357915" calcext:value-type="float">
            <text:p>0.536</text:p>
          </table:table-cell>
          <table:table-cell table:style-name="ce29" table:formula="of:=SQRT([.$C$4]^2+([.A62]*[.$E$4])^2)" office:value-type="float" office:value="0.00517718461727478" calcext:value-type="float">
            <text:p>0.005</text:p>
          </table:table-cell>
          <table:table-cell table:style-name="ce29" table:formula="of:=[.$B$3]+[.A62]*[.$D$3]" office:value-type="float" office:value="0.5432944" calcext:value-type="float">
            <text:p>0.543</text:p>
          </table:table-cell>
          <table:table-cell table:style-name="ce29" table:formula="of:=SQRT([.$C$3]^2+([.A62]*[.$E$3])^2)" office:value-type="float" office:value="0.00670391393737838" calcext:value-type="float">
            <text:p>0.007</text:p>
          </table:table-cell>
          <table:table-cell table:style-name="ce29" table:formula="of:=[.B62]-[.D62]" office:value-type="float" office:value="-0.00750290000000009" calcext:value-type="float">
            <text:p>-0.008</text:p>
          </table:table-cell>
          <table:table-cell table:style-name="ce29" table:formula="of:=SQRT([.C62]^2+[.E62]^2)" office:value-type="float" office:value="0.00847028350417639" calcext:value-type="float">
            <text:p>0.008</text:p>
          </table:table-cell>
          <table:table-cell table:style-name="ce9" table:formula="of:=([.B62]-[.D62])/[.G62]" office:value-type="float" office:value="-0.885790894283607" calcext:value-type="float">
            <text:p>-0.9</text:p>
          </table:table-cell>
          <table:table-cell table:style-name="ce8" table:number-columns-repeated="2"/>
          <table:table-cell table:style-name="ce16" table:formula="of:=[.K61]+0.01" office:value-type="float" office:value="0.52" calcext:value-type="float">
            <text:p>0.52</text:p>
          </table:table-cell>
          <table:table-cell table:style-name="ce29" table:formula="of:=[.$L$4]+[.K62]*[.$N$4]" office:value-type="float" office:value="0.52596959" calcext:value-type="float">
            <text:p>0.526</text:p>
          </table:table-cell>
          <table:table-cell table:style-name="ce29" table:formula="of:=SQRT([.$M$4]^2+([.K62]*[.$O$4])^2)" office:value-type="float" office:value="0.00468212831695722" calcext:value-type="float">
            <text:p>0.005</text:p>
          </table:table-cell>
          <table:table-cell table:style-name="ce29" table:formula="of:=[.$L$3]+[.K62]*[.$N$3]" office:value-type="float" office:value="0.54703064" calcext:value-type="float">
            <text:p>0.547</text:p>
          </table:table-cell>
          <table:table-cell table:style-name="ce29" table:formula="of:=SQRT([.$M$3]^2+([.K62]*[.$O$3])^2)" office:value-type="float" office:value="0.0071430372656354" calcext:value-type="float">
            <text:p>0.007</text:p>
          </table:table-cell>
          <table:table-cell table:style-name="ce29" table:formula="of:=[.L62]-[.N62]" office:value-type="float" office:value="-0.0210610500000001" calcext:value-type="float">
            <text:p>-0.021</text:p>
          </table:table-cell>
          <table:table-cell table:style-name="ce29" table:formula="of:=SQRT([.M62]^2+[.O62]^2)" office:value-type="float" office:value="0.00854080247720954" calcext:value-type="float">
            <text:p>0.009</text:p>
          </table:table-cell>
          <table:table-cell table:style-name="ce9" table:formula="of:=([.L62]-[.N62])/[.Q62]" office:value-type="float" office:value="-2.46593338930386" calcext:value-type="float">
            <text:p>-2.5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2]+0.01" office:value-type="float" office:value="0.53" calcext:value-type="float">
            <text:p>0.53</text:p>
          </table:table-cell>
          <table:table-cell table:style-name="ce29" table:formula="of:=[.$B$4]+[.A63]*[.$D$4]" office:value-type="float" office:value="0.5458942" calcext:value-type="float">
            <text:p>0.546</text:p>
          </table:table-cell>
          <table:table-cell table:style-name="ce29" table:formula="of:=SQRT([.$C$4]^2+([.A63]*[.$E$4])^2)" office:value-type="float" office:value="0.00525069083486486" calcext:value-type="float">
            <text:p>0.005</text:p>
          </table:table-cell>
          <table:table-cell table:style-name="ce29" table:formula="of:=[.$B$3]+[.A63]*[.$D$3]" office:value-type="float" office:value="0.5537131" calcext:value-type="float">
            <text:p>0.554</text:p>
          </table:table-cell>
          <table:table-cell table:style-name="ce29" table:formula="of:=SQRT([.$C$3]^2+([.A63]*[.$E$3])^2)" office:value-type="float" office:value="0.0067992268500559" calcext:value-type="float">
            <text:p>0.007</text:p>
          </table:table-cell>
          <table:table-cell table:style-name="ce29" table:formula="of:=[.B63]-[.D63]" office:value-type="float" office:value="-0.00781890000000007" calcext:value-type="float">
            <text:p>-0.008</text:p>
          </table:table-cell>
          <table:table-cell table:style-name="ce29" table:formula="of:=SQRT([.C63]^2+[.E63]^2)" office:value-type="float" office:value="0.00859064840404115" calcext:value-type="float">
            <text:p>0.009</text:p>
          </table:table-cell>
          <table:table-cell table:style-name="ce9" table:formula="of:=([.B63]-[.D63])/[.G63]" office:value-type="float" office:value="-0.910164126414714" calcext:value-type="float">
            <text:p>-0.9</text:p>
          </table:table-cell>
          <table:table-cell table:style-name="ce8" table:number-columns-repeated="2"/>
          <table:table-cell table:style-name="ce16" table:formula="of:=[.K62]+0.01" office:value-type="float" office:value="0.53" calcext:value-type="float">
            <text:p>0.53</text:p>
          </table:table-cell>
          <table:table-cell table:style-name="ce29" table:formula="of:=[.$L$4]+[.K63]*[.$N$4]" office:value-type="float" office:value="0.53596061" calcext:value-type="float">
            <text:p>0.536</text:p>
          </table:table-cell>
          <table:table-cell table:style-name="ce29" table:formula="of:=SQRT([.$M$4]^2+([.K63]*[.$O$4])^2)" office:value-type="float" office:value="0.00474904014038568" calcext:value-type="float">
            <text:p>0.005</text:p>
          </table:table-cell>
          <table:table-cell table:style-name="ce29" table:formula="of:=[.$L$3]+[.K63]*[.$N$3]" office:value-type="float" office:value="0.55768624" calcext:value-type="float">
            <text:p>0.558</text:p>
          </table:table-cell>
          <table:table-cell table:style-name="ce29" table:formula="of:=SQRT([.$M$3]^2+([.K63]*[.$O$3])^2)" office:value-type="float" office:value="0.00724470974108701" calcext:value-type="float">
            <text:p>0.007</text:p>
          </table:table-cell>
          <table:table-cell table:style-name="ce29" table:formula="of:=[.L63]-[.N63]" office:value-type="float" office:value="-0.0217256300000002" calcext:value-type="float">
            <text:p>-0.022</text:p>
          </table:table-cell>
          <table:table-cell table:style-name="ce29" table:formula="of:=SQRT([.M63]^2+[.O63]^2)" office:value-type="float" office:value="0.00866251704111429" calcext:value-type="float">
            <text:p>0.009</text:p>
          </table:table-cell>
          <table:table-cell table:style-name="ce9" table:formula="of:=([.L63]-[.N63])/[.Q63]" office:value-type="float" office:value="-2.50800430139246" calcext:value-type="float">
            <text:p>-2.5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3]+0.01" office:value-type="float" office:value="0.54" calcext:value-type="float">
            <text:p>0.54</text:p>
          </table:table-cell>
          <table:table-cell table:style-name="ce29" table:formula="of:=[.$B$4]+[.A64]*[.$D$4]" office:value-type="float" office:value="0.5559969" calcext:value-type="float">
            <text:p>0.556</text:p>
          </table:table-cell>
          <table:table-cell table:style-name="ce29" table:formula="of:=SQRT([.$C$4]^2+([.A64]*[.$E$4])^2)" office:value-type="float" office:value="0.00532455333205803" calcext:value-type="float">
            <text:p>0.005</text:p>
          </table:table-cell>
          <table:table-cell table:style-name="ce29" table:formula="of:=[.$B$3]+[.A64]*[.$D$3]" office:value-type="float" office:value="0.5641318" calcext:value-type="float">
            <text:p>0.564</text:p>
          </table:table-cell>
          <table:table-cell table:style-name="ce29" table:formula="of:=SQRT([.$C$3]^2+([.A64]*[.$E$3])^2)" office:value-type="float" office:value="0.00689499994010181" calcext:value-type="float">
            <text:p>0.007</text:p>
          </table:table-cell>
          <table:table-cell table:style-name="ce29" table:formula="of:=[.B64]-[.D64]" office:value-type="float" office:value="-0.00813490000000006" calcext:value-type="float">
            <text:p>-0.008</text:p>
          </table:table-cell>
          <table:table-cell table:style-name="ce29" table:formula="of:=SQRT([.C64]^2+[.E64]^2)" office:value-type="float" office:value="0.00871159528214748" calcext:value-type="float">
            <text:p>0.009</text:p>
          </table:table-cell>
          <table:table-cell table:style-name="ce9" table:formula="of:=([.B64]-[.D64])/[.G64]" office:value-type="float" office:value="-0.933801414841982" calcext:value-type="float">
            <text:p>-0.9</text:p>
          </table:table-cell>
          <table:table-cell table:style-name="ce8" table:number-columns-repeated="2"/>
          <table:table-cell table:style-name="ce16" table:formula="of:=[.K63]+0.01" office:value-type="float" office:value="0.54" calcext:value-type="float">
            <text:p>0.54</text:p>
          </table:table-cell>
          <table:table-cell table:style-name="ce29" table:formula="of:=[.$L$4]+[.K64]*[.$N$4]" office:value-type="float" office:value="0.54595163" calcext:value-type="float">
            <text:p>0.546</text:p>
          </table:table-cell>
          <table:table-cell table:style-name="ce29" table:formula="of:=SQRT([.$M$4]^2+([.K64]*[.$O$4])^2)" office:value-type="float" office:value="0.00481627024374116" calcext:value-type="float">
            <text:p>0.005</text:p>
          </table:table-cell>
          <table:table-cell table:style-name="ce29" table:formula="of:=[.$L$3]+[.K64]*[.$N$3]" office:value-type="float" office:value="0.56834184" calcext:value-type="float">
            <text:p>0.568</text:p>
          </table:table-cell>
          <table:table-cell table:style-name="ce29" table:formula="of:=SQRT([.$M$3]^2+([.K64]*[.$O$3])^2)" office:value-type="float" office:value="0.00734687148826792" calcext:value-type="float">
            <text:p>0.007</text:p>
          </table:table-cell>
          <table:table-cell table:style-name="ce29" table:formula="of:=[.L64]-[.N64]" office:value-type="float" office:value="-0.0223902100000001" calcext:value-type="float">
            <text:p>-0.022</text:p>
          </table:table-cell>
          <table:table-cell table:style-name="ce29" table:formula="of:=SQRT([.M64]^2+[.O64]^2)" office:value-type="float" office:value="0.00878481529264393" calcext:value-type="float">
            <text:p>0.009</text:p>
          </table:table-cell>
          <table:table-cell table:style-name="ce9" table:formula="of:=([.L64]-[.N64])/[.Q64]" office:value-type="float" office:value="-2.54873998531862" calcext:value-type="float">
            <text:p>-2.5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4]+0.01" office:value-type="float" office:value="0.55" calcext:value-type="float">
            <text:p>0.55</text:p>
          </table:table-cell>
          <table:table-cell table:style-name="ce29" table:formula="of:=[.$B$4]+[.A65]*[.$D$4]" office:value-type="float" office:value="0.5660996" calcext:value-type="float">
            <text:p>0.566</text:p>
          </table:table-cell>
          <table:table-cell table:style-name="ce29" table:formula="of:=SQRT([.$C$4]^2+([.A65]*[.$E$4])^2)" office:value-type="float" office:value="0.00539875748567539" calcext:value-type="float">
            <text:p>0.005</text:p>
          </table:table-cell>
          <table:table-cell table:style-name="ce29" table:formula="of:=[.$B$3]+[.A65]*[.$D$3]" office:value-type="float" office:value="0.5745505" calcext:value-type="float">
            <text:p>0.575</text:p>
          </table:table-cell>
          <table:table-cell table:style-name="ce29" table:formula="of:=SQRT([.$C$3]^2+([.A65]*[.$E$3])^2)" office:value-type="float" office:value="0.00699121429554445" calcext:value-type="float">
            <text:p>0.007</text:p>
          </table:table-cell>
          <table:table-cell table:style-name="ce29" table:formula="of:=[.B65]-[.D65]" office:value-type="float" office:value="-0.00845090000000015" calcext:value-type="float">
            <text:p>-0.008</text:p>
          </table:table-cell>
          <table:table-cell table:style-name="ce29" table:formula="of:=SQRT([.C65]^2+[.E65]^2)" office:value-type="float" office:value="0.00883310023238506" calcext:value-type="float">
            <text:p>0.009</text:p>
          </table:table-cell>
          <table:table-cell table:style-name="ce9" table:formula="of:=([.B65]-[.D65])/[.G65]" office:value-type="float" office:value="-0.95673090734512" calcext:value-type="float">
            <text:p>-1.0</text:p>
          </table:table-cell>
          <table:table-cell table:style-name="ce8" table:number-columns-repeated="2"/>
          <table:table-cell table:style-name="ce16" table:formula="of:=[.K64]+0.01" office:value-type="float" office:value="0.55" calcext:value-type="float">
            <text:p>0.55</text:p>
          </table:table-cell>
          <table:table-cell table:style-name="ce29" table:formula="of:=[.$L$4]+[.K65]*[.$N$4]" office:value-type="float" office:value="0.55594265" calcext:value-type="float">
            <text:p>0.556</text:p>
          </table:table-cell>
          <table:table-cell table:style-name="ce29" table:formula="of:=SQRT([.$M$4]^2+([.K65]*[.$O$4])^2)" office:value-type="float" office:value="0.00488380548278789" calcext:value-type="float">
            <text:p>0.005</text:p>
          </table:table-cell>
          <table:table-cell table:style-name="ce29" table:formula="of:=[.$L$3]+[.K65]*[.$N$3]" office:value-type="float" office:value="0.57899744" calcext:value-type="float">
            <text:p>0.579</text:p>
          </table:table-cell>
          <table:table-cell table:style-name="ce29" table:formula="of:=SQRT([.$M$3]^2+([.K65]*[.$O$3])^2)" office:value-type="float" office:value="0.00744950237773135" calcext:value-type="float">
            <text:p>0.007</text:p>
          </table:table-cell>
          <table:table-cell table:style-name="ce29" table:formula="of:=[.L65]-[.N65]" office:value-type="float" office:value="-0.0230547900000001" calcext:value-type="float">
            <text:p>-0.023</text:p>
          </table:table-cell>
          <table:table-cell table:style-name="ce29" table:formula="of:=SQRT([.M65]^2+[.O65]^2)" office:value-type="float" office:value="0.00890767319054387" calcext:value-type="float">
            <text:p>0.009</text:p>
          </table:table-cell>
          <table:table-cell table:style-name="ce9" table:formula="of:=([.L65]-[.N65])/[.Q65]" office:value-type="float" office:value="-2.58819441472936" calcext:value-type="float">
            <text:p>-2.6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5]+0.01" office:value-type="float" office:value="0.56" calcext:value-type="float">
            <text:p>0.56</text:p>
          </table:table-cell>
          <table:table-cell table:style-name="ce29" table:formula="of:=[.$B$4]+[.A66]*[.$D$4]" office:value-type="float" office:value="0.5762023" calcext:value-type="float">
            <text:p>0.576</text:p>
          </table:table-cell>
          <table:table-cell table:style-name="ce29" table:formula="of:=SQRT([.$C$4]^2+([.A66]*[.$E$4])^2)" office:value-type="float" office:value="0.00547328939970755" calcext:value-type="float">
            <text:p>0.005</text:p>
          </table:table-cell>
          <table:table-cell table:style-name="ce29" table:formula="of:=[.$B$3]+[.A66]*[.$D$3]" office:value-type="float" office:value="0.5849692" calcext:value-type="float">
            <text:p>0.585</text:p>
          </table:table-cell>
          <table:table-cell table:style-name="ce29" table:formula="of:=SQRT([.$C$3]^2+([.A66]*[.$E$3])^2)" office:value-type="float" office:value="0.00708785194647744" calcext:value-type="float">
            <text:p>0.007</text:p>
          </table:table-cell>
          <table:table-cell table:style-name="ce29" table:formula="of:=[.B66]-[.D66]" office:value-type="float" office:value="-0.00876690000000013" calcext:value-type="float">
            <text:p>-0.009</text:p>
          </table:table-cell>
          <table:table-cell table:style-name="ce29" table:formula="of:=SQRT([.C66]^2+[.E66]^2)" office:value-type="float" office:value="0.00895514053871491" calcext:value-type="float">
            <text:p>0.009</text:p>
          </table:table-cell>
          <table:table-cell table:style-name="ce9" table:formula="of:=([.B66]-[.D66])/[.G66]" office:value-type="float" office:value="-0.978979610883718" calcext:value-type="float">
            <text:p>-1.0</text:p>
          </table:table-cell>
          <table:table-cell table:style-name="ce8" table:number-columns-repeated="2"/>
          <table:table-cell table:style-name="ce16" table:formula="of:=[.K65]+0.01" office:value-type="float" office:value="0.56" calcext:value-type="float">
            <text:p>0.56</text:p>
          </table:table-cell>
          <table:table-cell table:style-name="ce29" table:formula="of:=[.$L$4]+[.K66]*[.$N$4]" office:value-type="float" office:value="0.56593367" calcext:value-type="float">
            <text:p>0.566</text:p>
          </table:table-cell>
          <table:table-cell table:style-name="ce29" table:formula="of:=SQRT([.$M$4]^2+([.K66]*[.$O$4])^2)" office:value-type="float" office:value="0.00495163337232087" calcext:value-type="float">
            <text:p>0.005</text:p>
          </table:table-cell>
          <table:table-cell table:style-name="ce29" table:formula="of:=[.$L$3]+[.K66]*[.$N$3]" office:value-type="float" office:value="0.58965304" calcext:value-type="float">
            <text:p>0.590</text:p>
          </table:table-cell>
          <table:table-cell table:style-name="ce29" table:formula="of:=SQRT([.$M$3]^2+([.K66]*[.$O$3])^2)" office:value-type="float" office:value="0.00755258328419515" calcext:value-type="float">
            <text:p>0.008</text:p>
          </table:table-cell>
          <table:table-cell table:style-name="ce29" table:formula="of:=[.L66]-[.N66]" office:value-type="float" office:value="-0.02371937" calcext:value-type="float">
            <text:p>-0.024</text:p>
          </table:table-cell>
          <table:table-cell table:style-name="ce29" table:formula="of:=SQRT([.M66]^2+[.O66]^2)" office:value-type="float" office:value="0.00903106789469473" calcext:value-type="float">
            <text:p>0.009</text:p>
          </table:table-cell>
          <table:table-cell table:style-name="ce9" table:formula="of:=([.L66]-[.N66])/[.Q66]" office:value-type="float" office:value="-2.62641918725181" calcext:value-type="float">
            <text:p>-2.6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6]+0.01" office:value-type="float" office:value="0.57" calcext:value-type="float">
            <text:p>0.57</text:p>
          </table:table-cell>
          <table:table-cell table:style-name="ce29" table:formula="of:=[.$B$4]+[.A67]*[.$D$4]" office:value-type="float" office:value="0.586305" calcext:value-type="float">
            <text:p>0.586</text:p>
          </table:table-cell>
          <table:table-cell table:style-name="ce29" table:formula="of:=SQRT([.$C$4]^2+([.A67]*[.$E$4])^2)" office:value-type="float" office:value="0.00554813586507895" calcext:value-type="float">
            <text:p>0.006</text:p>
          </table:table-cell>
          <table:table-cell table:style-name="ce29" table:formula="of:=[.$B$3]+[.A67]*[.$D$3]" office:value-type="float" office:value="0.5953879" calcext:value-type="float">
            <text:p>0.595</text:p>
          </table:table-cell>
          <table:table-cell table:style-name="ce29" table:formula="of:=SQRT([.$C$3]^2+([.A67]*[.$E$3])^2)" office:value-type="float" office:value="0.00718489581280627" calcext:value-type="float">
            <text:p>0.007</text:p>
          </table:table-cell>
          <table:table-cell table:style-name="ce29" table:formula="of:=[.B67]-[.D67]" office:value-type="float" office:value="-0.00908290000000012" calcext:value-type="float">
            <text:p>-0.009</text:p>
          </table:table-cell>
          <table:table-cell table:style-name="ce29" table:formula="of:=SQRT([.C67]^2+[.E67]^2)" office:value-type="float" office:value="0.0090776946092197" calcext:value-type="float">
            <text:p>0.009</text:p>
          </table:table-cell>
          <table:table-cell table:style-name="ce9" table:formula="of:=([.B67]-[.D67])/[.G67]" office:value-type="float" office:value="-1.00057342651461" calcext:value-type="float">
            <text:p>-1.0</text:p>
          </table:table-cell>
          <table:table-cell table:style-name="ce8" table:number-columns-repeated="2"/>
          <table:table-cell table:style-name="ce16" table:formula="of:=[.K66]+0.01" office:value-type="float" office:value="0.57" calcext:value-type="float">
            <text:p>0.57</text:p>
          </table:table-cell>
          <table:table-cell table:style-name="ce29" table:formula="of:=[.$L$4]+[.K67]*[.$N$4]" office:value-type="float" office:value="0.57592469" calcext:value-type="float">
            <text:p>0.576</text:p>
          </table:table-cell>
          <table:table-cell table:style-name="ce29" table:formula="of:=SQRT([.$M$4]^2+([.K67]*[.$O$4])^2)" office:value-type="float" office:value="0.00501974204927553" calcext:value-type="float">
            <text:p>0.005</text:p>
          </table:table-cell>
          <table:table-cell table:style-name="ce29" table:formula="of:=[.$L$3]+[.K67]*[.$N$3]" office:value-type="float" office:value="0.60030864" calcext:value-type="float">
            <text:p>0.600</text:p>
          </table:table-cell>
          <table:table-cell table:style-name="ce29" table:formula="of:=SQRT([.$M$3]^2+([.K67]*[.$O$3])^2)" office:value-type="float" office:value="0.00765609603073009" calcext:value-type="float">
            <text:p>0.008</text:p>
          </table:table-cell>
          <table:table-cell table:style-name="ce29" table:formula="of:=[.L67]-[.N67]" office:value-type="float" office:value="-0.0243839500000002" calcext:value-type="float">
            <text:p>-0.024</text:p>
          </table:table-cell>
          <table:table-cell table:style-name="ce29" table:formula="of:=SQRT([.M67]^2+[.O67]^2)" office:value-type="float" office:value="0.00915497769920965" calcext:value-type="float">
            <text:p>0.009</text:p>
          </table:table-cell>
          <table:table-cell table:style-name="ce9" table:formula="of:=([.L67]-[.N67])/[.Q67]" office:value-type="float" office:value="-2.66346361522052" calcext:value-type="float">
            <text:p>-2.7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7]+0.01" office:value-type="float" office:value="0.58" calcext:value-type="float">
            <text:p>0.58</text:p>
          </table:table-cell>
          <table:table-cell table:style-name="ce29" table:formula="of:=[.$B$4]+[.A68]*[.$D$4]" office:value-type="float" office:value="0.5964077" calcext:value-type="float">
            <text:p>0.596</text:p>
          </table:table-cell>
          <table:table-cell table:style-name="ce29" table:formula="of:=SQRT([.$C$4]^2+([.A68]*[.$E$4])^2)" office:value-type="float" office:value="0.00562328432167617" calcext:value-type="float">
            <text:p>0.006</text:p>
          </table:table-cell>
          <table:table-cell table:style-name="ce29" table:formula="of:=[.$B$3]+[.A68]*[.$D$3]" office:value-type="float" office:value="0.6058066" calcext:value-type="float">
            <text:p>0.606</text:p>
          </table:table-cell>
          <table:table-cell table:style-name="ce29" table:formula="of:=SQRT([.$C$3]^2+([.A68]*[.$E$3])^2)" office:value-type="float" office:value="0.00728232965494669" calcext:value-type="float">
            <text:p>0.007</text:p>
          </table:table-cell>
          <table:table-cell table:style-name="ce29" table:formula="of:=[.B68]-[.D68]" office:value-type="float" office:value="-0.00939889999999999" calcext:value-type="float">
            <text:p>-0.009</text:p>
          </table:table-cell>
          <table:table-cell table:style-name="ce29" table:formula="of:=SQRT([.C68]^2+[.E68]^2)" office:value-type="float" office:value="0.00920074191387439" calcext:value-type="float">
            <text:p>0.009</text:p>
          </table:table-cell>
          <table:table-cell table:style-name="ce9" table:formula="of:=([.B68]-[.D68])/[.G68]" office:value-type="float" office:value="-1.02153718558574" calcext:value-type="float">
            <text:p>-1.0</text:p>
          </table:table-cell>
          <table:table-cell table:style-name="ce8" table:number-columns-repeated="2"/>
          <table:table-cell table:style-name="ce16" table:formula="of:=[.K67]+0.01" office:value-type="float" office:value="0.58" calcext:value-type="float">
            <text:p>0.58</text:p>
          </table:table-cell>
          <table:table-cell table:style-name="ce29" table:formula="of:=[.$L$4]+[.K68]*[.$N$4]" office:value-type="float" office:value="0.58591571" calcext:value-type="float">
            <text:p>0.586</text:p>
          </table:table-cell>
          <table:table-cell table:style-name="ce29" table:formula="of:=SQRT([.$M$4]^2+([.K68]*[.$O$4])^2)" office:value-type="float" office:value="0.00508812023795215" calcext:value-type="float">
            <text:p>0.005</text:p>
          </table:table-cell>
          <table:table-cell table:style-name="ce29" table:formula="of:=[.$L$3]+[.K68]*[.$N$3]" office:value-type="float" office:value="0.61096424" calcext:value-type="float">
            <text:p>0.611</text:p>
          </table:table-cell>
          <table:table-cell table:style-name="ce29" table:formula="of:=SQRT([.$M$3]^2+([.K68]*[.$O$3])^2)" office:value-type="float" office:value="0.00776002333611156" calcext:value-type="float">
            <text:p>0.008</text:p>
          </table:table-cell>
          <table:table-cell table:style-name="ce29" table:formula="of:=[.L68]-[.N68]" office:value-type="float" office:value="-0.0250485300000002" calcext:value-type="float">
            <text:p>-0.025</text:p>
          </table:table-cell>
          <table:table-cell table:style-name="ce29" table:formula="of:=SQRT([.M68]^2+[.O68]^2)" office:value-type="float" office:value="0.00927938196933688" calcext:value-type="float">
            <text:p>0.009</text:p>
          </table:table-cell>
          <table:table-cell table:style-name="ce9" table:formula="of:=([.L68]-[.N68])/[.Q68]" office:value-type="float" office:value="-2.69937481642328" calcext:value-type="float">
            <text:p>-2.7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8]+0.01" office:value-type="float" office:value="0.59" calcext:value-type="float">
            <text:p>0.59</text:p>
          </table:table-cell>
          <table:table-cell table:style-name="ce29" table:formula="of:=[.$B$4]+[.A69]*[.$D$4]" office:value-type="float" office:value="0.6065104" calcext:value-type="float">
            <text:p>0.607</text:p>
          </table:table-cell>
          <table:table-cell table:style-name="ce29" table:formula="of:=SQRT([.$C$4]^2+([.A69]*[.$E$4])^2)" office:value-type="float" office:value="0.00569872282253242" calcext:value-type="float">
            <text:p>0.006</text:p>
          </table:table-cell>
          <table:table-cell table:style-name="ce29" table:formula="of:=[.$B$3]+[.A69]*[.$D$3]" office:value-type="float" office:value="0.6162253" calcext:value-type="float">
            <text:p>0.616</text:p>
          </table:table-cell>
          <table:table-cell table:style-name="ce29" table:formula="of:=SQRT([.$C$3]^2+([.A69]*[.$E$3])^2)" office:value-type="float" office:value="0.00738013802733316" calcext:value-type="float">
            <text:p>0.007</text:p>
          </table:table-cell>
          <table:table-cell table:style-name="ce29" table:formula="of:=[.B69]-[.D69]" office:value-type="float" office:value="-0.00971490000000008" calcext:value-type="float">
            <text:p>-0.010</text:p>
          </table:table-cell>
          <table:table-cell table:style-name="ce29" table:formula="of:=SQRT([.C69]^2+[.E69]^2)" office:value-type="float" office:value="0.00932426292585858" calcext:value-type="float">
            <text:p>0.009</text:p>
          </table:table-cell>
          <table:table-cell table:style-name="ce9" table:formula="of:=([.B69]-[.D69])/[.G69]" office:value-type="float" office:value="-1.04189468671654" calcext:value-type="float">
            <text:p>-1.0</text:p>
          </table:table-cell>
          <table:table-cell table:style-name="ce8" table:number-columns-repeated="2"/>
          <table:table-cell table:style-name="ce16" table:formula="of:=[.K68]+0.01" office:value-type="float" office:value="0.59" calcext:value-type="float">
            <text:p>0.59</text:p>
          </table:table-cell>
          <table:table-cell table:style-name="ce29" table:formula="of:=[.$L$4]+[.K69]*[.$N$4]" office:value-type="float" office:value="0.59590673" calcext:value-type="float">
            <text:p>0.596</text:p>
          </table:table-cell>
          <table:table-cell table:style-name="ce29" table:formula="of:=SQRT([.$M$4]^2+([.K69]*[.$O$4])^2)" office:value-type="float" office:value="0.0051567572172502" calcext:value-type="float">
            <text:p>0.005</text:p>
          </table:table-cell>
          <table:table-cell table:style-name="ce29" table:formula="of:=[.$L$3]+[.K69]*[.$N$3]" office:value-type="float" office:value="0.62161984" calcext:value-type="float">
            <text:p>0.622</text:p>
          </table:table-cell>
          <table:table-cell table:style-name="ce29" table:formula="of:=SQRT([.$M$3]^2+([.K69]*[.$O$3])^2)" office:value-type="float" office:value="0.00786434876518133" calcext:value-type="float">
            <text:p>0.008</text:p>
          </table:table-cell>
          <table:table-cell table:style-name="ce29" table:formula="of:=[.L69]-[.N69]" office:value-type="float" office:value="-0.0257131100000001" calcext:value-type="float">
            <text:p>-0.026</text:p>
          </table:table-cell>
          <table:table-cell table:style-name="ce29" table:formula="of:=SQRT([.M69]^2+[.O69]^2)" office:value-type="float" office:value="0.00940426108198146" calcext:value-type="float">
            <text:p>0.009</text:p>
          </table:table-cell>
          <table:table-cell table:style-name="ce9" table:formula="of:=([.L69]-[.N69])/[.Q69]" office:value-type="float" office:value="-2.73419780414927" calcext:value-type="float">
            <text:p>-2.7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69]+0.01" office:value-type="float" office:value="0.6" calcext:value-type="float">
            <text:p>0.60</text:p>
          </table:table-cell>
          <table:table-cell table:style-name="ce29" table:formula="of:=[.$B$4]+[.A70]*[.$D$4]" office:value-type="float" office:value="0.6166131" calcext:value-type="float">
            <text:p>0.617</text:p>
          </table:table-cell>
          <table:table-cell table:style-name="ce29" table:formula="of:=SQRT([.$C$4]^2+([.A70]*[.$E$4])^2)" office:value-type="float" office:value="0.00577444000006096" calcext:value-type="float">
            <text:p>0.006</text:p>
          </table:table-cell>
          <table:table-cell table:style-name="ce29" table:formula="of:=[.$B$3]+[.A70]*[.$D$3]" office:value-type="float" office:value="0.626644" calcext:value-type="float">
            <text:p>0.627</text:p>
          </table:table-cell>
          <table:table-cell table:style-name="ce29" table:formula="of:=SQRT([.$C$3]^2+([.A70]*[.$E$3])^2)" office:value-type="float" office:value="0.00747830623459618" calcext:value-type="float">
            <text:p>0.007</text:p>
          </table:table-cell>
          <table:table-cell table:style-name="ce29" table:formula="of:=[.B70]-[.D70]" office:value-type="float" office:value="-0.0100309000000002" calcext:value-type="float">
            <text:p>-0.010</text:p>
          </table:table-cell>
          <table:table-cell table:style-name="ce29" table:formula="of:=SQRT([.C70]^2+[.E70]^2)" office:value-type="float" office:value="0.00944823906623367" calcext:value-type="float">
            <text:p>0.009</text:p>
          </table:table-cell>
          <table:table-cell table:style-name="ce9" table:formula="of:=([.B70]-[.D70])/[.G70]" office:value-type="float" office:value="-1.06166873315567" calcext:value-type="float">
            <text:p>-1.1</text:p>
          </table:table-cell>
          <table:table-cell table:style-name="ce8" table:number-columns-repeated="2"/>
          <table:table-cell table:style-name="ce16" table:formula="of:=[.K69]+0.01" office:value-type="float" office:value="0.6" calcext:value-type="float">
            <text:p>0.60</text:p>
          </table:table-cell>
          <table:table-cell table:style-name="ce29" table:formula="of:=[.$L$4]+[.K70]*[.$N$4]" office:value-type="float" office:value="0.60589775" calcext:value-type="float">
            <text:p>0.606</text:p>
          </table:table-cell>
          <table:table-cell table:style-name="ce29" table:formula="of:=SQRT([.$M$4]^2+([.K70]*[.$O$4])^2)" office:value-type="float" office:value="0.00522564278980835" calcext:value-type="float">
            <text:p>0.005</text:p>
          </table:table-cell>
          <table:table-cell table:style-name="ce29" table:formula="of:=[.$L$3]+[.K70]*[.$N$3]" office:value-type="float" office:value="0.63227544" calcext:value-type="float">
            <text:p>0.632</text:p>
          </table:table-cell>
          <table:table-cell table:style-name="ce29" table:formula="of:=SQRT([.$M$3]^2+([.K70]*[.$O$3])^2)" office:value-type="float" office:value="0.00796905668206721" calcext:value-type="float">
            <text:p>0.008</text:p>
          </table:table-cell>
          <table:table-cell table:style-name="ce29" table:formula="of:=[.L70]-[.N70]" office:value-type="float" office:value="-0.0263776900000001" calcext:value-type="float">
            <text:p>-0.026</text:p>
          </table:table-cell>
          <table:table-cell table:style-name="ce29" table:formula="of:=SQRT([.M70]^2+[.O70]^2)" office:value-type="float" office:value="0.00952959636966205" calcext:value-type="float">
            <text:p>0.010</text:p>
          </table:table-cell>
          <table:table-cell table:style-name="ce9" table:formula="of:=([.L70]-[.N70])/[.Q70]" office:value-type="float" office:value="-2.76797557596194" calcext:value-type="float">
            <text:p>-2.8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0]+0.01" office:value-type="float" office:value="0.61" calcext:value-type="float">
            <text:p>0.61</text:p>
          </table:table-cell>
          <table:table-cell table:style-name="ce29" table:formula="of:=[.$B$4]+[.A71]*[.$D$4]" office:value-type="float" office:value="0.6267158" calcext:value-type="float">
            <text:p>0.627</text:p>
          </table:table-cell>
          <table:table-cell table:style-name="ce29" table:formula="of:=SQRT([.$C$4]^2+([.A71]*[.$E$4])^2)" office:value-type="float" office:value="0.00585042503423174" calcext:value-type="float">
            <text:p>0.006</text:p>
          </table:table-cell>
          <table:table-cell table:style-name="ce29" table:formula="of:=[.$B$3]+[.A71]*[.$D$3]" office:value-type="float" office:value="0.6370627" calcext:value-type="float">
            <text:p>0.637</text:p>
          </table:table-cell>
          <table:table-cell table:style-name="ce29" table:formula="of:=SQRT([.$C$3]^2+([.A71]*[.$E$3])^2)" office:value-type="float" office:value="0.00757682029027012" calcext:value-type="float">
            <text:p>0.008</text:p>
          </table:table-cell>
          <table:table-cell table:style-name="ce29" table:formula="of:=[.B71]-[.D71]" office:value-type="float" office:value="-0.0103469000000002" calcext:value-type="float">
            <text:p>-0.010</text:p>
          </table:table-cell>
          <table:table-cell table:style-name="ce29" table:formula="of:=SQRT([.C71]^2+[.E71]^2)" office:value-type="float" office:value="0.0095726526518105" calcext:value-type="float">
            <text:p>0.010</text:p>
          </table:table-cell>
          <table:table-cell table:style-name="ce9" table:formula="of:=([.B71]-[.D71])/[.G71]" office:value-type="float" office:value="-1.08088117017839" calcext:value-type="float">
            <text:p>-1.1</text:p>
          </table:table-cell>
          <table:table-cell table:style-name="ce8" table:number-columns-repeated="2"/>
          <table:table-cell table:style-name="ce16" table:formula="of:=[.K70]+0.01" office:value-type="float" office:value="0.61" calcext:value-type="float">
            <text:p>0.61</text:p>
          </table:table-cell>
          <table:table-cell table:style-name="ce29" table:formula="of:=[.$L$4]+[.K71]*[.$N$4]" office:value-type="float" office:value="0.61588877" calcext:value-type="float">
            <text:p>0.616</text:p>
          </table:table-cell>
          <table:table-cell table:style-name="ce29" table:formula="of:=SQRT([.$M$4]^2+([.K71]*[.$O$4])^2)" office:value-type="float" office:value="0.00529476725294893" calcext:value-type="float">
            <text:p>0.005</text:p>
          </table:table-cell>
          <table:table-cell table:style-name="ce29" table:formula="of:=[.$L$3]+[.K71]*[.$N$3]" office:value-type="float" office:value="0.64293104" calcext:value-type="float">
            <text:p>0.643</text:p>
          </table:table-cell>
          <table:table-cell table:style-name="ce29" table:formula="of:=SQRT([.$M$3]^2+([.K71]*[.$O$3])^2)" office:value-type="float" office:value="0.00807413220611163" calcext:value-type="float">
            <text:p>0.008</text:p>
          </table:table-cell>
          <table:table-cell table:style-name="ce29" table:formula="of:=[.L71]-[.N71]" office:value-type="float" office:value="-0.02704227" calcext:value-type="float">
            <text:p>-0.027</text:p>
          </table:table-cell>
          <table:table-cell table:style-name="ce29" table:formula="of:=SQRT([.M71]^2+[.O71]^2)" office:value-type="float" office:value="0.00965537006772239" calcext:value-type="float">
            <text:p>0.010</text:p>
          </table:table-cell>
          <table:table-cell table:style-name="ce9" table:formula="of:=([.L71]-[.N71])/[.Q71]" office:value-type="float" office:value="-2.80074920073768" calcext:value-type="float">
            <text:p>-2.8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1]+0.01" office:value-type="float" office:value="0.62" calcext:value-type="float">
            <text:p>0.62</text:p>
          </table:table-cell>
          <table:table-cell table:style-name="ce29" table:formula="of:=[.$B$4]+[.A72]*[.$D$4]" office:value-type="float" office:value="0.6368185" calcext:value-type="float">
            <text:p>0.637</text:p>
          </table:table-cell>
          <table:table-cell table:style-name="ce29" table:formula="of:=SQRT([.$C$4]^2+([.A72]*[.$E$4])^2)" office:value-type="float" office:value="0.00592666762258828" calcext:value-type="float">
            <text:p>0.006</text:p>
          </table:table-cell>
          <table:table-cell table:style-name="ce29" table:formula="of:=[.$B$3]+[.A72]*[.$D$3]" office:value-type="float" office:value="0.6474814" calcext:value-type="float">
            <text:p>0.647</text:p>
          </table:table-cell>
          <table:table-cell table:style-name="ce29" table:formula="of:=SQRT([.$C$3]^2+([.A72]*[.$E$3])^2)" office:value-type="float" office:value="0.00767566687789641" calcext:value-type="float">
            <text:p>0.008</text:p>
          </table:table-cell>
          <table:table-cell table:style-name="ce29" table:formula="of:=[.B72]-[.D72]" office:value-type="float" office:value="-0.0106629000000001" calcext:value-type="float">
            <text:p>-0.011</text:p>
          </table:table-cell>
          <table:table-cell table:style-name="ce29" table:formula="of:=SQRT([.C72]^2+[.E72]^2)" office:value-type="float" office:value="0.0096974868460376" calcext:value-type="float">
            <text:p>0.010</text:p>
          </table:table-cell>
          <table:table-cell table:style-name="ce9" table:formula="of:=([.B72]-[.D72])/[.G72]" office:value-type="float" office:value="-1.09955292224573" calcext:value-type="float">
            <text:p>-1.1</text:p>
          </table:table-cell>
          <table:table-cell table:style-name="ce8" table:number-columns-repeated="2"/>
          <table:table-cell table:style-name="ce16" table:formula="of:=[.K71]+0.01" office:value-type="float" office:value="0.62" calcext:value-type="float">
            <text:p>0.62</text:p>
          </table:table-cell>
          <table:table-cell table:style-name="ce29" table:formula="of:=[.$L$4]+[.K72]*[.$N$4]" office:value-type="float" office:value="0.62587979" calcext:value-type="float">
            <text:p>0.626</text:p>
          </table:table-cell>
          <table:table-cell table:style-name="ce29" table:formula="of:=SQRT([.$M$4]^2+([.K72]*[.$O$4])^2)" office:value-type="float" office:value="0.00536412137132775" calcext:value-type="float">
            <text:p>0.005</text:p>
          </table:table-cell>
          <table:table-cell table:style-name="ce29" table:formula="of:=[.$L$3]+[.K72]*[.$N$3]" office:value-type="float" office:value="0.65358664" calcext:value-type="float">
            <text:p>0.654</text:p>
          </table:table-cell>
          <table:table-cell table:style-name="ce29" table:formula="of:=SQRT([.$M$3]^2+([.K72]*[.$O$3])^2)" office:value-type="float" office:value="0.00817956117036336" calcext:value-type="float">
            <text:p>0.008</text:p>
          </table:table-cell>
          <table:table-cell table:style-name="ce29" table:formula="of:=[.L72]-[.N72]" office:value-type="float" office:value="-0.0277068500000002" calcext:value-type="float">
            <text:p>-0.028</text:p>
          </table:table-cell>
          <table:table-cell table:style-name="ce29" table:formula="of:=SQRT([.M72]^2+[.O72]^2)" office:value-type="float" office:value="0.00978156526462156" calcext:value-type="float">
            <text:p>0.010</text:p>
          </table:table-cell>
          <table:table-cell table:style-name="ce9" table:formula="of:=([.L72]-[.N72])/[.Q72]" office:value-type="float" office:value="-2.83255790361198" calcext:value-type="float">
            <text:p>-2.8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2]+0.01" office:value-type="float" office:value="0.63" calcext:value-type="float">
            <text:p>0.63</text:p>
          </table:table-cell>
          <table:table-cell table:style-name="ce29" table:formula="of:=[.$B$4]+[.A73]*[.$D$4]" office:value-type="float" office:value="0.6469212" calcext:value-type="float">
            <text:p>0.647</text:p>
          </table:table-cell>
          <table:table-cell table:style-name="ce29" table:formula="of:=SQRT([.$C$4]^2+([.A73]*[.$E$4])^2)" office:value-type="float" office:value="0.00600315795200461" calcext:value-type="float">
            <text:p>0.006</text:p>
          </table:table-cell>
          <table:table-cell table:style-name="ce29" table:formula="of:=[.$B$3]+[.A73]*[.$D$3]" office:value-type="float" office:value="0.6579001" calcext:value-type="float">
            <text:p>0.658</text:p>
          </table:table-cell>
          <table:table-cell table:style-name="ce29" table:formula="of:=SQRT([.$C$3]^2+([.A73]*[.$E$3])^2)" office:value-type="float" office:value="0.0077748333143908" calcext:value-type="float">
            <text:p>0.008</text:p>
          </table:table-cell>
          <table:table-cell table:style-name="ce29" table:formula="of:=[.B73]-[.D73]" office:value-type="float" office:value="-0.0109789000000001" calcext:value-type="float">
            <text:p>-0.011</text:p>
          </table:table-cell>
          <table:table-cell table:style-name="ce29" table:formula="of:=SQRT([.C73]^2+[.E73]^2)" office:value-type="float" office:value="0.00982272561274503" calcext:value-type="float">
            <text:p>0.010</text:p>
          </table:table-cell>
          <table:table-cell table:style-name="ce9" table:formula="of:=([.B73]-[.D73])/[.G73]" office:value-type="float" office:value="-1.11770402969976" calcext:value-type="float">
            <text:p>-1.1</text:p>
          </table:table-cell>
          <table:table-cell table:style-name="ce8" table:number-columns-repeated="2"/>
          <table:table-cell table:style-name="ce16" table:formula="of:=[.K72]+0.01" office:value-type="float" office:value="0.63" calcext:value-type="float">
            <text:p>0.63</text:p>
          </table:table-cell>
          <table:table-cell table:style-name="ce29" table:formula="of:=[.$L$4]+[.K73]*[.$N$4]" office:value-type="float" office:value="0.63587081" calcext:value-type="float">
            <text:p>0.636</text:p>
          </table:table-cell>
          <table:table-cell table:style-name="ce29" table:formula="of:=SQRT([.$M$4]^2+([.K73]*[.$O$4])^2)" office:value-type="float" office:value="0.0054336963511941" calcext:value-type="float">
            <text:p>0.005</text:p>
          </table:table-cell>
          <table:table-cell table:style-name="ce29" table:formula="of:=[.$L$3]+[.K73]*[.$N$3]" office:value-type="float" office:value="0.66424224" calcext:value-type="float">
            <text:p>0.664</text:p>
          </table:table-cell>
          <table:table-cell table:style-name="ce29" table:formula="of:=SQRT([.$M$3]^2+([.K73]*[.$O$3])^2)" office:value-type="float" office:value="0.00828533008249165" calcext:value-type="float">
            <text:p>0.008</text:p>
          </table:table-cell>
          <table:table-cell table:style-name="ce29" table:formula="of:=[.L73]-[.N73]" office:value-type="float" office:value="-0.0283714300000002" calcext:value-type="float">
            <text:p>-0.028</text:p>
          </table:table-cell>
          <table:table-cell table:style-name="ce29" table:formula="of:=SQRT([.M73]^2+[.O73]^2)" office:value-type="float" office:value="0.00990816585513288" calcext:value-type="float">
            <text:p>0.010</text:p>
          </table:table-cell>
          <table:table-cell table:style-name="ce9" table:formula="of:=([.L73]-[.N73])/[.Q73]" office:value-type="float" office:value="-2.86343914855871" calcext:value-type="float">
            <text:p>-2.9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3]+0.01" office:value-type="float" office:value="0.64" calcext:value-type="float">
            <text:p>0.64</text:p>
          </table:table-cell>
          <table:table-cell table:style-name="ce29" table:formula="of:=[.$B$4]+[.A74]*[.$D$4]" office:value-type="float" office:value="0.6570239" calcext:value-type="float">
            <text:p>0.657</text:p>
          </table:table-cell>
          <table:table-cell table:style-name="ce29" table:formula="of:=SQRT([.$C$4]^2+([.A74]*[.$E$4])^2)" office:value-type="float" office:value="0.00607988667208571" calcext:value-type="float">
            <text:p>0.006</text:p>
          </table:table-cell>
          <table:table-cell table:style-name="ce29" table:formula="of:=[.$B$3]+[.A74]*[.$D$3]" office:value-type="float" office:value="0.6683188" calcext:value-type="float">
            <text:p>0.668</text:p>
          </table:table-cell>
          <table:table-cell table:style-name="ce29" table:formula="of:=SQRT([.$C$3]^2+([.A74]*[.$E$3])^2)" office:value-type="float" office:value="0.00787430751554853" calcext:value-type="float">
            <text:p>0.008</text:p>
          </table:table-cell>
          <table:table-cell table:style-name="ce29" table:formula="of:=[.B74]-[.D74]" office:value-type="float" office:value="-0.0112949000000001" calcext:value-type="float">
            <text:p>-0.011</text:p>
          </table:table-cell>
          <table:table-cell table:style-name="ce29" table:formula="of:=SQRT([.C74]^2+[.E74]^2)" office:value-type="float" office:value="0.0099483536725847" calcext:value-type="float">
            <text:p>0.010</text:p>
          </table:table-cell>
          <table:table-cell table:style-name="ce9" table:formula="of:=([.B74]-[.D74])/[.G74]" office:value-type="float" office:value="-1.13535368481382" calcext:value-type="float">
            <text:p>-1.1</text:p>
          </table:table-cell>
          <table:table-cell table:style-name="ce8" table:number-columns-repeated="2"/>
          <table:table-cell table:style-name="ce16" table:formula="of:=[.K73]+0.01" office:value-type="float" office:value="0.64" calcext:value-type="float">
            <text:p>0.64</text:p>
          </table:table-cell>
          <table:table-cell table:style-name="ce29" table:formula="of:=[.$L$4]+[.K74]*[.$N$4]" office:value-type="float" office:value="0.64586183" calcext:value-type="float">
            <text:p>0.646</text:p>
          </table:table-cell>
          <table:table-cell table:style-name="ce29" table:formula="of:=SQRT([.$M$4]^2+([.K74]*[.$O$4])^2)" office:value-type="float" office:value="0.00550348381616912" calcext:value-type="float">
            <text:p>0.006</text:p>
          </table:table-cell>
          <table:table-cell table:style-name="ce29" table:formula="of:=[.$L$3]+[.K74]*[.$N$3]" office:value-type="float" office:value="0.67489784" calcext:value-type="float">
            <text:p>0.675</text:p>
          </table:table-cell>
          <table:table-cell table:style-name="ce29" table:formula="of:=SQRT([.$M$3]^2+([.K74]*[.$O$3])^2)" office:value-type="float" office:value="0.00839142608798672" calcext:value-type="float">
            <text:p>0.008</text:p>
          </table:table-cell>
          <table:table-cell table:style-name="ce29" table:formula="of:=[.L74]-[.N74]" office:value-type="float" office:value="-0.0290360100000001" calcext:value-type="float">
            <text:p>-0.029</text:p>
          </table:table-cell>
          <table:table-cell table:style-name="ce29" table:formula="of:=SQRT([.M74]^2+[.O74]^2)" office:value-type="float" office:value="0.0100351564962874" calcext:value-type="float">
            <text:p>0.010</text:p>
          </table:table-cell>
          <table:table-cell table:style-name="ce9" table:formula="of:=([.L74]-[.N74])/[.Q74]" office:value-type="float" office:value="-2.89342871840038" calcext:value-type="float">
            <text:p>-2.9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4]+0.01" office:value-type="float" office:value="0.65" calcext:value-type="float">
            <text:p>0.65</text:p>
          </table:table-cell>
          <table:table-cell table:style-name="ce29" table:formula="of:=[.$B$4]+[.A75]*[.$D$4]" office:value-type="float" office:value="0.6671266" calcext:value-type="float">
            <text:p>0.667</text:p>
          </table:table-cell>
          <table:table-cell table:style-name="ce29" table:formula="of:=SQRT([.$C$4]^2+([.A75]*[.$E$4])^2)" office:value-type="float" office:value="0.00615684487011846" calcext:value-type="float">
            <text:p>0.006</text:p>
          </table:table-cell>
          <table:table-cell table:style-name="ce29" table:formula="of:=[.$B$3]+[.A75]*[.$D$3]" office:value-type="float" office:value="0.6787375" calcext:value-type="float">
            <text:p>0.679</text:p>
          </table:table-cell>
          <table:table-cell table:style-name="ce29" table:formula="of:=SQRT([.$C$3]^2+([.A75]*[.$E$3])^2)" office:value-type="float" office:value="0.00797407796356576" calcext:value-type="float">
            <text:p>0.008</text:p>
          </table:table-cell>
          <table:table-cell table:style-name="ce29" table:formula="of:=[.B75]-[.D75]" office:value-type="float" office:value="-0.0116109000000001" calcext:value-type="float">
            <text:p>-0.012</text:p>
          </table:table-cell>
          <table:table-cell table:style-name="ce29" table:formula="of:=SQRT([.C75]^2+[.E75]^2)" office:value-type="float" office:value="0.0100743564620143" calcext:value-type="float">
            <text:p>0.010</text:p>
          </table:table-cell>
          <table:table-cell table:style-name="ce9" table:formula="of:=([.B75]-[.D75])/[.G75]" office:value-type="float" office:value="-1.15252026705422" calcext:value-type="float">
            <text:p>-1.2</text:p>
          </table:table-cell>
          <table:table-cell table:style-name="ce8" table:number-columns-repeated="2"/>
          <table:table-cell table:style-name="ce16" table:formula="of:=[.K74]+0.01" office:value-type="float" office:value="0.65" calcext:value-type="float">
            <text:p>0.65</text:p>
          </table:table-cell>
          <table:table-cell table:style-name="ce29" table:formula="of:=[.$L$4]+[.K75]*[.$N$4]" office:value-type="float" office:value="0.65585285" calcext:value-type="float">
            <text:p>0.656</text:p>
          </table:table-cell>
          <table:table-cell table:style-name="ce29" table:formula="of:=SQRT([.$M$4]^2+([.K75]*[.$O$4])^2)" office:value-type="float" office:value="0.00557347578445453" calcext:value-type="float">
            <text:p>0.006</text:p>
          </table:table-cell>
          <table:table-cell table:style-name="ce29" table:formula="of:=[.$L$3]+[.K75]*[.$N$3]" office:value-type="float" office:value="0.68555344" calcext:value-type="float">
            <text:p>0.686</text:p>
          </table:table-cell>
          <table:table-cell table:style-name="ce29" table:formula="of:=SQRT([.$M$3]^2+([.K75]*[.$O$3])^2)" office:value-type="float" office:value="0.0084978369355163" calcext:value-type="float">
            <text:p>0.008</text:p>
          </table:table-cell>
          <table:table-cell table:style-name="ce29" table:formula="of:=[.L75]-[.N75]" office:value-type="float" office:value="-0.0297005900000001" calcext:value-type="float">
            <text:p>-0.030</text:p>
          </table:table-cell>
          <table:table-cell table:style-name="ce29" table:formula="of:=SQRT([.M75]^2+[.O75]^2)" office:value-type="float" office:value="0.0101625225659049" calcext:value-type="float">
            <text:p>0.010</text:p>
          </table:table-cell>
          <table:table-cell table:style-name="ce9" table:formula="of:=([.L75]-[.N75])/[.Q75]" office:value-type="float" office:value="-2.92256079210541" calcext:value-type="float">
            <text:p>-2.9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5]+0.01" office:value-type="float" office:value="0.66" calcext:value-type="float">
            <text:p>0.66</text:p>
          </table:table-cell>
          <table:table-cell table:style-name="ce29" table:formula="of:=[.$B$4]+[.A76]*[.$D$4]" office:value-type="float" office:value="0.6772293" calcext:value-type="float">
            <text:p>0.677</text:p>
          </table:table-cell>
          <table:table-cell table:style-name="ce29" table:formula="of:=SQRT([.$C$4]^2+([.A76]*[.$E$4])^2)" office:value-type="float" office:value="0.00623402404748425" calcext:value-type="float">
            <text:p>0.006</text:p>
          </table:table-cell>
          <table:table-cell table:style-name="ce29" table:formula="of:=[.$B$3]+[.A76]*[.$D$3]" office:value-type="float" office:value="0.6891562" calcext:value-type="float">
            <text:p>0.689</text:p>
          </table:table-cell>
          <table:table-cell table:style-name="ce29" table:formula="of:=SQRT([.$C$3]^2+([.A76]*[.$E$3])^2)" office:value-type="float" office:value="0.00807413367646115" calcext:value-type="float">
            <text:p>0.008</text:p>
          </table:table-cell>
          <table:table-cell table:style-name="ce29" table:formula="of:=[.B76]-[.D76]" office:value-type="float" office:value="-0.0119269000000002" calcext:value-type="float">
            <text:p>-0.012</text:p>
          </table:table-cell>
          <table:table-cell table:style-name="ce29" table:formula="of:=SQRT([.C76]^2+[.E76]^2)" office:value-type="float" office:value="0.0102007200946784" calcext:value-type="float">
            <text:p>0.010</text:p>
          </table:table-cell>
          <table:table-cell table:style-name="ce9" table:formula="of:=([.B76]-[.D76])/[.G76]" office:value-type="float" office:value="-1.169221377442" calcext:value-type="float">
            <text:p>-1.2</text:p>
          </table:table-cell>
          <table:table-cell table:style-name="ce8" table:number-columns-repeated="2"/>
          <table:table-cell table:style-name="ce16" table:formula="of:=[.K75]+0.01" office:value-type="float" office:value="0.66" calcext:value-type="float">
            <text:p>0.66</text:p>
          </table:table-cell>
          <table:table-cell table:style-name="ce29" table:formula="of:=[.$L$4]+[.K76]*[.$N$4]" office:value-type="float" office:value="0.66584387" calcext:value-type="float">
            <text:p>0.666</text:p>
          </table:table-cell>
          <table:table-cell table:style-name="ce29" table:formula="of:=SQRT([.$M$4]^2+([.K76]*[.$O$4])^2)" office:value-type="float" office:value="0.00564366464738799" calcext:value-type="float">
            <text:p>0.006</text:p>
          </table:table-cell>
          <table:table-cell table:style-name="ce29" table:formula="of:=[.$L$3]+[.K76]*[.$N$3]" office:value-type="float" office:value="0.69620904" calcext:value-type="float">
            <text:p>0.696</text:p>
          </table:table-cell>
          <table:table-cell table:style-name="ce29" table:formula="of:=SQRT([.$M$3]^2+([.K76]*[.$O$3])^2)" office:value-type="float" office:value="0.00860455094431337" calcext:value-type="float">
            <text:p>0.009</text:p>
          </table:table-cell>
          <table:table-cell table:style-name="ce29" table:formula="of:=[.L76]-[.N76]" office:value-type="float" office:value="-0.0303651700000001" calcext:value-type="float">
            <text:p>-0.030</text:p>
          </table:table-cell>
          <table:table-cell table:style-name="ce29" table:formula="of:=SQRT([.M76]^2+[.O76]^2)" office:value-type="float" office:value="0.0102902501235617" calcext:value-type="float">
            <text:p>0.010</text:p>
          </table:table-cell>
          <table:table-cell table:style-name="ce9" table:formula="of:=([.L76]-[.N76])/[.Q76]" office:value-type="float" office:value="-2.95086801927901" calcext:value-type="float">
            <text:p>-3.0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6]+0.01" office:value-type="float" office:value="0.67" calcext:value-type="float">
            <text:p>0.67</text:p>
          </table:table-cell>
          <table:table-cell table:style-name="ce29" table:formula="of:=[.$B$4]+[.A77]*[.$D$4]" office:value-type="float" office:value="0.687332" calcext:value-type="float">
            <text:p>0.687</text:p>
          </table:table-cell>
          <table:table-cell table:style-name="ce29" table:formula="of:=SQRT([.$C$4]^2+([.A77]*[.$E$4])^2)" office:value-type="float" office:value="0.00631141609744826" calcext:value-type="float">
            <text:p>0.006</text:p>
          </table:table-cell>
          <table:table-cell table:style-name="ce29" table:formula="of:=[.$B$3]+[.A77]*[.$D$3]" office:value-type="float" office:value="0.6995749" calcext:value-type="float">
            <text:p>0.700</text:p>
          </table:table-cell>
          <table:table-cell table:style-name="ce29" table:formula="of:=SQRT([.$C$3]^2+([.A77]*[.$E$3])^2)" office:value-type="float" office:value="0.00817446417928668" calcext:value-type="float">
            <text:p>0.008</text:p>
          </table:table-cell>
          <table:table-cell table:style-name="ce29" table:formula="of:=[.B77]-[.D77]" office:value-type="float" office:value="-0.0122429000000002" calcext:value-type="float">
            <text:p>-0.012</text:p>
          </table:table-cell>
          <table:table-cell table:style-name="ce29" table:formula="of:=SQRT([.C77]^2+[.E77]^2)" office:value-type="float" office:value="0.0103274313250474" calcext:value-type="float">
            <text:p>0.010</text:p>
          </table:table-cell>
          <table:table-cell table:style-name="ce9" table:formula="of:=([.B77]-[.D77])/[.G77]" office:value-type="float" office:value="-1.18547387193049" calcext:value-type="float">
            <text:p>-1.2</text:p>
          </table:table-cell>
          <table:table-cell table:style-name="ce8" table:number-columns-repeated="2"/>
          <table:table-cell table:style-name="ce16" table:formula="of:=[.K76]+0.01" office:value-type="float" office:value="0.67" calcext:value-type="float">
            <text:p>0.67</text:p>
          </table:table-cell>
          <table:table-cell table:style-name="ce29" table:formula="of:=[.$L$4]+[.K77]*[.$N$4]" office:value-type="float" office:value="0.67583489" calcext:value-type="float">
            <text:p>0.676</text:p>
          </table:table-cell>
          <table:table-cell table:style-name="ce29" table:formula="of:=SQRT([.$M$4]^2+([.K77]*[.$O$4])^2)" office:value-type="float" office:value="0.00571404314926509" calcext:value-type="float">
            <text:p>0.006</text:p>
          </table:table-cell>
          <table:table-cell table:style-name="ce29" table:formula="of:=[.$L$3]+[.K77]*[.$N$3]" office:value-type="float" office:value="0.706864640000001" calcext:value-type="float">
            <text:p>0.707</text:p>
          </table:table-cell>
          <table:table-cell table:style-name="ce29" table:formula="of:=SQRT([.$M$3]^2+([.K77]*[.$O$3])^2)" office:value-type="float" office:value="0.00871155697347616" calcext:value-type="float">
            <text:p>0.009</text:p>
          </table:table-cell>
          <table:table-cell table:style-name="ce29" table:formula="of:=[.L77]-[.N77]" office:value-type="float" office:value="-0.0310297500000002" calcext:value-type="float">
            <text:p>-0.031</text:p>
          </table:table-cell>
          <table:table-cell table:style-name="ce29" table:formula="of:=SQRT([.M77]^2+[.O77]^2)" office:value-type="float" office:value="0.0104183258738525" calcext:value-type="float">
            <text:p>0.010</text:p>
          </table:table-cell>
          <table:table-cell table:style-name="ce9" table:formula="of:=([.L77]-[.N77])/[.Q77]" office:value-type="float" office:value="-2.97838159179465" calcext:value-type="float">
            <text:p>-3.0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7]+0.01" office:value-type="float" office:value="0.68" calcext:value-type="float">
            <text:p>0.68</text:p>
          </table:table-cell>
          <table:table-cell table:style-name="ce29" table:formula="of:=[.$B$4]+[.A78]*[.$D$4]" office:value-type="float" office:value="0.6974347" calcext:value-type="float">
            <text:p>0.697</text:p>
          </table:table-cell>
          <table:table-cell table:style-name="ce29" table:formula="of:=SQRT([.$C$4]^2+([.A78]*[.$E$4])^2)" office:value-type="float" office:value="0.00638901328424471" calcext:value-type="float">
            <text:p>0.006</text:p>
          </table:table-cell>
          <table:table-cell table:style-name="ce29" table:formula="of:=[.$B$3]+[.A78]*[.$D$3]" office:value-type="float" office:value="0.7099936" calcext:value-type="float">
            <text:p>0.710</text:p>
          </table:table-cell>
          <table:table-cell table:style-name="ce29" table:formula="of:=SQRT([.$C$3]^2+([.A78]*[.$E$3])^2)" office:value-type="float" office:value="0.00827505947702227" calcext:value-type="float">
            <text:p>0.008</text:p>
          </table:table-cell>
          <table:table-cell table:style-name="ce29" table:formula="of:=[.B78]-[.D78]" office:value-type="float" office:value="-0.0125589000000002" calcext:value-type="float">
            <text:p>-0.013</text:p>
          </table:table-cell>
          <table:table-cell table:style-name="ce29" table:formula="of:=SQRT([.C78]^2+[.E78]^2)" office:value-type="float" office:value="0.0104544775141808" calcext:value-type="float">
            <text:p>0.010</text:p>
          </table:table-cell>
          <table:table-cell table:style-name="ce9" table:formula="of:=([.B78]-[.D78])/[.G78]" office:value-type="float" office:value="-1.20129389373738" calcext:value-type="float">
            <text:p>-1.2</text:p>
          </table:table-cell>
          <table:table-cell table:style-name="ce8" table:number-columns-repeated="2"/>
          <table:table-cell table:style-name="ce16" table:formula="of:=[.K77]+0.01" office:value-type="float" office:value="0.68" calcext:value-type="float">
            <text:p>0.68</text:p>
          </table:table-cell>
          <table:table-cell table:style-name="ce29" table:formula="of:=[.$L$4]+[.K78]*[.$N$4]" office:value-type="float" office:value="0.68582591" calcext:value-type="float">
            <text:p>0.686</text:p>
          </table:table-cell>
          <table:table-cell table:style-name="ce29" table:formula="of:=SQRT([.$M$4]^2+([.K78]*[.$O$4])^2)" office:value-type="float" office:value="0.00578460436835224" calcext:value-type="float">
            <text:p>0.006</text:p>
          </table:table-cell>
          <table:table-cell table:style-name="ce29" table:formula="of:=[.$L$3]+[.K78]*[.$N$3]" office:value-type="float" office:value="0.71752024" calcext:value-type="float">
            <text:p>0.718</text:p>
          </table:table-cell>
          <table:table-cell table:style-name="ce29" table:formula="of:=SQRT([.$M$3]^2+([.K78]*[.$O$3])^2)" office:value-type="float" office:value="0.00881884439306739" calcext:value-type="float">
            <text:p>0.009</text:p>
          </table:table-cell>
          <table:table-cell table:style-name="ce29" table:formula="of:=[.L78]-[.N78]" office:value-type="float" office:value="-0.0316943300000001" calcext:value-type="float">
            <text:p>-0.032</text:p>
          </table:table-cell>
          <table:table-cell table:style-name="ce29" table:formula="of:=SQRT([.M78]^2+[.O78]^2)" office:value-type="float" office:value="0.0105467371318098" calcext:value-type="float">
            <text:p>0.011</text:p>
          </table:table-cell>
          <table:table-cell table:style-name="ce9" table:formula="of:=([.L78]-[.N78])/[.Q78]" office:value-type="float" office:value="-3.00513131254665" calcext:value-type="float">
            <text:p>-3.0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8]+0.01" office:value-type="float" office:value="0.69" calcext:value-type="float">
            <text:p>0.69</text:p>
          </table:table-cell>
          <table:table-cell table:style-name="ce29" table:formula="of:=[.$B$4]+[.A79]*[.$D$4]" office:value-type="float" office:value="0.7075374" calcext:value-type="float">
            <text:p>0.708</text:p>
          </table:table-cell>
          <table:table-cell table:style-name="ce29" table:formula="of:=SQRT([.$C$4]^2+([.A79]*[.$E$4])^2)" office:value-type="float" office:value="0.00646680822338123" calcext:value-type="float">
            <text:p>0.006</text:p>
          </table:table-cell>
          <table:table-cell table:style-name="ce29" table:formula="of:=[.$B$3]+[.A79]*[.$D$3]" office:value-type="float" office:value="0.7204123" calcext:value-type="float">
            <text:p>0.720</text:p>
          </table:table-cell>
          <table:table-cell table:style-name="ce29" table:formula="of:=SQRT([.$C$3]^2+([.A79]*[.$E$3])^2)" office:value-type="float" office:value="0.0083759100290541" calcext:value-type="float">
            <text:p>0.008</text:p>
          </table:table-cell>
          <table:table-cell table:style-name="ce29" table:formula="of:=[.B79]-[.D79]" office:value-type="float" office:value="-0.0128749000000001" calcext:value-type="float">
            <text:p>-0.013</text:p>
          </table:table-cell>
          <table:table-cell table:style-name="ce29" table:formula="of:=SQRT([.C79]^2+[.E79]^2)" office:value-type="float" office:value="0.0105818465974895" calcext:value-type="float">
            <text:p>0.011</text:p>
          </table:table-cell>
          <table:table-cell table:style-name="ce9" table:formula="of:=([.B79]-[.D79])/[.G79]" office:value-type="float" office:value="-1.21669690458891" calcext:value-type="float">
            <text:p>-1.2</text:p>
          </table:table-cell>
          <table:table-cell table:style-name="ce8" table:number-columns-repeated="2"/>
          <table:table-cell table:style-name="ce16" table:formula="of:=[.K78]+0.01" office:value-type="float" office:value="0.69" calcext:value-type="float">
            <text:p>0.69</text:p>
          </table:table-cell>
          <table:table-cell table:style-name="ce29" table:formula="of:=[.$L$4]+[.K79]*[.$N$4]" office:value-type="float" office:value="0.69581693" calcext:value-type="float">
            <text:p>0.696</text:p>
          </table:table-cell>
          <table:table-cell table:style-name="ce29" table:formula="of:=SQRT([.$M$4]^2+([.K79]*[.$O$4])^2)" office:value-type="float" office:value="0.00585534169901867" calcext:value-type="float">
            <text:p>0.006</text:p>
          </table:table-cell>
          <table:table-cell table:style-name="ce29" table:formula="of:=[.$L$3]+[.K79]*[.$N$3]" office:value-type="float" office:value="0.72817584" calcext:value-type="float">
            <text:p>0.728</text:p>
          </table:table-cell>
          <table:table-cell table:style-name="ce29" table:formula="of:=SQRT([.$M$3]^2+([.K79]*[.$O$3])^2)" office:value-type="float" office:value="0.00892640305690535" calcext:value-type="float">
            <text:p>0.009</text:p>
          </table:table-cell>
          <table:table-cell table:style-name="ce29" table:formula="of:=[.L79]-[.N79]" office:value-type="float" office:value="-0.0323589100000001" calcext:value-type="float">
            <text:p>-0.032</text:p>
          </table:table-cell>
          <table:table-cell table:style-name="ce29" table:formula="of:=SQRT([.M79]^2+[.O79]^2)" office:value-type="float" office:value="0.0106754717903517" calcext:value-type="float">
            <text:p>0.011</text:p>
          </table:table-cell>
          <table:table-cell table:style-name="ce9" table:formula="of:=([.L79]-[.N79])/[.Q79]" office:value-type="float" office:value="-3.03114566133231" calcext:value-type="float">
            <text:p>-3.0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79]+0.01" office:value-type="float" office:value="0.7" calcext:value-type="float">
            <text:p>0.70</text:p>
          </table:table-cell>
          <table:table-cell table:style-name="ce29" table:formula="of:=[.$B$4]+[.A80]*[.$D$4]" office:value-type="float" office:value="0.7176401" calcext:value-type="float">
            <text:p>0.718</text:p>
          </table:table-cell>
          <table:table-cell table:style-name="ce29" table:formula="of:=SQRT([.$C$4]^2+([.A80]*[.$E$4])^2)" office:value-type="float" office:value="0.00654479386308966" calcext:value-type="float">
            <text:p>0.007</text:p>
          </table:table-cell>
          <table:table-cell table:style-name="ce29" table:formula="of:=[.$B$3]+[.A80]*[.$D$3]" office:value-type="float" office:value="0.730831" calcext:value-type="float">
            <text:p>0.731</text:p>
          </table:table-cell>
          <table:table-cell table:style-name="ce29" table:formula="of:=SQRT([.$C$3]^2+([.A80]*[.$E$3])^2)" office:value-type="float" office:value="0.00847700672514184" calcext:value-type="float">
            <text:p>0.008</text:p>
          </table:table-cell>
          <table:table-cell table:style-name="ce29" table:formula="of:=[.B80]-[.D80]" office:value-type="float" office:value="-0.0131909000000001" calcext:value-type="float">
            <text:p>-0.013</text:p>
          </table:table-cell>
          <table:table-cell table:style-name="ce29" table:formula="of:=SQRT([.C80]^2+[.E80]^2)" office:value-type="float" office:value="0.0107095270543772" calcext:value-type="float">
            <text:p>0.011</text:p>
          </table:table-cell>
          <table:table-cell table:style-name="ce9" table:formula="of:=([.B80]-[.D80])/[.G80]" office:value-type="float" office:value="-1.23169771484995" calcext:value-type="float">
            <text:p>-1.2</text:p>
          </table:table-cell>
          <table:table-cell table:style-name="ce8" table:number-columns-repeated="2"/>
          <table:table-cell table:style-name="ce16" table:formula="of:=[.K79]+0.01" office:value-type="float" office:value="0.7" calcext:value-type="float">
            <text:p>0.70</text:p>
          </table:table-cell>
          <table:table-cell table:style-name="ce29" table:formula="of:=[.$L$4]+[.K80]*[.$N$4]" office:value-type="float" office:value="0.70580795" calcext:value-type="float">
            <text:p>0.706</text:p>
          </table:table-cell>
          <table:table-cell table:style-name="ce29" table:formula="of:=SQRT([.$M$4]^2+([.K80]*[.$O$4])^2)" office:value-type="float" office:value="0.00592624883491944" calcext:value-type="float">
            <text:p>0.006</text:p>
          </table:table-cell>
          <table:table-cell table:style-name="ce29" table:formula="of:=[.$L$3]+[.K80]*[.$N$3]" office:value-type="float" office:value="0.73883144" calcext:value-type="float">
            <text:p>0.739</text:p>
          </table:table-cell>
          <table:table-cell table:style-name="ce29" table:formula="of:=SQRT([.$M$3]^2+([.K80]*[.$O$3])^2)" office:value-type="float" office:value="0.00903422327694529" calcext:value-type="float">
            <text:p>0.009</text:p>
          </table:table-cell>
          <table:table-cell table:style-name="ce29" table:formula="of:=[.L80]-[.N80]" office:value-type="float" office:value="-0.0330234900000002" calcext:value-type="float">
            <text:p>-0.033</text:p>
          </table:table-cell>
          <table:table-cell table:style-name="ce29" table:formula="of:=SQRT([.M80]^2+[.O80]^2)" office:value-type="float" office:value="0.0108045182896362" calcext:value-type="float">
            <text:p>0.011</text:p>
          </table:table-cell>
          <table:table-cell table:style-name="ce9" table:formula="of:=([.L80]-[.N80])/[.Q80]" office:value-type="float" office:value="-3.05645185789324" calcext:value-type="float">
            <text:p>-3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80]+0.01" office:value-type="float" office:value="0.71" calcext:value-type="float">
            <text:p>0.71</text:p>
          </table:table-cell>
          <table:table-cell table:style-name="ce29" table:formula="of:=[.$B$4]+[.A81]*[.$D$4]" office:value-type="float" office:value="0.7277428" calcext:value-type="float">
            <text:p>0.728</text:p>
          </table:table-cell>
          <table:table-cell table:style-name="ce29" table:formula="of:=SQRT([.$C$4]^2+([.A81]*[.$E$4])^2)" office:value-type="float" office:value="0.00662296346685457" calcext:value-type="float">
            <text:p>0.007</text:p>
          </table:table-cell>
          <table:table-cell table:style-name="ce29" table:formula="of:=[.$B$3]+[.A81]*[.$D$3]" office:value-type="float" office:value="0.7412497" calcext:value-type="float">
            <text:p>0.741</text:p>
          </table:table-cell>
          <table:table-cell table:style-name="ce29" table:formula="of:=SQRT([.$C$3]^2+([.A81]*[.$E$3])^2)" office:value-type="float" office:value="0.00857834086278513" calcext:value-type="float">
            <text:p>0.009</text:p>
          </table:table-cell>
          <table:table-cell table:style-name="ce29" table:formula="of:=[.B81]-[.D81]" office:value-type="float" office:value="-0.0135069000000001" calcext:value-type="float">
            <text:p>-0.014</text:p>
          </table:table-cell>
          <table:table-cell table:style-name="ce29" table:formula="of:=SQRT([.C81]^2+[.E81]^2)" office:value-type="float" office:value="0.0108375078796474" calcext:value-type="float">
            <text:p>0.011</text:p>
          </table:table-cell>
          <table:table-cell table:style-name="ce9" table:formula="of:=([.B81]-[.D81])/[.G81]" office:value-type="float" office:value="-1.24631051252712" calcext:value-type="float">
            <text:p>-1.2</text:p>
          </table:table-cell>
          <table:table-cell table:style-name="ce8" table:number-columns-repeated="2"/>
          <table:table-cell table:style-name="ce16" table:formula="of:=[.K80]+0.01" office:value-type="float" office:value="0.71" calcext:value-type="float">
            <text:p>0.71</text:p>
          </table:table-cell>
          <table:table-cell table:style-name="ce29" table:formula="of:=[.$L$4]+[.K81]*[.$N$4]" office:value-type="float" office:value="0.71579897" calcext:value-type="float">
            <text:p>0.716</text:p>
          </table:table-cell>
          <table:table-cell table:style-name="ce29" table:formula="of:=SQRT([.$M$4]^2+([.K81]*[.$O$4])^2)" office:value-type="float" office:value="0.00599731975316571" calcext:value-type="float">
            <text:p>0.006</text:p>
          </table:table-cell>
          <table:table-cell table:style-name="ce29" table:formula="of:=[.$L$3]+[.K81]*[.$N$3]" office:value-type="float" office:value="0.74948704" calcext:value-type="float">
            <text:p>0.749</text:p>
          </table:table-cell>
          <table:table-cell table:style-name="ce29" table:formula="of:=SQRT([.$M$3]^2+([.K81]*[.$O$3])^2)" office:value-type="float" office:value="0.00914229579915511" calcext:value-type="float">
            <text:p>0.009</text:p>
          </table:table-cell>
          <table:table-cell table:style-name="ce29" table:formula="of:=[.L81]-[.N81]" office:value-type="float" office:value="-0.0336880700000001" calcext:value-type="float">
            <text:p>-0.034</text:p>
          </table:table-cell>
          <table:table-cell table:style-name="ce29" table:formula="of:=SQRT([.M81]^2+[.O81]^2)" office:value-type="float" office:value="0.0109338655882062" calcext:value-type="float">
            <text:p>0.011</text:p>
          </table:table-cell>
          <table:table-cell table:style-name="ce9" table:formula="of:=([.L81]-[.N81])/[.Q81]" office:value-type="float" office:value="-3.08107592216403" calcext:value-type="float">
            <text:p>-3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81]+0.01" office:value-type="float" office:value="0.72" calcext:value-type="float">
            <text:p>0.72</text:p>
          </table:table-cell>
          <table:table-cell table:style-name="ce29" table:formula="of:=[.$B$4]+[.A82]*[.$D$4]" office:value-type="float" office:value="0.7378455" calcext:value-type="float">
            <text:p>0.738</text:p>
          </table:table-cell>
          <table:table-cell table:style-name="ce29" table:formula="of:=SQRT([.$C$4]^2+([.A82]*[.$E$4])^2)" office:value-type="float" office:value="0.00670131059695444" calcext:value-type="float">
            <text:p>0.007</text:p>
          </table:table-cell>
          <table:table-cell table:style-name="ce29" table:formula="of:=[.$B$3]+[.A82]*[.$D$3]" office:value-type="float" office:value="0.7516684" calcext:value-type="float">
            <text:p>0.752</text:p>
          </table:table-cell>
          <table:table-cell table:style-name="ce29" table:formula="of:=SQRT([.$C$3]^2+([.A82]*[.$E$3])^2)" office:value-type="float" office:value="0.00867990412590462" calcext:value-type="float">
            <text:p>0.009</text:p>
          </table:table-cell>
          <table:table-cell table:style-name="ce29" table:formula="of:=[.B82]-[.D82]" office:value-type="float" office:value="-0.0138229000000001" calcext:value-type="float">
            <text:p>-0.014</text:p>
          </table:table-cell>
          <table:table-cell table:style-name="ce29" table:formula="of:=SQRT([.C82]^2+[.E82]^2)" office:value-type="float" office:value="0.0109657785565709" calcext:value-type="float">
            <text:p>0.011</text:p>
          </table:table-cell>
          <table:table-cell table:style-name="ce9" table:formula="of:=([.B82]-[.D82])/[.G82]" office:value-type="float" office:value="-1.26054889114254" calcext:value-type="float">
            <text:p>-1.3</text:p>
          </table:table-cell>
          <table:table-cell table:style-name="ce8" table:number-columns-repeated="2"/>
          <table:table-cell table:style-name="ce16" table:formula="of:=[.K81]+0.01" office:value-type="float" office:value="0.72" calcext:value-type="float">
            <text:p>0.72</text:p>
          </table:table-cell>
          <table:table-cell table:style-name="ce29" table:formula="of:=[.$L$4]+[.K82]*[.$N$4]" office:value-type="float" office:value="0.72578999" calcext:value-type="float">
            <text:p>0.726</text:p>
          </table:table-cell>
          <table:table-cell table:style-name="ce29" table:formula="of:=SQRT([.$M$4]^2+([.K82]*[.$O$4])^2)" office:value-type="float" office:value="0.00606854869942143" calcext:value-type="float">
            <text:p>0.006</text:p>
          </table:table-cell>
          <table:table-cell table:style-name="ce29" table:formula="of:=[.$L$3]+[.K82]*[.$N$3]" office:value-type="float" office:value="0.760142640000001" calcext:value-type="float">
            <text:p>0.760</text:p>
          </table:table-cell>
          <table:table-cell table:style-name="ce29" table:formula="of:=SQRT([.$M$3]^2+([.K82]*[.$O$3])^2)" office:value-type="float" office:value="0.00925061178079461" calcext:value-type="float">
            <text:p>0.009</text:p>
          </table:table-cell>
          <table:table-cell table:style-name="ce29" table:formula="of:=[.L82]-[.N82]" office:value-type="float" office:value="-0.0343526500000002" calcext:value-type="float">
            <text:p>-0.034</text:p>
          </table:table-cell>
          <table:table-cell table:style-name="ce29" table:formula="of:=SQRT([.M82]^2+[.O82]^2)" office:value-type="float" office:value="0.0110635031358167" calcext:value-type="float">
            <text:p>0.011</text:p>
          </table:table-cell>
          <table:table-cell table:style-name="ce9" table:formula="of:=([.L82]-[.N82])/[.Q82]" office:value-type="float" office:value="-3.10504273178971" calcext:value-type="float">
            <text:p>-3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82]+0.01" office:value-type="float" office:value="0.73" calcext:value-type="float">
            <text:p>0.73</text:p>
          </table:table-cell>
          <table:table-cell table:style-name="ce29" table:formula="of:=[.$B$4]+[.A83]*[.$D$4]" office:value-type="float" office:value="0.7479482" calcext:value-type="float">
            <text:p>0.748</text:p>
          </table:table-cell>
          <table:table-cell table:style-name="ce29" table:formula="of:=SQRT([.$C$4]^2+([.A83]*[.$E$4])^2)" office:value-type="float" office:value="0.00677982909895424" calcext:value-type="float">
            <text:p>0.007</text:p>
          </table:table-cell>
          <table:table-cell table:style-name="ce29" table:formula="of:=[.$B$3]+[.A83]*[.$D$3]" office:value-type="float" office:value="0.7620871" calcext:value-type="float">
            <text:p>0.762</text:p>
          </table:table-cell>
          <table:table-cell table:style-name="ce29" table:formula="of:=SQRT([.$C$3]^2+([.A83]*[.$E$3])^2)" office:value-type="float" office:value="0.00878168856475798" calcext:value-type="float">
            <text:p>0.009</text:p>
          </table:table-cell>
          <table:table-cell table:style-name="ce29" table:formula="of:=[.B83]-[.D83]" office:value-type="float" office:value="-0.0141389000000001" calcext:value-type="float">
            <text:p>-0.014</text:p>
          </table:table-cell>
          <table:table-cell table:style-name="ce29" table:formula="of:=SQRT([.C83]^2+[.E83]^2)" office:value-type="float" office:value="0.011094329031511" calcext:value-type="float">
            <text:p>0.011</text:p>
          </table:table-cell>
          <table:table-cell table:style-name="ce9" table:formula="of:=([.B83]-[.D83])/[.G83]" office:value-type="float" office:value="-1.27442587648533" calcext:value-type="float">
            <text:p>-1.3</text:p>
          </table:table-cell>
          <table:table-cell table:style-name="ce8" table:number-columns-repeated="2"/>
          <table:table-cell table:style-name="ce16" table:formula="of:=[.K82]+0.01" office:value-type="float" office:value="0.73" calcext:value-type="float">
            <text:p>0.73</text:p>
          </table:table-cell>
          <table:table-cell table:style-name="ce29" table:formula="of:=[.$L$4]+[.K83]*[.$N$4]" office:value-type="float" office:value="0.73578101" calcext:value-type="float">
            <text:p>0.736</text:p>
          </table:table-cell>
          <table:table-cell table:style-name="ce29" table:formula="of:=SQRT([.$M$4]^2+([.K83]*[.$O$4])^2)" office:value-type="float" office:value="0.00613993017386987" calcext:value-type="float">
            <text:p>0.006</text:p>
          </table:table-cell>
          <table:table-cell table:style-name="ce29" table:formula="of:=[.$L$3]+[.K83]*[.$N$3]" office:value-type="float" office:value="0.770798240000001" calcext:value-type="float">
            <text:p>0.771</text:p>
          </table:table-cell>
          <table:table-cell table:style-name="ce29" table:formula="of:=SQRT([.$M$3]^2+([.K83]*[.$O$3])^2)" office:value-type="float" office:value="0.00935916276901311" calcext:value-type="float">
            <text:p>0.009</text:p>
          </table:table-cell>
          <table:table-cell table:style-name="ce29" table:formula="of:=[.L83]-[.N83]" office:value-type="float" office:value="-0.0350172300000001" calcext:value-type="float">
            <text:p>-0.035</text:p>
          </table:table-cell>
          <table:table-cell table:style-name="ce29" table:formula="of:=SQRT([.M83]^2+[.O83]^2)" office:value-type="float" office:value="0.0111934208478409" calcext:value-type="float">
            <text:p>0.011</text:p>
          </table:table-cell>
          <table:table-cell table:style-name="ce9" table:formula="of:=([.L83]-[.N83])/[.Q83]" office:value-type="float" office:value="-3.12837607698407" calcext:value-type="float">
            <text:p>-3.1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83]+0.01" office:value-type="float" office:value="0.74" calcext:value-type="float">
            <text:p>0.74</text:p>
          </table:table-cell>
          <table:table-cell table:style-name="ce29" table:formula="of:=[.$B$4]+[.A84]*[.$D$4]" office:value-type="float" office:value="0.7580509" calcext:value-type="float">
            <text:p>0.758</text:p>
          </table:table-cell>
          <table:table-cell table:style-name="ce29" table:formula="of:=SQRT([.$C$4]^2+([.A84]*[.$E$4])^2)" office:value-type="float" office:value="0.00685851308709174" calcext:value-type="float">
            <text:p>0.007</text:p>
          </table:table-cell>
          <table:table-cell table:style-name="ce29" table:formula="of:=[.$B$3]+[.A84]*[.$D$3]" office:value-type="float" office:value="0.7725058" calcext:value-type="float">
            <text:p>0.773</text:p>
          </table:table-cell>
          <table:table-cell table:style-name="ce29" table:formula="of:=SQRT([.$C$3]^2+([.A84]*[.$E$3])^2)" office:value-type="float" office:value="0.00888368657701543" calcext:value-type="float">
            <text:p>0.009</text:p>
          </table:table-cell>
          <table:table-cell table:style-name="ce29" table:formula="of:=[.B84]-[.D84]" office:value-type="float" office:value="-0.0144549" calcext:value-type="float">
            <text:p>-0.014</text:p>
          </table:table-cell>
          <table:table-cell table:style-name="ce29" table:formula="of:=SQRT([.C84]^2+[.E84]^2)" office:value-type="float" office:value="0.0112231496900136" calcext:value-type="float">
            <text:p>0.011</text:p>
          </table:table-cell>
          <table:table-cell table:style-name="ce9" table:formula="of:=([.B84]-[.D84])/[.G84]" office:value-type="float" office:value="-1.28795395225478" calcext:value-type="float">
            <text:p>-1.3</text:p>
          </table:table-cell>
          <table:table-cell table:style-name="ce8" table:number-columns-repeated="2"/>
          <table:table-cell table:style-name="ce16" table:formula="of:=[.K83]+0.01" office:value-type="float" office:value="0.74" calcext:value-type="float">
            <text:p>0.74</text:p>
          </table:table-cell>
          <table:table-cell table:style-name="ce29" table:formula="of:=[.$L$4]+[.K84]*[.$N$4]" office:value-type="float" office:value="0.74577203" calcext:value-type="float">
            <text:p>0.746</text:p>
          </table:table-cell>
          <table:table-cell table:style-name="ce29" table:formula="of:=SQRT([.$M$4]^2+([.K84]*[.$O$4])^2)" office:value-type="float" office:value="0.00621145891799633" calcext:value-type="float">
            <text:p>0.006</text:p>
          </table:table-cell>
          <table:table-cell table:style-name="ce29" table:formula="of:=[.$L$3]+[.K84]*[.$N$3]" office:value-type="float" office:value="0.78145384" calcext:value-type="float">
            <text:p>0.781</text:p>
          </table:table-cell>
          <table:table-cell table:style-name="ce29" table:formula="of:=SQRT([.$M$3]^2+([.K84]*[.$O$3])^2)" office:value-type="float" office:value="0.00946794068068469" calcext:value-type="float">
            <text:p>0.009</text:p>
          </table:table-cell>
          <table:table-cell table:style-name="ce29" table:formula="of:=[.L84]-[.N84]" office:value-type="float" office:value="-0.0356818100000001" calcext:value-type="float">
            <text:p>-0.036</text:p>
          </table:table-cell>
          <table:table-cell table:style-name="ce29" table:formula="of:=SQRT([.M84]^2+[.O84]^2)" office:value-type="float" office:value="0.0113236090811596" calcext:value-type="float">
            <text:p>0.011</text:p>
          </table:table-cell>
          <table:table-cell table:style-name="ce9" table:formula="of:=([.L84]-[.N84])/[.Q84]" office:value-type="float" office:value="-3.15109871280951" calcext:value-type="float">
            <text:p>-3.2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16" table:formula="of:=[.A84]+0.01" office:value-type="float" office:value="0.75" calcext:value-type="float">
            <text:p>0.75</text:p>
          </table:table-cell>
          <table:table-cell table:style-name="ce29" table:formula="of:=[.$B$4]+[.A85]*[.$D$4]" office:value-type="float" office:value="0.768153600000001" calcext:value-type="float">
            <text:p>0.768</text:p>
          </table:table-cell>
          <table:table-cell table:style-name="ce29" table:formula="of:=SQRT([.$C$4]^2+([.A85]*[.$E$4])^2)" office:value-type="float" office:value="0.00693735693050315" calcext:value-type="float">
            <text:p>0.007</text:p>
          </table:table-cell>
          <table:table-cell table:style-name="ce29" table:formula="of:=[.$B$3]+[.A85]*[.$D$3]" office:value-type="float" office:value="0.7829245" calcext:value-type="float">
            <text:p>0.783</text:p>
          </table:table-cell>
          <table:table-cell table:style-name="ce29" table:formula="of:=SQRT([.$C$3]^2+([.A85]*[.$E$3])^2)" office:value-type="float" office:value="0.00898589088992433" calcext:value-type="float">
            <text:p>0.009</text:p>
          </table:table-cell>
          <table:table-cell table:style-name="ce29" table:formula="of:=[.B85]-[.D85]" office:value-type="float" office:value="-0.0147708999999989" calcext:value-type="float">
            <text:p>-0.015</text:p>
          </table:table-cell>
          <table:table-cell table:style-name="ce29" table:formula="of:=SQRT([.C85]^2+[.E85]^2)" office:value-type="float" office:value="0.0113522313342719" calcext:value-type="float">
            <text:p>0.011</text:p>
          </table:table-cell>
          <table:table-cell table:style-name="ce9" table:formula="of:=([.B85]-[.D85])/[.G85]" office:value-type="float" office:value="-1.30114508461488" calcext:value-type="float">
            <text:p>-1.3</text:p>
          </table:table-cell>
          <table:table-cell table:style-name="ce8" table:number-columns-repeated="2"/>
          <table:table-cell table:style-name="ce16" table:formula="of:=[.K84]+0.01" office:value-type="float" office:value="0.75" calcext:value-type="float">
            <text:p>0.75</text:p>
          </table:table-cell>
          <table:table-cell table:style-name="ce29" table:formula="of:=[.$L$4]+[.K85]*[.$N$4]" office:value-type="float" office:value="0.75576305" calcext:value-type="float">
            <text:p>0.756</text:p>
          </table:table-cell>
          <table:table-cell table:style-name="ce29" table:formula="of:=SQRT([.$M$4]^2+([.K85]*[.$O$4])^2)" office:value-type="float" office:value="0.00628312990213676" calcext:value-type="float">
            <text:p>0.006</text:p>
          </table:table-cell>
          <table:table-cell table:style-name="ce29" table:formula="of:=[.$L$3]+[.K85]*[.$N$3]" office:value-type="float" office:value="0.792109440000001" calcext:value-type="float">
            <text:p>0.792</text:p>
          </table:table-cell>
          <table:table-cell table:style-name="ce29" table:formula="of:=SQRT([.$M$3]^2+([.K85]*[.$O$3])^2)" office:value-type="float" office:value="0.00957693778340577" calcext:value-type="float">
            <text:p>0.010</text:p>
          </table:table-cell>
          <table:table-cell table:style-name="ce29" table:formula="of:=[.L85]-[.N85]" office:value-type="float" office:value="-0.0363463900000002" calcext:value-type="float">
            <text:p>-0.036</text:p>
          </table:table-cell>
          <table:table-cell table:style-name="ce29" table:formula="of:=SQRT([.M85]^2+[.O85]^2)" office:value-type="float" office:value="0.0114540586114421" calcext:value-type="float">
            <text:p>0.011</text:p>
          </table:table-cell>
          <table:table-cell table:style-name="ce9" table:formula="of:=([.L85]-[.N85])/[.Q85]" office:value-type="float" office:value="-3.17323240896391" calcext:value-type="float">
            <text:p>-3.2</text:p>
          </table:table-cell>
          <table:table-cell table:style-name="ce30" table:number-columns-repeated="12"/>
          <table:table-cell table:style-name="ce16" table:number-columns-repeated="4"/>
          <table:table-cell table:style-name="ce8" table:number-columns-repeated="2"/>
          <table:table-cell table:style-name="ce30" table:number-columns-repeated="988"/>
        </table:table-row>
        <table:table-row table:style-name="ro1">
          <table:table-cell table:style-name="ce22" table:formula="of:=[.A85]+0.01" office:value-type="float" office:value="0.76" calcext:value-type="float">
            <text:p>0.76</text:p>
          </table:table-cell>
          <table:table-cell table:style-name="ce25" table:formula="of:=[.$B$4]+[.A86]*[.$D$4]" office:value-type="float" office:value="0.7782563" calcext:value-type="float">
            <text:p>0.778</text:p>
          </table:table-cell>
          <table:table-cell table:style-name="ce25" table:formula="of:=SQRT([.$C$4]^2+([.A86]*[.$E$4])^2)" office:value-type="float" office:value="0.00701635524023696" calcext:value-type="float">
            <text:p>0.007</text:p>
          </table:table-cell>
          <table:table-cell table:style-name="ce25" table:formula="of:=[.$B$3]+[.A86]*[.$D$3]" office:value-type="float" office:value="0.7933432" calcext:value-type="float">
            <text:p>0.793</text:p>
          </table:table-cell>
          <table:table-cell table:style-name="ce25" table:formula="of:=SQRT([.$C$3]^2+([.A86]*[.$E$3])^2)" office:value-type="float" office:value="0.00908829454349627" calcext:value-type="float">
            <text:p>0.009</text:p>
          </table:table-cell>
          <table:table-cell table:style-name="ce25" table:formula="of:=[.B86]-[.D86]" office:value-type="float" office:value="-0.0150869000000001" calcext:value-type="float">
            <text:p>-0.015</text:p>
          </table:table-cell>
          <table:table-cell table:style-name="ce25" table:formula="of:=SQRT([.C86]^2+[.E86]^2)" office:value-type="float" office:value="0.0114815651618821" calcext:value-type="float">
            <text:p>0.011</text:p>
          </table:table-cell>
          <table:table-cell table:style-name="ce14" table:formula="of:=([.B86]-[.D86])/[.G86]" office:value-type="float" office:value="-1.31401074568539" calcext:value-type="float">
            <text:p>-1.3</text:p>
          </table:table-cell>
          <table:table-cell table:number-columns-repeated="2"/>
          <table:table-cell table:style-name="ce22" table:formula="of:=[.K85]+0.01" office:value-type="float" office:value="0.76" calcext:value-type="float">
            <text:p>0.76</text:p>
          </table:table-cell>
          <table:table-cell table:style-name="ce25" table:formula="of:=[.$L$4]+[.K86]*[.$N$4]" office:value-type="float" office:value="0.76575407" calcext:value-type="float">
            <text:p>0.766</text:p>
          </table:table-cell>
          <table:table-cell table:style-name="ce25" table:formula="of:=SQRT([.$M$4]^2+([.K86]*[.$O$4])^2)" office:value-type="float" office:value="0.00635493831374501" calcext:value-type="float">
            <text:p>0.006</text:p>
          </table:table-cell>
          <table:table-cell table:style-name="ce25" table:formula="of:=[.$L$3]+[.K86]*[.$N$3]" office:value-type="float" office:value="0.80276504" calcext:value-type="float">
            <text:p>0.803</text:p>
          </table:table-cell>
          <table:table-cell table:style-name="ce25" table:formula="of:=SQRT([.$M$3]^2+([.K86]*[.$O$3])^2)" office:value-type="float" office:value="0.00968614667758362" calcext:value-type="float">
            <text:p>0.010</text:p>
          </table:table-cell>
          <table:table-cell table:style-name="ce25" table:formula="of:=[.L86]-[.N86]" office:value-type="float" office:value="-0.0370109700000001" calcext:value-type="float">
            <text:p>-0.037</text:p>
          </table:table-cell>
          <table:table-cell table:style-name="ce25" table:formula="of:=SQRT([.M86]^2+[.O86]^2)" office:value-type="float" office:value="0.0115847606117333" calcext:value-type="float">
            <text:p>0.012</text:p>
          </table:table-cell>
          <table:table-cell table:style-name="ce14" table:formula="of:=([.L86]-[.N86])/[.Q86]" office:value-type="float" office:value="-3.19479799716486" calcext:value-type="float">
            <text:p>-3.2</text:p>
          </table:table-cell>
          <table:table-cell table:number-columns-repeated="1006"/>
        </table:table-row>
        <table:table-row table:style-name="ro1">
          <table:table-cell table:style-name="ce22" table:formula="of:=[.A86]+0.01" office:value-type="float" office:value="0.77" calcext:value-type="float">
            <text:p>0.77</text:p>
          </table:table-cell>
          <table:table-cell table:style-name="ce25" table:formula="of:=[.$B$4]+[.A87]*[.$D$4]" office:value-type="float" office:value="0.788359" calcext:value-type="float">
            <text:p>0.788</text:p>
          </table:table-cell>
          <table:table-cell table:style-name="ce25" table:formula="of:=SQRT([.$C$4]^2+([.A87]*[.$E$4])^2)" office:value-type="float" office:value="0.00709550285700814" calcext:value-type="float">
            <text:p>0.007</text:p>
          </table:table-cell>
          <table:table-cell table:style-name="ce25" table:formula="of:=[.$B$3]+[.A87]*[.$D$3]" office:value-type="float" office:value="0.8037619" calcext:value-type="float">
            <text:p>0.804</text:p>
          </table:table-cell>
          <table:table-cell table:style-name="ce25" table:formula="of:=SQRT([.$C$3]^2+([.A87]*[.$E$3])^2)" office:value-type="float" office:value="0.00919089087465416" calcext:value-type="float">
            <text:p>0.009</text:p>
          </table:table-cell>
          <table:table-cell table:style-name="ce25" table:formula="of:=[.B87]-[.D87]" office:value-type="float" office:value="-0.0154029000000002" calcext:value-type="float">
            <text:p>-0.015</text:p>
          </table:table-cell>
          <table:table-cell table:style-name="ce25" table:formula="of:=SQRT([.C87]^2+[.E87]^2)" office:value-type="float" office:value="0.0116111427458115" calcext:value-type="float">
            <text:p>0.012</text:p>
          </table:table-cell>
          <table:table-cell table:style-name="ce14" table:formula="of:=([.B87]-[.D87])/[.G87]" office:value-type="float" office:value="-1.32656193599519" calcext:value-type="float">
            <text:p>-1.3</text:p>
          </table:table-cell>
          <table:table-cell table:number-columns-repeated="2"/>
          <table:table-cell table:style-name="ce22" table:formula="of:=[.K86]+0.01" office:value-type="float" office:value="0.77" calcext:value-type="float">
            <text:p>0.77</text:p>
          </table:table-cell>
          <table:table-cell table:style-name="ce25" table:formula="of:=[.$L$4]+[.K87]*[.$N$4]" office:value-type="float" office:value="0.77574509" calcext:value-type="float">
            <text:p>0.776</text:p>
          </table:table-cell>
          <table:table-cell table:style-name="ce25" table:formula="of:=SQRT([.$M$4]^2+([.K87]*[.$O$4])^2)" office:value-type="float" office:value="0.00642687954633457" calcext:value-type="float">
            <text:p>0.006</text:p>
          </table:table-cell>
          <table:table-cell table:style-name="ce25" table:formula="of:=[.$L$3]+[.K87]*[.$N$3]" office:value-type="float" office:value="0.813420640000001" calcext:value-type="float">
            <text:p>0.813</text:p>
          </table:table-cell>
          <table:table-cell table:style-name="ce25" table:formula="of:=SQRT([.$M$3]^2+([.K87]*[.$O$3])^2)" office:value-type="float" office:value="0.00979556027954915" calcext:value-type="float">
            <text:p>0.010</text:p>
          </table:table-cell>
          <table:table-cell table:style-name="ce25" table:formula="of:=[.L87]-[.N87]" office:value-type="float" office:value="-0.0376755500000002" calcext:value-type="float">
            <text:p>-0.038</text:p>
          </table:table-cell>
          <table:table-cell table:style-name="ce25" table:formula="of:=SQRT([.M87]^2+[.O87]^2)" office:value-type="float" office:value="0.0117157066322683" calcext:value-type="float">
            <text:p>0.012</text:p>
          </table:table-cell>
          <table:table-cell table:style-name="ce14" table:formula="of:=([.L87]-[.N87])/[.Q87]" office:value-type="float" office:value="-3.2158154162235" calcext:value-type="float">
            <text:p>-3.2</text:p>
          </table:table-cell>
          <table:table-cell table:number-columns-repeated="1006"/>
        </table:table-row>
        <table:table-row table:style-name="ro1">
          <table:table-cell table:style-name="ce22" table:formula="of:=[.A87]+0.01" office:value-type="float" office:value="0.78" calcext:value-type="float">
            <text:p>0.78</text:p>
          </table:table-cell>
          <table:table-cell table:style-name="ce25" table:formula="of:=[.$B$4]+[.A88]*[.$D$4]" office:value-type="float" office:value="0.7984617" calcext:value-type="float">
            <text:p>0.798</text:p>
          </table:table-cell>
          <table:table-cell table:style-name="ce25" table:formula="of:=SQRT([.$C$4]^2+([.A88]*[.$E$4])^2)" office:value-type="float" office:value="0.00717479483964732" calcext:value-type="float">
            <text:p>0.007</text:p>
          </table:table-cell>
          <table:table-cell table:style-name="ce25" table:formula="of:=[.$B$3]+[.A88]*[.$D$3]" office:value-type="float" office:value="0.8141806" calcext:value-type="float">
            <text:p>0.814</text:p>
          </table:table-cell>
          <table:table-cell table:style-name="ce25" table:formula="of:=SQRT([.$C$3]^2+([.A88]*[.$E$3])^2)" office:value-type="float" office:value="0.00929367350228079" calcext:value-type="float">
            <text:p>0.009</text:p>
          </table:table-cell>
          <table:table-cell table:style-name="ce25" table:formula="of:=[.B88]-[.D88]" office:value-type="float" office:value="-0.0157189000000002" calcext:value-type="float">
            <text:p>-0.016</text:p>
          </table:table-cell>
          <table:table-cell table:style-name="ce25" table:formula="of:=SQRT([.C88]^2+[.E88]^2)" office:value-type="float" office:value="0.0117409560155051" calcext:value-type="float">
            <text:p>0.012</text:p>
          </table:table-cell>
          <table:table-cell table:style-name="ce14" table:formula="of:=([.B88]-[.D88])/[.G88]" office:value-type="float" office:value="-1.33880920593194" calcext:value-type="float">
            <text:p>-1.3</text:p>
          </table:table-cell>
          <table:table-cell table:number-columns-repeated="2"/>
          <table:table-cell table:style-name="ce22" table:formula="of:=[.K87]+0.01" office:value-type="float" office:value="0.78" calcext:value-type="float">
            <text:p>0.78</text:p>
          </table:table-cell>
          <table:table-cell table:style-name="ce25" table:formula="of:=[.$L$4]+[.K88]*[.$N$4]" office:value-type="float" office:value="0.78573611" calcext:value-type="float">
            <text:p>0.786</text:p>
          </table:table-cell>
          <table:table-cell table:style-name="ce25" table:formula="of:=SQRT([.$M$4]^2+([.K88]*[.$O$4])^2)" office:value-type="float" office:value="0.00649894918905306" calcext:value-type="float">
            <text:p>0.006</text:p>
          </table:table-cell>
          <table:table-cell table:style-name="ce25" table:formula="of:=[.$L$3]+[.K88]*[.$N$3]" office:value-type="float" office:value="0.824076240000001" calcext:value-type="float">
            <text:p>0.824</text:p>
          </table:table-cell>
          <table:table-cell table:style-name="ce25" table:formula="of:=SQRT([.$M$3]^2+([.K88]*[.$O$3])^2)" office:value-type="float" office:value="0.00990517180563145" calcext:value-type="float">
            <text:p>0.010</text:p>
          </table:table-cell>
          <table:table-cell table:style-name="ce25" table:formula="of:=[.L88]-[.N88]" office:value-type="float" office:value="-0.0383401300000001" calcext:value-type="float">
            <text:p>-0.038</text:p>
          </table:table-cell>
          <table:table-cell table:style-name="ce25" table:formula="of:=SQRT([.M88]^2+[.O88]^2)" office:value-type="float" office:value="0.0118468885814365" calcext:value-type="float">
            <text:p>0.012</text:p>
          </table:table-cell>
          <table:table-cell table:style-name="ce14" table:formula="of:=([.L88]-[.N88])/[.Q88]" office:value-type="float" office:value="-3.2363037549013" calcext:value-type="float">
            <text:p>-3.2</text:p>
          </table:table-cell>
          <table:table-cell table:number-columns-repeated="1006"/>
        </table:table-row>
        <table:table-row table:style-name="ro1">
          <table:table-cell table:style-name="ce22" table:formula="of:=[.A88]+0.01" office:value-type="float" office:value="0.790000000000001" calcext:value-type="float">
            <text:p>0.79</text:p>
          </table:table-cell>
          <table:table-cell table:style-name="ce25" table:formula="of:=[.$B$4]+[.A89]*[.$D$4]" office:value-type="float" office:value="0.8085644" calcext:value-type="float">
            <text:p>0.809</text:p>
          </table:table-cell>
          <table:table-cell table:style-name="ce25" table:formula="of:=SQRT([.$C$4]^2+([.A89]*[.$E$4])^2)" office:value-type="float" office:value="0.00725422645420298" calcext:value-type="float">
            <text:p>0.007</text:p>
          </table:table-cell>
          <table:table-cell table:style-name="ce25" table:formula="of:=[.$B$3]+[.A89]*[.$D$3]" office:value-type="float" office:value="0.824599300000001" calcext:value-type="float">
            <text:p>0.825</text:p>
          </table:table-cell>
          <table:table-cell table:style-name="ce25" table:formula="of:=SQRT([.$C$3]^2+([.A89]*[.$E$3])^2)" office:value-type="float" office:value="0.00939663631311381" calcext:value-type="float">
            <text:p>0.009</text:p>
          </table:table-cell>
          <table:table-cell table:style-name="ce25" table:formula="of:=[.B89]-[.D89]" office:value-type="float" office:value="-0.0160349000000012" calcext:value-type="float">
            <text:p>-0.016</text:p>
          </table:table-cell>
          <table:table-cell table:style-name="ce25" table:formula="of:=SQRT([.C89]^2+[.E89]^2)" office:value-type="float" office:value="0.0118709972390607" calcext:value-type="float">
            <text:p>0.012</text:p>
          </table:table-cell>
          <table:table-cell table:style-name="ce14" table:formula="of:=([.B89]-[.D89])/[.G89]" office:value-type="float" office:value="-1.35076267621725" calcext:value-type="float">
            <text:p>-1.4</text:p>
          </table:table-cell>
          <table:table-cell table:number-columns-repeated="2"/>
          <table:table-cell table:style-name="ce22" table:formula="of:=[.K88]+0.01" office:value-type="float" office:value="0.790000000000001" calcext:value-type="float">
            <text:p>0.79</text:p>
          </table:table-cell>
          <table:table-cell table:style-name="ce25" table:formula="of:=[.$L$4]+[.K89]*[.$N$4]" office:value-type="float" office:value="0.79572713" calcext:value-type="float">
            <text:p>0.796</text:p>
          </table:table-cell>
          <table:table-cell table:style-name="ce25" table:formula="of:=SQRT([.$M$4]^2+([.K89]*[.$O$4])^2)" office:value-type="float" office:value="0.00657114301685054" calcext:value-type="float">
            <text:p>0.007</text:p>
          </table:table-cell>
          <table:table-cell table:style-name="ce25" table:formula="of:=[.$L$3]+[.K89]*[.$N$3]" office:value-type="float" office:value="0.83473184" calcext:value-type="float">
            <text:p>0.835</text:p>
          </table:table-cell>
          <table:table-cell table:style-name="ce25" table:formula="of:=SQRT([.$M$3]^2+([.K89]*[.$O$3])^2)" office:value-type="float" office:value="0.0100149747571349" calcext:value-type="float">
            <text:p>0.010</text:p>
          </table:table-cell>
          <table:table-cell table:style-name="ce25" table:formula="of:=[.L89]-[.N89]" office:value-type="float" office:value="-0.0390047100000002" calcext:value-type="float">
            <text:p>-0.039</text:p>
          </table:table-cell>
          <table:table-cell table:style-name="ce25" table:formula="of:=SQRT([.M89]^2+[.O89]^2)" office:value-type="float" office:value="0.0119782987078279" calcext:value-type="float">
            <text:p>0.012</text:p>
          </table:table-cell>
          <table:table-cell table:style-name="ce14" table:formula="of:=([.L89]-[.N89])/[.Q89]" office:value-type="float" office:value="-3.25628129264385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89]+0.01" office:value-type="float" office:value="0.8" calcext:value-type="float">
            <text:p>0.80</text:p>
          </table:table-cell>
          <table:table-cell table:style-name="ce25" table:formula="of:=[.$B$4]+[.A90]*[.$D$4]" office:value-type="float" office:value="0.8186671" calcext:value-type="float">
            <text:p>0.819</text:p>
          </table:table-cell>
          <table:table-cell table:style-name="ce25" table:formula="of:=SQRT([.$C$4]^2+([.A90]*[.$E$4])^2)" office:value-type="float" office:value="0.00733379316365659" calcext:value-type="float">
            <text:p>0.007</text:p>
          </table:table-cell>
          <table:table-cell table:style-name="ce25" table:formula="of:=[.$B$3]+[.A90]*[.$D$3]" office:value-type="float" office:value="0.835018" calcext:value-type="float">
            <text:p>0.835</text:p>
          </table:table-cell>
          <table:table-cell table:style-name="ce25" table:formula="of:=SQRT([.$C$3]^2+([.A90]*[.$E$3])^2)" office:value-type="float" office:value="0.0094997734484355" calcext:value-type="float">
            <text:p>0.009</text:p>
          </table:table-cell>
          <table:table-cell table:style-name="ce25" table:formula="of:=[.B90]-[.D90]" office:value-type="float" office:value="-0.0163509000000002" calcext:value-type="float">
            <text:p>-0.016</text:p>
          </table:table-cell>
          <table:table-cell table:style-name="ce25" table:formula="of:=SQRT([.C90]^2+[.E90]^2)" office:value-type="float" office:value="0.0120012590064083" calcext:value-type="float">
            <text:p>0.012</text:p>
          </table:table-cell>
          <table:table-cell table:style-name="ce14" table:formula="of:=([.B90]-[.D90])/[.G90]" office:value-type="float" office:value="-1.36243205744241" calcext:value-type="float">
            <text:p>-1.4</text:p>
          </table:table-cell>
          <table:table-cell table:number-columns-repeated="2"/>
          <table:table-cell table:style-name="ce22" table:formula="of:=[.K89]+0.01" office:value-type="float" office:value="0.8" calcext:value-type="float">
            <text:p>0.80</text:p>
          </table:table-cell>
          <table:table-cell table:style-name="ce25" table:formula="of:=[.$L$4]+[.K90]*[.$N$4]" office:value-type="float" office:value="0.80571815" calcext:value-type="float">
            <text:p>0.806</text:p>
          </table:table-cell>
          <table:table-cell table:style-name="ce25" table:formula="of:=SQRT([.$M$4]^2+([.K90]*[.$O$4])^2)" office:value-type="float" office:value="0.0066434569812052" calcext:value-type="float">
            <text:p>0.007</text:p>
          </table:table-cell>
          <table:table-cell table:style-name="ce25" table:formula="of:=[.$L$3]+[.K90]*[.$N$3]" office:value-type="float" office:value="0.845387440000001" calcext:value-type="float">
            <text:p>0.845</text:p>
          </table:table-cell>
          <table:table-cell table:style-name="ce25" table:formula="of:=SQRT([.$M$3]^2+([.K90]*[.$O$3])^2)" office:value-type="float" office:value="0.0101249629061642" calcext:value-type="float">
            <text:p>0.010</text:p>
          </table:table-cell>
          <table:table-cell table:style-name="ce25" table:formula="of:=[.L90]-[.N90]" office:value-type="float" office:value="-0.0396692900000001" calcext:value-type="float">
            <text:p>-0.040</text:p>
          </table:table-cell>
          <table:table-cell table:style-name="ce25" table:formula="of:=SQRT([.M90]^2+[.O90]^2)" office:value-type="float" office:value="0.0121099295832934" calcext:value-type="float">
            <text:p>0.012</text:p>
          </table:table-cell>
          <table:table-cell table:style-name="ce14" table:formula="of:=([.L90]-[.N90])/[.Q90]" office:value-type="float" office:value="-3.27576553828414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90]+0.01" office:value-type="float" office:value="0.810000000000001" calcext:value-type="float">
            <text:p>0.81</text:p>
          </table:table-cell>
          <table:table-cell table:style-name="ce25" table:formula="of:=[.$B$4]+[.A91]*[.$D$4]" office:value-type="float" office:value="0.8287698" calcext:value-type="float">
            <text:p>0.829</text:p>
          </table:table-cell>
          <table:table-cell table:style-name="ce25" table:formula="of:=SQRT([.$C$4]^2+([.A91]*[.$E$4])^2)" office:value-type="float" office:value="0.00741349061821374" calcext:value-type="float">
            <text:p>0.007</text:p>
          </table:table-cell>
          <table:table-cell table:style-name="ce25" table:formula="of:=[.$B$3]+[.A91]*[.$D$3]" office:value-type="float" office:value="0.845436700000001" calcext:value-type="float">
            <text:p>0.845</text:p>
          </table:table-cell>
          <table:table-cell table:style-name="ce25" table:formula="of:=SQRT([.$C$3]^2+([.A91]*[.$E$3])^2)" office:value-type="float" office:value="0.009603079291509" calcext:value-type="float">
            <text:p>0.010</text:p>
          </table:table-cell>
          <table:table-cell table:style-name="ce25" table:formula="of:=[.B91]-[.D91]" office:value-type="float" office:value="-0.0166669000000012" calcext:value-type="float">
            <text:p>-0.017</text:p>
          </table:table-cell>
          <table:table-cell table:style-name="ce25" table:formula="of:=SQRT([.C91]^2+[.E91]^2)" office:value-type="float" office:value="0.0121317342134318" calcext:value-type="float">
            <text:p>0.012</text:p>
          </table:table-cell>
          <table:table-cell table:style-name="ce14" table:formula="of:=([.B91]-[.D91])/[.G91]" office:value-type="float" office:value="-1.37382666870069" calcext:value-type="float">
            <text:p>-1.4</text:p>
          </table:table-cell>
          <table:table-cell table:number-columns-repeated="2"/>
          <table:table-cell table:style-name="ce22" table:formula="of:=[.K90]+0.01" office:value-type="float" office:value="0.810000000000001" calcext:value-type="float">
            <text:p>0.81</text:p>
          </table:table-cell>
          <table:table-cell table:style-name="ce25" table:formula="of:=[.$L$4]+[.K91]*[.$N$4]" office:value-type="float" office:value="0.81570917" calcext:value-type="float">
            <text:p>0.816</text:p>
          </table:table-cell>
          <table:table-cell table:style-name="ce25" table:formula="of:=SQRT([.$M$4]^2+([.K91]*[.$O$4])^2)" office:value-type="float" office:value="0.00671588720137219" calcext:value-type="float">
            <text:p>0.007</text:p>
          </table:table-cell>
          <table:table-cell table:style-name="ce25" table:formula="of:=[.$L$3]+[.K91]*[.$N$3]" office:value-type="float" office:value="0.856043040000001" calcext:value-type="float">
            <text:p>0.856</text:p>
          </table:table-cell>
          <table:table-cell table:style-name="ce25" table:formula="of:=SQRT([.$M$3]^2+([.K91]*[.$O$3])^2)" office:value-type="float" office:value="0.010235130282245" calcext:value-type="float">
            <text:p>0.010</text:p>
          </table:table-cell>
          <table:table-cell table:style-name="ce25" table:formula="of:=[.L91]-[.N91]" office:value-type="float" office:value="-0.0403338700000001" calcext:value-type="float">
            <text:p>-0.040</text:p>
          </table:table-cell>
          <table:table-cell table:style-name="ce25" table:formula="of:=SQRT([.M91]^2+[.O91]^2)" office:value-type="float" office:value="0.0122417740869567" calcext:value-type="float">
            <text:p>0.012</text:p>
          </table:table-cell>
          <table:table-cell table:style-name="ce14" table:formula="of:=([.L91]-[.N91])/[.Q91]" office:value-type="float" office:value="-3.29477326680737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91]+0.01" office:value-type="float" office:value="0.82" calcext:value-type="float">
            <text:p>0.82</text:p>
          </table:table-cell>
          <table:table-cell table:style-name="ce25" table:formula="of:=[.$B$4]+[.A92]*[.$D$4]" office:value-type="float" office:value="0.8388725" calcext:value-type="float">
            <text:p>0.839</text:p>
          </table:table-cell>
          <table:table-cell table:style-name="ce25" table:formula="of:=SQRT([.$C$4]^2+([.A92]*[.$E$4])^2)" office:value-type="float" office:value="0.00749331464613621" calcext:value-type="float">
            <text:p>0.007</text:p>
          </table:table-cell>
          <table:table-cell table:style-name="ce25" table:formula="of:=[.$B$3]+[.A92]*[.$D$3]" office:value-type="float" office:value="0.8558554" calcext:value-type="float">
            <text:p>0.856</text:p>
          </table:table-cell>
          <table:table-cell table:style-name="ce25" table:formula="of:=SQRT([.$C$3]^2+([.A92]*[.$E$3])^2)" office:value-type="float" office:value="0.00970654845571566" calcext:value-type="float">
            <text:p>0.010</text:p>
          </table:table-cell>
          <table:table-cell table:style-name="ce25" table:formula="of:=[.B92]-[.D92]" office:value-type="float" office:value="-0.0169829000000002" calcext:value-type="float">
            <text:p>-0.017</text:p>
          </table:table-cell>
          <table:table-cell table:style-name="ce25" table:formula="of:=SQRT([.C92]^2+[.E92]^2)" office:value-type="float" office:value="0.0122624160469769" calcext:value-type="float">
            <text:p>0.012</text:p>
          </table:table-cell>
          <table:table-cell table:style-name="ce14" table:formula="of:=([.B92]-[.D92])/[.G92]" office:value-type="float" office:value="-1.38495545534741" calcext:value-type="float">
            <text:p>-1.4</text:p>
          </table:table-cell>
          <table:table-cell table:number-columns-repeated="2"/>
          <table:table-cell table:style-name="ce22" table:formula="of:=[.K91]+0.01" office:value-type="float" office:value="0.82" calcext:value-type="float">
            <text:p>0.82</text:p>
          </table:table-cell>
          <table:table-cell table:style-name="ce25" table:formula="of:=[.$L$4]+[.K92]*[.$N$4]" office:value-type="float" office:value="0.82570019" calcext:value-type="float">
            <text:p>0.826</text:p>
          </table:table-cell>
          <table:table-cell table:style-name="ce25" table:formula="of:=SQRT([.$M$4]^2+([.K92]*[.$O$4])^2)" office:value-type="float" office:value="0.00678842995612357" calcext:value-type="float">
            <text:p>0.007</text:p>
          </table:table-cell>
          <table:table-cell table:style-name="ce25" table:formula="of:=[.$L$3]+[.K92]*[.$N$3]" office:value-type="float" office:value="0.866698640000001" calcext:value-type="float">
            <text:p>0.867</text:p>
          </table:table-cell>
          <table:table-cell table:style-name="ce25" table:formula="of:=SQRT([.$M$3]^2+([.K92]*[.$O$3])^2)" office:value-type="float" office:value="0.0103454711596928" calcext:value-type="float">
            <text:p>0.010</text:p>
          </table:table-cell>
          <table:table-cell table:style-name="ce25" table:formula="of:=[.L92]-[.N92]" office:value-type="float" office:value="-0.0409984500000002" calcext:value-type="float">
            <text:p>-0.041</text:p>
          </table:table-cell>
          <table:table-cell table:style-name="ce25" table:formula="of:=SQRT([.M92]^2+[.O92]^2)" office:value-type="float" office:value="0.0123738253901222" calcext:value-type="float">
            <text:p>0.012</text:p>
          </table:table-cell>
          <table:table-cell table:style-name="ce14" table:formula="of:=([.L92]-[.N92])/[.Q92]" office:value-type="float" office:value="-3.3133205542668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92]+0.01" office:value-type="float" office:value="0.83" calcext:value-type="float">
            <text:p>0.83</text:p>
          </table:table-cell>
          <table:table-cell table:style-name="ce25" table:formula="of:=[.$B$4]+[.A93]*[.$D$4]" office:value-type="float" office:value="0.8489752" calcext:value-type="float">
            <text:p>0.849</text:p>
          </table:table-cell>
          <table:table-cell table:style-name="ce25" table:formula="of:=SQRT([.$C$4]^2+([.A93]*[.$E$4])^2)" office:value-type="float" office:value="0.00757326124508227" calcext:value-type="float">
            <text:p>0.008</text:p>
          </table:table-cell>
          <table:table-cell table:style-name="ce25" table:formula="of:=[.$B$3]+[.A93]*[.$D$3]" office:value-type="float" office:value="0.8662741" calcext:value-type="float">
            <text:p>0.866</text:p>
          </table:table-cell>
          <table:table-cell table:style-name="ce25" table:formula="of:=SQRT([.$C$3]^2+([.A93]*[.$E$3])^2)" office:value-type="float" office:value="0.00981017577335091" calcext:value-type="float">
            <text:p>0.010</text:p>
          </table:table-cell>
          <table:table-cell table:style-name="ce25" table:formula="of:=[.B93]-[.D93]" office:value-type="float" office:value="-0.0172989000000002" calcext:value-type="float">
            <text:p>-0.017</text:p>
          </table:table-cell>
          <table:table-cell table:style-name="ce25" table:formula="of:=SQRT([.C93]^2+[.E93]^2)" office:value-type="float" office:value="0.0123932979706899" calcext:value-type="float">
            <text:p>0.012</text:p>
          </table:table-cell>
          <table:table-cell table:style-name="ce14" table:formula="of:=([.B93]-[.D93])/[.G93]" office:value-type="float" office:value="-1.39582700592789" calcext:value-type="float">
            <text:p>-1.4</text:p>
          </table:table-cell>
          <table:table-cell table:number-columns-repeated="2"/>
          <table:table-cell table:style-name="ce22" table:formula="of:=[.K92]+0.01" office:value-type="float" office:value="0.83" calcext:value-type="float">
            <text:p>0.83</text:p>
          </table:table-cell>
          <table:table-cell table:style-name="ce25" table:formula="of:=[.$L$4]+[.K93]*[.$N$4]" office:value-type="float" office:value="0.83569121" calcext:value-type="float">
            <text:p>0.836</text:p>
          </table:table-cell>
          <table:table-cell table:style-name="ce25" table:formula="of:=SQRT([.$M$4]^2+([.K93]*[.$O$4])^2)" office:value-type="float" office:value="0.0068610816759493" calcext:value-type="float">
            <text:p>0.007</text:p>
          </table:table-cell>
          <table:table-cell table:style-name="ce25" table:formula="of:=[.$L$3]+[.K93]*[.$N$3]" office:value-type="float" office:value="0.877354240000001" calcext:value-type="float">
            <text:p>0.877</text:p>
          </table:table-cell>
          <table:table-cell table:style-name="ce25" table:formula="of:=SQRT([.$M$3]^2+([.K93]*[.$O$3])^2)" office:value-type="float" office:value="0.010455980045683" calcext:value-type="float">
            <text:p>0.010</text:p>
          </table:table-cell>
          <table:table-cell table:style-name="ce25" table:formula="of:=[.L93]-[.N93]" office:value-type="float" office:value="-0.0416630300000002" calcext:value-type="float">
            <text:p>-0.042</text:p>
          </table:table-cell>
          <table:table-cell table:style-name="ce25" table:formula="of:=SQRT([.M93]^2+[.O93]^2)" office:value-type="float" office:value="0.0125060769420218" calcext:value-type="float">
            <text:p>0.013</text:p>
          </table:table-cell>
          <table:table-cell table:style-name="ce14" table:formula="of:=([.L93]-[.N93])/[.Q93]" office:value-type="float" office:value="-3.33142281093825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93]+0.01" office:value-type="float" office:value="0.84" calcext:value-type="float">
            <text:p>0.84</text:p>
          </table:table-cell>
          <table:table-cell table:style-name="ce25" table:formula="of:=[.$B$4]+[.A94]*[.$D$4]" office:value-type="float" office:value="0.859077900000001" calcext:value-type="float">
            <text:p>0.859</text:p>
          </table:table-cell>
          <table:table-cell table:style-name="ce25" table:formula="of:=SQRT([.$C$4]^2+([.A94]*[.$E$4])^2)" office:value-type="float" office:value="0.00765332657392456" calcext:value-type="float">
            <text:p>0.008</text:p>
          </table:table-cell>
          <table:table-cell table:style-name="ce25" table:formula="of:=[.$B$3]+[.A94]*[.$D$3]" office:value-type="float" office:value="0.8766928" calcext:value-type="float">
            <text:p>0.877</text:p>
          </table:table-cell>
          <table:table-cell table:style-name="ce25" table:formula="of:=SQRT([.$C$3]^2+([.A94]*[.$E$3])^2)" office:value-type="float" office:value="0.00991395628503899" calcext:value-type="float">
            <text:p>0.010</text:p>
          </table:table-cell>
          <table:table-cell table:style-name="ce25" table:formula="of:=[.B94]-[.D94]" office:value-type="float" office:value="-0.017614899999999" calcext:value-type="float">
            <text:p>-0.018</text:p>
          </table:table-cell>
          <table:table-cell table:style-name="ce25" table:formula="of:=SQRT([.C94]^2+[.E94]^2)" office:value-type="float" office:value="0.0125243737116394" calcext:value-type="float">
            <text:p>0.013</text:p>
          </table:table-cell>
          <table:table-cell table:style-name="ce14" table:formula="of:=([.B94]-[.D94])/[.G94]" office:value-type="float" office:value="-1.40644956830287" calcext:value-type="float">
            <text:p>-1.4</text:p>
          </table:table-cell>
          <table:table-cell table:number-columns-repeated="2"/>
          <table:table-cell table:style-name="ce22" table:formula="of:=[.K93]+0.01" office:value-type="float" office:value="0.84" calcext:value-type="float">
            <text:p>0.84</text:p>
          </table:table-cell>
          <table:table-cell table:style-name="ce25" table:formula="of:=[.$L$4]+[.K94]*[.$N$4]" office:value-type="float" office:value="0.84568223" calcext:value-type="float">
            <text:p>0.846</text:p>
          </table:table-cell>
          <table:table-cell table:style-name="ce25" table:formula="of:=SQRT([.$M$4]^2+([.K94]*[.$O$4])^2)" office:value-type="float" office:value="0.00693383893569133" calcext:value-type="float">
            <text:p>0.007</text:p>
          </table:table-cell>
          <table:table-cell table:style-name="ce25" table:formula="of:=[.$L$3]+[.K94]*[.$N$3]" office:value-type="float" office:value="0.888009840000001" calcext:value-type="float">
            <text:p>0.888</text:p>
          </table:table-cell>
          <table:table-cell table:style-name="ce25" table:formula="of:=SQRT([.$M$3]^2+([.K94]*[.$O$3])^2)" office:value-type="float" office:value="0.0105666516689812" calcext:value-type="float">
            <text:p>0.011</text:p>
          </table:table-cell>
          <table:table-cell table:style-name="ce25" table:formula="of:=[.L94]-[.N94]" office:value-type="float" office:value="-0.0423276100000002" calcext:value-type="float">
            <text:p>-0.042</text:p>
          </table:table-cell>
          <table:table-cell table:style-name="ce25" table:formula="of:=SQRT([.M94]^2+[.O94]^2)" office:value-type="float" office:value="0.0126385224563512" calcext:value-type="float">
            <text:p>0.013</text:p>
          </table:table-cell>
          <table:table-cell table:style-name="ce14" table:formula="of:=([.L94]-[.N94])/[.Q94]" office:value-type="float" office:value="-3.34909481279827" calcext:value-type="float">
            <text:p>-3.3</text:p>
          </table:table-cell>
          <table:table-cell table:number-columns-repeated="1006"/>
        </table:table-row>
        <table:table-row table:style-name="ro1">
          <table:table-cell table:style-name="ce22" table:formula="of:=[.A94]+0.01" office:value-type="float" office:value="0.850000000000001" calcext:value-type="float">
            <text:p>0.85</text:p>
          </table:table-cell>
          <table:table-cell table:style-name="ce25" table:formula="of:=[.$B$4]+[.A95]*[.$D$4]" office:value-type="float" office:value="0.869180600000001" calcext:value-type="float">
            <text:p>0.869</text:p>
          </table:table-cell>
          <table:table-cell table:style-name="ce25" table:formula="of:=SQRT([.$C$4]^2+([.A95]*[.$E$4])^2)" office:value-type="float" office:value="0.00773350694501686" calcext:value-type="float">
            <text:p>0.008</text:p>
          </table:table-cell>
          <table:table-cell table:style-name="ce25" table:formula="of:=[.$B$3]+[.A95]*[.$D$3]" office:value-type="float" office:value="0.887111500000001" calcext:value-type="float">
            <text:p>0.887</text:p>
          </table:table-cell>
          <table:table-cell table:style-name="ce25" table:formula="of:=SQRT([.$C$3]^2+([.A95]*[.$E$3])^2)" office:value-type="float" office:value="0.0100178852297291" calcext:value-type="float">
            <text:p>0.010</text:p>
          </table:table-cell>
          <table:table-cell table:style-name="ce25" table:formula="of:=[.B95]-[.D95]" office:value-type="float" office:value="-0.0179309000000002" calcext:value-type="float">
            <text:p>-0.018</text:p>
          </table:table-cell>
          <table:table-cell table:style-name="ce25" table:formula="of:=SQRT([.C95]^2+[.E95]^2)" office:value-type="float" office:value="0.0126556372476715" calcext:value-type="float">
            <text:p>0.013</text:p>
          </table:table-cell>
          <table:table-cell table:style-name="ce14" table:formula="of:=([.B95]-[.D95])/[.G95]" office:value-type="float" office:value="-1.41683106501012" calcext:value-type="float">
            <text:p>-1.4</text:p>
          </table:table-cell>
          <table:table-cell table:number-columns-repeated="2"/>
          <table:table-cell table:style-name="ce22" table:formula="of:=[.K94]+0.01" office:value-type="float" office:value="0.850000000000001" calcext:value-type="float">
            <text:p>0.85</text:p>
          </table:table-cell>
          <table:table-cell table:style-name="ce25" table:formula="of:=[.$L$4]+[.K95]*[.$N$4]" office:value-type="float" office:value="0.85567325" calcext:value-type="float">
            <text:p>0.856</text:p>
          </table:table-cell>
          <table:table-cell table:style-name="ce25" table:formula="of:=SQRT([.$M$4]^2+([.K95]*[.$O$4])^2)" office:value-type="float" office:value="0.00700669844758436" calcext:value-type="float">
            <text:p>0.007</text:p>
          </table:table-cell>
          <table:table-cell table:style-name="ce25" table:formula="of:=[.$L$3]+[.K95]*[.$N$3]" office:value-type="float" office:value="0.898665440000001" calcext:value-type="float">
            <text:p>0.899</text:p>
          </table:table-cell>
          <table:table-cell table:style-name="ce25" table:formula="of:=SQRT([.$M$3]^2+([.K95]*[.$O$3])^2)" office:value-type="float" office:value="0.0106774809692935" calcext:value-type="float">
            <text:p>0.011</text:p>
          </table:table-cell>
          <table:table-cell table:style-name="ce25" table:formula="of:=[.L95]-[.N95]" office:value-type="float" office:value="-0.0429921900000001" calcext:value-type="float">
            <text:p>-0.043</text:p>
          </table:table-cell>
          <table:table-cell table:style-name="ce25" table:formula="of:=SQRT([.M95]^2+[.O95]^2)" office:value-type="float" office:value="0.0127711558985476" calcext:value-type="float">
            <text:p>0.013</text:p>
          </table:table-cell>
          <table:table-cell table:style-name="ce14" table:formula="of:=([.L95]-[.N95])/[.Q95]" office:value-type="float" office:value="-3.36635073140792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95]+0.01" office:value-type="float" office:value="0.860000000000001" calcext:value-type="float">
            <text:p>0.86</text:p>
          </table:table-cell>
          <table:table-cell table:style-name="ce25" table:formula="of:=[.$B$4]+[.A96]*[.$D$4]" office:value-type="float" office:value="0.879283300000001" calcext:value-type="float">
            <text:p>0.879</text:p>
          </table:table-cell>
          <table:table-cell table:style-name="ce25" table:formula="of:=SQRT([.$C$4]^2+([.A96]*[.$E$4])^2)" office:value-type="float" office:value="0.0078137988168827" calcext:value-type="float">
            <text:p>0.008</text:p>
          </table:table-cell>
          <table:table-cell table:style-name="ce25" table:formula="of:=[.$B$3]+[.A96]*[.$D$3]" office:value-type="float" office:value="0.897530200000001" calcext:value-type="float">
            <text:p>0.898</text:p>
          </table:table-cell>
          <table:table-cell table:style-name="ce25" table:formula="of:=SQRT([.$C$3]^2+([.A96]*[.$E$3])^2)" office:value-type="float" office:value="0.0101219580352382" calcext:value-type="float">
            <text:p>0.010</text:p>
          </table:table-cell>
          <table:table-cell table:style-name="ce25" table:formula="of:=[.B96]-[.D96]" office:value-type="float" office:value="-0.0182469000000002" calcext:value-type="float">
            <text:p>-0.018</text:p>
          </table:table-cell>
          <table:table-cell table:style-name="ce25" table:formula="of:=SQRT([.C96]^2+[.E96]^2)" office:value-type="float" office:value="0.0127870827954558" calcext:value-type="float">
            <text:p>0.013</text:p>
          </table:table-cell>
          <table:table-cell table:style-name="ce14" table:formula="of:=([.B96]-[.D96])/[.G96]" office:value-type="float" office:value="-1.42697910789196" calcext:value-type="float">
            <text:p>-1.4</text:p>
          </table:table-cell>
          <table:table-cell table:number-columns-repeated="2"/>
          <table:table-cell table:style-name="ce22" table:formula="of:=[.K95]+0.01" office:value-type="float" office:value="0.860000000000001" calcext:value-type="float">
            <text:p>0.86</text:p>
          </table:table-cell>
          <table:table-cell table:style-name="ce25" table:formula="of:=[.$L$4]+[.K96]*[.$N$4]" office:value-type="float" office:value="0.86566427" calcext:value-type="float">
            <text:p>0.866</text:p>
          </table:table-cell>
          <table:table-cell table:style-name="ce25" table:formula="of:=SQRT([.$M$4]^2+([.K96]*[.$O$4])^2)" office:value-type="float" office:value="0.00707965705467881" calcext:value-type="float">
            <text:p>0.007</text:p>
          </table:table-cell>
          <table:table-cell table:style-name="ce25" table:formula="of:=[.$L$3]+[.K96]*[.$N$3]" office:value-type="float" office:value="0.909321040000001" calcext:value-type="float">
            <text:p>0.909</text:p>
          </table:table-cell>
          <table:table-cell table:style-name="ce25" table:formula="of:=SQRT([.$M$3]^2+([.K96]*[.$O$3])^2)" office:value-type="float" office:value="0.0107884630871985" calcext:value-type="float">
            <text:p>0.011</text:p>
          </table:table-cell>
          <table:table-cell table:style-name="ce25" table:formula="of:=[.L96]-[.N96]" office:value-type="float" office:value="-0.0436567700000002" calcext:value-type="float">
            <text:p>-0.044</text:p>
          </table:table-cell>
          <table:table-cell table:style-name="ce25" table:formula="of:=SQRT([.M96]^2+[.O96]^2)" office:value-type="float" office:value="0.0129039714737637" calcext:value-type="float">
            <text:p>0.013</text:p>
          </table:table-cell>
          <table:table-cell table:style-name="ce14" table:formula="of:=([.L96]-[.N96])/[.Q96]" office:value-type="float" office:value="-3.38320416228159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96]+0.01" office:value-type="float" office:value="0.87" calcext:value-type="float">
            <text:p>0.87</text:p>
          </table:table-cell>
          <table:table-cell table:style-name="ce25" table:formula="of:=[.$B$4]+[.A97]*[.$D$4]" office:value-type="float" office:value="0.889386000000001" calcext:value-type="float">
            <text:p>0.889</text:p>
          </table:table-cell>
          <table:table-cell table:style-name="ce25" table:formula="of:=SQRT([.$C$4]^2+([.A97]*[.$E$4])^2)" office:value-type="float" office:value="0.00789419878730072" calcext:value-type="float">
            <text:p>0.008</text:p>
          </table:table-cell>
          <table:table-cell table:style-name="ce25" table:formula="of:=[.$B$3]+[.A97]*[.$D$3]" office:value-type="float" office:value="0.9079489" calcext:value-type="float">
            <text:p>0.908</text:p>
          </table:table-cell>
          <table:table-cell table:style-name="ce25" table:formula="of:=SQRT([.$C$3]^2+([.A97]*[.$E$3])^2)" office:value-type="float" office:value="0.0102261703093074" calcext:value-type="float">
            <text:p>0.010</text:p>
          </table:table-cell>
          <table:table-cell table:style-name="ce25" table:formula="of:=[.B97]-[.D97]" office:value-type="float" office:value="-0.0185628999999989" calcext:value-type="float">
            <text:p>-0.019</text:p>
          </table:table-cell>
          <table:table-cell table:style-name="ce25" table:formula="of:=SQRT([.C97]^2+[.E97]^2)" office:value-type="float" office:value="0.012918704799181" calcext:value-type="float">
            <text:p>0.013</text:p>
          </table:table-cell>
          <table:table-cell table:style-name="ce14" table:formula="of:=([.B97]-[.D97])/[.G97]" office:value-type="float" office:value="-1.43690101202527" calcext:value-type="float">
            <text:p>-1.4</text:p>
          </table:table-cell>
          <table:table-cell table:number-columns-repeated="2"/>
          <table:table-cell table:style-name="ce22" table:formula="of:=[.K96]+0.01" office:value-type="float" office:value="0.87" calcext:value-type="float">
            <text:p>0.87</text:p>
          </table:table-cell>
          <table:table-cell table:style-name="ce25" table:formula="of:=[.$L$4]+[.K97]*[.$N$4]" office:value-type="float" office:value="0.87565529" calcext:value-type="float">
            <text:p>0.876</text:p>
          </table:table-cell>
          <table:table-cell table:style-name="ce25" table:formula="of:=SQRT([.$M$4]^2+([.K97]*[.$O$4])^2)" office:value-type="float" office:value="0.00715271172462277" calcext:value-type="float">
            <text:p>0.007</text:p>
          </table:table-cell>
          <table:table-cell table:style-name="ce25" table:formula="of:=[.$L$3]+[.K97]*[.$N$3]" office:value-type="float" office:value="0.919976640000001" calcext:value-type="float">
            <text:p>0.920</text:p>
          </table:table-cell>
          <table:table-cell table:style-name="ce25" table:formula="of:=SQRT([.$M$3]^2+([.K97]*[.$O$3])^2)" office:value-type="float" office:value="0.0108995933546276" calcext:value-type="float">
            <text:p>0.011</text:p>
          </table:table-cell>
          <table:table-cell table:style-name="ce25" table:formula="of:=[.L97]-[.N97]" office:value-type="float" office:value="-0.0443213500000002" calcext:value-type="float">
            <text:p>-0.044</text:p>
          </table:table-cell>
          <table:table-cell table:style-name="ce25" table:formula="of:=SQRT([.M97]^2+[.O97]^2)" office:value-type="float" office:value="0.0130369636154972" calcext:value-type="float">
            <text:p>0.013</text:p>
          </table:table-cell>
          <table:table-cell table:style-name="ce14" table:formula="of:=([.L97]-[.N97])/[.Q97]" office:value-type="float" office:value="-3.3996681518168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97]+0.01" office:value-type="float" office:value="0.88" calcext:value-type="float">
            <text:p>0.88</text:p>
          </table:table-cell>
          <table:table-cell table:style-name="ce25" table:formula="of:=[.$B$4]+[.A98]*[.$D$4]" office:value-type="float" office:value="0.899488700000001" calcext:value-type="float">
            <text:p>0.899</text:p>
          </table:table-cell>
          <table:table-cell table:style-name="ce25" table:formula="of:=SQRT([.$C$4]^2+([.A98]*[.$E$4])^2)" office:value-type="float" office:value="0.0079747035867631" calcext:value-type="float">
            <text:p>0.008</text:p>
          </table:table-cell>
          <table:table-cell table:style-name="ce25" table:formula="of:=[.$B$3]+[.A98]*[.$D$3]" office:value-type="float" office:value="0.9183676" calcext:value-type="float">
            <text:p>0.918</text:p>
          </table:table-cell>
          <table:table-cell table:style-name="ce25" table:formula="of:=SQRT([.$C$3]^2+([.A98]*[.$E$3])^2)" office:value-type="float" office:value="0.0103305178311417" calcext:value-type="float">
            <text:p>0.010</text:p>
          </table:table-cell>
          <table:table-cell table:style-name="ce25" table:formula="of:=[.B98]-[.D98]" office:value-type="float" office:value="-0.018878899999999" calcext:value-type="float">
            <text:p>-0.019</text:p>
          </table:table-cell>
          <table:table-cell table:style-name="ce25" table:formula="of:=SQRT([.C98]^2+[.E98]^2)" office:value-type="float" office:value="0.0130504979198599" calcext:value-type="float">
            <text:p>0.013</text:p>
          </table:table-cell>
          <table:table-cell table:style-name="ce14" table:formula="of:=([.B98]-[.D98])/[.G98]" office:value-type="float" office:value="-1.44660380898338" calcext:value-type="float">
            <text:p>-1.4</text:p>
          </table:table-cell>
          <table:table-cell table:number-columns-repeated="2"/>
          <table:table-cell table:style-name="ce22" table:formula="of:=[.K97]+0.01" office:value-type="float" office:value="0.88" calcext:value-type="float">
            <text:p>0.88</text:p>
          </table:table-cell>
          <table:table-cell table:style-name="ce25" table:formula="of:=[.$L$4]+[.K98]*[.$N$4]" office:value-type="float" office:value="0.88564631" calcext:value-type="float">
            <text:p>0.886</text:p>
          </table:table-cell>
          <table:table-cell table:style-name="ce25" table:formula="of:=SQRT([.$M$4]^2+([.K98]*[.$O$4])^2)" office:value-type="float" office:value="0.00722585954378156" calcext:value-type="float">
            <text:p>0.007</text:p>
          </table:table-cell>
          <table:table-cell table:style-name="ce25" table:formula="of:=[.$L$3]+[.K98]*[.$N$3]" office:value-type="float" office:value="0.930632240000001" calcext:value-type="float">
            <text:p>0.931</text:p>
          </table:table-cell>
          <table:table-cell table:style-name="ce25" table:formula="of:=SQRT([.$M$3]^2+([.K98]*[.$O$3])^2)" office:value-type="float" office:value="0.0110108672858597" calcext:value-type="float">
            <text:p>0.011</text:p>
          </table:table-cell>
          <table:table-cell table:style-name="ce25" table:formula="of:=[.L98]-[.N98]" office:value-type="float" office:value="-0.0449859300000002" calcext:value-type="float">
            <text:p>-0.045</text:p>
          </table:table-cell>
          <table:table-cell table:style-name="ce25" table:formula="of:=SQRT([.M98]^2+[.O98]^2)" office:value-type="float" office:value="0.013170126974835" calcext:value-type="float">
            <text:p>0.013</text:p>
          </table:table-cell>
          <table:table-cell table:style-name="ce14" table:formula="of:=([.L98]-[.N98])/[.Q98]" office:value-type="float" office:value="-3.41575522285835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98]+0.01" office:value-type="float" office:value="0.890000000000001" calcext:value-type="float">
            <text:p>0.89</text:p>
          </table:table-cell>
          <table:table-cell table:style-name="ce25" table:formula="of:=[.$B$4]+[.A99]*[.$D$4]" office:value-type="float" office:value="0.909591400000001" calcext:value-type="float">
            <text:p>0.910</text:p>
          </table:table-cell>
          <table:table-cell table:style-name="ce25" table:formula="of:=SQRT([.$C$4]^2+([.A99]*[.$E$4])^2)" office:value-type="float" office:value="0.00805531007228484" calcext:value-type="float">
            <text:p>0.008</text:p>
          </table:table-cell>
          <table:table-cell table:style-name="ce25" table:formula="of:=[.$B$3]+[.A99]*[.$D$3]" office:value-type="float" office:value="0.928786300000001" calcext:value-type="float">
            <text:p>0.929</text:p>
          </table:table-cell>
          <table:table-cell table:style-name="ce25" table:formula="of:=SQRT([.$C$3]^2+([.A99]*[.$E$3])^2)" office:value-type="float" office:value="0.0104349965434038" calcext:value-type="float">
            <text:p>0.010</text:p>
          </table:table-cell>
          <table:table-cell table:style-name="ce25" table:formula="of:=[.B99]-[.D99]" office:value-type="float" office:value="-0.0191949000000002" calcext:value-type="float">
            <text:p>-0.019</text:p>
          </table:table-cell>
          <table:table-cell table:style-name="ce25" table:formula="of:=SQRT([.C99]^2+[.E99]^2)" office:value-type="float" office:value="0.0131824570252098" calcext:value-type="float">
            <text:p>0.013</text:p>
          </table:table-cell>
          <table:table-cell table:style-name="ce14" table:formula="of:=([.B99]-[.D99])/[.G99]" office:value-type="float" office:value="-1.45609425946107" calcext:value-type="float">
            <text:p>-1.5</text:p>
          </table:table-cell>
          <table:table-cell table:number-columns-repeated="2"/>
          <table:table-cell table:style-name="ce22" table:formula="of:=[.K98]+0.01" office:value-type="float" office:value="0.890000000000001" calcext:value-type="float">
            <text:p>0.89</text:p>
          </table:table-cell>
          <table:table-cell table:style-name="ce25" table:formula="of:=[.$L$4]+[.K99]*[.$N$4]" office:value-type="float" office:value="0.89563733" calcext:value-type="float">
            <text:p>0.896</text:p>
          </table:table-cell>
          <table:table-cell table:style-name="ce25" table:formula="of:=SQRT([.$M$4]^2+([.K99]*[.$O$4])^2)" office:value-type="float" office:value="0.00729909771167453" calcext:value-type="float">
            <text:p>0.007</text:p>
          </table:table-cell>
          <table:table-cell table:style-name="ce25" table:formula="of:=[.$L$3]+[.K99]*[.$N$3]" office:value-type="float" office:value="0.941287840000001" calcext:value-type="float">
            <text:p>0.941</text:p>
          </table:table-cell>
          <table:table-cell table:style-name="ce25" table:formula="of:=SQRT([.$M$3]^2+([.K99]*[.$O$3])^2)" office:value-type="float" office:value="0.0111222805690006" calcext:value-type="float">
            <text:p>0.011</text:p>
          </table:table-cell>
          <table:table-cell table:style-name="ce25" table:formula="of:=[.L99]-[.N99]" office:value-type="float" office:value="-0.0456505100000002" calcext:value-type="float">
            <text:p>-0.046</text:p>
          </table:table-cell>
          <table:table-cell table:style-name="ce25" table:formula="of:=SQRT([.M99]^2+[.O99]^2)" office:value-type="float" office:value="0.013303456410277" calcext:value-type="float">
            <text:p>0.013</text:p>
          </table:table-cell>
          <table:table-cell table:style-name="ce14" table:formula="of:=([.L99]-[.N99])/[.Q99]" office:value-type="float" office:value="-3.43147739896639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99]+0.01" office:value-type="float" office:value="0.900000000000001" calcext:value-type="float">
            <text:p>0.90</text:p>
          </table:table-cell>
          <table:table-cell table:style-name="ce25" table:formula="of:=[.$B$4]+[.A100]*[.$D$4]" office:value-type="float" office:value="0.919694100000001" calcext:value-type="float">
            <text:p>0.920</text:p>
          </table:table-cell>
          <table:table-cell table:style-name="ce25" table:formula="of:=SQRT([.$C$4]^2+([.A100]*[.$E$4])^2)" office:value-type="float" office:value="0.00813601522154329" calcext:value-type="float">
            <text:p>0.008</text:p>
          </table:table-cell>
          <table:table-cell table:style-name="ce25" table:formula="of:=[.$B$3]+[.A100]*[.$D$3]" office:value-type="float" office:value="0.939205000000001" calcext:value-type="float">
            <text:p>0.939</text:p>
          </table:table-cell>
          <table:table-cell table:style-name="ce25" table:formula="of:=SQRT([.$C$3]^2+([.A100]*[.$E$3])^2)" office:value-type="float" office:value="0.0105396025446361" calcext:value-type="float">
            <text:p>0.011</text:p>
          </table:table-cell>
          <table:table-cell table:style-name="ce25" table:formula="of:=[.B100]-[.D100]" office:value-type="float" office:value="-0.0195109000000001" calcext:value-type="float">
            <text:p>-0.020</text:p>
          </table:table-cell>
          <table:table-cell table:style-name="ce25" table:formula="of:=SQRT([.C100]^2+[.E100]^2)" office:value-type="float" office:value="0.0133145771800716" calcext:value-type="float">
            <text:p>0.013</text:p>
          </table:table-cell>
          <table:table-cell table:style-name="ce14" table:formula="of:=([.B100]-[.D100])/[.G100]" office:value-type="float" office:value="-1.46537886529381" calcext:value-type="float">
            <text:p>-1.5</text:p>
          </table:table-cell>
          <table:table-cell table:number-columns-repeated="2"/>
          <table:table-cell table:style-name="ce22" table:formula="of:=[.K99]+0.01" office:value-type="float" office:value="0.900000000000001" calcext:value-type="float">
            <text:p>0.90</text:p>
          </table:table-cell>
          <table:table-cell table:style-name="ce25" table:formula="of:=[.$L$4]+[.K100]*[.$N$4]" office:value-type="float" office:value="0.90562835" calcext:value-type="float">
            <text:p>0.906</text:p>
          </table:table-cell>
          <table:table-cell table:style-name="ce25" table:formula="of:=SQRT([.$M$4]^2+([.K100]*[.$O$4])^2)" office:value-type="float" office:value="0.00737242353571036" calcext:value-type="float">
            <text:p>0.007</text:p>
          </table:table-cell>
          <table:table-cell table:style-name="ce25" table:formula="of:=[.$L$3]+[.K100]*[.$N$3]" office:value-type="float" office:value="0.951943440000001" calcext:value-type="float">
            <text:p>0.952</text:p>
          </table:table-cell>
          <table:table-cell table:style-name="ce25" table:formula="of:=SQRT([.$M$3]^2+([.K100]*[.$O$3])^2)" office:value-type="float" office:value="0.011233829057917" calcext:value-type="float">
            <text:p>0.011</text:p>
          </table:table-cell>
          <table:table-cell table:style-name="ce25" table:formula="of:=[.L100]-[.N100]" office:value-type="float" office:value="-0.0463150900000001" calcext:value-type="float">
            <text:p>-0.046</text:p>
          </table:table-cell>
          <table:table-cell table:style-name="ce25" table:formula="of:=SQRT([.M100]^2+[.O100]^2)" office:value-type="float" office:value="0.0134369469781047" calcext:value-type="float">
            <text:p>0.013</text:p>
          </table:table-cell>
          <table:table-cell table:style-name="ce14" table:formula="of:=([.L100]-[.N100])/[.Q100]" office:value-type="float" office:value="-3.44684622745553" calcext:value-type="float">
            <text:p>-3.4</text:p>
          </table:table-cell>
          <table:table-cell table:number-columns-repeated="1006"/>
        </table:table-row>
        <table:table-row table:style-name="ro1">
          <table:table-cell table:style-name="ce22" table:formula="of:=[.A100]+0.01" office:value-type="float" office:value="0.910000000000001" calcext:value-type="float">
            <text:p>0.91</text:p>
          </table:table-cell>
          <table:table-cell table:style-name="ce25" table:formula="of:=[.$B$4]+[.A101]*[.$D$4]" office:value-type="float" office:value="0.929796800000001" calcext:value-type="float">
            <text:p>0.930</text:p>
          </table:table-cell>
          <table:table-cell table:style-name="ce25" table:formula="of:=SQRT([.$C$4]^2+([.A101]*[.$E$4])^2)" office:value-type="float" office:value="0.00821681612732839" calcext:value-type="float">
            <text:p>0.008</text:p>
          </table:table-cell>
          <table:table-cell table:style-name="ce25" table:formula="of:=[.$B$3]+[.A101]*[.$D$3]" office:value-type="float" office:value="0.949623700000001" calcext:value-type="float">
            <text:p>0.950</text:p>
          </table:table-cell>
          <table:table-cell table:style-name="ce25" table:formula="of:=SQRT([.$C$3]^2+([.A101]*[.$E$3])^2)" office:value-type="float" office:value="0.0106443320820843" calcext:value-type="float">
            <text:p>0.011</text:p>
          </table:table-cell>
          <table:table-cell table:style-name="ce25" table:formula="of:=[.B101]-[.D101]" office:value-type="float" office:value="-0.0198269000000001" calcext:value-type="float">
            <text:p>-0.020</text:p>
          </table:table-cell>
          <table:table-cell table:style-name="ce25" table:formula="of:=SQRT([.C101]^2+[.E101]^2)" office:value-type="float" office:value="0.0134468536373388" calcext:value-type="float">
            <text:p>0.013</text:p>
          </table:table-cell>
          <table:table-cell table:style-name="ce14" table:formula="of:=([.B101]-[.D101])/[.G101]" office:value-type="float" office:value="-1.47446388089965" calcext:value-type="float">
            <text:p>-1.5</text:p>
          </table:table-cell>
          <table:table-cell table:number-columns-repeated="2"/>
          <table:table-cell table:style-name="ce22" table:formula="of:=[.K100]+0.01" office:value-type="float" office:value="0.910000000000001" calcext:value-type="float">
            <text:p>0.91</text:p>
          </table:table-cell>
          <table:table-cell table:style-name="ce25" table:formula="of:=[.$L$4]+[.K101]*[.$N$4]" office:value-type="float" office:value="0.91561937" calcext:value-type="float">
            <text:p>0.916</text:p>
          </table:table-cell>
          <table:table-cell table:style-name="ce25" table:formula="of:=SQRT([.$M$4]^2+([.K101]*[.$O$4])^2)" office:value-type="float" office:value="0.00744583442620302" calcext:value-type="float">
            <text:p>0.007</text:p>
          </table:table-cell>
          <table:table-cell table:style-name="ce25" table:formula="of:=[.$L$3]+[.K101]*[.$N$3]" office:value-type="float" office:value="0.962599040000001" calcext:value-type="float">
            <text:p>0.963</text:p>
          </table:table-cell>
          <table:table-cell table:style-name="ce25" table:formula="of:=SQRT([.$M$3]^2+([.K101]*[.$O$3])^2)" office:value-type="float" office:value="0.0113455087645997" calcext:value-type="float">
            <text:p>0.011</text:p>
          </table:table-cell>
          <table:table-cell table:style-name="ce25" table:formula="of:=[.L101]-[.N101]" office:value-type="float" office:value="-0.0469796700000003" calcext:value-type="float">
            <text:p>-0.047</text:p>
          </table:table-cell>
          <table:table-cell table:style-name="ce25" table:formula="of:=SQRT([.M101]^2+[.O101]^2)" office:value-type="float" office:value="0.0135705939232607" calcext:value-type="float">
            <text:p>0.014</text:p>
          </table:table-cell>
          <table:table-cell table:style-name="ce14" table:formula="of:=([.L101]-[.N101])/[.Q101]" office:value-type="float" office:value="-3.46187280126884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1]+0.01" office:value-type="float" office:value="0.92" calcext:value-type="float">
            <text:p>0.92</text:p>
          </table:table-cell>
          <table:table-cell table:style-name="ce25" table:formula="of:=[.$B$4]+[.A102]*[.$D$4]" office:value-type="float" office:value="0.939899500000001" calcext:value-type="float">
            <text:p>0.940</text:p>
          </table:table-cell>
          <table:table-cell table:style-name="ce25" table:formula="of:=SQRT([.$C$4]^2+([.A102]*[.$E$4])^2)" office:value-type="float" office:value="0.00829770999228541" calcext:value-type="float">
            <text:p>0.008</text:p>
          </table:table-cell>
          <table:table-cell table:style-name="ce25" table:formula="of:=[.$B$3]+[.A102]*[.$D$3]" office:value-type="float" office:value="0.9600424" calcext:value-type="float">
            <text:p>0.960</text:p>
          </table:table-cell>
          <table:table-cell table:style-name="ce25" table:formula="of:=SQRT([.$C$3]^2+([.A102]*[.$E$3])^2)" office:value-type="float" office:value="0.0107491815448999" calcext:value-type="float">
            <text:p>0.011</text:p>
          </table:table-cell>
          <table:table-cell table:style-name="ce25" table:formula="of:=[.B102]-[.D102]" office:value-type="float" office:value="-0.0201428999999991" calcext:value-type="float">
            <text:p>-0.020</text:p>
          </table:table-cell>
          <table:table-cell table:style-name="ce25" table:formula="of:=SQRT([.C102]^2+[.E102]^2)" office:value-type="float" office:value="0.0135792818293638" calcext:value-type="float">
            <text:p>0.014</text:p>
          </table:table-cell>
          <table:table-cell table:style-name="ce14" table:formula="of:=([.B102]-[.D102])/[.G102]" office:value-type="float" office:value="-1.48335532417054" calcext:value-type="float">
            <text:p>-1.5</text:p>
          </table:table-cell>
          <table:table-cell table:number-columns-repeated="2"/>
          <table:table-cell table:style-name="ce22" table:formula="of:=[.K101]+0.01" office:value-type="float" office:value="0.92" calcext:value-type="float">
            <text:p>0.92</text:p>
          </table:table-cell>
          <table:table-cell table:style-name="ce25" table:formula="of:=[.$L$4]+[.K102]*[.$N$4]" office:value-type="float" office:value="0.925610390000001" calcext:value-type="float">
            <text:p>0.926</text:p>
          </table:table-cell>
          <table:table-cell table:style-name="ce25" table:formula="of:=SQRT([.$M$4]^2+([.K102]*[.$O$4])^2)" office:value-type="float" office:value="0.00751932789165191" calcext:value-type="float">
            <text:p>0.008</text:p>
          </table:table-cell>
          <table:table-cell table:style-name="ce25" table:formula="of:=[.$L$3]+[.K102]*[.$N$3]" office:value-type="float" office:value="0.973254640000001" calcext:value-type="float">
            <text:p>0.973</text:p>
          </table:table-cell>
          <table:table-cell table:style-name="ce25" table:formula="of:=SQRT([.$M$3]^2+([.K102]*[.$O$3])^2)" office:value-type="float" office:value="0.0114573158519304" calcext:value-type="float">
            <text:p>0.011</text:p>
          </table:table-cell>
          <table:table-cell table:style-name="ce25" table:formula="of:=[.L102]-[.N102]" office:value-type="float" office:value="-0.0476442500000002" calcext:value-type="float">
            <text:p>-0.048</text:p>
          </table:table-cell>
          <table:table-cell table:style-name="ce25" table:formula="of:=SQRT([.M102]^2+[.O102]^2)" office:value-type="float" office:value="0.0137043926707122" calcext:value-type="float">
            <text:p>0.014</text:p>
          </table:table-cell>
          <table:table-cell table:style-name="ce14" table:formula="of:=([.L102]-[.N102])/[.Q102]" office:value-type="float" office:value="-3.47656777974709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2]+0.01" office:value-type="float" office:value="0.930000000000001" calcext:value-type="float">
            <text:p>0.93</text:p>
          </table:table-cell>
          <table:table-cell table:style-name="ce25" table:formula="of:=[.$B$4]+[.A103]*[.$D$4]" office:value-type="float" office:value="0.950002200000001" calcext:value-type="float">
            <text:p>0.950</text:p>
          </table:table-cell>
          <table:table-cell table:style-name="ce25" table:formula="of:=SQRT([.$C$4]^2+([.A103]*[.$E$4])^2)" office:value-type="float" office:value="0.00837869412393312" calcext:value-type="float">
            <text:p>0.008</text:p>
          </table:table-cell>
          <table:table-cell table:style-name="ce25" table:formula="of:=[.$B$3]+[.A103]*[.$D$3]" office:value-type="float" office:value="0.970461100000001" calcext:value-type="float">
            <text:p>0.970</text:p>
          </table:table-cell>
          <table:table-cell table:style-name="ce25" table:formula="of:=SQRT([.$C$3]^2+([.A103]*[.$E$3])^2)" office:value-type="float" office:value="0.0108541474576993" calcext:value-type="float">
            <text:p>0.011</text:p>
          </table:table-cell>
          <table:table-cell table:style-name="ce25" table:formula="of:=[.B103]-[.D103]" office:value-type="float" office:value="-0.0204589000000001" calcext:value-type="float">
            <text:p>-0.020</text:p>
          </table:table-cell>
          <table:table-cell table:style-name="ce25" table:formula="of:=SQRT([.C103]^2+[.E103]^2)" office:value-type="float" office:value="0.013711857359815" calcext:value-type="float">
            <text:p>0.014</text:p>
          </table:table-cell>
          <table:table-cell table:style-name="ce14" table:formula="of:=([.B103]-[.D103])/[.G103]" office:value-type="float" office:value="-1.49205898684145" calcext:value-type="float">
            <text:p>-1.5</text:p>
          </table:table-cell>
          <table:table-cell table:number-columns-repeated="2"/>
          <table:table-cell table:style-name="ce22" table:formula="of:=[.K102]+0.01" office:value-type="float" office:value="0.930000000000001" calcext:value-type="float">
            <text:p>0.93</text:p>
          </table:table-cell>
          <table:table-cell table:style-name="ce25" table:formula="of:=[.$L$4]+[.K103]*[.$N$4]" office:value-type="float" office:value="0.935601410000001" calcext:value-type="float">
            <text:p>0.936</text:p>
          </table:table-cell>
          <table:table-cell table:style-name="ce25" table:formula="of:=SQRT([.$M$4]^2+([.K103]*[.$O$4])^2)" office:value-type="float" office:value="0.00759290153427061" calcext:value-type="float">
            <text:p>0.008</text:p>
          </table:table-cell>
          <table:table-cell table:style-name="ce25" table:formula="of:=[.$L$3]+[.K103]*[.$N$3]" office:value-type="float" office:value="0.983910240000001" calcext:value-type="float">
            <text:p>0.984</text:p>
          </table:table-cell>
          <table:table-cell table:style-name="ce25" table:formula="of:=SQRT([.$M$3]^2+([.K103]*[.$O$3])^2)" office:value-type="float" office:value="0.0115692466268276" calcext:value-type="float">
            <text:p>0.012</text:p>
          </table:table-cell>
          <table:table-cell table:style-name="ce25" table:formula="of:=[.L103]-[.N103]" office:value-type="float" office:value="-0.0483088300000002" calcext:value-type="float">
            <text:p>-0.048</text:p>
          </table:table-cell>
          <table:table-cell table:style-name="ce25" table:formula="of:=SQRT([.M103]^2+[.O103]^2)" office:value-type="float" office:value="0.0138383388172674" calcext:value-type="float">
            <text:p>0.014</text:p>
          </table:table-cell>
          <table:table-cell table:style-name="ce14" table:formula="of:=([.L103]-[.N103])/[.Q103]" office:value-type="float" office:value="-3.49094140835175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3]+0.01" office:value-type="float" office:value="0.940000000000001" calcext:value-type="float">
            <text:p>0.94</text:p>
          </table:table-cell>
          <table:table-cell table:style-name="ce25" table:formula="of:=[.$B$4]+[.A104]*[.$D$4]" office:value-type="float" office:value="0.960104900000001" calcext:value-type="float">
            <text:p>0.960</text:p>
          </table:table-cell>
          <table:table-cell table:style-name="ce25" table:formula="of:=SQRT([.$C$4]^2+([.A104]*[.$E$4])^2)" office:value-type="float" office:value="0.00845976592994151" calcext:value-type="float">
            <text:p>0.008</text:p>
          </table:table-cell>
          <table:table-cell table:style-name="ce25" table:formula="of:=[.$B$3]+[.A104]*[.$D$3]" office:value-type="float" office:value="0.980879800000001" calcext:value-type="float">
            <text:p>0.981</text:p>
          </table:table-cell>
          <table:table-cell table:style-name="ce25" table:formula="of:=SQRT([.$C$3]^2+([.A104]*[.$E$3])^2)" office:value-type="float" office:value="0.0109592264744591" calcext:value-type="float">
            <text:p>0.011</text:p>
          </table:table-cell>
          <table:table-cell table:style-name="ce25" table:formula="of:=[.B104]-[.D104]" office:value-type="float" office:value="-0.0207749000000002" calcext:value-type="float">
            <text:p>-0.021</text:p>
          </table:table-cell>
          <table:table-cell table:style-name="ce25" table:formula="of:=SQRT([.C104]^2+[.E104]^2)" office:value-type="float" office:value="0.013844575995959" calcext:value-type="float">
            <text:p>0.014</text:p>
          </table:table-cell>
          <table:table-cell table:style-name="ce14" table:formula="of:=([.B104]-[.D104])/[.G104]" office:value-type="float" office:value="-1.50058044436059" calcext:value-type="float">
            <text:p>-1.5</text:p>
          </table:table-cell>
          <table:table-cell table:number-columns-repeated="2"/>
          <table:table-cell table:style-name="ce22" table:formula="of:=[.K103]+0.01" office:value-type="float" office:value="0.940000000000001" calcext:value-type="float">
            <text:p>0.94</text:p>
          </table:table-cell>
          <table:table-cell table:style-name="ce25" table:formula="of:=[.$L$4]+[.K104]*[.$N$4]" office:value-type="float" office:value="0.945592430000001" calcext:value-type="float">
            <text:p>0.946</text:p>
          </table:table-cell>
          <table:table-cell table:style-name="ce25" table:formula="of:=SQRT([.$M$4]^2+([.K104]*[.$O$4])^2)" office:value-type="float" office:value="0.00766655304574969" calcext:value-type="float">
            <text:p>0.008</text:p>
          </table:table-cell>
          <table:table-cell table:style-name="ce25" table:formula="of:=[.$L$3]+[.K104]*[.$N$3]" office:value-type="float" office:value="0.994565840000001" calcext:value-type="float">
            <text:p>0.995</text:p>
          </table:table-cell>
          <table:table-cell table:style-name="ce25" table:formula="of:=SQRT([.$M$3]^2+([.K104]*[.$O$3])^2)" office:value-type="float" office:value="0.0116812975337504" calcext:value-type="float">
            <text:p>0.012</text:p>
          </table:table-cell>
          <table:table-cell table:style-name="ce25" table:formula="of:=[.L104]-[.N104]" office:value-type="float" office:value="-0.0489734100000003" calcext:value-type="float">
            <text:p>-0.049</text:p>
          </table:table-cell>
          <table:table-cell table:style-name="ce25" table:formula="of:=SQRT([.M104]^2+[.O104]^2)" office:value-type="float" office:value="0.0139724281238194" calcext:value-type="float">
            <text:p>0.014</text:p>
          </table:table-cell>
          <table:table-cell table:style-name="ce14" table:formula="of:=([.L104]-[.N104])/[.Q104]" office:value-type="float" office:value="-3.50500353739615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4]+0.01" office:value-type="float" office:value="0.950000000000001" calcext:value-type="float">
            <text:p>0.95</text:p>
          </table:table-cell>
          <table:table-cell table:style-name="ce25" table:formula="of:=[.$B$4]+[.A105]*[.$D$4]" office:value-type="float" office:value="0.970207600000001" calcext:value-type="float">
            <text:p>0.970</text:p>
          </table:table-cell>
          <table:table-cell table:style-name="ce25" table:formula="of:=SQRT([.$C$4]^2+([.A105]*[.$E$4])^2)" office:value-type="float" office:value="0.00854092291365378" calcext:value-type="float">
            <text:p>0.009</text:p>
          </table:table-cell>
          <table:table-cell table:style-name="ce25" table:formula="of:=[.$B$3]+[.A105]*[.$D$3]" office:value-type="float" office:value="0.991298500000001" calcext:value-type="float">
            <text:p>0.991</text:p>
          </table:table-cell>
          <table:table-cell table:style-name="ce25" table:formula="of:=SQRT([.$C$3]^2+([.A105]*[.$E$3])^2)" office:value-type="float" office:value="0.0110644153727264" calcext:value-type="float">
            <text:p>0.011</text:p>
          </table:table-cell>
          <table:table-cell table:style-name="ce25" table:formula="of:=[.B105]-[.D105]" office:value-type="float" office:value="-0.0210909000000001" calcext:value-type="float">
            <text:p>-0.021</text:p>
          </table:table-cell>
          <table:table-cell table:style-name="ce25" table:formula="of:=SQRT([.C105]^2+[.E105]^2)" office:value-type="float" office:value="0.0139774336613415" calcext:value-type="float">
            <text:p>0.014</text:p>
          </table:table-cell>
          <table:table-cell table:style-name="ce14" table:formula="of:=([.B105]-[.D105])/[.G105]" office:value-type="float" office:value="-1.50892506528812" calcext:value-type="float">
            <text:p>-1.5</text:p>
          </table:table-cell>
          <table:table-cell table:number-columns-repeated="2"/>
          <table:table-cell table:style-name="ce22" table:formula="of:=[.K104]+0.01" office:value-type="float" office:value="0.950000000000001" calcext:value-type="float">
            <text:p>0.95</text:p>
          </table:table-cell>
          <table:table-cell table:style-name="ce25" table:formula="of:=[.$L$4]+[.K105]*[.$N$4]" office:value-type="float" office:value="0.955583450000001" calcext:value-type="float">
            <text:p>0.956</text:p>
          </table:table-cell>
          <table:table-cell table:style-name="ce25" table:formula="of:=SQRT([.$M$4]^2+([.K105]*[.$O$4])^2)" office:value-type="float" office:value="0.00774028020324" calcext:value-type="float">
            <text:p>0.008</text:p>
          </table:table-cell>
          <table:table-cell table:style-name="ce25" table:formula="of:=[.$L$3]+[.K105]*[.$N$3]" office:value-type="float" office:value="1.00522144" calcext:value-type="float">
            <text:p>1.005</text:p>
          </table:table-cell>
          <table:table-cell table:style-name="ce25" table:formula="of:=SQRT([.$M$3]^2+([.K105]*[.$O$3])^2)" office:value-type="float" office:value="0.0117934651485399" calcext:value-type="float">
            <text:p>0.012</text:p>
          </table:table-cell>
          <table:table-cell table:style-name="ce25" table:formula="of:=[.L105]-[.N105]" office:value-type="float" office:value="-0.0496379900000002" calcext:value-type="float">
            <text:p>-0.050</text:p>
          </table:table-cell>
          <table:table-cell table:style-name="ce25" table:formula="of:=SQRT([.M105]^2+[.O105]^2)" office:value-type="float" office:value="0.0141066565079928" calcext:value-type="float">
            <text:p>0.014</text:p>
          </table:table-cell>
          <table:table-cell table:style-name="ce14" table:formula="of:=([.L105]-[.N105])/[.Q105]" office:value-type="float" office:value="-3.51876363983738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5]+0.01" office:value-type="float" office:value="0.960000000000001" calcext:value-type="float">
            <text:p>0.96</text:p>
          </table:table-cell>
          <table:table-cell table:style-name="ce25" table:formula="of:=[.$B$4]+[.A106]*[.$D$4]" office:value-type="float" office:value="0.980310300000001" calcext:value-type="float">
            <text:p>0.980</text:p>
          </table:table-cell>
          <table:table-cell table:style-name="ce25" table:formula="of:=SQRT([.$C$4]^2+([.A106]*[.$E$4])^2)" office:value-type="float" office:value="0.00862216266983883" calcext:value-type="float">
            <text:p>0.009</text:p>
          </table:table-cell>
          <table:table-cell table:style-name="ce25" table:formula="of:=[.$B$3]+[.A106]*[.$D$3]" office:value-type="float" office:value="1.0017172" calcext:value-type="float">
            <text:p>1.002</text:p>
          </table:table-cell>
          <table:table-cell table:style-name="ce25" table:formula="of:=SQRT([.$C$3]^2+([.A106]*[.$E$3])^2)" office:value-type="float" office:value="0.0111697110481294" calcext:value-type="float">
            <text:p>0.011</text:p>
          </table:table-cell>
          <table:table-cell table:style-name="ce25" table:formula="of:=[.B106]-[.D106]" office:value-type="float" office:value="-0.0214069000000001" calcext:value-type="float">
            <text:p>-0.021</text:p>
          </table:table-cell>
          <table:table-cell table:style-name="ce25" table:formula="of:=SQRT([.C106]^2+[.E106]^2)" office:value-type="float" office:value="0.0141104264288457" calcext:value-type="float">
            <text:p>0.014</text:p>
          </table:table-cell>
          <table:table-cell table:style-name="ce14" table:formula="of:=([.B106]-[.D106])/[.G106]" office:value-type="float" office:value="-1.51709802024398" calcext:value-type="float">
            <text:p>-1.5</text:p>
          </table:table-cell>
          <table:table-cell table:number-columns-repeated="2"/>
          <table:table-cell table:style-name="ce22" table:formula="of:=[.K105]+0.01" office:value-type="float" office:value="0.960000000000001" calcext:value-type="float">
            <text:p>0.96</text:p>
          </table:table-cell>
          <table:table-cell table:style-name="ce25" table:formula="of:=[.$L$4]+[.K106]*[.$N$4]" office:value-type="float" office:value="0.965574470000001" calcext:value-type="float">
            <text:p>0.966</text:p>
          </table:table-cell>
          <table:table-cell table:style-name="ce25" table:formula="of:=SQRT([.$M$4]^2+([.K106]*[.$O$4])^2)" office:value-type="float" office:value="0.0078140808655436" calcext:value-type="float">
            <text:p>0.008</text:p>
          </table:table-cell>
          <table:table-cell table:style-name="ce25" table:formula="of:=[.$L$3]+[.K106]*[.$N$3]" office:value-type="float" office:value="1.01587704" calcext:value-type="float">
            <text:p>1.016</text:p>
          </table:table-cell>
          <table:table-cell table:style-name="ce25" table:formula="of:=SQRT([.$M$3]^2+([.K106]*[.$O$3])^2)" office:value-type="float" office:value="0.0119057461725767" calcext:value-type="float">
            <text:p>0.012</text:p>
          </table:table-cell>
          <table:table-cell table:style-name="ce25" table:formula="of:=[.L106]-[.N106]" office:value-type="float" office:value="-0.0503025700000003" calcext:value-type="float">
            <text:p>-0.050</text:p>
          </table:table-cell>
          <table:table-cell table:style-name="ce25" table:formula="of:=SQRT([.M106]^2+[.O106]^2)" office:value-type="float" office:value="0.01424102003717" calcext:value-type="float">
            <text:p>0.014</text:p>
          </table:table-cell>
          <table:table-cell table:style-name="ce14" table:formula="of:=([.L106]-[.N106])/[.Q106]" office:value-type="float" office:value="-3.53223082817854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6]+0.01" office:value-type="float" office:value="0.970000000000001" calcext:value-type="float">
            <text:p>0.97</text:p>
          </table:table-cell>
          <table:table-cell table:style-name="ce25" table:formula="of:=[.$B$4]+[.A107]*[.$D$4]" office:value-type="float" office:value="0.990413000000001" calcext:value-type="float">
            <text:p>0.990</text:p>
          </table:table-cell>
          <table:table-cell table:style-name="ce25" table:formula="of:=SQRT([.$C$4]^2+([.A107]*[.$E$4])^2)" office:value-type="float" office:value="0.00870348288066093" calcext:value-type="float">
            <text:p>0.009</text:p>
          </table:table-cell>
          <table:table-cell table:style-name="ce25" table:formula="of:=[.$B$3]+[.A107]*[.$D$3]" office:value-type="float" office:value="1.0121359" calcext:value-type="float">
            <text:p>1.012</text:p>
          </table:table-cell>
          <table:table-cell table:style-name="ce25" table:formula="of:=SQRT([.$C$3]^2+([.A107]*[.$E$3])^2)" office:value-type="float" office:value="0.0112751105091667" calcext:value-type="float">
            <text:p>0.011</text:p>
          </table:table-cell>
          <table:table-cell table:style-name="ce25" table:formula="of:=[.B107]-[.D107]" office:value-type="float" office:value="-0.0217229000000001" calcext:value-type="float">
            <text:p>-0.022</text:p>
          </table:table-cell>
          <table:table-cell table:style-name="ce25" table:formula="of:=SQRT([.C107]^2+[.E107]^2)" office:value-type="float" office:value="0.0142435505141056" calcext:value-type="float">
            <text:p>0.014</text:p>
          </table:table-cell>
          <table:table-cell table:style-name="ce14" table:formula="of:=([.B107]-[.D107])/[.G107]" office:value-type="float" office:value="-1.52510429042868" calcext:value-type="float">
            <text:p>-1.5</text:p>
          </table:table-cell>
          <table:table-cell table:number-columns-repeated="2"/>
          <table:table-cell table:style-name="ce22" table:formula="of:=[.K106]+0.01" office:value-type="float" office:value="0.970000000000001" calcext:value-type="float">
            <text:p>0.97</text:p>
          </table:table-cell>
          <table:table-cell table:style-name="ce25" table:formula="of:=[.$L$4]+[.K107]*[.$N$4]" office:value-type="float" office:value="0.975565490000001" calcext:value-type="float">
            <text:p>0.976</text:p>
          </table:table-cell>
          <table:table-cell table:style-name="ce25" table:formula="of:=SQRT([.$M$4]^2+([.K107]*[.$O$4])^2)" office:value-type="float" office:value="0.00788795296950042" calcext:value-type="float">
            <text:p>0.008</text:p>
          </table:table-cell>
          <table:table-cell table:style-name="ce25" table:formula="of:=[.$L$3]+[.K107]*[.$N$3]" office:value-type="float" office:value="1.02653264" calcext:value-type="float">
            <text:p>1.027</text:p>
          </table:table-cell>
          <table:table-cell table:style-name="ce25" table:formula="of:=SQRT([.$M$3]^2+([.K107]*[.$O$3])^2)" office:value-type="float" office:value="0.0120181374272389" calcext:value-type="float">
            <text:p>0.012</text:p>
          </table:table-cell>
          <table:table-cell table:style-name="ce25" table:formula="of:=[.L107]-[.N107]" office:value-type="float" office:value="-0.0509671500000002" calcext:value-type="float">
            <text:p>-0.051</text:p>
          </table:table-cell>
          <table:table-cell table:style-name="ce25" table:formula="of:=SQRT([.M107]^2+[.O107]^2)" office:value-type="float" office:value="0.014375514921875" calcext:value-type="float">
            <text:p>0.014</text:p>
          </table:table-cell>
          <table:table-cell table:style-name="ce14" table:formula="of:=([.L107]-[.N107])/[.Q107]" office:value-type="float" office:value="-3.54541387052815" calcext:value-type="float">
            <text:p>-3.5</text:p>
          </table:table-cell>
          <table:table-cell table:number-columns-repeated="1006"/>
        </table:table-row>
        <table:table-row table:style-name="ro1">
          <table:table-cell table:style-name="ce22" table:formula="of:=[.A107]+0.01" office:value-type="float" office:value="0.980000000000001" calcext:value-type="float">
            <text:p>0.98</text:p>
          </table:table-cell>
          <table:table-cell table:style-name="ce25" table:formula="of:=[.$B$4]+[.A108]*[.$D$4]" office:value-type="float" office:value="1.0005157" calcext:value-type="float">
            <text:p>1.001</text:p>
          </table:table-cell>
          <table:table-cell table:style-name="ce25" table:formula="of:=SQRT([.$C$4]^2+([.A108]*[.$E$4])^2)" office:value-type="float" office:value="0.00878488131185406" calcext:value-type="float">
            <text:p>0.009</text:p>
          </table:table-cell>
          <table:table-cell table:style-name="ce25" table:formula="of:=[.$B$3]+[.A108]*[.$D$3]" office:value-type="float" office:value="1.0225546" calcext:value-type="float">
            <text:p>1.023</text:p>
          </table:table-cell>
          <table:table-cell table:style-name="ce25" table:formula="of:=SQRT([.$C$3]^2+([.A108]*[.$E$3])^2)" office:value-type="float" office:value="0.0113806108722632" calcext:value-type="float">
            <text:p>0.011</text:p>
          </table:table-cell>
          <table:table-cell table:style-name="ce25" table:formula="of:=[.B108]-[.D108]" office:value-type="float" office:value="-0.0220389000000012" calcext:value-type="float">
            <text:p>-0.022</text:p>
          </table:table-cell>
          <table:table-cell table:style-name="ce25" table:formula="of:=SQRT([.C108]^2+[.E108]^2)" office:value-type="float" office:value="0.0143768022692544" calcext:value-type="float">
            <text:p>0.014</text:p>
          </table:table-cell>
          <table:table-cell table:style-name="ce14" table:formula="of:=([.B108]-[.D108])/[.G108]" office:value-type="float" office:value="-1.53294867573804" calcext:value-type="float">
            <text:p>-1.5</text:p>
          </table:table-cell>
          <table:table-cell table:number-columns-repeated="2"/>
          <table:table-cell table:style-name="ce22" table:formula="of:=[.K107]+0.01" office:value-type="float" office:value="0.980000000000001" calcext:value-type="float">
            <text:p>0.98</text:p>
          </table:table-cell>
          <table:table-cell table:style-name="ce25" table:formula="of:=[.$L$4]+[.K108]*[.$N$4]" office:value-type="float" office:value="0.985556510000001" calcext:value-type="float">
            <text:p>0.986</text:p>
          </table:table-cell>
          <table:table-cell table:style-name="ce25" table:formula="of:=SQRT([.$M$4]^2+([.K108]*[.$O$4])^2)" office:value-type="float" office:value="0.00796189452655941" calcext:value-type="float">
            <text:p>0.008</text:p>
          </table:table-cell>
          <table:table-cell table:style-name="ce25" table:formula="of:=[.$L$3]+[.K108]*[.$N$3]" office:value-type="float" office:value="1.03718824" calcext:value-type="float">
            <text:p>1.037</text:p>
          </table:table-cell>
          <table:table-cell table:style-name="ce25" table:formula="of:=SQRT([.$M$3]^2+([.K108]*[.$O$3])^2)" office:value-type="float" office:value="0.0121306358486419" calcext:value-type="float">
            <text:p>0.012</text:p>
          </table:table-cell>
          <table:table-cell table:style-name="ce25" table:formula="of:=[.L108]-[.N108]" office:value-type="float" office:value="-0.0516317300000002" calcext:value-type="float">
            <text:p>-0.052</text:p>
          </table:table-cell>
          <table:table-cell table:style-name="ce25" table:formula="of:=SQRT([.M108]^2+[.O108]^2)" office:value-type="float" office:value="0.0145101375094936" calcext:value-type="float">
            <text:p>0.015</text:p>
          </table:table-cell>
          <table:table-cell table:style-name="ce14" table:formula="of:=([.L108]-[.N108])/[.Q108]" office:value-type="float" office:value="-3.55832120586169" calcext:value-type="float">
            <text:p>-3.6</text:p>
          </table:table-cell>
          <table:table-cell table:number-columns-repeated="1006"/>
        </table:table-row>
        <table:table-row table:style-name="ro1">
          <table:table-cell table:style-name="ce22" table:formula="of:=[.A108]+0.01" office:value-type="float" office:value="0.990000000000001" calcext:value-type="float">
            <text:p>0.99</text:p>
          </table:table-cell>
          <table:table-cell table:style-name="ce25" table:formula="of:=[.$B$4]+[.A109]*[.$D$4]" office:value-type="float" office:value="1.0106184" calcext:value-type="float">
            <text:p>1.011</text:p>
          </table:table-cell>
          <table:table-cell table:style-name="ce25" table:formula="of:=SQRT([.$C$4]^2+([.A109]*[.$E$4])^2)" office:value-type="float" office:value="0.00886635580908959" calcext:value-type="float">
            <text:p>0.009</text:p>
          </table:table-cell>
          <table:table-cell table:style-name="ce25" table:formula="of:=[.$B$3]+[.A109]*[.$D$3]" office:value-type="float" office:value="1.0329733" calcext:value-type="float">
            <text:p>1.033</text:p>
          </table:table-cell>
          <table:table-cell table:style-name="ce25" table:formula="of:=SQRT([.$C$3]^2+([.A109]*[.$E$3])^2)" office:value-type="float" office:value="0.0114862093570755" calcext:value-type="float">
            <text:p>0.011</text:p>
          </table:table-cell>
          <table:table-cell table:style-name="ce25" table:formula="of:=[.B109]-[.D109]" office:value-type="float" office:value="-0.0223549000000012" calcext:value-type="float">
            <text:p>-0.022</text:p>
          </table:table-cell>
          <table:table-cell table:style-name="ce25" table:formula="of:=SQRT([.C109]^2+[.E109]^2)" office:value-type="float" office:value="0.0145101781769882" calcext:value-type="float">
            <text:p>0.015</text:p>
          </table:table-cell>
          <table:table-cell table:style-name="ce14" table:formula="of:=([.B109]-[.D109])/[.G109]" office:value-type="float" office:value="-1.54063580249166" calcext:value-type="float">
            <text:p>-1.5</text:p>
          </table:table-cell>
          <table:table-cell table:number-columns-repeated="2"/>
          <table:table-cell table:style-name="ce22" table:formula="of:=[.K108]+0.01" office:value-type="float" office:value="0.990000000000001" calcext:value-type="float">
            <text:p>0.99</text:p>
          </table:table-cell>
          <table:table-cell table:style-name="ce25" table:formula="of:=[.$L$4]+[.K109]*[.$N$4]" office:value-type="float" office:value="0.995547530000001" calcext:value-type="float">
            <text:p>0.996</text:p>
          </table:table-cell>
          <table:table-cell table:style-name="ce25" table:formula="of:=SQRT([.$M$4]^2+([.K109]*[.$O$4])^2)" office:value-type="float" office:value="0.00803590361952365" calcext:value-type="float">
            <text:p>0.008</text:p>
          </table:table-cell>
          <table:table-cell table:style-name="ce25" table:formula="of:=[.$L$3]+[.K109]*[.$N$3]" office:value-type="float" office:value="1.04784384" calcext:value-type="float">
            <text:p>1.048</text:p>
          </table:table-cell>
          <table:table-cell table:style-name="ce25" table:formula="of:=SQRT([.$M$3]^2+([.K109]*[.$O$3])^2)" office:value-type="float" office:value="0.0122432384826438" calcext:value-type="float">
            <text:p>0.012</text:p>
          </table:table-cell>
          <table:table-cell table:style-name="ce25" table:formula="of:=[.L109]-[.N109]" office:value-type="float" office:value="-0.0522963100000001" calcext:value-type="float">
            <text:p>-0.052</text:p>
          </table:table-cell>
          <table:table-cell table:style-name="ce25" table:formula="of:=SQRT([.M109]^2+[.O109]^2)" office:value-type="float" office:value="0.0146448842783124" calcext:value-type="float">
            <text:p>0.015</text:p>
          </table:table-cell>
          <table:table-cell table:style-name="ce14" table:formula="of:=([.L109]-[.N109])/[.Q109]" office:value-type="float" office:value="-3.57096095852704" calcext:value-type="float">
            <text:p>-3.6</text:p>
          </table:table-cell>
          <table:table-cell table:number-columns-repeated="1006"/>
        </table:table-row>
        <table:table-row table:style-name="ro1">
          <table:table-cell table:style-name="ce22" table:formula="of:=[.A109]+0.01" office:value-type="float" office:value="1" calcext:value-type="float">
            <text:p>1.00</text:p>
          </table:table-cell>
          <table:table-cell table:style-name="ce25" table:formula="of:=[.$B$4]+[.A110]*[.$D$4]" office:value-type="float" office:value="1.0207211" calcext:value-type="float">
            <text:p>1.021</text:p>
          </table:table-cell>
          <table:table-cell table:style-name="ce25" table:formula="of:=SQRT([.$C$4]^2+([.A110]*[.$E$4])^2)" office:value-type="float" office:value="0.00894790429452618" calcext:value-type="float">
            <text:p>0.009</text:p>
          </table:table-cell>
          <table:table-cell table:style-name="ce25" table:formula="of:=[.$B$3]+[.A110]*[.$D$3]" office:value-type="float" office:value="1.043392" calcext:value-type="float">
            <text:p>1.043</text:p>
          </table:table-cell>
          <table:table-cell table:style-name="ce25" table:formula="of:=SQRT([.$C$3]^2+([.A110]*[.$E$3])^2)" office:value-type="float" office:value="0.0115919032820327" calcext:value-type="float">
            <text:p>0.012</text:p>
          </table:table-cell>
          <table:table-cell table:style-name="ce25" table:formula="of:=[.B110]-[.D110]" office:value-type="float" office:value="-0.0226709" calcext:value-type="float">
            <text:p>-0.023</text:p>
          </table:table-cell>
          <table:table-cell table:style-name="ce25" table:formula="of:=SQRT([.C110]^2+[.E110]^2)" office:value-type="float" office:value="0.0146436748449288" calcext:value-type="float">
            <text:p>0.015</text:p>
          </table:table-cell>
          <table:table-cell table:style-name="ce14" table:formula="of:=([.B110]-[.D110])/[.G110]" office:value-type="float" office:value="-1.54817013079549" calcext:value-type="float">
            <text:p>-1.5</text:p>
          </table:table-cell>
          <table:table-cell table:number-columns-repeated="2"/>
          <table:table-cell table:style-name="ce22" table:formula="of:=[.K109]+0.01" office:value-type="float" office:value="1" calcext:value-type="float">
            <text:p>1.00</text:p>
          </table:table-cell>
          <table:table-cell table:style-name="ce25" table:formula="of:=[.$L$4]+[.K110]*[.$N$4]" office:value-type="float" office:value="1.00553855" calcext:value-type="float">
            <text:p>1.006</text:p>
          </table:table-cell>
          <table:table-cell table:style-name="ce25" table:formula="of:=SQRT([.$M$4]^2+([.K110]*[.$O$4])^2)" office:value-type="float" office:value="0.00810997839945953" calcext:value-type="float">
            <text:p>0.008</text:p>
          </table:table-cell>
          <table:table-cell table:style-name="ce25" table:formula="of:=[.$L$3]+[.K110]*[.$N$3]" office:value-type="float" office:value="1.05849944" calcext:value-type="float">
            <text:p>1.058</text:p>
          </table:table-cell>
          <table:table-cell table:style-name="ce25" table:formula="of:=SQRT([.$M$3]^2+([.K110]*[.$O$3])^2)" office:value-type="float" office:value="0.0123559424801024" calcext:value-type="float">
            <text:p>0.012</text:p>
          </table:table-cell>
          <table:table-cell table:style-name="ce25" table:formula="of:=[.L110]-[.N110]" office:value-type="float" office:value="-0.05296089" calcext:value-type="float">
            <text:p>-0.053</text:p>
          </table:table-cell>
          <table:table-cell table:style-name="ce25" table:formula="of:=SQRT([.M110]^2+[.O110]^2)" office:value-type="float" office:value="0.0147797518318577" calcext:value-type="float">
            <text:p>0.015</text:p>
          </table:table-cell>
          <table:table-cell table:style-name="ce14" table:formula="of:=([.L110]-[.N110])/[.Q110]" office:value-type="float" office:value="-3.58334095203433" calcext:value-type="float">
            <text:p>-3.6</text:p>
          </table:table-cell>
          <table:table-cell table:number-columns-repeated="1006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" table:default-cell-style-name="ce22"/>
        <table:table-column table:style-name="co2" table:number-columns-repeated="2" table:default-cell-style-name="ce25"/>
        <table:table-column table:style-name="co2" table:default-cell-style-name="ce14"/>
        <table:table-column table:style-name="co2" table:default-cell-style-name="Default"/>
        <table:table-column table:style-name="co2" table:number-columns-repeated="2" table:default-cell-style-name="ce25"/>
        <table:table-column table:style-name="co2" table:default-cell-style-name="ce14"/>
        <table:table-row table:style-name="ro1">
          <table:table-cell table:style-name="ce11" office:value-type="string" calcext:value-type="string" table:number-columns-spanned="5" table:number-rows-spanned="1">
            <text:p>Data 2018</text:p>
          </table:table-cell>
          <table:covered-table-cell table:style-name="ce3"/>
          <table:covered-table-cell table:style-name="ce11"/>
          <table:covered-table-cell table:style-name="ce8"/>
          <table:covered-table-cell table:style-name="ce3"/>
          <table:table-cell table:style-name="ce3" table:number-columns-repeated="3"/>
        </table:table-row>
        <table:table-row table:style-name="ro1">
          <table:table-cell table:style-name="ce8"/>
          <table:table-cell table:style-name="ce11" office:value-type="string" calcext:value-type="string" table:number-columns-spanned="2" table:number-rows-spanned="1">
            <text:p>p0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p1</text:p>
          </table:table-cell>
          <table:covered-table-cell table:style-name="ce8"/>
          <table:table-cell table:style-name="ce8" table:number-columns-repeated="2"/>
          <table:table-cell table:style-name="ce3"/>
        </table:table-row>
        <table:table-row table:style-name="ro1">
          <table:table-cell table:style-name="ce8" office:value-type="string" calcext:value-type="string">
            <text:p>BuData</text:p>
          </table:table-cell>
          <table:table-cell table:style-name="ce23" office:value-type="float" office:value="0.0109558" calcext:value-type="float">
            <text:p>0.0110</text:p>
          </table:table-cell>
          <table:table-cell table:style-name="ce23" office:value-type="float" office:value="0.00410794" calcext:value-type="float">
            <text:p>0.0041</text:p>
          </table:table-cell>
          <table:table-cell table:style-name="ce25" office:value-type="float" office:value="0.971823" calcext:value-type="float">
            <text:p>0.972</text:p>
          </table:table-cell>
          <table:table-cell table:style-name="ce25" office:value-type="float" office:value="0.012906" calcext:value-type="float">
            <text:p>0.013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8" office:value-type="string" calcext:value-type="string">
            <text:p>BuData_no</text:p>
          </table:table-cell>
          <table:table-cell table:style-name="ce23" office:value-type="float" office:value="0.01096" calcext:value-type="float">
            <text:p>0.0110</text:p>
          </table:table-cell>
          <table:table-cell table:style-name="ce23" office:value-type="float" office:value="0.003043" calcext:value-type="float">
            <text:p>0.0030</text:p>
          </table:table-cell>
          <table:table-cell table:style-name="ce25" office:value-type="float" office:value="0.9718" calcext:value-type="float">
            <text:p>0.972</text:p>
          </table:table-cell>
          <table:table-cell table:style-name="ce25" office:value-type="float" office:value="0.00956" calcext:value-type="float">
            <text:p>0.010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8"/>
          <table:table-cell table:style-name="ce23" table:number-columns-repeated="2"/>
          <table:table-cell table:style-name="ce25" table:number-columns-repeated="2"/>
          <table:table-cell table:number-columns-repeated="2"/>
          <table:table-cell table:style-name="ce3"/>
        </table:table-row>
        <table:table-row table:style-name="ro1" table:number-rows-repeated="2">
          <table:table-cell table:style-name="ce8"/>
          <table:table-cell table:style-name="ce3" table:number-columns-repeated="7"/>
        </table:table-row>
        <table:table-row table:style-name="ro1">
          <table:table-cell table:style-name="ce8" office:value-type="string" calcext:value-type="string">
            <text:p>w pred</text:p>
          </table:table-cell>
          <table:table-cell table:style-name="ce8" office:value-type="string" calcext:value-type="string">
            <text:p>w cal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rel err %</text:p>
          </table:table-cell>
          <table:table-cell table:style-name="ce8"/>
          <table:table-cell table:style-name="ce8" office:value-type="string" calcext:value-type="string">
            <text:p>w cal</text:p>
          </table:table-cell>
          <table:table-cell table:style-name="ce8" office:value-type="string" calcext:value-type="string">
            <text:p>err</text:p>
          </table:table-cell>
          <table:table-cell table:style-name="ce8" office:value-type="string" calcext:value-type="string">
            <text:p>rel err %</text:p>
          </table:table-cell>
        </table:table-row>
        <table:table-row table:style-name="ro1">
          <table:table-cell table:formula="of:=0.05" office:value-type="float" office:value="0.05" calcext:value-type="float">
            <text:p>0.05</text:p>
          </table:table-cell>
          <table:table-cell table:formula="of:=[.$B$3]+[.A9]*[.$D$3]" office:value-type="float" office:value="0.05954695" calcext:value-type="float">
            <text:p>0.060</text:p>
          </table:table-cell>
          <table:table-cell table:formula="of:=SQRT([.$C$3]^2+([.A9]*[.$E$3])^2)" office:value-type="float" office:value="0.00415831493920314" calcext:value-type="float">
            <text:p>0.004</text:p>
          </table:table-cell>
          <table:table-cell table:formula="of:=100*[.C9]/[.B9]" office:value-type="float" office:value="6.9832542879243" calcext:value-type="float">
            <text:p>7.0</text:p>
          </table:table-cell>
          <table:table-cell table:style-name="ce29"/>
          <table:table-cell table:formula="of:=[.$B$4]+[.A9]*[.$D$4]" office:value-type="float" office:value="0.05955" calcext:value-type="float">
            <text:p>0.060</text:p>
          </table:table-cell>
          <table:table-cell table:formula="of:=SQRT([.$C$4]^2+([.A9]*[.$E$4])^2)" office:value-type="float" office:value="0.0030803137827176" calcext:value-type="float">
            <text:p>0.003</text:p>
          </table:table-cell>
          <table:table-cell table:formula="of:=100*[.G9]/[.F9]" office:value-type="float" office:value="5.17265118844265" calcext:value-type="float">
            <text:p>5.2</text:p>
          </table:table-cell>
        </table:table-row>
        <table:table-row table:style-name="ro1">
          <table:table-cell table:formula="of:=[.A9]+0.01" office:value-type="float" office:value="0.06" calcext:value-type="float">
            <text:p>0.06</text:p>
          </table:table-cell>
          <table:table-cell table:formula="of:=[.$B$3]+[.A10]*[.$D$3]" office:value-type="float" office:value="0.06926518" calcext:value-type="float">
            <text:p>0.069</text:p>
          </table:table-cell>
          <table:table-cell table:formula="of:=SQRT([.$C$3]^2+([.A10]*[.$E$3])^2)" office:value-type="float" office:value="0.00418028760412486" calcext:value-type="float">
            <text:p>0.004</text:p>
          </table:table-cell>
          <table:table-cell table:formula="of:=100*[.C10]/[.B10]" office:value-type="float" office:value="6.03519344658436" calcext:value-type="float">
            <text:p>6.0</text:p>
          </table:table-cell>
          <table:table-cell/>
          <table:table-cell table:formula="of:=[.$B$4]+[.A10]*[.$D$4]" office:value-type="float" office:value="0.069268" calcext:value-type="float">
            <text:p>0.069</text:p>
          </table:table-cell>
          <table:table-cell table:formula="of:=SQRT([.$C$4]^2+([.A10]*[.$E$4])^2)" office:value-type="float" office:value="0.0030965894077194" calcext:value-type="float">
            <text:p>0.003</text:p>
          </table:table-cell>
          <table:table-cell table:formula="of:=100*[.G10]/[.F10]" office:value-type="float" office:value="4.47044725951291" calcext:value-type="float">
            <text:p>4.5</text:p>
          </table:table-cell>
        </table:table-row>
        <table:table-row table:style-name="ro1">
          <table:table-cell table:formula="of:=[.A10]+0.01" office:value-type="float" office:value="0.07" calcext:value-type="float">
            <text:p>0.07</text:p>
          </table:table-cell>
          <table:table-cell table:formula="of:=[.$B$3]+[.A11]*[.$D$3]" office:value-type="float" office:value="0.07898341" calcext:value-type="float">
            <text:p>0.079</text:p>
          </table:table-cell>
          <table:table-cell table:formula="of:=SQRT([.$C$3]^2+([.A11]*[.$E$3])^2)" office:value-type="float" office:value="0.00420610731437038" calcext:value-type="float">
            <text:p>0.004</text:p>
          </table:table-cell>
          <table:table-cell table:formula="of:=100*[.C11]/[.B11]" office:value-type="float" office:value="5.32530478789202" calcext:value-type="float">
            <text:p>5.3</text:p>
          </table:table-cell>
          <table:table-cell/>
          <table:table-cell table:formula="of:=[.$B$4]+[.A11]*[.$D$4]" office:value-type="float" office:value="0.078986" calcext:value-type="float">
            <text:p>0.079</text:p>
          </table:table-cell>
          <table:table-cell table:formula="of:=SQRT([.$C$4]^2+([.A11]*[.$E$4])^2)" office:value-type="float" office:value="0.0031157146274972" calcext:value-type="float">
            <text:p>0.003</text:p>
          </table:table-cell>
          <table:table-cell table:formula="of:=100*[.G11]/[.F11]" office:value-type="float" office:value="3.94464161686526" calcext:value-type="float">
            <text:p>3.9</text:p>
          </table:table-cell>
        </table:table-row>
        <table:table-row table:style-name="ro1">
          <table:table-cell table:formula="of:=[.A11]+0.01" office:value-type="float" office:value="0.08" calcext:value-type="float">
            <text:p>0.08</text:p>
          </table:table-cell>
          <table:table-cell table:formula="of:=[.$B$3]+[.A12]*[.$D$3]" office:value-type="float" office:value="0.08870164" calcext:value-type="float">
            <text:p>0.089</text:p>
          </table:table-cell>
          <table:table-cell table:formula="of:=SQRT([.$C$3]^2+([.A12]*[.$E$3])^2)" office:value-type="float" office:value="0.0042357037188642" calcext:value-type="float">
            <text:p>0.004</text:p>
          </table:table-cell>
          <table:table-cell table:formula="of:=100*[.C12]/[.B12]" office:value-type="float" office:value="4.77522593591753" calcext:value-type="float">
            <text:p>4.8</text:p>
          </table:table-cell>
          <table:table-cell/>
          <table:table-cell table:formula="of:=[.$B$4]+[.A12]*[.$D$4]" office:value-type="float" office:value="0.088704" calcext:value-type="float">
            <text:p>0.089</text:p>
          </table:table-cell>
          <table:table-cell table:formula="of:=SQRT([.$C$4]^2+([.A12]*[.$E$4])^2)" office:value-type="float" office:value="0.00313763733404611" calcext:value-type="float">
            <text:p>0.003</text:p>
          </table:table-cell>
          <table:table-cell table:formula="of:=100*[.G12]/[.F12]" office:value-type="float" office:value="3.53719937550292" calcext:value-type="float">
            <text:p>3.5</text:p>
          </table:table-cell>
        </table:table-row>
        <table:table-row table:style-name="ro1">
          <table:table-cell table:formula="of:=[.A12]+0.01" office:value-type="float" office:value="0.09" calcext:value-type="float">
            <text:p>0.09</text:p>
          </table:table-cell>
          <table:table-cell table:formula="of:=[.$B$3]+[.A13]*[.$D$3]" office:value-type="float" office:value="0.09841987" calcext:value-type="float">
            <text:p>0.098</text:p>
          </table:table-cell>
          <table:table-cell table:formula="of:=SQRT([.$C$3]^2+([.A13]*[.$E$3])^2)" office:value-type="float" office:value="0.00426899826835289" calcext:value-type="float">
            <text:p>0.004</text:p>
          </table:table-cell>
          <table:table-cell table:formula="of:=100*[.C13]/[.B13]" office:value-type="float" office:value="4.33753699161855" calcext:value-type="float">
            <text:p>4.3</text:p>
          </table:table-cell>
          <table:table-cell/>
          <table:table-cell table:formula="of:=[.$B$4]+[.A13]*[.$D$4]" office:value-type="float" office:value="0.098422" calcext:value-type="float">
            <text:p>0.098</text:p>
          </table:table-cell>
          <table:table-cell table:formula="of:=SQRT([.$C$4]^2+([.A13]*[.$E$4])^2)" office:value-type="float" office:value="0.00316229934699421" calcext:value-type="float">
            <text:p>0.003</text:p>
          </table:table-cell>
          <table:table-cell table:formula="of:=100*[.G13]/[.F13]" office:value-type="float" office:value="3.21300049480219" calcext:value-type="float">
            <text:p>3.2</text:p>
          </table:table-cell>
        </table:table-row>
        <table:table-row table:style-name="ro1">
          <table:table-cell table:formula="of:=[.A13]+0.01" office:value-type="float" office:value="0.1" calcext:value-type="float">
            <text:p>0.10</text:p>
          </table:table-cell>
          <table:table-cell table:formula="of:=[.$B$3]+[.A14]*[.$D$3]" office:value-type="float" office:value="0.1081381" calcext:value-type="float">
            <text:p>0.108</text:p>
          </table:table-cell>
          <table:table-cell table:formula="of:=SQRT([.$C$3]^2+([.A14]*[.$E$3])^2)" office:value-type="float" office:value="0.00430590517819424" calcext:value-type="float">
            <text:p>0.004</text:p>
          </table:table-cell>
          <table:table-cell table:formula="of:=100*[.C14]/[.B14]" office:value-type="float" office:value="3.98185762297862" calcext:value-type="float">
            <text:p>4.0</text:p>
          </table:table-cell>
          <table:table-cell/>
          <table:table-cell table:formula="of:=[.$B$4]+[.A14]*[.$D$4]" office:value-type="float" office:value="0.10814" calcext:value-type="float">
            <text:p>0.108</text:p>
          </table:table-cell>
          <table:table-cell table:formula="of:=SQRT([.$C$4]^2+([.A14]*[.$E$4])^2)" office:value-type="float" office:value="0.00318963712669639" calcext:value-type="float">
            <text:p>0.003</text:p>
          </table:table-cell>
          <table:table-cell table:formula="of:=100*[.G14]/[.F14]" office:value-type="float" office:value="2.9495442266473" calcext:value-type="float">
            <text:p>2.9</text:p>
          </table:table-cell>
        </table:table-row>
        <table:table-row table:style-name="ro1">
          <table:table-cell table:formula="of:=[.A14]+0.01" office:value-type="float" office:value="0.11" calcext:value-type="float">
            <text:p>0.11</text:p>
          </table:table-cell>
          <table:table-cell table:formula="of:=[.$B$3]+[.A15]*[.$D$3]" office:value-type="float" office:value="0.11785633" calcext:value-type="float">
            <text:p>0.118</text:p>
          </table:table-cell>
          <table:table-cell table:formula="of:=SQRT([.$C$3]^2+([.A15]*[.$E$3])^2)" office:value-type="float" office:value="0.00434633242621868" calcext:value-type="float">
            <text:p>0.004</text:p>
          </table:table-cell>
          <table:table-cell table:formula="of:=100*[.C15]/[.B15]" office:value-type="float" office:value="3.68782264492597" calcext:value-type="float">
            <text:p>3.7</text:p>
          </table:table-cell>
          <table:table-cell/>
          <table:table-cell table:formula="of:=[.$B$4]+[.A15]*[.$D$4]" office:value-type="float" office:value="0.117858" calcext:value-type="float">
            <text:p>0.118</text:p>
          </table:table-cell>
          <table:table-cell table:formula="of:=SQRT([.$C$4]^2+([.A15]*[.$E$4])^2)" office:value-type="float" office:value="0.00321958251330821" calcext:value-type="float">
            <text:p>0.003</text:p>
          </table:table-cell>
          <table:table-cell table:formula="of:=100*[.G15]/[.F15]" office:value-type="float" office:value="2.73174711373705" calcext:value-type="float">
            <text:p>2.7</text:p>
          </table:table-cell>
        </table:table-row>
        <table:table-row table:style-name="ro1">
          <table:table-cell table:formula="of:=[.A15]+0.01" office:value-type="float" office:value="0.12" calcext:value-type="float">
            <text:p>0.12</text:p>
          </table:table-cell>
          <table:table-cell table:formula="of:=[.$B$3]+[.A16]*[.$D$3]" office:value-type="float" office:value="0.12757456" calcext:value-type="float">
            <text:p>0.128</text:p>
          </table:table-cell>
          <table:table-cell table:formula="of:=SQRT([.$C$3]^2+([.A16]*[.$E$3])^2)" office:value-type="float" office:value="0.00439018276179933" calcext:value-type="float">
            <text:p>0.004</text:p>
          </table:table-cell>
          <table:table-cell table:formula="of:=100*[.C16]/[.B16]" office:value-type="float" office:value="3.44126819782826" calcext:value-type="float">
            <text:p>3.4</text:p>
          </table:table-cell>
          <table:table-cell/>
          <table:table-cell table:formula="of:=[.$B$4]+[.A16]*[.$D$4]" office:value-type="float" office:value="0.127576" calcext:value-type="float">
            <text:p>0.128</text:p>
          </table:table-cell>
          <table:table-cell table:formula="of:=SQRT([.$C$4]^2+([.A16]*[.$E$4])^2)" office:value-type="float" office:value="0.00325206347416529" calcext:value-type="float">
            <text:p>0.003</text:p>
          </table:table-cell>
          <table:table-cell table:formula="of:=100*[.G16]/[.F16]" office:value-type="float" office:value="2.54911854436986" calcext:value-type="float">
            <text:p>2.5</text:p>
          </table:table-cell>
        </table:table-row>
        <table:table-row table:style-name="ro1">
          <table:table-cell table:formula="of:=[.A16]+0.01" office:value-type="float" office:value="0.13" calcext:value-type="float">
            <text:p>0.13</text:p>
          </table:table-cell>
          <table:table-cell table:formula="of:=[.$B$3]+[.A17]*[.$D$3]" office:value-type="float" office:value="0.13729279" calcext:value-type="float">
            <text:p>0.137</text:p>
          </table:table-cell>
          <table:table-cell table:formula="of:=SQRT([.$C$3]^2+([.A17]*[.$E$3])^2)" office:value-type="float" office:value="0.00443735470432554" calcext:value-type="float">
            <text:p>0.004</text:p>
          </table:table-cell>
          <table:table-cell table:formula="of:=100*[.C17]/[.B17]" office:value-type="float" office:value="3.2320376797103" calcext:value-type="float">
            <text:p>3.2</text:p>
          </table:table-cell>
          <table:table-cell/>
          <table:table-cell table:formula="of:=[.$B$4]+[.A17]*[.$D$4]" office:value-type="float" office:value="0.137294" calcext:value-type="float">
            <text:p>0.137</text:p>
          </table:table-cell>
          <table:table-cell table:formula="of:=SQRT([.$C$4]^2+([.A17]*[.$E$4])^2)" office:value-type="float" office:value="0.00328700484331861" calcext:value-type="float">
            <text:p>0.003</text:p>
          </table:table-cell>
          <table:table-cell table:formula="of:=100*[.G17]/[.F17]" office:value-type="float" office:value="2.39413582772635" calcext:value-type="float">
            <text:p>2.4</text:p>
          </table:table-cell>
        </table:table-row>
        <table:table-row table:style-name="ro1">
          <table:table-cell table:formula="of:=[.A17]+0.01" office:value-type="float" office:value="0.14" calcext:value-type="float">
            <text:p>0.14</text:p>
          </table:table-cell>
          <table:table-cell table:formula="of:=[.$B$3]+[.A18]*[.$D$3]" office:value-type="float" office:value="0.14701102" calcext:value-type="float">
            <text:p>0.147</text:p>
          </table:table-cell>
          <table:table-cell table:formula="of:=SQRT([.$C$3]^2+([.A18]*[.$E$3])^2)" office:value-type="float" office:value="0.00448774351196679" calcext:value-type="float">
            <text:p>0.004</text:p>
          </table:table-cell>
          <table:table-cell table:formula="of:=100*[.C18]/[.B18]" office:value-type="float" office:value="3.05265789732415" calcext:value-type="float">
            <text:p>3.1</text:p>
          </table:table-cell>
          <table:table-cell/>
          <table:table-cell table:formula="of:=[.$B$4]+[.A18]*[.$D$4]" office:value-type="float" office:value="0.147012" calcext:value-type="float">
            <text:p>0.147</text:p>
          </table:table-cell>
          <table:table-cell table:formula="of:=SQRT([.$C$4]^2+([.A18]*[.$E$4])^2)" office:value-type="float" office:value="0.00332432903906939" calcext:value-type="float">
            <text:p>0.003</text:p>
          </table:table-cell>
          <table:table-cell table:formula="of:=100*[.G18]/[.F18]" office:value-type="float" office:value="2.26126373293975" calcext:value-type="float">
            <text:p>2.3</text:p>
          </table:table-cell>
        </table:table-row>
        <table:table-row table:style-name="ro1">
          <table:table-cell table:formula="of:=[.A18]+0.01" office:value-type="float" office:value="0.15" calcext:value-type="float">
            <text:p>0.15</text:p>
          </table:table-cell>
          <table:table-cell table:formula="of:=[.$B$3]+[.A19]*[.$D$3]" office:value-type="float" office:value="0.15672925" calcext:value-type="float">
            <text:p>0.157</text:p>
          </table:table-cell>
          <table:table-cell table:formula="of:=SQRT([.$C$3]^2+([.A19]*[.$E$3])^2)" office:value-type="float" office:value="0.004541242104711" calcext:value-type="float">
            <text:p>0.005</text:p>
          </table:table-cell>
          <table:table-cell table:formula="of:=100*[.C19]/[.B19]" office:value-type="float" office:value="2.89750771136275" calcext:value-type="float">
            <text:p>2.9</text:p>
          </table:table-cell>
          <table:table-cell/>
          <table:table-cell table:formula="of:=[.$B$4]+[.A19]*[.$D$4]" office:value-type="float" office:value="0.15673" calcext:value-type="float">
            <text:p>0.157</text:p>
          </table:table-cell>
          <table:table-cell table:formula="of:=SQRT([.$C$4]^2+([.A19]*[.$E$4])^2)" office:value-type="float" office:value="0.00336395674764109" calcext:value-type="float">
            <text:p>0.003</text:p>
          </table:table-cell>
          <table:table-cell table:formula="of:=100*[.G19]/[.F19]" office:value-type="float" office:value="2.14633876580175" calcext:value-type="float">
            <text:p>2.1</text:p>
          </table:table-cell>
        </table:table-row>
        <table:table-row table:style-name="ro1">
          <table:table-cell table:formula="of:=[.A19]+0.01" office:value-type="float" office:value="0.16" calcext:value-type="float">
            <text:p>0.16</text:p>
          </table:table-cell>
          <table:table-cell table:formula="of:=[.$B$3]+[.A20]*[.$D$3]" office:value-type="float" office:value="0.16644748" calcext:value-type="float">
            <text:p>0.166</text:p>
          </table:table-cell>
          <table:table-cell table:formula="of:=SQRT([.$C$3]^2+([.A20]*[.$E$3])^2)" office:value-type="float" office:value="0.0045977419289473" calcext:value-type="float">
            <text:p>0.005</text:p>
          </table:table-cell>
          <table:table-cell table:formula="of:=100*[.C20]/[.B20]" office:value-type="float" office:value="2.76227788425953" calcext:value-type="float">
            <text:p>2.8</text:p>
          </table:table-cell>
          <table:table-cell/>
          <table:table-cell table:formula="of:=[.$B$4]+[.A20]*[.$D$4]" office:value-type="float" office:value="0.166448" calcext:value-type="float">
            <text:p>0.166</text:p>
          </table:table-cell>
          <table:table-cell table:formula="of:=SQRT([.$C$4]^2+([.A20]*[.$E$4])^2)" office:value-type="float" office:value="0.00340580756355963" calcext:value-type="float">
            <text:p>0.003</text:p>
          </table:table-cell>
          <table:table-cell table:formula="of:=100*[.G20]/[.F20]" office:value-type="float" office:value="2.04616911201074" calcext:value-type="float">
            <text:p>2.0</text:p>
          </table:table-cell>
        </table:table-row>
        <table:table-row table:style-name="ro1">
          <table:table-cell table:formula="of:=[.A20]+0.01" office:value-type="float" office:value="0.17" calcext:value-type="float">
            <text:p>0.17</text:p>
          </table:table-cell>
          <table:table-cell table:formula="of:=[.$B$3]+[.A21]*[.$D$3]" office:value-type="float" office:value="0.17616571" calcext:value-type="float">
            <text:p>0.176</text:p>
          </table:table-cell>
          <table:table-cell table:formula="of:=SQRT([.$C$3]^2+([.A21]*[.$E$3])^2)" office:value-type="float" office:value="0.00465713375414535" calcext:value-type="float">
            <text:p>0.005</text:p>
          </table:table-cell>
          <table:table-cell table:formula="of:=100*[.C21]/[.B21]" office:value-type="float" office:value="2.64360967531386" calcext:value-type="float">
            <text:p>2.6</text:p>
          </table:table-cell>
          <table:table-cell/>
          <table:table-cell table:formula="of:=[.$B$4]+[.A21]*[.$D$4]" office:value-type="float" office:value="0.176166" calcext:value-type="float">
            <text:p>0.176</text:p>
          </table:table-cell>
          <table:table-cell table:formula="of:=SQRT([.$C$4]^2+([.A21]*[.$E$4])^2)" office:value-type="float" office:value="0.0034498005797437" calcext:value-type="float">
            <text:p>0.003</text:p>
          </table:table-cell>
          <table:table-cell table:formula="of:=100*[.G21]/[.F21]" office:value-type="float" office:value="1.95826696396791" calcext:value-type="float">
            <text:p>2.0</text:p>
          </table:table-cell>
        </table:table-row>
        <table:table-row table:style-name="ro1">
          <table:table-cell table:formula="of:=[.A21]+0.01" office:value-type="float" office:value="0.18" calcext:value-type="float">
            <text:p>0.18</text:p>
          </table:table-cell>
          <table:table-cell table:formula="of:=[.$B$3]+[.A22]*[.$D$3]" office:value-type="float" office:value="0.18588394" calcext:value-type="float">
            <text:p>0.186</text:p>
          </table:table-cell>
          <table:table-cell table:formula="of:=SQRT([.$C$3]^2+([.A22]*[.$E$3])^2)" office:value-type="float" office:value="0.0047193083953054" calcext:value-type="float">
            <text:p>0.005</text:p>
          </table:table-cell>
          <table:table-cell table:formula="of:=100*[.C22]/[.B22]" office:value-type="float" office:value="2.538846763903" calcext:value-type="float">
            <text:p>2.5</text:p>
          </table:table-cell>
          <table:table-cell/>
          <table:table-cell table:formula="of:=[.$B$4]+[.A22]*[.$D$4]" office:value-type="float" office:value="0.185884" calcext:value-type="float">
            <text:p>0.186</text:p>
          </table:table-cell>
          <table:table-cell table:formula="of:=SQRT([.$C$4]^2+([.A22]*[.$E$4])^2)" office:value-type="float" office:value="0.00349585492261907" calcext:value-type="float">
            <text:p>0.003</text:p>
          </table:table-cell>
          <table:table-cell table:formula="of:=100*[.G22]/[.F22]" office:value-type="float" office:value="1.88066478159447" calcext:value-type="float">
            <text:p>1.9</text:p>
          </table:table-cell>
        </table:table-row>
        <table:table-row table:style-name="ro1">
          <table:table-cell table:formula="of:=[.A22]+0.01" office:value-type="float" office:value="0.19" calcext:value-type="float">
            <text:p>0.19</text:p>
          </table:table-cell>
          <table:table-cell table:formula="of:=[.$B$3]+[.A23]*[.$D$3]" office:value-type="float" office:value="0.19560217" calcext:value-type="float">
            <text:p>0.196</text:p>
          </table:table-cell>
          <table:table-cell table:formula="of:=SQRT([.$C$3]^2+([.A23]*[.$E$3])^2)" office:value-type="float" office:value="0.00478415735769634" calcext:value-type="float">
            <text:p>0.005</text:p>
          </table:table-cell>
          <table:table-cell table:formula="of:=100*[.C23]/[.B23]" office:value-type="float" office:value="2.44586108512822" calcext:value-type="float">
            <text:p>2.4</text:p>
          </table:table-cell>
          <table:table-cell/>
          <table:table-cell table:formula="of:=[.$B$4]+[.A23]*[.$D$4]" office:value-type="float" office:value="0.195602" calcext:value-type="float">
            <text:p>0.196</text:p>
          </table:table-cell>
          <table:table-cell table:formula="of:=SQRT([.$C$4]^2+([.A23]*[.$E$4])^2)" office:value-type="float" office:value="0.00354389022967699" calcext:value-type="float">
            <text:p>0.004</text:p>
          </table:table-cell>
          <table:table-cell table:formula="of:=100*[.G23]/[.F23]" office:value-type="float" office:value="1.81178629547601" calcext:value-type="float">
            <text:p>1.8</text:p>
          </table:table-cell>
        </table:table-row>
        <table:table-row table:style-name="ro1">
          <table:table-cell table:formula="of:=[.A23]+0.01" office:value-type="float" office:value="0.2" calcext:value-type="float">
            <text:p>0.20</text:p>
          </table:table-cell>
          <table:table-cell table:formula="of:=[.$B$3]+[.A24]*[.$D$3]" office:value-type="float" office:value="0.2053204" calcext:value-type="float">
            <text:p>0.205</text:p>
          </table:table-cell>
          <table:table-cell table:formula="of:=SQRT([.$C$3]^2+([.A24]*[.$E$3])^2)" office:value-type="float" office:value="0.00485157340288694" calcext:value-type="float">
            <text:p>0.005</text:p>
          </table:table-cell>
          <table:table-cell table:formula="of:=100*[.C24]/[.B24]" office:value-type="float" office:value="2.36292808843492" calcext:value-type="float">
            <text:p>2.4</text:p>
          </table:table-cell>
          <table:table-cell/>
          <table:table-cell table:formula="of:=[.$B$4]+[.A24]*[.$D$4]" office:value-type="float" office:value="0.20532" calcext:value-type="float">
            <text:p>0.205</text:p>
          </table:table-cell>
          <table:table-cell table:formula="of:=SQRT([.$C$4]^2+([.A24]*[.$E$4])^2)" office:value-type="float" office:value="0.00359382706873884" calcext:value-type="float">
            <text:p>0.004</text:p>
          </table:table-cell>
          <table:table-cell table:formula="of:=100*[.G24]/[.F24]" office:value-type="float" office:value="1.75035411491274" calcext:value-type="float">
            <text:p>1.8</text:p>
          </table:table-cell>
        </table:table-row>
        <table:table-row table:style-name="ro1">
          <table:table-cell table:formula="of:=[.A24]+0.01" office:value-type="float" office:value="0.21" calcext:value-type="float">
            <text:p>0.21</text:p>
          </table:table-cell>
          <table:table-cell table:formula="of:=[.$B$3]+[.A25]*[.$D$3]" office:value-type="float" office:value="0.21503863" calcext:value-type="float">
            <text:p>0.215</text:p>
          </table:table-cell>
          <table:table-cell table:formula="of:=SQRT([.$C$3]^2+([.A25]*[.$E$3])^2)" office:value-type="float" office:value="0.00492145103716373" calcext:value-type="float">
            <text:p>0.005</text:p>
          </table:table-cell>
          <table:table-cell table:formula="of:=100*[.C25]/[.B25]" office:value-type="float" office:value="2.28863578472562" calcext:value-type="float">
            <text:p>2.3</text:p>
          </table:table-cell>
          <table:table-cell/>
          <table:table-cell table:formula="of:=[.$B$4]+[.A25]*[.$D$4]" office:value-type="float" office:value="0.215038" calcext:value-type="float">
            <text:p>0.215</text:p>
          </table:table-cell>
          <table:table-cell table:formula="of:=SQRT([.$C$4]^2+([.A25]*[.$E$4])^2)" office:value-type="float" office:value="0.00364558729973649" calcext:value-type="float">
            <text:p>0.004</text:p>
          </table:table-cell>
          <table:table-cell table:formula="of:=100*[.G25]/[.F25]" office:value-type="float" office:value="1.69532236150657" calcext:value-type="float">
            <text:p>1.7</text:p>
          </table:table-cell>
        </table:table-row>
        <table:table-row table:style-name="ro1">
          <table:table-cell table:formula="of:=[.A25]+0.01" office:value-type="float" office:value="0.22" calcext:value-type="float">
            <text:p>0.22</text:p>
          </table:table-cell>
          <table:table-cell table:formula="of:=[.$B$3]+[.A26]*[.$D$3]" office:value-type="float" office:value="0.22475686" calcext:value-type="float">
            <text:p>0.225</text:p>
          </table:table-cell>
          <table:table-cell table:formula="of:=SQRT([.$C$3]^2+([.A26]*[.$E$3])^2)" office:value-type="float" office:value="0.00499368692510854" calcext:value-type="float">
            <text:p>0.005</text:p>
          </table:table-cell>
          <table:table-cell table:formula="of:=100*[.C26]/[.B26]" office:value-type="float" office:value="2.22181735636836" calcext:value-type="float">
            <text:p>2.2</text:p>
          </table:table-cell>
          <table:table-cell/>
          <table:table-cell table:formula="of:=[.$B$4]+[.A26]*[.$D$4]" office:value-type="float" office:value="0.224756" calcext:value-type="float">
            <text:p>0.225</text:p>
          </table:table-cell>
          <table:table-cell table:formula="of:=SQRT([.$C$4]^2+([.A26]*[.$E$4])^2)" office:value-type="float" office:value="0.0036990943810614" calcext:value-type="float">
            <text:p>0.004</text:p>
          </table:table-cell>
          <table:table-cell table:formula="of:=100*[.G26]/[.F26]" office:value-type="float" office:value="1.64582675481918" calcext:value-type="float">
            <text:p>1.6</text:p>
          </table:table-cell>
        </table:table-row>
        <table:table-row table:style-name="ro1">
          <table:table-cell table:formula="of:=[.A26]+0.01" office:value-type="float" office:value="0.23" calcext:value-type="float">
            <text:p>0.23</text:p>
          </table:table-cell>
          <table:table-cell table:formula="of:=[.$B$3]+[.A27]*[.$D$3]" office:value-type="float" office:value="0.23447509" calcext:value-type="float">
            <text:p>0.234</text:p>
          </table:table-cell>
          <table:table-cell table:formula="of:=SQRT([.$C$3]^2+([.A27]*[.$E$3])^2)" office:value-type="float" office:value="0.00506818023239111" calcext:value-type="float">
            <text:p>0.005</text:p>
          </table:table-cell>
          <table:table-cell table:formula="of:=100*[.C27]/[.B27]" office:value-type="float" office:value="2.16150049559256" calcext:value-type="float">
            <text:p>2.2</text:p>
          </table:table-cell>
          <table:table-cell/>
          <table:table-cell table:formula="of:=[.$B$4]+[.A27]*[.$D$4]" office:value-type="float" office:value="0.234474" calcext:value-type="float">
            <text:p>0.234</text:p>
          </table:table-cell>
          <table:table-cell table:formula="of:=SQRT([.$C$4]^2+([.A27]*[.$E$4])^2)" office:value-type="float" office:value="0.00375427362348564" calcext:value-type="float">
            <text:p>0.004</text:p>
          </table:table-cell>
          <table:table-cell table:formula="of:=100*[.G27]/[.F27]" office:value-type="float" office:value="1.60114708815717" calcext:value-type="float">
            <text:p>1.6</text:p>
          </table:table-cell>
        </table:table-row>
        <table:table-row table:style-name="ro1">
          <table:table-cell table:formula="of:=[.A27]+0.01" office:value-type="float" office:value="0.24" calcext:value-type="float">
            <text:p>0.24</text:p>
          </table:table-cell>
          <table:table-cell table:formula="of:=[.$B$3]+[.A28]*[.$D$3]" office:value-type="float" office:value="0.24419332" calcext:value-type="float">
            <text:p>0.244</text:p>
          </table:table-cell>
          <table:table-cell table:formula="of:=SQRT([.$C$3]^2+([.A28]*[.$E$3])^2)" office:value-type="float" office:value="0.00514483290274816" calcext:value-type="float">
            <text:p>0.005</text:p>
          </table:table-cell>
          <table:table-cell table:formula="of:=100*[.C28]/[.B28]" office:value-type="float" office:value="2.10686881309782" calcext:value-type="float">
            <text:p>2.1</text:p>
          </table:table-cell>
          <table:table-cell/>
          <table:table-cell table:formula="of:=[.$B$4]+[.A28]*[.$D$4]" office:value-type="float" office:value="0.244192" calcext:value-type="float">
            <text:p>0.244</text:p>
          </table:table-cell>
          <table:table-cell table:formula="of:=SQRT([.$C$4]^2+([.A28]*[.$E$4])^2)" office:value-type="float" office:value="0.00381105239533649" calcext:value-type="float">
            <text:p>0.004</text:p>
          </table:table-cell>
          <table:table-cell table:formula="of:=100*[.G28]/[.F28]" office:value-type="float" office:value="1.56067864440133" calcext:value-type="float">
            <text:p>1.6</text:p>
          </table:table-cell>
        </table:table-row>
        <table:table-row table:style-name="ro1">
          <table:table-cell table:formula="of:=[.A28]+0.01" office:value-type="float" office:value="0.25" calcext:value-type="float">
            <text:p>0.25</text:p>
          </table:table-cell>
          <table:table-cell table:formula="of:=[.$B$3]+[.A29]*[.$D$3]" office:value-type="float" office:value="0.25391155" calcext:value-type="float">
            <text:p>0.254</text:p>
          </table:table-cell>
          <table:table-cell table:formula="of:=SQRT([.$C$3]^2+([.A29]*[.$E$3])^2)" office:value-type="float" office:value="0.00522354987471164" calcext:value-type="float">
            <text:p>0.005</text:p>
          </table:table-cell>
          <table:table-cell table:formula="of:=100*[.C29]/[.B29]" office:value-type="float" office:value="2.05723208523269" calcext:value-type="float">
            <text:p>2.1</text:p>
          </table:table-cell>
          <table:table-cell/>
          <table:table-cell table:formula="of:=[.$B$4]+[.A29]*[.$D$4]" office:value-type="float" office:value="0.25391" calcext:value-type="float">
            <text:p>0.254</text:p>
          </table:table-cell>
          <table:table-cell table:formula="of:=SQRT([.$C$4]^2+([.A29]*[.$E$4])^2)" office:value-type="float" office:value="0.00386936028304421" calcext:value-type="float">
            <text:p>0.004</text:p>
          </table:table-cell>
          <table:table-cell table:formula="of:=100*[.G29]/[.F29]" office:value-type="float" office:value="1.52391015834123" calcext:value-type="float">
            <text:p>1.5</text:p>
          </table:table-cell>
        </table:table-row>
        <table:table-row table:style-name="ro1">
          <table:table-cell table:formula="of:=[.A29]+0.01" office:value-type="float" office:value="0.26" calcext:value-type="float">
            <text:p>0.26</text:p>
          </table:table-cell>
          <table:table-cell table:formula="of:=[.$B$3]+[.A30]*[.$D$3]" office:value-type="float" office:value="0.26362978" calcext:value-type="float">
            <text:p>0.264</text:p>
          </table:table-cell>
          <table:table-cell table:formula="of:=SQRT([.$C$3]^2+([.A30]*[.$E$3])^2)" office:value-type="float" office:value="0.00530423924396327" calcext:value-type="float">
            <text:p>0.005</text:p>
          </table:table-cell>
          <table:table-cell table:formula="of:=100*[.C30]/[.B30]" office:value-type="float" office:value="2.01200306124872" calcext:value-type="float">
            <text:p>2.0</text:p>
          </table:table-cell>
          <table:table-cell/>
          <table:table-cell table:formula="of:=[.$B$4]+[.A30]*[.$D$4]" office:value-type="float" office:value="0.263628" calcext:value-type="float">
            <text:p>0.264</text:p>
          </table:table-cell>
          <table:table-cell table:formula="of:=SQRT([.$C$4]^2+([.A30]*[.$E$4])^2)" office:value-type="float" office:value="0.00392912921141568" calcext:value-type="float">
            <text:p>0.004</text:p>
          </table:table-cell>
          <table:table-cell table:formula="of:=100*[.G30]/[.F30]" office:value-type="float" office:value="1.49040663791998" calcext:value-type="float">
            <text:p>1.5</text:p>
          </table:table-cell>
        </table:table-row>
        <table:table-row table:style-name="ro1">
          <table:table-cell table:formula="of:=[.A30]+0.01" office:value-type="float" office:value="0.27" calcext:value-type="float">
            <text:p>0.27</text:p>
          </table:table-cell>
          <table:table-cell table:formula="of:=[.$B$3]+[.A31]*[.$D$3]" office:value-type="float" office:value="0.27334801" calcext:value-type="float">
            <text:p>0.273</text:p>
          </table:table-cell>
          <table:table-cell table:formula="of:=SQRT([.$C$3]^2+([.A31]*[.$E$3])^2)" office:value-type="float" office:value="0.00538681237727842" calcext:value-type="float">
            <text:p>0.005</text:p>
          </table:table-cell>
          <table:table-cell table:formula="of:=100*[.C31]/[.B31]" office:value-type="float" office:value="1.97067920021749" calcext:value-type="float">
            <text:p>2.0</text:p>
          </table:table-cell>
          <table:table-cell/>
          <table:table-cell table:formula="of:=[.$B$4]+[.A31]*[.$D$4]" office:value-type="float" office:value="0.273346" calcext:value-type="float">
            <text:p>0.273</text:p>
          </table:table-cell>
          <table:table-cell table:formula="of:=SQRT([.$C$4]^2+([.A31]*[.$E$4])^2)" office:value-type="float" office:value="0.00399029352805029" calcext:value-type="float">
            <text:p>0.004</text:p>
          </table:table-cell>
          <table:table-cell table:formula="of:=100*[.G31]/[.F31]" office:value-type="float" office:value="1.45979583679669" calcext:value-type="float">
            <text:p>1.5</text:p>
          </table:table-cell>
        </table:table-row>
        <table:table-row table:style-name="ro1">
          <table:table-cell table:formula="of:=[.A31]+0.01" office:value-type="float" office:value="0.28" calcext:value-type="float">
            <text:p>0.28</text:p>
          </table:table-cell>
          <table:table-cell table:formula="of:=[.$B$3]+[.A32]*[.$D$3]" office:value-type="float" office:value="0.28306624" calcext:value-type="float">
            <text:p>0.283</text:p>
          </table:table-cell>
          <table:table-cell table:formula="of:=SQRT([.$C$3]^2+([.A32]*[.$E$3])^2)" office:value-type="float" office:value="0.00547118398392889" calcext:value-type="float">
            <text:p>0.005</text:p>
          </table:table-cell>
          <table:table-cell table:formula="of:=100*[.C32]/[.B32]" office:value-type="float" office:value="1.93282815496786" calcext:value-type="float">
            <text:p>1.9</text:p>
          </table:table-cell>
          <table:table-cell/>
          <table:table-cell table:formula="of:=[.$B$4]+[.A32]*[.$D$4]" office:value-type="float" office:value="0.283064" calcext:value-type="float">
            <text:p>0.283</text:p>
          </table:table-cell>
          <table:table-cell table:formula="of:=SQRT([.$C$4]^2+([.A32]*[.$E$4])^2)" office:value-type="float" office:value="0.0040527900562452" calcext:value-type="float">
            <text:p>0.004</text:p>
          </table:table-cell>
          <table:table-cell table:formula="of:=100*[.G32]/[.F32]" office:value-type="float" office:value="1.43175750227694" calcext:value-type="float">
            <text:p>1.4</text:p>
          </table:table-cell>
        </table:table-row>
        <table:table-row table:style-name="ro1">
          <table:table-cell table:formula="of:=[.A32]+0.01" office:value-type="float" office:value="0.29" calcext:value-type="float">
            <text:p>0.29</text:p>
          </table:table-cell>
          <table:table-cell table:formula="of:=[.$B$3]+[.A33]*[.$D$3]" office:value-type="float" office:value="0.29278447" calcext:value-type="float">
            <text:p>0.293</text:p>
          </table:table-cell>
          <table:table-cell table:formula="of:=SQRT([.$C$3]^2+([.A33]*[.$E$3])^2)" office:value-type="float" office:value="0.00555727215018304" calcext:value-type="float">
            <text:p>0.006</text:p>
          </table:table-cell>
          <table:table-cell table:formula="of:=100*[.C33]/[.B33]" office:value-type="float" office:value="1.89807613436021" calcext:value-type="float">
            <text:p>1.9</text:p>
          </table:table-cell>
          <table:table-cell/>
          <table:table-cell table:formula="of:=[.$B$4]+[.A33]*[.$D$4]" office:value-type="float" office:value="0.292782" calcext:value-type="float">
            <text:p>0.293</text:p>
          </table:table-cell>
          <table:table-cell table:formula="of:=SQRT([.$C$4]^2+([.A33]*[.$E$4])^2)" office:value-type="float" office:value="0.00411655812056626" calcext:value-type="float">
            <text:p>0.004</text:p>
          </table:table-cell>
          <table:table-cell table:formula="of:=100*[.G33]/[.F33]" office:value-type="float" office:value="1.40601475519884" calcext:value-type="float">
            <text:p>1.4</text:p>
          </table:table-cell>
        </table:table-row>
        <table:table-row table:style-name="ro1">
          <table:table-cell table:formula="of:=[.A33]+0.01" office:value-type="float" office:value="0.3" calcext:value-type="float">
            <text:p>0.30</text:p>
          </table:table-cell>
          <table:table-cell table:formula="of:=[.$B$3]+[.A34]*[.$D$3]" office:value-type="float" office:value="0.3025027" calcext:value-type="float">
            <text:p>0.303</text:p>
          </table:table-cell>
          <table:table-cell table:formula="of:=SQRT([.$C$3]^2+([.A34]*[.$E$3])^2)" office:value-type="float" office:value="0.00564499834221411" calcext:value-type="float">
            <text:p>0.006</text:p>
          </table:table-cell>
          <table:table-cell table:formula="of:=100*[.C34]/[.B34]" office:value-type="float" office:value="1.86609849836517" calcext:value-type="float">
            <text:p>1.9</text:p>
          </table:table-cell>
          <table:table-cell/>
          <table:table-cell table:formula="of:=[.$B$4]+[.A34]*[.$D$4]" office:value-type="float" office:value="0.3025" calcext:value-type="float">
            <text:p>0.303</text:p>
          </table:table-cell>
          <table:table-cell table:formula="of:=SQRT([.$C$4]^2+([.A34]*[.$E$4])^2)" office:value-type="float" office:value="0.0041815395490178" calcext:value-type="float">
            <text:p>0.004</text:p>
          </table:table-cell>
          <table:table-cell table:formula="of:=100*[.G34]/[.F34]" office:value-type="float" office:value="1.38232712364225" calcext:value-type="float">
            <text:p>1.4</text:p>
          </table:table-cell>
        </table:table-row>
        <table:table-row table:style-name="ro1">
          <table:table-cell table:formula="of:=[.A34]+0.01" office:value-type="float" office:value="0.31" calcext:value-type="float">
            <text:p>0.31</text:p>
          </table:table-cell>
          <table:table-cell table:formula="of:=[.$B$3]+[.A35]*[.$D$3]" office:value-type="float" office:value="0.31222093" calcext:value-type="float">
            <text:p>0.312</text:p>
          </table:table-cell>
          <table:table-cell table:formula="of:=SQRT([.$C$3]^2+([.A35]*[.$E$3])^2)" office:value-type="float" office:value="0.00573428738233444" calcext:value-type="float">
            <text:p>0.006</text:p>
          </table:table-cell>
          <table:table-cell table:formula="of:=100*[.C35]/[.B35]" office:value-type="float" office:value="1.83661210103193" calcext:value-type="float">
            <text:p>1.8</text:p>
          </table:table-cell>
          <table:table-cell/>
          <table:table-cell table:formula="of:=[.$B$4]+[.A35]*[.$D$4]" office:value-type="float" office:value="0.312218" calcext:value-type="float">
            <text:p>0.312</text:p>
          </table:table-cell>
          <table:table-cell table:formula="of:=SQRT([.$C$4]^2+([.A35]*[.$E$4])^2)" office:value-type="float" office:value="0.00424767865545406" calcext:value-type="float">
            <text:p>0.004</text:p>
          </table:table-cell>
          <table:table-cell table:formula="of:=100*[.G35]/[.F35]" office:value-type="float" office:value="1.36048487129315" calcext:value-type="float">
            <text:p>1.4</text:p>
          </table:table-cell>
        </table:table-row>
        <table:table-row table:style-name="ro1">
          <table:table-cell table:formula="of:=[.A35]+0.01" office:value-type="float" office:value="0.32" calcext:value-type="float">
            <text:p>0.32</text:p>
          </table:table-cell>
          <table:table-cell table:formula="of:=[.$B$3]+[.A36]*[.$D$3]" office:value-type="float" office:value="0.32193916" calcext:value-type="float">
            <text:p>0.322</text:p>
          </table:table-cell>
          <table:table-cell table:formula="of:=SQRT([.$C$3]^2+([.A36]*[.$E$3])^2)" office:value-type="float" office:value="0.00582506740304351" calcext:value-type="float">
            <text:p>0.006</text:p>
          </table:table-cell>
          <table:table-cell table:formula="of:=100*[.C36]/[.B36]" office:value-type="float" office:value="1.80936901340101" calcext:value-type="float">
            <text:p>1.8</text:p>
          </table:table-cell>
          <table:table-cell/>
          <table:table-cell table:formula="of:=[.$B$4]+[.A36]*[.$D$4]" office:value-type="float" office:value="0.321936" calcext:value-type="float">
            <text:p>0.322</text:p>
          </table:table-cell>
          <table:table-cell table:formula="of:=SQRT([.$C$4]^2+([.A36]*[.$E$4])^2)" office:value-type="float" office:value="0.00431492220555597" calcext:value-type="float">
            <text:p>0.004</text:p>
          </table:table-cell>
          <table:table-cell table:formula="of:=100*[.G36]/[.F36]" office:value-type="float" office:value="1.34030434793126" calcext:value-type="float">
            <text:p>1.3</text:p>
          </table:table-cell>
        </table:table-row>
        <table:table-row table:style-name="ro1">
          <table:table-cell table:formula="of:=[.A36]+0.01" office:value-type="float" office:value="0.33" calcext:value-type="float">
            <text:p>0.33</text:p>
          </table:table-cell>
          <table:table-cell table:formula="of:=[.$B$3]+[.A37]*[.$D$3]" office:value-type="float" office:value="0.33165739" calcext:value-type="float">
            <text:p>0.332</text:p>
          </table:table-cell>
          <table:table-cell table:formula="of:=SQRT([.$C$3]^2+([.A37]*[.$E$3])^2)" office:value-type="float" office:value="0.00591726978293199" calcext:value-type="float">
            <text:p>0.006</text:p>
          </table:table-cell>
          <table:table-cell table:formula="of:=100*[.C37]/[.B37]" office:value-type="float" office:value="1.78415134453419" calcext:value-type="float">
            <text:p>1.8</text:p>
          </table:table-cell>
          <table:table-cell/>
          <table:table-cell table:formula="of:=[.$B$4]+[.A37]*[.$D$4]" office:value-type="float" office:value="0.331654" calcext:value-type="float">
            <text:p>0.332</text:p>
          </table:table-cell>
          <table:table-cell table:formula="of:=SQRT([.$C$4]^2+([.A37]*[.$E$4])^2)" office:value-type="float" office:value="0.00438321936936768" calcext:value-type="float">
            <text:p>0.004</text:p>
          </table:table-cell>
          <table:table-cell table:formula="of:=100*[.G37]/[.F37]" office:value-type="float" office:value="1.3216241532946" calcext:value-type="float">
            <text:p>1.3</text:p>
          </table:table-cell>
        </table:table-row>
        <table:table-row table:style-name="ro1">
          <table:table-cell table:formula="of:=[.A37]+0.01" office:value-type="float" office:value="0.34" calcext:value-type="float">
            <text:p>0.34</text:p>
          </table:table-cell>
          <table:table-cell table:formula="of:=[.$B$3]+[.A38]*[.$D$3]" office:value-type="float" office:value="0.34137562" calcext:value-type="float">
            <text:p>0.341</text:p>
          </table:table-cell>
          <table:table-cell table:formula="of:=SQRT([.$C$3]^2+([.A38]*[.$E$3])^2)" office:value-type="float" office:value="0.00601082906804045" calcext:value-type="float">
            <text:p>0.006</text:p>
          </table:table-cell>
          <table:table-cell table:formula="of:=100*[.C38]/[.B38]" office:value-type="float" office:value="1.76076694288844" calcext:value-type="float">
            <text:p>1.8</text:p>
          </table:table-cell>
          <table:table-cell/>
          <table:table-cell table:formula="of:=[.$B$4]+[.A38]*[.$D$4]" office:value-type="float" office:value="0.341372" calcext:value-type="float">
            <text:p>0.341</text:p>
          </table:table-cell>
          <table:table-cell table:formula="of:=SQRT([.$C$4]^2+([.A38]*[.$E$4])^2)" office:value-type="float" office:value="0.00445252166305791" calcext:value-type="float">
            <text:p>0.004</text:p>
          </table:table-cell>
          <table:table-cell table:formula="of:=100*[.G38]/[.F38]" office:value-type="float" office:value="1.30430195301838" calcext:value-type="float">
            <text:p>1.3</text:p>
          </table:table-cell>
        </table:table-row>
        <table:table-row table:style-name="ro1">
          <table:table-cell table:formula="of:=[.A38]+0.01" office:value-type="float" office:value="0.35" calcext:value-type="float">
            <text:p>0.35</text:p>
          </table:table-cell>
          <table:table-cell table:formula="of:=[.$B$3]+[.A39]*[.$D$3]" office:value-type="float" office:value="0.35109385" calcext:value-type="float">
            <text:p>0.351</text:p>
          </table:table-cell>
          <table:table-cell table:formula="of:=SQRT([.$C$3]^2+([.A39]*[.$E$3])^2)" office:value-type="float" office:value="0.00610568288184049" calcext:value-type="float">
            <text:p>0.006</text:p>
          </table:table-cell>
          <table:table-cell table:formula="of:=100*[.C39]/[.B39]" office:value-type="float" office:value="1.73904580836164" calcext:value-type="float">
            <text:p>1.7</text:p>
          </table:table-cell>
          <table:table-cell/>
          <table:table-cell table:formula="of:=[.$B$4]+[.A39]*[.$D$4]" office:value-type="float" office:value="0.35109" calcext:value-type="float">
            <text:p>0.351</text:p>
          </table:table-cell>
          <table:table-cell table:formula="of:=SQRT([.$C$4]^2+([.A39]*[.$E$4])^2)" office:value-type="float" office:value="0.00452278288225292" calcext:value-type="float">
            <text:p>0.005</text:p>
          </table:table-cell>
          <table:table-cell table:formula="of:=100*[.G39]/[.F39]" office:value-type="float" office:value="1.28821182097266" calcext:value-type="float">
            <text:p>1.3</text:p>
          </table:table-cell>
        </table:table-row>
        <table:table-row table:style-name="ro1">
          <table:table-cell table:formula="of:=[.A39]+0.01" office:value-type="float" office:value="0.36" calcext:value-type="float">
            <text:p>0.36</text:p>
          </table:table-cell>
          <table:table-cell table:formula="of:=[.$B$3]+[.A40]*[.$D$3]" office:value-type="float" office:value="0.36081208" calcext:value-type="float">
            <text:p>0.361</text:p>
          </table:table-cell>
          <table:table-cell table:formula="of:=SQRT([.$C$3]^2+([.A40]*[.$E$3])^2)" office:value-type="float" office:value="0.00620177182659924" calcext:value-type="float">
            <text:p>0.006</text:p>
          </table:table-cell>
          <table:table-cell table:formula="of:=100*[.C40]/[.B40]" office:value-type="float" office:value="1.71883708178486" calcext:value-type="float">
            <text:p>1.7</text:p>
          </table:table-cell>
          <table:table-cell/>
          <table:table-cell table:formula="of:=[.$B$4]+[.A40]*[.$D$4]" office:value-type="float" office:value="0.360808" calcext:value-type="float">
            <text:p>0.361</text:p>
          </table:table-cell>
          <table:table-cell table:formula="of:=SQRT([.$C$4]^2+([.A40]*[.$E$4])^2)" office:value-type="float" office:value="0.00459395902898578" calcext:value-type="float">
            <text:p>0.005</text:p>
          </table:table-cell>
          <table:table-cell table:formula="of:=100*[.G40]/[.F40]" office:value-type="float" office:value="1.27324200931958" calcext:value-type="float">
            <text:p>1.3</text:p>
          </table:table-cell>
        </table:table-row>
        <table:table-row table:style-name="ro1">
          <table:table-cell table:formula="of:=[.A40]+0.01" office:value-type="float" office:value="0.37" calcext:value-type="float">
            <text:p>0.37</text:p>
          </table:table-cell>
          <table:table-cell table:formula="of:=[.$B$3]+[.A41]*[.$D$3]" office:value-type="float" office:value="0.37053031" calcext:value-type="float">
            <text:p>0.371</text:p>
          </table:table-cell>
          <table:table-cell table:formula="of:=SQRT([.$C$3]^2+([.A41]*[.$E$3])^2)" office:value-type="float" office:value="0.00629903937850844" calcext:value-type="float">
            <text:p>0.006</text:p>
          </table:table-cell>
          <table:table-cell table:formula="of:=100*[.C41]/[.B41]" office:value-type="float" office:value="1.70000650648754" calcext:value-type="float">
            <text:p>1.7</text:p>
          </table:table-cell>
          <table:table-cell/>
          <table:table-cell table:formula="of:=[.$B$4]+[.A41]*[.$D$4]" office:value-type="float" office:value="0.370526" calcext:value-type="float">
            <text:p>0.371</text:p>
          </table:table-cell>
          <table:table-cell table:formula="of:=SQRT([.$C$4]^2+([.A41]*[.$E$4])^2)" office:value-type="float" office:value="0.00466600823402617" calcext:value-type="float">
            <text:p>0.005</text:p>
          </table:table-cell>
          <table:table-cell table:formula="of:=100*[.G41]/[.F41]" office:value-type="float" office:value="1.25929306823979" calcext:value-type="float">
            <text:p>1.3</text:p>
          </table:table-cell>
        </table:table-row>
        <table:table-row table:style-name="ro1">
          <table:table-cell table:formula="of:=[.A41]+0.01" office:value-type="float" office:value="0.38" calcext:value-type="float">
            <text:p>0.38</text:p>
          </table:table-cell>
          <table:table-cell table:formula="of:=[.$B$3]+[.A42]*[.$D$3]" office:value-type="float" office:value="0.38024854" calcext:value-type="float">
            <text:p>0.380</text:p>
          </table:table-cell>
          <table:table-cell table:formula="of:=SQRT([.$C$3]^2+([.A42]*[.$E$3])^2)" office:value-type="float" office:value="0.00639743177861242" calcext:value-type="float">
            <text:p>0.006</text:p>
          </table:table-cell>
          <table:table-cell table:formula="of:=100*[.C42]/[.B42]" office:value-type="float" office:value="1.68243427801522" calcext:value-type="float">
            <text:p>1.7</text:p>
          </table:table-cell>
          <table:table-cell/>
          <table:table-cell table:formula="of:=[.$B$4]+[.A42]*[.$D$4]" office:value-type="float" office:value="0.380244" calcext:value-type="float">
            <text:p>0.380</text:p>
          </table:table-cell>
          <table:table-cell table:formula="of:=SQRT([.$C$4]^2+([.A42]*[.$E$4])^2)" office:value-type="float" office:value="0.0047388906760971" calcext:value-type="float">
            <text:p>0.005</text:p>
          </table:table-cell>
          <table:table-cell table:formula="of:=100*[.G42]/[.F42]" office:value-type="float" office:value="1.24627625316825" calcext:value-type="float">
            <text:p>1.2</text:p>
          </table:table-cell>
        </table:table-row>
        <table:table-row table:style-name="ro1">
          <table:table-cell table:formula="of:=[.A42]+0.01" office:value-type="float" office:value="0.39" calcext:value-type="float">
            <text:p>0.39</text:p>
          </table:table-cell>
          <table:table-cell table:formula="of:=[.$B$3]+[.A43]*[.$D$3]" office:value-type="float" office:value="0.38996677" calcext:value-type="float">
            <text:p>0.390</text:p>
          </table:table-cell>
          <table:table-cell table:formula="of:=SQRT([.$C$3]^2+([.A43]*[.$E$3])^2)" office:value-type="float" office:value="0.00649689792125442" calcext:value-type="float">
            <text:p>0.006</text:p>
          </table:table-cell>
          <table:table-cell table:formula="of:=100*[.C43]/[.B43]" office:value-type="float" office:value="1.66601321472966" calcext:value-type="float">
            <text:p>1.7</text:p>
          </table:table-cell>
          <table:table-cell/>
          <table:table-cell table:formula="of:=[.$B$4]+[.A43]*[.$D$4]" office:value-type="float" office:value="0.389962" calcext:value-type="float">
            <text:p>0.390</text:p>
          </table:table-cell>
          <table:table-cell table:formula="of:=SQRT([.$C$4]^2+([.A43]*[.$E$4])^2)" office:value-type="float" office:value="0.00481256849925276" calcext:value-type="float">
            <text:p>0.005</text:p>
          </table:table-cell>
          <table:table-cell table:formula="of:=100*[.G43]/[.F43]" office:value-type="float" office:value="1.23411216971212" calcext:value-type="float">
            <text:p>1.2</text:p>
          </table:table-cell>
        </table:table-row>
        <table:table-row table:style-name="ro1">
          <table:table-cell table:formula="of:=[.A43]+0.01" office:value-type="float" office:value="0.4" calcext:value-type="float">
            <text:p>0.40</text:p>
          </table:table-cell>
          <table:table-cell table:formula="of:=[.$B$3]+[.A44]*[.$D$3]" office:value-type="float" office:value="0.399685" calcext:value-type="float">
            <text:p>0.400</text:p>
          </table:table-cell>
          <table:table-cell table:formula="of:=SQRT([.$C$3]^2+([.A44]*[.$E$3])^2)" office:value-type="float" office:value="0.0065973892414803" calcext:value-type="float">
            <text:p>0.007</text:p>
          </table:table-cell>
          <table:table-cell table:formula="of:=100*[.C44]/[.B44]" office:value-type="float" office:value="1.65064719503617" calcext:value-type="float">
            <text:p>1.7</text:p>
          </table:table-cell>
          <table:table-cell/>
          <table:table-cell table:formula="of:=[.$B$4]+[.A44]*[.$D$4]" office:value-type="float" office:value="0.39968" calcext:value-type="float">
            <text:p>0.400</text:p>
          </table:table-cell>
          <table:table-cell table:formula="of:=SQRT([.$C$4]^2+([.A44]*[.$E$4])^2)" office:value-type="float" office:value="0.00488700572948303" calcext:value-type="float">
            <text:p>0.005</text:p>
          </table:table-cell>
          <table:table-cell table:formula="of:=100*[.G44]/[.F44]" office:value-type="float" office:value="1.22272961606361" calcext:value-type="float">
            <text:p>1.2</text:p>
          </table:table-cell>
        </table:table-row>
        <table:table-row table:style-name="ro1">
          <table:table-cell table:formula="of:=[.A44]+0.01" office:value-type="float" office:value="0.41" calcext:value-type="float">
            <text:p>0.41</text:p>
          </table:table-cell>
          <table:table-cell table:formula="of:=[.$B$3]+[.A45]*[.$D$3]" office:value-type="float" office:value="0.40940323" calcext:value-type="float">
            <text:p>0.409</text:p>
          </table:table-cell>
          <table:table-cell table:formula="of:=SQRT([.$C$3]^2+([.A45]*[.$E$3])^2)" office:value-type="float" office:value="0.00669885960258909" calcext:value-type="float">
            <text:p>0.007</text:p>
          </table:table-cell>
          <table:table-cell table:formula="of:=100*[.C45]/[.B45]" office:value-type="float" office:value="1.63624981722521" calcext:value-type="float">
            <text:p>1.6</text:p>
          </table:table-cell>
          <table:table-cell/>
          <table:table-cell table:formula="of:=[.$B$4]+[.A45]*[.$D$4]" office:value-type="float" office:value="0.409398" calcext:value-type="float">
            <text:p>0.409</text:p>
          </table:table-cell>
          <table:table-cell table:formula="of:=SQRT([.$C$4]^2+([.A45]*[.$E$4])^2)" office:value-type="float" office:value="0.004962168191426" calcext:value-type="float">
            <text:p>0.005</text:p>
          </table:table-cell>
          <table:table-cell table:formula="of:=100*[.G45]/[.F45]" office:value-type="float" office:value="1.21206459030723" calcext:value-type="float">
            <text:p>1.2</text:p>
          </table:table-cell>
        </table:table-row>
        <table:table-row table:style-name="ro1">
          <table:table-cell table:formula="of:=[.A45]+0.01" office:value-type="float" office:value="0.42" calcext:value-type="float">
            <text:p>0.42</text:p>
          </table:table-cell>
          <table:table-cell table:formula="of:=[.$B$3]+[.A46]*[.$D$3]" office:value-type="float" office:value="0.41912146" calcext:value-type="float">
            <text:p>0.419</text:p>
          </table:table-cell>
          <table:table-cell table:formula="of:=SQRT([.$C$3]^2+([.A46]*[.$E$3])^2)" office:value-type="float" office:value="0.00680126518480202" calcext:value-type="float">
            <text:p>0.007</text:p>
          </table:table-cell>
          <table:table-cell table:formula="of:=100*[.C46]/[.B46]" office:value-type="float" office:value="1.62274324602754" calcext:value-type="float">
            <text:p>1.6</text:p>
          </table:table-cell>
          <table:table-cell/>
          <table:table-cell table:formula="of:=[.$B$4]+[.A46]*[.$D$4]" office:value-type="float" office:value="0.419116" calcext:value-type="float">
            <text:p>0.419</text:p>
          </table:table-cell>
          <table:table-cell table:formula="of:=SQRT([.$C$4]^2+([.A46]*[.$E$4])^2)" office:value-type="float" office:value="0.00503802342590822" calcext:value-type="float">
            <text:p>0.005</text:p>
          </table:table-cell>
          <table:table-cell table:formula="of:=100*[.G46]/[.F46]" office:value-type="float" office:value="1.20205943602922" calcext:value-type="float">
            <text:p>1.2</text:p>
          </table:table-cell>
        </table:table-row>
        <table:table-row table:style-name="ro1">
          <table:table-cell table:formula="of:=[.A46]+0.01" office:value-type="float" office:value="0.43" calcext:value-type="float">
            <text:p>0.43</text:p>
          </table:table-cell>
          <table:table-cell table:formula="of:=[.$B$3]+[.A47]*[.$D$3]" office:value-type="float" office:value="0.42883969" calcext:value-type="float">
            <text:p>0.429</text:p>
          </table:table-cell>
          <table:table-cell table:formula="of:=SQRT([.$C$3]^2+([.A47]*[.$E$3])^2)" office:value-type="float" office:value="0.0069045643758314" calcext:value-type="float">
            <text:p>0.007</text:p>
          </table:table-cell>
          <table:table-cell table:formula="of:=100*[.C47]/[.B47]" office:value-type="float" office:value="1.61005721644641" calcext:value-type="float">
            <text:p>1.6</text:p>
          </table:table-cell>
          <table:table-cell/>
          <table:table-cell table:formula="of:=[.$B$4]+[.A47]*[.$D$4]" office:value-type="float" office:value="0.428834" calcext:value-type="float">
            <text:p>0.429</text:p>
          </table:table-cell>
          <table:table-cell table:formula="of:=SQRT([.$C$4]^2+([.A47]*[.$E$4])^2)" office:value-type="float" office:value="0.00511454060889148" calcext:value-type="float">
            <text:p>0.005</text:p>
          </table:table-cell>
          <table:table-cell table:formula="of:=100*[.G47]/[.F47]" office:value-type="float" office:value="1.19266210442537" calcext:value-type="float">
            <text:p>1.2</text:p>
          </table:table-cell>
        </table:table-row>
        <table:table-row table:style-name="ro1">
          <table:table-cell table:formula="of:=[.A47]+0.01" office:value-type="float" office:value="0.44" calcext:value-type="float">
            <text:p>0.44</text:p>
          </table:table-cell>
          <table:table-cell table:formula="of:=[.$B$3]+[.A48]*[.$D$3]" office:value-type="float" office:value="0.43855792" calcext:value-type="float">
            <text:p>0.439</text:p>
          </table:table-cell>
          <table:table-cell table:formula="of:=SQRT([.$C$3]^2+([.A48]*[.$E$3])^2)" office:value-type="float" office:value="0.00700871766396679" calcext:value-type="float">
            <text:p>0.007</text:p>
          </table:table-cell>
          <table:table-cell table:formula="of:=100*[.C48]/[.B48]" office:value-type="float" office:value="1.59812817061126" calcext:value-type="float">
            <text:p>1.6</text:p>
          </table:table-cell>
          <table:table-cell/>
          <table:table-cell table:formula="of:=[.$B$4]+[.A48]*[.$D$4]" office:value-type="float" office:value="0.438552" calcext:value-type="float">
            <text:p>0.439</text:p>
          </table:table-cell>
          <table:table-cell table:formula="of:=SQRT([.$C$4]^2+([.A48]*[.$E$4])^2)" office:value-type="float" office:value="0.00519169047228357" calcext:value-type="float">
            <text:p>0.005</text:p>
          </table:table-cell>
          <table:table-cell table:formula="of:=100*[.G48]/[.F48]" office:value-type="float" office:value="1.18382551494089" calcext:value-type="float">
            <text:p>1.2</text:p>
          </table:table-cell>
        </table:table-row>
        <table:table-row table:style-name="ro1">
          <table:table-cell table:formula="of:=[.A48]+0.01" office:value-type="float" office:value="0.45" calcext:value-type="float">
            <text:p>0.45</text:p>
          </table:table-cell>
          <table:table-cell table:formula="of:=[.$B$3]+[.A49]*[.$D$3]" office:value-type="float" office:value="0.44827615" calcext:value-type="float">
            <text:p>0.448</text:p>
          </table:table-cell>
          <table:table-cell table:formula="of:=SQRT([.$C$3]^2+([.A49]*[.$E$3])^2)" office:value-type="float" office:value="0.00711368753415555" calcext:value-type="float">
            <text:p>0.007</text:p>
          </table:table-cell>
          <table:table-cell table:formula="of:=100*[.C49]/[.B49]" office:value-type="float" office:value="1.58689850757297" calcext:value-type="float">
            <text:p>1.6</text:p>
          </table:table-cell>
          <table:table-cell/>
          <table:table-cell table:formula="of:=[.$B$4]+[.A49]*[.$D$4]" office:value-type="float" office:value="0.44827" calcext:value-type="float">
            <text:p>0.448</text:p>
          </table:table-cell>
          <table:table-cell table:formula="of:=SQRT([.$C$4]^2+([.A49]*[.$E$4])^2)" office:value-type="float" office:value="0.0052694452269665" calcext:value-type="float">
            <text:p>0.005</text:p>
          </table:table-cell>
          <table:table-cell table:formula="of:=100*[.G49]/[.F49]" office:value-type="float" office:value="1.17550699956867" calcext:value-type="float">
            <text:p>1.2</text:p>
          </table:table-cell>
        </table:table-row>
        <table:table-row table:style-name="ro1">
          <table:table-cell table:formula="of:=[.A49]+0.01" office:value-type="float" office:value="0.46" calcext:value-type="float">
            <text:p>0.46</text:p>
          </table:table-cell>
          <table:table-cell table:formula="of:=[.$B$3]+[.A50]*[.$D$3]" office:value-type="float" office:value="0.45799438" calcext:value-type="float">
            <text:p>0.458</text:p>
          </table:table-cell>
          <table:table-cell table:formula="of:=SQRT([.$C$3]^2+([.A50]*[.$E$3])^2)" office:value-type="float" office:value="0.00721943836743552" calcext:value-type="float">
            <text:p>0.007</text:p>
          </table:table-cell>
          <table:table-cell table:formula="of:=100*[.C50]/[.B50]" office:value-type="float" office:value="1.57631592934296" calcext:value-type="float">
            <text:p>1.6</text:p>
          </table:table-cell>
          <table:table-cell/>
          <table:table-cell table:formula="of:=[.$B$4]+[.A50]*[.$D$4]" office:value-type="float" office:value="0.457988" calcext:value-type="float">
            <text:p>0.458</text:p>
          </table:table-cell>
          <table:table-cell table:formula="of:=SQRT([.$C$4]^2+([.A50]*[.$E$4])^2)" office:value-type="float" office:value="0.00534777848830708" calcext:value-type="float">
            <text:p>0.005</text:p>
          </table:table-cell>
          <table:table-cell table:formula="of:=100*[.G50]/[.F50]" office:value-type="float" office:value="1.16766781843784" calcext:value-type="float">
            <text:p>1.2</text:p>
          </table:table-cell>
        </table:table-row>
        <table:table-row table:style-name="ro1">
          <table:table-cell table:formula="of:=[.A50]+0.01" office:value-type="float" office:value="0.47" calcext:value-type="float">
            <text:p>0.47</text:p>
          </table:table-cell>
          <table:table-cell table:formula="of:=[.$B$3]+[.A51]*[.$D$3]" office:value-type="float" office:value="0.46771261" calcext:value-type="float">
            <text:p>0.468</text:p>
          </table:table-cell>
          <table:table-cell table:formula="of:=SQRT([.$C$3]^2+([.A51]*[.$E$3])^2)" office:value-type="float" office:value="0.00732593634397679" calcext:value-type="float">
            <text:p>0.007</text:p>
          </table:table-cell>
          <table:table-cell table:formula="of:=100*[.C51]/[.B51]" office:value-type="float" office:value="1.56633286923284" calcext:value-type="float">
            <text:p>1.6</text:p>
          </table:table-cell>
          <table:table-cell/>
          <table:table-cell table:formula="of:=[.$B$4]+[.A51]*[.$D$4]" office:value-type="float" office:value="0.467706" calcext:value-type="float">
            <text:p>0.468</text:p>
          </table:table-cell>
          <table:table-cell table:formula="of:=SQRT([.$C$4]^2+([.A51]*[.$E$4])^2)" office:value-type="float" office:value="0.00542666520434051" calcext:value-type="float">
            <text:p>0.005</text:p>
          </table:table-cell>
          <table:table-cell table:formula="of:=100*[.G51]/[.F51]" office:value-type="float" office:value="1.16027273636441" calcext:value-type="float">
            <text:p>1.2</text:p>
          </table:table-cell>
        </table:table-row>
        <table:table-row table:style-name="ro1">
          <table:table-cell table:formula="of:=[.A51]+0.01" office:value-type="float" office:value="0.48" calcext:value-type="float">
            <text:p>0.48</text:p>
          </table:table-cell>
          <table:table-cell table:formula="of:=[.$B$3]+[.A52]*[.$D$3]" office:value-type="float" office:value="0.47743084" calcext:value-type="float">
            <text:p>0.477</text:p>
          </table:table-cell>
          <table:table-cell table:formula="of:=SQRT([.$C$3]^2+([.A52]*[.$E$3])^2)" office:value-type="float" office:value="0.00743314934990547" calcext:value-type="float">
            <text:p>0.007</text:p>
          </table:table-cell>
          <table:table-cell table:formula="of:=100*[.C52]/[.B52]" office:value-type="float" office:value="1.55690599080392" calcext:value-type="float">
            <text:p>1.6</text:p>
          </table:table-cell>
          <table:table-cell/>
          <table:table-cell table:formula="of:=[.$B$4]+[.A52]*[.$D$4]" office:value-type="float" office:value="0.477424" calcext:value-type="float">
            <text:p>0.477</text:p>
          </table:table-cell>
          <table:table-cell table:formula="of:=SQRT([.$C$4]^2+([.A52]*[.$E$4])^2)" office:value-type="float" office:value="0.00550608158675478" calcext:value-type="float">
            <text:p>0.006</text:p>
          </table:table-cell>
          <table:table-cell table:formula="of:=100*[.G52]/[.F52]" office:value-type="float" office:value="1.15328965170473" calcext:value-type="float">
            <text:p>1.2</text:p>
          </table:table-cell>
        </table:table-row>
        <table:table-row table:style-name="ro1">
          <table:table-cell table:formula="of:=[.A52]+0.01" office:value-type="float" office:value="0.49" calcext:value-type="float">
            <text:p>0.49</text:p>
          </table:table-cell>
          <table:table-cell table:formula="of:=[.$B$3]+[.A53]*[.$D$3]" office:value-type="float" office:value="0.48714907" calcext:value-type="float">
            <text:p>0.487</text:p>
          </table:table-cell>
          <table:table-cell table:formula="of:=SQRT([.$C$3]^2+([.A53]*[.$E$3])^2)" office:value-type="float" office:value="0.0075410468880123" calcext:value-type="float">
            <text:p>0.008</text:p>
          </table:table-cell>
          <table:table-cell table:formula="of:=100*[.C53]/[.B53]" office:value-type="float" office:value="1.54799574758755" calcext:value-type="float">
            <text:p>1.5</text:p>
          </table:table-cell>
          <table:table-cell/>
          <table:table-cell table:formula="of:=[.$B$4]+[.A53]*[.$D$4]" office:value-type="float" office:value="0.487142" calcext:value-type="float">
            <text:p>0.487</text:p>
          </table:table-cell>
          <table:table-cell table:formula="of:=SQRT([.$C$4]^2+([.A53]*[.$E$4])^2)" office:value-type="float" office:value="0.00558600504475247" calcext:value-type="float">
            <text:p>0.006</text:p>
          </table:table-cell>
          <table:table-cell table:formula="of:=100*[.G53]/[.F53]" office:value-type="float" office:value="1.14668927022356" calcext:value-type="float">
            <text:p>1.1</text:p>
          </table:table-cell>
        </table:table-row>
        <table:table-row table:style-name="ro1">
          <table:table-cell table:formula="of:=[.A53]+0.01" office:value-type="float" office:value="0.5" calcext:value-type="float">
            <text:p>0.50</text:p>
          </table:table-cell>
          <table:table-cell table:formula="of:=[.$B$3]+[.A54]*[.$D$3]" office:value-type="float" office:value="0.4968673" calcext:value-type="float">
            <text:p>0.497</text:p>
          </table:table-cell>
          <table:table-cell table:formula="of:=SQRT([.$C$3]^2+([.A54]*[.$E$3])^2)" office:value-type="float" office:value="0.00764959999239176" calcext:value-type="float">
            <text:p>0.008</text:p>
          </table:table-cell>
          <table:table-cell table:formula="of:=100*[.C54]/[.B54]" office:value-type="float" office:value="1.53956599526509" calcext:value-type="float">
            <text:p>1.5</text:p>
          </table:table-cell>
          <table:table-cell/>
          <table:table-cell table:formula="of:=[.$B$4]+[.A54]*[.$D$4]" office:value-type="float" office:value="0.49686" calcext:value-type="float">
            <text:p>0.497</text:p>
          </table:table-cell>
          <table:table-cell table:formula="of:=SQRT([.$C$4]^2+([.A54]*[.$E$4])^2)" office:value-type="float" office:value="0.00566641412182343" calcext:value-type="float">
            <text:p>0.006</text:p>
          </table:table-cell>
          <table:table-cell table:formula="of:=100*[.G54]/[.F54]" office:value-type="float" office:value="1.1404448178206" calcext:value-type="float">
            <text:p>1.1</text:p>
          </table:table-cell>
        </table:table-row>
        <table:table-row table:style-name="ro1">
          <table:table-cell table:formula="of:=[.A54]+0.01" office:value-type="float" office:value="0.51" calcext:value-type="float">
            <text:p>0.51</text:p>
          </table:table-cell>
          <table:table-cell table:formula="of:=[.$B$3]+[.A55]*[.$D$3]" office:value-type="float" office:value="0.50658553" calcext:value-type="float">
            <text:p>0.507</text:p>
          </table:table-cell>
          <table:table-cell table:formula="of:=SQRT([.$C$3]^2+([.A55]*[.$E$3])^2)" office:value-type="float" office:value="0.00775878114701014" calcext:value-type="float">
            <text:p>0.008</text:p>
          </table:table-cell>
          <table:table-cell table:formula="of:=100*[.C55]/[.B55]" office:value-type="float" office:value="1.53158364926257" calcext:value-type="float">
            <text:p>1.5</text:p>
          </table:table-cell>
          <table:table-cell/>
          <table:table-cell table:formula="of:=[.$B$4]+[.A55]*[.$D$4]" office:value-type="float" office:value="0.506578" calcext:value-type="float">
            <text:p>0.507</text:p>
          </table:table-cell>
          <table:table-cell table:formula="of:=SQRT([.$C$4]^2+([.A55]*[.$E$4])^2)" office:value-type="float" office:value="0.00574728843542761" calcext:value-type="float">
            <text:p>0.006</text:p>
          </table:table-cell>
          <table:table-cell table:formula="of:=100*[.G55]/[.F55]" office:value-type="float" office:value="1.1345317868971" calcext:value-type="float">
            <text:p>1.1</text:p>
          </table:table-cell>
        </table:table-row>
        <table:table-row table:style-name="ro1">
          <table:table-cell table:formula="of:=[.A55]+0.01" office:value-type="float" office:value="0.52" calcext:value-type="float">
            <text:p>0.52</text:p>
          </table:table-cell>
          <table:table-cell table:formula="of:=[.$B$3]+[.A56]*[.$D$3]" office:value-type="float" office:value="0.51630376" calcext:value-type="float">
            <text:p>0.516</text:p>
          </table:table-cell>
          <table:table-cell table:formula="of:=SQRT([.$C$3]^2+([.A56]*[.$E$3])^2)" office:value-type="float" office:value="0.00786856420816403" calcext:value-type="float">
            <text:p>0.008</text:p>
          </table:table-cell>
          <table:table-cell table:formula="of:=100*[.C56]/[.B56]" office:value-type="float" office:value="1.52401838176891" calcext:value-type="float">
            <text:p>1.5</text:p>
          </table:table-cell>
          <table:table-cell/>
          <table:table-cell table:formula="of:=[.$B$4]+[.A56]*[.$D$4]" office:value-type="float" office:value="0.516296" calcext:value-type="float">
            <text:p>0.516</text:p>
          </table:table-cell>
          <table:table-cell table:formula="of:=SQRT([.$C$4]^2+([.A56]*[.$E$4])^2)" office:value-type="float" office:value="0.00582860861955922" calcext:value-type="float">
            <text:p>0.006</text:p>
          </table:table-cell>
          <table:table-cell table:formula="of:=100*[.G56]/[.F56]" office:value-type="float" office:value="1.12892771192479" calcext:value-type="float">
            <text:p>1.1</text:p>
          </table:table-cell>
        </table:table-row>
        <table:table-row table:style-name="ro1">
          <table:table-cell table:formula="of:=[.A56]+0.01" office:value-type="float" office:value="0.53" calcext:value-type="float">
            <text:p>0.53</text:p>
          </table:table-cell>
          <table:table-cell table:formula="of:=[.$B$3]+[.A57]*[.$D$3]" office:value-type="float" office:value="0.52602199" calcext:value-type="float">
            <text:p>0.526</text:p>
          </table:table-cell>
          <table:table-cell table:formula="of:=SQRT([.$C$3]^2+([.A57]*[.$E$3])^2)" office:value-type="float" office:value="0.00797892433076038" calcext:value-type="float">
            <text:p>0.008</text:p>
          </table:table-cell>
          <table:table-cell table:formula="of:=100*[.C57]/[.B57]" office:value-type="float" office:value="1.51684235306596" calcext:value-type="float">
            <text:p>1.5</text:p>
          </table:table-cell>
          <table:table-cell/>
          <table:table-cell table:formula="of:=[.$B$4]+[.A57]*[.$D$4]" office:value-type="float" office:value="0.526014" calcext:value-type="float">
            <text:p>0.526</text:p>
          </table:table-cell>
          <table:table-cell table:formula="of:=SQRT([.$C$4]^2+([.A57]*[.$E$4])^2)" office:value-type="float" office:value="0.00591035627014142" calcext:value-type="float">
            <text:p>0.006</text:p>
          </table:table-cell>
          <table:table-cell table:formula="of:=100*[.G57]/[.F57]" office:value-type="float" office:value="1.12361197043071" calcext:value-type="float">
            <text:p>1.1</text:p>
          </table:table-cell>
        </table:table-row>
        <table:table-row table:style-name="ro1">
          <table:table-cell table:formula="of:=[.A57]+0.01" office:value-type="float" office:value="0.54" calcext:value-type="float">
            <text:p>0.54</text:p>
          </table:table-cell>
          <table:table-cell table:formula="of:=[.$B$3]+[.A58]*[.$D$3]" office:value-type="float" office:value="0.53574022" calcext:value-type="float">
            <text:p>0.536</text:p>
          </table:table-cell>
          <table:table-cell table:formula="of:=SQRT([.$C$3]^2+([.A58]*[.$E$3])^2)" office:value-type="float" office:value="0.00808983789832652" calcext:value-type="float">
            <text:p>0.008</text:p>
          </table:table-cell>
          <table:table-cell table:formula="of:=100*[.C58]/[.B58]" office:value-type="float" office:value="1.51002997279661" calcext:value-type="float">
            <text:p>1.5</text:p>
          </table:table-cell>
          <table:table-cell/>
          <table:table-cell table:formula="of:=[.$B$4]+[.A58]*[.$D$4]" office:value-type="float" office:value="0.535732" calcext:value-type="float">
            <text:p>0.536</text:p>
          </table:table-cell>
          <table:table-cell table:formula="of:=SQRT([.$C$4]^2+([.A58]*[.$E$4])^2)" office:value-type="float" office:value="0.00599251389318373" calcext:value-type="float">
            <text:p>0.006</text:p>
          </table:table-cell>
          <table:table-cell table:formula="of:=100*[.G58]/[.F58]" office:value-type="float" office:value="1.11856560615825" calcext:value-type="float">
            <text:p>1.1</text:p>
          </table:table-cell>
        </table:table-row>
        <table:table-row table:style-name="ro1">
          <table:table-cell table:formula="of:=[.A58]+0.01" office:value-type="float" office:value="0.55" calcext:value-type="float">
            <text:p>0.55</text:p>
          </table:table-cell>
          <table:table-cell table:formula="of:=[.$B$3]+[.A59]*[.$D$3]" office:value-type="float" office:value="0.54545845" calcext:value-type="float">
            <text:p>0.545</text:p>
          </table:table-cell>
          <table:table-cell table:formula="of:=SQRT([.$C$3]^2+([.A59]*[.$E$3])^2)" office:value-type="float" office:value="0.00820128245664055" calcext:value-type="float">
            <text:p>0.008</text:p>
          </table:table-cell>
          <table:table-cell table:formula="of:=100*[.C59]/[.B59]" office:value-type="float" office:value="1.50355768741699" calcext:value-type="float">
            <text:p>1.5</text:p>
          </table:table-cell>
          <table:table-cell/>
          <table:table-cell table:formula="of:=[.$B$4]+[.A59]*[.$D$4]" office:value-type="float" office:value="0.54545" calcext:value-type="float">
            <text:p>0.545</text:p>
          </table:table-cell>
          <table:table-cell table:formula="of:=SQRT([.$C$4]^2+([.A59]*[.$E$4])^2)" office:value-type="float" office:value="0.00607506485562088" calcext:value-type="float">
            <text:p>0.006</text:p>
          </table:table-cell>
          <table:table-cell table:formula="of:=100*[.G59]/[.F59]" office:value-type="float" office:value="1.11377117162359" calcext:value-type="float">
            <text:p>1.1</text:p>
          </table:table-cell>
        </table:table-row>
        <table:table-row table:style-name="ro1">
          <table:table-cell table:formula="of:=[.A59]+0.01" office:value-type="float" office:value="0.56" calcext:value-type="float">
            <text:p>0.56</text:p>
          </table:table-cell>
          <table:table-cell table:formula="of:=[.$B$3]+[.A60]*[.$D$3]" office:value-type="float" office:value="0.55517668" calcext:value-type="float">
            <text:p>0.555</text:p>
          </table:table-cell>
          <table:table-cell table:formula="of:=SQRT([.$C$3]^2+([.A60]*[.$E$3])^2)" office:value-type="float" office:value="0.00831323665085988" calcext:value-type="float">
            <text:p>0.008</text:p>
          </table:table-cell>
          <table:table-cell table:formula="of:=100*[.C60]/[.B60]" office:value-type="float" office:value="1.49740379060228" calcext:value-type="float">
            <text:p>1.5</text:p>
          </table:table-cell>
          <table:table-cell/>
          <table:table-cell table:formula="of:=[.$B$4]+[.A60]*[.$D$4]" office:value-type="float" office:value="0.555168" calcext:value-type="float">
            <text:p>0.555</text:p>
          </table:table-cell>
          <table:table-cell table:formula="of:=SQRT([.$C$4]^2+([.A60]*[.$E$4])^2)" office:value-type="float" office:value="0.00615799333874274" calcext:value-type="float">
            <text:p>0.006</text:p>
          </table:table-cell>
          <table:table-cell table:formula="of:=100*[.G60]/[.F60]" office:value-type="float" office:value="1.10921258767486" calcext:value-type="float">
            <text:p>1.1</text:p>
          </table:table-cell>
        </table:table-row>
        <table:table-row table:style-name="ro1">
          <table:table-cell table:formula="of:=[.A60]+0.01" office:value-type="float" office:value="0.57" calcext:value-type="float">
            <text:p>0.57</text:p>
          </table:table-cell>
          <table:table-cell table:formula="of:=[.$B$3]+[.A61]*[.$D$3]" office:value-type="float" office:value="0.56489491" calcext:value-type="float">
            <text:p>0.565</text:p>
          </table:table-cell>
          <table:table-cell table:formula="of:=SQRT([.$C$3]^2+([.A61]*[.$E$3])^2)" office:value-type="float" office:value="0.00842568016601628" calcext:value-type="float">
            <text:p>0.008</text:p>
          </table:table-cell>
          <table:table-cell table:formula="of:=100*[.C61]/[.B61]" office:value-type="float" office:value="1.4915482538188" calcext:value-type="float">
            <text:p>1.5</text:p>
          </table:table-cell>
          <table:table-cell/>
          <table:table-cell table:formula="of:=[.$B$4]+[.A61]*[.$D$4]" office:value-type="float" office:value="0.564886" calcext:value-type="float">
            <text:p>0.565</text:p>
          </table:table-cell>
          <table:table-cell table:formula="of:=SQRT([.$C$4]^2+([.A61]*[.$E$4])^2)" office:value-type="float" office:value="0.00624128429411768" calcext:value-type="float">
            <text:p>0.006</text:p>
          </table:table-cell>
          <table:table-cell table:formula="of:=100*[.G61]/[.F61]" office:value-type="float" office:value="1.10487501798906" calcext:value-type="float">
            <text:p>1.1</text:p>
          </table:table-cell>
        </table:table-row>
        <table:table-row table:style-name="ro1">
          <table:table-cell table:formula="of:=[.A61]+0.01" office:value-type="float" office:value="0.58" calcext:value-type="float">
            <text:p>0.58</text:p>
          </table:table-cell>
          <table:table-cell table:formula="of:=[.$B$3]+[.A62]*[.$D$3]" office:value-type="float" office:value="0.57461314" calcext:value-type="float">
            <text:p>0.575</text:p>
          </table:table-cell>
          <table:table-cell table:formula="of:=SQRT([.$C$3]^2+([.A62]*[.$E$3])^2)" office:value-type="float" office:value="0.00853859367073994" calcext:value-type="float">
            <text:p>0.009</text:p>
          </table:table-cell>
          <table:table-cell table:formula="of:=100*[.C62]/[.B62]" office:value-type="float" office:value="1.48597257465082" calcext:value-type="float">
            <text:p>1.5</text:p>
          </table:table-cell>
          <table:table-cell/>
          <table:table-cell table:formula="of:=[.$B$4]+[.A62]*[.$D$4]" office:value-type="float" office:value="0.574604" calcext:value-type="float">
            <text:p>0.575</text:p>
          </table:table-cell>
          <table:table-cell table:formula="of:=SQRT([.$C$4]^2+([.A62]*[.$E$4])^2)" office:value-type="float" office:value="0.00632492340190773" calcext:value-type="float">
            <text:p>0.006</text:p>
          </table:table-cell>
          <table:table-cell table:formula="of:=100*[.G62]/[.F62]" office:value-type="float" office:value="1.10074475672075" calcext:value-type="float">
            <text:p>1.1</text:p>
          </table:table-cell>
        </table:table-row>
        <table:table-row table:style-name="ro1">
          <table:table-cell table:formula="of:=[.A62]+0.01" office:value-type="float" office:value="0.59" calcext:value-type="float">
            <text:p>0.59</text:p>
          </table:table-cell>
          <table:table-cell table:formula="of:=[.$B$3]+[.A63]*[.$D$3]" office:value-type="float" office:value="0.58433137" calcext:value-type="float">
            <text:p>0.584</text:p>
          </table:table-cell>
          <table:table-cell table:formula="of:=SQRT([.$C$3]^2+([.A63]*[.$E$3])^2)" office:value-type="float" office:value="0.00865195876407187" calcext:value-type="float">
            <text:p>0.009</text:p>
          </table:table-cell>
          <table:table-cell table:formula="of:=100*[.C63]/[.B63]" office:value-type="float" office:value="1.48065964079113" calcext:value-type="float">
            <text:p>1.5</text:p>
          </table:table-cell>
          <table:table-cell/>
          <table:table-cell table:formula="of:=[.$B$4]+[.A63]*[.$D$4]" office:value-type="float" office:value="0.584322" calcext:value-type="float">
            <text:p>0.584</text:p>
          </table:table-cell>
          <table:table-cell table:formula="of:=SQRT([.$C$4]^2+([.A63]*[.$E$4])^2)" office:value-type="float" office:value="0.00640889703147117" calcext:value-type="float">
            <text:p>0.006</text:p>
          </table:table-cell>
          <table:table-cell table:formula="of:=100*[.G63]/[.F63]" office:value-type="float" office:value="1.09680912775339" calcext:value-type="float">
            <text:p>1.1</text:p>
          </table:table-cell>
        </table:table-row>
        <table:table-row table:style-name="ro1">
          <table:table-cell table:formula="of:=[.A63]+0.01" office:value-type="float" office:value="0.6" calcext:value-type="float">
            <text:p>0.60</text:p>
          </table:table-cell>
          <table:table-cell table:formula="of:=[.$B$3]+[.A64]*[.$D$3]" office:value-type="float" office:value="0.5940496" calcext:value-type="float">
            <text:p>0.594</text:p>
          </table:table-cell>
          <table:table-cell table:formula="of:=SQRT([.$C$3]^2+([.A64]*[.$E$3])^2)" office:value-type="float" office:value="0.00876575792522244" calcext:value-type="float">
            <text:p>0.009</text:p>
          </table:table-cell>
          <table:table-cell table:formula="of:=100*[.C64]/[.B64]" office:value-type="float" office:value="1.4755936078776" calcext:value-type="float">
            <text:p>1.5</text:p>
          </table:table-cell>
          <table:table-cell/>
          <table:table-cell table:formula="of:=[.$B$4]+[.A64]*[.$D$4]" office:value-type="float" office:value="0.59404" calcext:value-type="float">
            <text:p>0.594</text:p>
          </table:table-cell>
          <table:table-cell table:formula="of:=SQRT([.$C$4]^2+([.A64]*[.$E$4])^2)" office:value-type="float" office:value="0.00649319220414736" calcext:value-type="float">
            <text:p>0.006</text:p>
          </table:table-cell>
          <table:table-cell table:formula="of:=100*[.G64]/[.F64]" office:value-type="float" office:value="1.09305639420702" calcext:value-type="float">
            <text:p>1.1</text:p>
          </table:table-cell>
        </table:table-row>
        <table:table-row table:style-name="ro1">
          <table:table-cell table:formula="of:=[.A64]+0.01" office:value-type="float" office:value="0.61" calcext:value-type="float">
            <text:p>0.61</text:p>
          </table:table-cell>
          <table:table-cell table:formula="of:=[.$B$3]+[.A65]*[.$D$3]" office:value-type="float" office:value="0.60376783" calcext:value-type="float">
            <text:p>0.604</text:p>
          </table:table-cell>
          <table:table-cell table:formula="of:=SQRT([.$C$3]^2+([.A65]*[.$E$3])^2)" office:value-type="float" office:value="0.00887997446613447" calcext:value-type="float">
            <text:p>0.009</text:p>
          </table:table-cell>
          <table:table-cell table:formula="of:=100*[.C65]/[.B65]" office:value-type="float" office:value="1.47075978959238" calcext:value-type="float">
            <text:p>1.5</text:p>
          </table:table-cell>
          <table:table-cell/>
          <table:table-cell table:formula="of:=[.$B$4]+[.A65]*[.$D$4]" office:value-type="float" office:value="0.603758" calcext:value-type="float">
            <text:p>0.604</text:p>
          </table:table-cell>
          <table:table-cell table:formula="of:=SQRT([.$C$4]^2+([.A65]*[.$E$4])^2)" office:value-type="float" office:value="0.00657779655811884" calcext:value-type="float">
            <text:p>0.007</text:p>
          </table:table-cell>
          <table:table-cell table:formula="of:=100*[.G65]/[.F65]" office:value-type="float" office:value="1.08947567702935" calcext:value-type="float">
            <text:p>1.1</text:p>
          </table:table-cell>
        </table:table-row>
        <table:table-row table:style-name="ro1">
          <table:table-cell table:formula="of:=[.A65]+0.01" office:value-type="float" office:value="0.62" calcext:value-type="float">
            <text:p>0.62</text:p>
          </table:table-cell>
          <table:table-cell table:formula="of:=[.$B$3]+[.A66]*[.$D$3]" office:value-type="float" office:value="0.61348606" calcext:value-type="float">
            <text:p>0.613</text:p>
          </table:table-cell>
          <table:table-cell table:formula="of:=SQRT([.$C$3]^2+([.A66]*[.$E$3])^2)" office:value-type="float" office:value="0.00899459248671112" calcext:value-type="float">
            <text:p>0.009</text:p>
          </table:table-cell>
          <table:table-cell table:formula="of:=100*[.C66]/[.B66]" office:value-type="float" office:value="1.46614455864101" calcext:value-type="float">
            <text:p>1.5</text:p>
          </table:table-cell>
          <table:table-cell/>
          <table:table-cell table:formula="of:=[.$B$4]+[.A66]*[.$D$4]" office:value-type="float" office:value="0.613476" calcext:value-type="float">
            <text:p>0.613</text:p>
          </table:table-cell>
          <table:table-cell table:formula="of:=SQRT([.$C$4]^2+([.A66]*[.$E$4])^2)" office:value-type="float" office:value="0.00666269831524736" calcext:value-type="float">
            <text:p>0.007</text:p>
          </table:table-cell>
          <table:table-cell table:formula="of:=100*[.G66]/[.F66]" office:value-type="float" office:value="1.08605688164612" calcext:value-type="float">
            <text:p>1.1</text:p>
          </table:table-cell>
        </table:table-row>
        <table:table-row table:style-name="ro1">
          <table:table-cell table:formula="of:=[.A66]+0.01" office:value-type="float" office:value="0.63" calcext:value-type="float">
            <text:p>0.63</text:p>
          </table:table-cell>
          <table:table-cell table:formula="of:=[.$B$3]+[.A67]*[.$D$3]" office:value-type="float" office:value="0.62320429" calcext:value-type="float">
            <text:p>0.623</text:p>
          </table:table-cell>
          <table:table-cell table:formula="of:=SQRT([.$C$3]^2+([.A67]*[.$E$3])^2)" office:value-type="float" office:value="0.00910959683257168" calcext:value-type="float">
            <text:p>0.009</text:p>
          </table:table-cell>
          <table:table-cell table:formula="of:=100*[.C67]/[.B67]" office:value-type="float" office:value="1.46173525740198" calcext:value-type="float">
            <text:p>1.5</text:p>
          </table:table-cell>
          <table:table-cell/>
          <table:table-cell table:formula="of:=[.$B$4]+[.A67]*[.$D$4]" office:value-type="float" office:value="0.623194" calcext:value-type="float">
            <text:p>0.623</text:p>
          </table:table-cell>
          <table:table-cell table:formula="of:=SQRT([.$C$4]^2+([.A67]*[.$E$4])^2)" office:value-type="float" office:value="0.00674788624978222" calcext:value-type="float">
            <text:p>0.007</text:p>
          </table:table-cell>
          <table:table-cell table:formula="of:=100*[.G67]/[.F67]" office:value-type="float" office:value="1.08279063177473" calcext:value-type="float">
            <text:p>1.1</text:p>
          </table:table-cell>
        </table:table-row>
        <table:table-row table:style-name="ro1">
          <table:table-cell table:formula="of:=[.A67]+0.01" office:value-type="float" office:value="0.64" calcext:value-type="float">
            <text:p>0.64</text:p>
          </table:table-cell>
          <table:table-cell table:formula="of:=[.$B$3]+[.A68]*[.$D$3]" office:value-type="float" office:value="0.63292252" calcext:value-type="float">
            <text:p>0.633</text:p>
          </table:table-cell>
          <table:table-cell table:formula="of:=SQRT([.$C$3]^2+([.A68]*[.$E$3])^2)" office:value-type="float" office:value="0.00922497305520185" calcext:value-type="float">
            <text:p>0.009</text:p>
          </table:table-cell>
          <table:table-cell table:formula="of:=100*[.C68]/[.B68]" office:value-type="float" office:value="1.4575201171862" calcext:value-type="float">
            <text:p>1.5</text:p>
          </table:table-cell>
          <table:table-cell/>
          <table:table-cell table:formula="of:=[.$B$4]+[.A68]*[.$D$4]" office:value-type="float" office:value="0.632912" calcext:value-type="float">
            <text:p>0.633</text:p>
          </table:table-cell>
          <table:table-cell table:formula="of:=SQRT([.$C$4]^2+([.A68]*[.$E$4])^2)" office:value-type="float" office:value="0.00683334965884229" calcext:value-type="float">
            <text:p>0.007</text:p>
          </table:table-cell>
          <table:table-cell table:formula="of:=100*[.G68]/[.F68]" office:value-type="float" office:value="1.0796682096156" calcext:value-type="float">
            <text:p>1.1</text:p>
          </table:table-cell>
        </table:table-row>
        <table:table-row table:style-name="ro1">
          <table:table-cell table:formula="of:=[.A68]+0.01" office:value-type="float" office:value="0.65" calcext:value-type="float">
            <text:p>0.65</text:p>
          </table:table-cell>
          <table:table-cell table:formula="of:=[.$B$3]+[.A69]*[.$D$3]" office:value-type="float" office:value="0.64264075" calcext:value-type="float">
            <text:p>0.643</text:p>
          </table:table-cell>
          <table:table-cell table:formula="of:=SQRT([.$C$3]^2+([.A69]*[.$E$3])^2)" office:value-type="float" office:value="0.00934070737436946" calcext:value-type="float">
            <text:p>0.009</text:p>
          </table:table-cell>
          <table:table-cell table:formula="of:=100*[.C69]/[.B69]" office:value-type="float" office:value="1.45348818517491" calcext:value-type="float">
            <text:p>1.5</text:p>
          </table:table-cell>
          <table:table-cell/>
          <table:table-cell table:formula="of:=[.$B$4]+[.A69]*[.$D$4]" office:value-type="float" office:value="0.64263" calcext:value-type="float">
            <text:p>0.643</text:p>
          </table:table-cell>
          <table:table-cell table:formula="of:=SQRT([.$C$4]^2+([.A69]*[.$E$4])^2)" office:value-type="float" office:value="0.00691907833457607" calcext:value-type="float">
            <text:p>0.007</text:p>
          </table:table-cell>
          <table:table-cell table:formula="of:=100*[.G69]/[.F69]" office:value-type="float" office:value="1.07668150173133" calcext:value-type="float">
            <text:p>1.1</text:p>
          </table:table-cell>
        </table:table-row>
        <table:table-row table:style-name="ro1">
          <table:table-cell table:formula="of:=[.A69]+0.01" office:value-type="float" office:value="0.66" calcext:value-type="float">
            <text:p>0.66</text:p>
          </table:table-cell>
          <table:table-cell table:formula="of:=[.$B$3]+[.A70]*[.$D$3]" office:value-type="float" office:value="0.65235898" calcext:value-type="float">
            <text:p>0.652</text:p>
          </table:table-cell>
          <table:table-cell table:formula="of:=SQRT([.$C$3]^2+([.A70]*[.$E$3])^2)" office:value-type="float" office:value="0.00945678664268154" calcext:value-type="float">
            <text:p>0.009</text:p>
          </table:table-cell>
          <table:table-cell table:formula="of:=100*[.C70]/[.B70]" office:value-type="float" office:value="1.44962925821632" calcext:value-type="float">
            <text:p>1.4</text:p>
          </table:table-cell>
          <table:table-cell/>
          <table:table-cell table:formula="of:=[.$B$4]+[.A70]*[.$D$4]" office:value-type="float" office:value="0.652348" calcext:value-type="float">
            <text:p>0.652</text:p>
          </table:table-cell>
          <table:table-cell table:formula="of:=SQRT([.$C$4]^2+([.A70]*[.$E$4])^2)" office:value-type="float" office:value="0.00700506253790785" calcext:value-type="float">
            <text:p>0.007</text:p>
          </table:table-cell>
          <table:table-cell table:formula="of:=100*[.G70]/[.F70]" office:value-type="float" office:value="1.07382295000642" calcext:value-type="float">
            <text:p>1.1</text:p>
          </table:table-cell>
        </table:table-row>
        <table:table-row table:style-name="ro1">
          <table:table-cell table:formula="of:=[.A70]+0.01" office:value-type="float" office:value="0.67" calcext:value-type="float">
            <text:p>0.67</text:p>
          </table:table-cell>
          <table:table-cell table:formula="of:=[.$B$3]+[.A71]*[.$D$3]" office:value-type="float" office:value="0.66207721" calcext:value-type="float">
            <text:p>0.662</text:p>
          </table:table-cell>
          <table:table-cell table:formula="of:=SQRT([.$C$3]^2+([.A71]*[.$E$3])^2)" office:value-type="float" office:value="0.00957319831216298" calcext:value-type="float">
            <text:p>0.010</text:p>
          </table:table-cell>
          <table:table-cell table:formula="of:=100*[.C71]/[.B71]" office:value-type="float" office:value="1.44593382275807" calcext:value-type="float">
            <text:p>1.4</text:p>
          </table:table-cell>
          <table:table-cell/>
          <table:table-cell table:formula="of:=[.$B$4]+[.A71]*[.$D$4]" office:value-type="float" office:value="0.662066" calcext:value-type="float">
            <text:p>0.662</text:p>
          </table:table-cell>
          <table:table-cell table:formula="of:=SQRT([.$C$4]^2+([.A71]*[.$E$4])^2)" office:value-type="float" office:value="0.0070912929737813" calcext:value-type="float">
            <text:p>0.007</text:p>
          </table:table-cell>
          <table:table-cell table:formula="of:=100*[.G71]/[.F71]" office:value-type="float" office:value="1.07108550715205" calcext:value-type="float">
            <text:p>1.1</text:p>
          </table:table-cell>
        </table:table-row>
        <table:table-row table:style-name="ro1">
          <table:table-cell table:formula="of:=[.A71]+0.01" office:value-type="float" office:value="0.68" calcext:value-type="float">
            <text:p>0.68</text:p>
          </table:table-cell>
          <table:table-cell table:formula="of:=[.$B$3]+[.A72]*[.$D$3]" office:value-type="float" office:value="0.67179544" calcext:value-type="float">
            <text:p>0.672</text:p>
          </table:table-cell>
          <table:table-cell table:formula="of:=SQRT([.$C$3]^2+([.A72]*[.$E$3])^2)" office:value-type="float" office:value="0.00968993040274284" calcext:value-type="float">
            <text:p>0.010</text:p>
          </table:table-cell>
          <table:table-cell table:formula="of:=100*[.C72]/[.B72]" office:value-type="float" office:value="1.44239300027741" calcext:value-type="float">
            <text:p>1.4</text:p>
          </table:table-cell>
          <table:table-cell/>
          <table:table-cell table:formula="of:=[.$B$4]+[.A72]*[.$D$4]" office:value-type="float" office:value="0.671784" calcext:value-type="float">
            <text:p>0.672</text:p>
          </table:table-cell>
          <table:table-cell table:formula="of:=SQRT([.$C$4]^2+([.A72]*[.$E$4])^2)" office:value-type="float" office:value="0.0071777607678161" calcext:value-type="float">
            <text:p>0.007</text:p>
          </table:table-cell>
          <table:table-cell table:formula="of:=100*[.G72]/[.F72]" office:value-type="float" office:value="1.06846259628334" calcext:value-type="float">
            <text:p>1.1</text:p>
          </table:table-cell>
        </table:table-row>
        <table:table-row table:style-name="ro1">
          <table:table-cell table:formula="of:=[.A72]+0.01" office:value-type="float" office:value="0.69" calcext:value-type="float">
            <text:p>0.69</text:p>
          </table:table-cell>
          <table:table-cell table:formula="of:=[.$B$3]+[.A73]*[.$D$3]" office:value-type="float" office:value="0.68151367" calcext:value-type="float">
            <text:p>0.682</text:p>
          </table:table-cell>
          <table:table-cell table:formula="of:=SQRT([.$C$3]^2+([.A73]*[.$E$3])^2)" office:value-type="float" office:value="0.00980697147253932" calcext:value-type="float">
            <text:p>0.010</text:p>
          </table:table-cell>
          <table:table-cell table:formula="of:=100*[.C73]/[.B73]" office:value-type="float" office:value="1.43899849764412" calcext:value-type="float">
            <text:p>1.4</text:p>
          </table:table-cell>
          <table:table-cell/>
          <table:table-cell table:formula="of:=[.$B$4]+[.A73]*[.$D$4]" office:value-type="float" office:value="0.681502" calcext:value-type="float">
            <text:p>0.682</text:p>
          </table:table-cell>
          <table:table-cell table:formula="of:=SQRT([.$C$4]^2+([.A73]*[.$E$4])^2)" office:value-type="float" office:value="0.00726445744429686" calcext:value-type="float">
            <text:p>0.007</text:p>
          </table:table-cell>
          <table:table-cell table:formula="of:=100*[.G73]/[.F73]" office:value-type="float" office:value="1.06594807415046" calcext:value-type="float">
            <text:p>1.1</text:p>
          </table:table-cell>
        </table:table-row>
        <table:table-row table:style-name="ro1">
          <table:table-cell table:formula="of:=[.A73]+0.01" office:value-type="float" office:value="0.7" calcext:value-type="float">
            <text:p>0.70</text:p>
          </table:table-cell>
          <table:table-cell table:formula="of:=[.$B$3]+[.A74]*[.$D$3]" office:value-type="float" office:value="0.6912319" calcext:value-type="float">
            <text:p>0.691</text:p>
          </table:table-cell>
          <table:table-cell table:formula="of:=SQRT([.$C$3]^2+([.A74]*[.$E$3])^2)" office:value-type="float" office:value="0.00992431058983948" calcext:value-type="float">
            <text:p>0.010</text:p>
          </table:table-cell>
          <table:table-cell table:formula="of:=100*[.C74]/[.B74]" office:value-type="float" office:value="1.43574256191583" calcext:value-type="float">
            <text:p>1.4</text:p>
          </table:table-cell>
          <table:table-cell/>
          <table:table-cell table:formula="of:=[.$B$4]+[.A74]*[.$D$4]" office:value-type="float" office:value="0.69122" calcext:value-type="float">
            <text:p>0.691</text:p>
          </table:table-cell>
          <table:table-cell table:formula="of:=SQRT([.$C$4]^2+([.A74]*[.$E$4])^2)" office:value-type="float" office:value="0.00735137490541735" calcext:value-type="float">
            <text:p>0.007</text:p>
          </table:table-cell>
          <table:table-cell table:formula="of:=100*[.G74]/[.F74]" office:value-type="float" office:value="1.06353619765304" calcext:value-type="float">
            <text:p>1.1</text:p>
          </table:table-cell>
        </table:table-row>
        <table:table-row table:style-name="ro1">
          <table:table-cell table:formula="of:=[.A74]+0.01" office:value-type="float" office:value="0.71" calcext:value-type="float">
            <text:p>0.71</text:p>
          </table:table-cell>
          <table:table-cell table:formula="of:=[.$B$3]+[.A75]*[.$D$3]" office:value-type="float" office:value="0.70095013" calcext:value-type="float">
            <text:p>0.701</text:p>
          </table:table-cell>
          <table:table-cell table:formula="of:=SQRT([.$C$3]^2+([.A75]*[.$E$3])^2)" office:value-type="float" office:value="0.0100419373066754" calcext:value-type="float">
            <text:p>0.010</text:p>
          </table:table-cell>
          <table:table-cell table:formula="of:=100*[.C75]/[.B75]" office:value-type="float" office:value="1.43261793912149" calcext:value-type="float">
            <text:p>1.4</text:p>
          </table:table-cell>
          <table:table-cell/>
          <table:table-cell table:formula="of:=[.$B$4]+[.A75]*[.$D$4]" office:value-type="float" office:value="0.700938" calcext:value-type="float">
            <text:p>0.701</text:p>
          </table:table-cell>
          <table:table-cell table:formula="of:=SQRT([.$C$4]^2+([.A75]*[.$E$4])^2)" office:value-type="float" office:value="0.00743850541170738" calcext:value-type="float">
            <text:p>0.007</text:p>
          </table:table-cell>
          <table:table-cell table:formula="of:=100*[.G75]/[.F75]" office:value-type="float" office:value="1.06122159330888" calcext:value-type="float">
            <text:p>1.1</text:p>
          </table:table-cell>
        </table:table-row>
        <table:table-row table:style-name="ro1">
          <table:table-cell table:formula="of:=[.A75]+0.01" office:value-type="float" office:value="0.72" calcext:value-type="float">
            <text:p>0.72</text:p>
          </table:table-cell>
          <table:table-cell table:formula="of:=[.$B$3]+[.A76]*[.$D$3]" office:value-type="float" office:value="0.71066836" calcext:value-type="float">
            <text:p>0.711</text:p>
          </table:table-cell>
          <table:table-cell table:formula="of:=SQRT([.$C$3]^2+([.A76]*[.$E$3])^2)" office:value-type="float" office:value="0.0101598416339036" calcext:value-type="float">
            <text:p>0.010</text:p>
          </table:table-cell>
          <table:table-cell table:formula="of:=100*[.C76]/[.B76]" office:value-type="float" office:value="1.42961783663812" calcext:value-type="float">
            <text:p>1.4</text:p>
          </table:table-cell>
          <table:table-cell/>
          <table:table-cell table:formula="of:=[.$B$4]+[.A76]*[.$D$4]" office:value-type="float" office:value="0.710656" calcext:value-type="float">
            <text:p>0.711</text:p>
          </table:table-cell>
          <table:table-cell table:formula="of:=SQRT([.$C$4]^2+([.A76]*[.$E$4])^2)" office:value-type="float" office:value="0.00752584156357281" calcext:value-type="float">
            <text:p>0.008</text:p>
          </table:table-cell>
          <table:table-cell table:formula="of:=100*[.G76]/[.F76]" office:value-type="float" office:value="1.05899922938423" calcext:value-type="float">
            <text:p>1.1</text:p>
          </table:table-cell>
        </table:table-row>
        <table:table-row table:style-name="ro1">
          <table:table-cell table:formula="of:=[.A76]+0.01" office:value-type="float" office:value="0.73" calcext:value-type="float">
            <text:p>0.73</text:p>
          </table:table-cell>
          <table:table-cell table:formula="of:=[.$B$3]+[.A77]*[.$D$3]" office:value-type="float" office:value="0.72038659" calcext:value-type="float">
            <text:p>0.720</text:p>
          </table:table-cell>
          <table:table-cell table:formula="of:=SQRT([.$C$3]^2+([.A77]*[.$E$3])^2)" office:value-type="float" office:value="0.0102780140176982" calcext:value-type="float">
            <text:p>0.010</text:p>
          </table:table-cell>
          <table:table-cell table:formula="of:=100*[.C77]/[.B77]" office:value-type="float" office:value="1.42673588880912" calcext:value-type="float">
            <text:p>1.4</text:p>
          </table:table-cell>
          <table:table-cell/>
          <table:table-cell table:formula="of:=[.$B$4]+[.A77]*[.$D$4]" office:value-type="float" office:value="0.720374" calcext:value-type="float">
            <text:p>0.720</text:p>
          </table:table-cell>
          <table:table-cell table:formula="of:=SQRT([.$C$4]^2+([.A77]*[.$E$4])^2)" office:value-type="float" office:value="0.00761337628388352" calcext:value-type="float">
            <text:p>0.008</text:p>
          </table:table-cell>
          <table:table-cell table:formula="of:=100*[.G77]/[.F77]" office:value-type="float" office:value="1.05686439042546" calcext:value-type="float">
            <text:p>1.1</text:p>
          </table:table-cell>
        </table:table-row>
        <table:table-row table:style-name="ro1">
          <table:table-cell table:formula="of:=[.A77]+0.01" office:value-type="float" office:value="0.74" calcext:value-type="float">
            <text:p>0.74</text:p>
          </table:table-cell>
          <table:table-cell table:formula="of:=[.$B$3]+[.A78]*[.$D$3]" office:value-type="float" office:value="0.73010482" calcext:value-type="float">
            <text:p>0.730</text:p>
          </table:table-cell>
          <table:table-cell table:formula="of:=SQRT([.$C$3]^2+([.A78]*[.$E$3])^2)" office:value-type="float" office:value="0.0103964453173765" calcext:value-type="float">
            <text:p>0.010</text:p>
          </table:table-cell>
          <table:table-cell table:formula="of:=100*[.C78]/[.B78]" office:value-type="float" office:value="1.42396612549093" calcext:value-type="float">
            <text:p>1.4</text:p>
          </table:table-cell>
          <table:table-cell/>
          <table:table-cell table:formula="of:=[.$B$4]+[.A78]*[.$D$4]" office:value-type="float" office:value="0.730092" calcext:value-type="float">
            <text:p>0.730</text:p>
          </table:table-cell>
          <table:table-cell table:formula="of:=SQRT([.$C$4]^2+([.A78]*[.$E$4])^2)" office:value-type="float" office:value="0.00770110280154732" calcext:value-type="float">
            <text:p>0.008</text:p>
          </table:table-cell>
          <table:table-cell table:formula="of:=100*[.G78]/[.F78]" office:value-type="float" office:value="1.05481265395968" calcext:value-type="float">
            <text:p>1.1</text:p>
          </table:table-cell>
        </table:table-row>
        <table:table-row table:style-name="ro1">
          <table:table-cell table:formula="of:=[.A78]+0.01" office:value-type="float" office:value="0.75" calcext:value-type="float">
            <text:p>0.75</text:p>
          </table:table-cell>
          <table:table-cell table:formula="of:=[.$B$3]+[.A79]*[.$D$3]" office:value-type="float" office:value="0.73982305" calcext:value-type="float">
            <text:p>0.740</text:p>
          </table:table-cell>
          <table:table-cell table:formula="of:=SQRT([.$C$3]^2+([.A79]*[.$E$3])^2)" office:value-type="float" office:value="0.0105151267844758" calcext:value-type="float">
            <text:p>0.011</text:p>
          </table:table-cell>
          <table:table-cell table:formula="of:=100*[.C79]/[.B79]" office:value-type="float" office:value="1.42130294324782" calcext:value-type="float">
            <text:p>1.4</text:p>
          </table:table-cell>
          <table:table-cell/>
          <table:table-cell table:formula="of:=[.$B$4]+[.A79]*[.$D$4]" office:value-type="float" office:value="0.73981" calcext:value-type="float">
            <text:p>0.740</text:p>
          </table:table-cell>
          <table:table-cell table:formula="of:=SQRT([.$C$4]^2+([.A79]*[.$E$4])^2)" office:value-type="float" office:value="0.00778901463601141" calcext:value-type="float">
            <text:p>0.008</text:p>
          </table:table-cell>
          <table:table-cell table:formula="of:=100*[.G79]/[.F79]" office:value-type="float" office:value="1.05283986915714" calcext:value-type="float">
            <text:p>1.1</text:p>
          </table:table-cell>
        </table:table-row>
        <table:table-row table:style-name="ro1">
          <table:table-cell table:formula="of:=[.A79]+0.01" office:value-type="float" office:value="0.76" calcext:value-type="float">
            <text:p>0.76</text:p>
          </table:table-cell>
          <table:table-cell table:formula="of:=[.$B$3]+[.A80]*[.$D$3]" office:value-type="float" office:value="0.74954128" calcext:value-type="float">
            <text:p>0.750</text:p>
          </table:table-cell>
          <table:table-cell table:formula="of:=SQRT([.$C$3]^2+([.A80]*[.$E$3])^2)" office:value-type="float" office:value="0.0106340500430081" calcext:value-type="float">
            <text:p>0.011</text:p>
          </table:table-cell>
          <table:table-cell table:formula="of:=100*[.C80]/[.B80]" office:value-type="float" office:value="1.41874107894472" calcext:value-type="float">
            <text:p>1.4</text:p>
          </table:table-cell>
          <table:table-cell/>
          <table:table-cell table:formula="of:=[.$B$4]+[.A80]*[.$D$4]" office:value-type="float" office:value="0.749528" calcext:value-type="float">
            <text:p>0.750</text:p>
          </table:table-cell>
          <table:table-cell table:formula="of:=SQRT([.$C$4]^2+([.A80]*[.$E$4])^2)" office:value-type="float" office:value="0.0078771055826363" calcext:value-type="float">
            <text:p>0.008</text:p>
          </table:table-cell>
          <table:table-cell table:formula="of:=100*[.G80]/[.F80]" office:value-type="float" office:value="1.0509421372699" calcext:value-type="float">
            <text:p>1.1</text:p>
          </table:table-cell>
        </table:table-row>
        <table:table-row table:style-name="ro1">
          <table:table-cell table:formula="of:=[.A80]+0.01" office:value-type="float" office:value="0.77" calcext:value-type="float">
            <text:p>0.77</text:p>
          </table:table-cell>
          <table:table-cell table:formula="of:=[.$B$3]+[.A81]*[.$D$3]" office:value-type="float" office:value="0.75925951" calcext:value-type="float">
            <text:p>0.759</text:p>
          </table:table-cell>
          <table:table-cell table:formula="of:=SQRT([.$C$3]^2+([.A81]*[.$E$3])^2)" office:value-type="float" office:value="0.0107532070708231" calcext:value-type="float">
            <text:p>0.011</text:p>
          </table:table-cell>
          <table:table-cell table:formula="of:=100*[.C81]/[.B81]" office:value-type="float" office:value="1.41627558551398" calcext:value-type="float">
            <text:p>1.4</text:p>
          </table:table-cell>
          <table:table-cell/>
          <table:table-cell table:formula="of:=[.$B$4]+[.A81]*[.$D$4]" office:value-type="float" office:value="0.759246" calcext:value-type="float">
            <text:p>0.759</text:p>
          </table:table-cell>
          <table:table-cell table:formula="of:=SQRT([.$C$4]^2+([.A81]*[.$E$4])^2)" office:value-type="float" office:value="0.00796536969889032" calcext:value-type="float">
            <text:p>0.008</text:p>
          </table:table-cell>
          <table:table-cell table:formula="of:=100*[.G81]/[.F81]" office:value-type="float" office:value="1.04911579368088" calcext:value-type="float">
            <text:p>1.0</text:p>
          </table:table-cell>
        </table:table-row>
        <table:table-row table:style-name="ro1">
          <table:table-cell table:formula="of:=[.A81]+0.01" office:value-type="float" office:value="0.78" calcext:value-type="float">
            <text:p>0.78</text:p>
          </table:table-cell>
          <table:table-cell table:formula="of:=[.$B$3]+[.A82]*[.$D$3]" office:value-type="float" office:value="0.76897774" calcext:value-type="float">
            <text:p>0.769</text:p>
          </table:table-cell>
          <table:table-cell table:formula="of:=SQRT([.$C$3]^2+([.A82]*[.$E$3])^2)" office:value-type="float" office:value="0.0108725901820128" calcext:value-type="float">
            <text:p>0.011</text:p>
          </table:table-cell>
          <table:table-cell table:formula="of:=100*[.C82]/[.B82]" office:value-type="float" office:value="1.41390180969514" calcext:value-type="float">
            <text:p>1.4</text:p>
          </table:table-cell>
          <table:table-cell/>
          <table:table-cell table:formula="of:=[.$B$4]+[.A82]*[.$D$4]" office:value-type="float" office:value="0.768964" calcext:value-type="float">
            <text:p>0.769</text:p>
          </table:table-cell>
          <table:table-cell table:formula="of:=SQRT([.$C$4]^2+([.A82]*[.$E$4])^2)" office:value-type="float" office:value="0.0080538012913158" calcext:value-type="float">
            <text:p>0.008</text:p>
          </table:table-cell>
          <table:table-cell table:formula="of:=100*[.G82]/[.F82]" office:value-type="float" office:value="1.0473573914144" calcext:value-type="float">
            <text:p>1.0</text:p>
          </table:table-cell>
        </table:table-row>
        <table:table-row table:style-name="ro1">
          <table:table-cell table:formula="of:=[.A82]+0.01" office:value-type="float" office:value="0.790000000000001" calcext:value-type="float">
            <text:p>0.79</text:p>
          </table:table-cell>
          <table:table-cell table:formula="of:=[.$B$3]+[.A83]*[.$D$3]" office:value-type="float" office:value="0.778695970000001" calcext:value-type="float">
            <text:p>0.779</text:p>
          </table:table-cell>
          <table:table-cell table:formula="of:=SQRT([.$C$3]^2+([.A83]*[.$E$3])^2)" office:value-type="float" office:value="0.0109921920102953" calcext:value-type="float">
            <text:p>0.011</text:p>
          </table:table-cell>
          <table:table-cell table:formula="of:=100*[.C83]/[.B83]" office:value-type="float" office:value="1.41161537156732" calcext:value-type="float">
            <text:p>1.4</text:p>
          </table:table-cell>
          <table:table-cell/>
          <table:table-cell table:formula="of:=[.$B$4]+[.A83]*[.$D$4]" office:value-type="float" office:value="0.778682000000001" calcext:value-type="float">
            <text:p>0.779</text:p>
          </table:table-cell>
          <table:table-cell table:formula="of:=SQRT([.$C$4]^2+([.A83]*[.$E$4])^2)" office:value-type="float" office:value="0.00814239490322105" calcext:value-type="float">
            <text:p>0.008</text:p>
          </table:table-cell>
          <table:table-cell table:formula="of:=100*[.G83]/[.F83]" office:value-type="float" office:value="1.04566368597464" calcext:value-type="float">
            <text:p>1.0</text:p>
          </table:table-cell>
        </table:table-row>
        <table:table-row table:style-name="ro1">
          <table:table-cell table:formula="of:=[.A83]+0.01" office:value-type="float" office:value="0.8" calcext:value-type="float">
            <text:p>0.80</text:p>
          </table:table-cell>
          <table:table-cell table:formula="of:=[.$B$3]+[.A84]*[.$D$3]" office:value-type="float" office:value="0.7884142" calcext:value-type="float">
            <text:p>0.788</text:p>
          </table:table-cell>
          <table:table-cell table:formula="of:=SQRT([.$C$3]^2+([.A84]*[.$E$3])^2)" office:value-type="float" office:value="0.0111120054933212" calcext:value-type="float">
            <text:p>0.011</text:p>
          </table:table-cell>
          <table:table-cell table:formula="of:=100*[.C84]/[.B84]" office:value-type="float" office:value="1.40941214571239" calcext:value-type="float">
            <text:p>1.4</text:p>
          </table:table-cell>
          <table:table-cell/>
          <table:table-cell table:formula="of:=[.$B$4]+[.A84]*[.$D$4]" office:value-type="float" office:value="0.7884" calcext:value-type="float">
            <text:p>0.788</text:p>
          </table:table-cell>
          <table:table-cell table:formula="of:=SQRT([.$C$4]^2+([.A84]*[.$E$4])^2)" office:value-type="float" office:value="0.00823114530305474" calcext:value-type="float">
            <text:p>0.008</text:p>
          </table:table-cell>
          <table:table-cell table:formula="of:=100*[.G84]/[.F84]" office:value-type="float" office:value="1.04403162139203" calcext:value-type="float">
            <text:p>1.0</text:p>
          </table:table-cell>
        </table:table-row>
        <table:table-row table:style-name="ro1">
          <table:table-cell table:formula="of:=[.A84]+0.01" office:value-type="float" office:value="0.810000000000001" calcext:value-type="float">
            <text:p>0.81</text:p>
          </table:table-cell>
          <table:table-cell table:formula="of:=[.$B$3]+[.A85]*[.$D$3]" office:value-type="float" office:value="0.798132430000001" calcext:value-type="float">
            <text:p>0.798</text:p>
          </table:table-cell>
          <table:table-cell table:formula="of:=SQRT([.$C$3]^2+([.A85]*[.$E$3])^2)" office:value-type="float" office:value="0.011232023857845" calcext:value-type="float">
            <text:p>0.011</text:p>
          </table:table-cell>
          <table:table-cell table:formula="of:=100*[.C85]/[.B85]" office:value-type="float" office:value="1.40728824386261" calcext:value-type="float">
            <text:p>1.4</text:p>
          </table:table-cell>
          <table:table-cell/>
          <table:table-cell table:formula="of:=[.$B$4]+[.A85]*[.$D$4]" office:value-type="float" office:value="0.798118000000001" calcext:value-type="float">
            <text:p>0.798</text:p>
          </table:table-cell>
          <table:table-cell table:formula="of:=SQRT([.$C$4]^2+([.A85]*[.$E$4])^2)" office:value-type="float" office:value="0.00832004747342226" calcext:value-type="float">
            <text:p>0.008</text:p>
          </table:table-cell>
          <table:table-cell table:formula="of:=100*[.G85]/[.F85]" office:value-type="float" office:value="1.04245831736939" calcext:value-type="float">
            <text:p>1.0</text:p>
          </table:table-cell>
        </table:table-row>
        <table:table-row table:style-name="ro1">
          <table:table-cell table:formula="of:=[.A85]+0.01" office:value-type="float" office:value="0.82" calcext:value-type="float">
            <text:p>0.82</text:p>
          </table:table-cell>
          <table:table-cell table:formula="of:=[.$B$3]+[.A86]*[.$D$3]" office:value-type="float" office:value="0.80785066" calcext:value-type="float">
            <text:p>0.808</text:p>
          </table:table-cell>
          <table:table-cell table:formula="of:=SQRT([.$C$3]^2+([.A86]*[.$E$3])^2)" office:value-type="float" office:value="0.011352240605713" calcext:value-type="float">
            <text:p>0.011</text:p>
          </table:table-cell>
          <table:table-cell table:formula="of:=100*[.C86]/[.B86]" office:value-type="float" office:value="1.4052399989019" calcext:value-type="float">
            <text:p>1.4</text:p>
          </table:table-cell>
          <table:table-cell/>
          <table:table-cell table:formula="of:=[.$B$4]+[.A86]*[.$D$4]" office:value-type="float" office:value="0.807836" calcext:value-type="float">
            <text:p>0.808</text:p>
          </table:table-cell>
          <table:table-cell table:formula="of:=SQRT([.$C$4]^2+([.A86]*[.$E$4])^2)" office:value-type="float" office:value="0.00840909660070569" calcext:value-type="float">
            <text:p>0.008</text:p>
          </table:table-cell>
          <table:table-cell table:formula="of:=100*[.G86]/[.F86]" office:value-type="float" office:value="1.04094105743068" calcext:value-type="float">
            <text:p>1.0</text:p>
          </table:table-cell>
        </table:table-row>
        <table:table-row table:style-name="ro1">
          <table:table-cell table:formula="of:=[.A86]+0.01" office:value-type="float" office:value="0.83" calcext:value-type="float">
            <text:p>0.83</text:p>
          </table:table-cell>
          <table:table-cell table:formula="of:=[.$B$3]+[.A87]*[.$D$3]" office:value-type="float" office:value="0.81756889" calcext:value-type="float">
            <text:p>0.818</text:p>
          </table:table-cell>
          <table:table-cell table:formula="of:=SQRT([.$C$3]^2+([.A87]*[.$E$3])^2)" office:value-type="float" office:value="0.0114726495006167" calcext:value-type="float">
            <text:p>0.011</text:p>
          </table:table-cell>
          <table:table-cell table:formula="of:=100*[.C87]/[.B87]" office:value-type="float" office:value="1.40326395010171" calcext:value-type="float">
            <text:p>1.4</text:p>
          </table:table-cell>
          <table:table-cell/>
          <table:table-cell table:formula="of:=[.$B$4]+[.A87]*[.$D$4]" office:value-type="float" office:value="0.817554" calcext:value-type="float">
            <text:p>0.818</text:p>
          </table:table-cell>
          <table:table-cell table:formula="of:=SQRT([.$C$4]^2+([.A87]*[.$E$4])^2)" office:value-type="float" office:value="0.00849828806525173" calcext:value-type="float">
            <text:p>0.008</text:p>
          </table:table-cell>
          <table:table-cell table:formula="of:=100*[.G87]/[.F87]" office:value-type="float" office:value="1.0394772779843" calcext:value-type="float">
            <text:p>1.0</text:p>
          </table:table-cell>
        </table:table-row>
        <table:table-row table:style-name="ro1">
          <table:table-cell table:formula="of:=[.A87]+0.01" office:value-type="float" office:value="0.84" calcext:value-type="float">
            <text:p>0.84</text:p>
          </table:table-cell>
          <table:table-cell table:formula="of:=[.$B$3]+[.A88]*[.$D$3]" office:value-type="float" office:value="0.82728712" calcext:value-type="float">
            <text:p>0.827</text:p>
          </table:table-cell>
          <table:table-cell table:formula="of:=SQRT([.$C$3]^2+([.A88]*[.$E$3])^2)" office:value-type="float" office:value="0.0115932445555677" calcext:value-type="float">
            <text:p>0.012</text:p>
          </table:table-cell>
          <table:table-cell table:formula="of:=100*[.C88]/[.B88]" office:value-type="float" office:value="1.40135682948475" calcext:value-type="float">
            <text:p>1.4</text:p>
          </table:table-cell>
          <table:table-cell/>
          <table:table-cell table:formula="of:=[.$B$4]+[.A88]*[.$D$4]" office:value-type="float" office:value="0.827272" calcext:value-type="float">
            <text:p>0.827</text:p>
          </table:table-cell>
          <table:table-cell table:formula="of:=SQRT([.$C$4]^2+([.A88]*[.$E$4])^2)" office:value-type="float" office:value="0.00858761743209372" calcext:value-type="float">
            <text:p>0.009</text:p>
          </table:table-cell>
          <table:table-cell table:formula="of:=100*[.G88]/[.F88]" office:value-type="float" office:value="1.03806455822193" calcext:value-type="float">
            <text:p>1.0</text:p>
          </table:table-cell>
        </table:table-row>
        <table:table-row table:style-name="ro1">
          <table:table-cell table:formula="of:=[.A88]+0.01" office:value-type="float" office:value="0.850000000000001" calcext:value-type="float">
            <text:p>0.85</text:p>
          </table:table-cell>
          <table:table-cell table:formula="of:=[.$B$3]+[.A89]*[.$D$3]" office:value-type="float" office:value="0.837005350000001" calcext:value-type="float">
            <text:p>0.837</text:p>
          </table:table-cell>
          <table:table-cell table:formula="of:=SQRT([.$C$3]^2+([.A89]*[.$E$3])^2)" office:value-type="float" office:value="0.0117140200210517" calcext:value-type="float">
            <text:p>0.012</text:p>
          </table:table-cell>
          <table:table-cell table:formula="of:=100*[.C89]/[.B89]" office:value-type="float" office:value="1.39951554921981" calcext:value-type="float">
            <text:p>1.4</text:p>
          </table:table-cell>
          <table:table-cell/>
          <table:table-cell table:formula="of:=[.$B$4]+[.A89]*[.$D$4]" office:value-type="float" office:value="0.836990000000001" calcext:value-type="float">
            <text:p>0.837</text:p>
          </table:table-cell>
          <table:table-cell table:formula="of:=SQRT([.$C$4]^2+([.A89]*[.$E$4])^2)" office:value-type="float" office:value="0.0086770804421764" calcext:value-type="float">
            <text:p>0.009</text:p>
          </table:table-cell>
          <table:table-cell table:formula="of:=100*[.G89]/[.F89]" office:value-type="float" office:value="1.03670061078106" calcext:value-type="float">
            <text:p>1.0</text:p>
          </table:table-cell>
        </table:table-row>
        <table:table-row table:style-name="ro1">
          <table:table-cell table:formula="of:=[.A89]+0.01" office:value-type="float" office:value="0.860000000000001" calcext:value-type="float">
            <text:p>0.86</text:p>
          </table:table-cell>
          <table:table-cell table:formula="of:=[.$B$3]+[.A90]*[.$D$3]" office:value-type="float" office:value="0.846723580000001" calcext:value-type="float">
            <text:p>0.847</text:p>
          </table:table-cell>
          <table:table-cell table:formula="of:=SQRT([.$C$3]^2+([.A90]*[.$E$3])^2)" office:value-type="float" office:value="0.0118349703738201" calcext:value-type="float">
            <text:p>0.012</text:p>
          </table:table-cell>
          <table:table-cell table:formula="of:=100*[.C90]/[.B90]" office:value-type="float" office:value="1.39773718995993" calcext:value-type="float">
            <text:p>1.4</text:p>
          </table:table-cell>
          <table:table-cell/>
          <table:table-cell table:formula="of:=[.$B$4]+[.A90]*[.$D$4]" office:value-type="float" office:value="0.846708000000001" calcext:value-type="float">
            <text:p>0.847</text:p>
          </table:table-cell>
          <table:table-cell table:formula="of:=SQRT([.$C$4]^2+([.A90]*[.$E$4])^2)" office:value-type="float" office:value="0.00876667300405349" calcext:value-type="float">
            <text:p>0.009</text:p>
          </table:table-cell>
          <table:table-cell table:formula="of:=100*[.G90]/[.F90]" office:value-type="float" office:value="1.03538327310637" calcext:value-type="float">
            <text:p>1.0</text:p>
          </table:table-cell>
        </table:table-row>
        <table:table-row table:style-name="ro1">
          <table:table-cell table:formula="of:=[.A90]+0.01" office:value-type="float" office:value="0.87" calcext:value-type="float">
            <text:p>0.87</text:p>
          </table:table-cell>
          <table:table-cell table:formula="of:=[.$B$3]+[.A91]*[.$D$3]" office:value-type="float" office:value="0.85644181" calcext:value-type="float">
            <text:p>0.856</text:p>
          </table:table-cell>
          <table:table-cell table:formula="of:=SQRT([.$C$3]^2+([.A91]*[.$E$3])^2)" office:value-type="float" office:value="0.0119560903062832" calcext:value-type="float">
            <text:p>0.012</text:p>
          </table:table-cell>
          <table:table-cell table:formula="of:=100*[.C91]/[.B91]" office:value-type="float" office:value="1.39601899004478" calcext:value-type="float">
            <text:p>1.4</text:p>
          </table:table-cell>
          <table:table-cell/>
          <table:table-cell table:formula="of:=[.$B$4]+[.A91]*[.$D$4]" office:value-type="float" office:value="0.856426" calcext:value-type="float">
            <text:p>0.856</text:p>
          </table:table-cell>
          <table:table-cell table:formula="of:=SQRT([.$C$4]^2+([.A91]*[.$E$4])^2)" office:value-type="float" office:value="0.00885639118603057" calcext:value-type="float">
            <text:p>0.009</text:p>
          </table:table-cell>
          <table:table-cell table:formula="of:=100*[.G91]/[.F91]" office:value-type="float" office:value="1.03411049945127" calcext:value-type="float">
            <text:p>1.0</text:p>
          </table:table-cell>
        </table:table-row>
        <table:table-row table:style-name="ro1">
          <table:table-cell table:formula="of:=[.A91]+0.01" office:value-type="float" office:value="0.88" calcext:value-type="float">
            <text:p>0.88</text:p>
          </table:table-cell>
          <table:table-cell table:formula="of:=[.$B$3]+[.A92]*[.$D$3]" office:value-type="float" office:value="0.86616004" calcext:value-type="float">
            <text:p>0.866</text:p>
          </table:table-cell>
          <table:table-cell table:formula="of:=SQRT([.$C$3]^2+([.A92]*[.$E$3])^2)" office:value-type="float" office:value="0.0120773747164688" calcext:value-type="float">
            <text:p>0.012</text:p>
          </table:table-cell>
          <table:table-cell table:formula="of:=100*[.C92]/[.B92]" office:value-type="float" office:value="1.39435833549523" calcext:value-type="float">
            <text:p>1.4</text:p>
          </table:table-cell>
          <table:table-cell/>
          <table:table-cell table:formula="of:=[.$B$4]+[.A92]*[.$D$4]" office:value-type="float" office:value="0.866144" calcext:value-type="float">
            <text:p>0.866</text:p>
          </table:table-cell>
          <table:table-cell table:formula="of:=SQRT([.$C$4]^2+([.A92]*[.$E$4])^2)" office:value-type="float" office:value="0.00894623120872695" calcext:value-type="float">
            <text:p>0.009</text:p>
          </table:table-cell>
          <table:table-cell table:formula="of:=100*[.G92]/[.F92]" office:value-type="float" office:value="1.03288035346628" calcext:value-type="float">
            <text:p>1.0</text:p>
          </table:table-cell>
        </table:table-row>
        <table:table-row table:style-name="ro1">
          <table:table-cell table:formula="of:=[.A92]+0.01" office:value-type="float" office:value="0.890000000000001" calcext:value-type="float">
            <text:p>0.89</text:p>
          </table:table-cell>
          <table:table-cell table:formula="of:=[.$B$3]+[.A93]*[.$D$3]" office:value-type="float" office:value="0.875878270000001" calcext:value-type="float">
            <text:p>0.876</text:p>
          </table:table-cell>
          <table:table-cell table:formula="of:=SQRT([.$C$3]^2+([.A93]*[.$E$3])^2)" office:value-type="float" office:value="0.0121988186985134" calcext:value-type="float">
            <text:p>0.012</text:p>
          </table:table-cell>
          <table:table-cell table:formula="of:=100*[.C93]/[.B93]" office:value-type="float" office:value="1.3927527507348" calcext:value-type="float">
            <text:p>1.4</text:p>
          </table:table-cell>
          <table:table-cell/>
          <table:table-cell table:formula="of:=[.$B$4]+[.A93]*[.$D$4]" office:value-type="float" office:value="0.875862000000001" calcext:value-type="float">
            <text:p>0.876</text:p>
          </table:table-cell>
          <table:table-cell table:formula="of:=SQRT([.$C$4]^2+([.A93]*[.$E$4])^2)" office:value-type="float" office:value="0.00903618943803195" calcext:value-type="float">
            <text:p>0.009</text:p>
          </table:table-cell>
          <table:table-cell table:formula="of:=100*[.G93]/[.F93]" office:value-type="float" office:value="1.03169100132577" calcext:value-type="float">
            <text:p>1.0</text:p>
          </table:table-cell>
        </table:table-row>
        <table:table-row table:style-name="ro1">
          <table:table-cell table:formula="of:=[.A93]+0.01" office:value-type="float" office:value="0.900000000000001" calcext:value-type="float">
            <text:p>0.90</text:p>
          </table:table-cell>
          <table:table-cell table:formula="of:=[.$B$3]+[.A94]*[.$D$3]" office:value-type="float" office:value="0.885596500000001" calcext:value-type="float">
            <text:p>0.886</text:p>
          </table:table-cell>
          <table:table-cell table:formula="of:=SQRT([.$C$3]^2+([.A94]*[.$E$3])^2)" office:value-type="float" office:value="0.0123204175336553" calcext:value-type="float">
            <text:p>0.012</text:p>
          </table:table-cell>
          <table:table-cell table:formula="of:=100*[.C94]/[.B94]" office:value-type="float" office:value="1.39119988997871" calcext:value-type="float">
            <text:p>1.4</text:p>
          </table:table-cell>
          <table:table-cell/>
          <table:table-cell table:formula="of:=[.$B$4]+[.A94]*[.$D$4]" office:value-type="float" office:value="0.885580000000001" calcext:value-type="float">
            <text:p>0.886</text:p>
          </table:table-cell>
          <table:table-cell table:formula="of:=SQRT([.$C$4]^2+([.A94]*[.$E$4])^2)" office:value-type="float" office:value="0.00912626237843292" calcext:value-type="float">
            <text:p>0.009</text:p>
          </table:table-cell>
          <table:table-cell table:formula="of:=100*[.G94]/[.F94]" office:value-type="float" office:value="1.03054070534937" calcext:value-type="float">
            <text:p>1.0</text:p>
          </table:table-cell>
        </table:table-row>
        <table:table-row table:style-name="ro1" table:number-rows-repeated="3">
          <table:table-cell table:style-name="Default" table:number-columns-repeated="3"/>
          <table:table-cell table:style-name="ce24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 table:style-name="ce24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15:06:49.788081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2:56:09.995331757</meta:creation-date>
    <dc:date>2019-07-02T17:54:35.961129610</dc:date>
    <meta:editing-duration>P1DT22H22M19S</meta:editing-duration>
    <meta:editing-cycles>48</meta:editing-cycles>
    <meta:generator>LibreOffice/6.0.7.3$Linux_X86_64 LibreOffice_project/00m0$Build-3</meta:generator>
    <meta:document-statistic meta:table-count="4" meta:cell-count="325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3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minimum="0" chart:maximum="0.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8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8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1" style:family="chart" style:data-style-name="N138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83cm" svg:height="13.771cm" xlink:href=".." xlink:type="simple" chart:class="chart:scatter" chart:style-name="ch1">
        <chart:title svg:x="11.681cm" svg:y="0.411cm" chart:style-name="ch2">
          <text:p>2017</text:p>
        </chart:title>
        <chart:legend chart:legend-position="end" svg:x="22.425cm" svg:y="6.337cm" style:legend-expansion="high" chart:style-name="ch3"/>
        <chart:plot-area chart:style-name="ch4" table:cell-range-address="'bs-bu systematics'.K10:'bs-bu systematics'.L110 'bs-bu systematics'.L9:'bs-bu systematics'.L9 'bs-bu systematics'.N9:'bs-bu systematics'.N110" chart:data-source-has-labels="row" svg:x="1.5cm" svg:y="1.465cm" svg:width="20.436cm" svg:height="11.05cm">
          <chartooo:coordinate-region svg:x="2.598cm" svg:y="1.664cm" svg:width="19.338cm" svg:height="10.204cm"/>
          <chart:axis chart:dimension="x" chart:name="primary-x" chart:style-name="ch5">
            <chart:title svg:x="11.33cm" svg:y="12.79cm" chart:style-name="ch6">
              <text:p>pred</text:p>
            </chart:title>
            <chart:grid chart:style-name="ch7" chart:class="major"/>
          </chart:axis>
          <chart:axis chart:dimension="y" chart:name="primary-y" chart:style-name="ch8">
            <chart:title svg:x="0.451cm" svg:y="7.762cm" chart:style-name="ch9">
              <text:p>calibrated</text:p>
            </chart:title>
            <chart:grid chart:style-name="ch7" chart:class="major"/>
          </chart:axis>
          <chart:series chart:style-name="ch10" chart:values-cell-range-address="'bs-bu systematics'.L10:'bs-bu systematics'.L110" chart:label-cell-address="'bs-bu systematics'.L9:'bs-bu systematics'.L9" chart:class="chart:scatter">
            <chart:domain table:cell-range-address="'bs-bu systematics'.K10:'bs-bu systematics'.K110"/>
            <chart:data-point chart:repeated="101"/>
          </chart:series>
          <chart:series chart:style-name="ch11" chart:values-cell-range-address="'bs-bu systematics'.N10:'bs-bu systematics'.N110" chart:label-cell-address="'bs-bu systematics'.N9:'bs-bu systematics'.N9" chart:class="chart:scatte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w bs</text:p>
                <draw:g>
                  <svg:desc>'bs-bu systematics'.L9:'bs-bu systematics'.L9</svg:desc>
                </draw:g>
              </table:table-cell>
              <table:table-cell office:value-type="string">
                <text:p>w bu</text:p>
                <draw:g>
                  <svg:desc>'bs-bu systematics'.N9:'bs-bu systematic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s-bu systematics'.K10:'bs-bu systematics'.K110</svg:desc>
                </draw:g>
              </table:table-cell>
              <table:table-cell office:value-type="float" office:value="0.00643655">
                <text:p>0.00643655</text:p>
                <draw:g>
                  <svg:desc>'bs-bu systematics'.L10:'bs-bu systematics'.L110</svg:desc>
                </draw:g>
              </table:table-cell>
              <table:table-cell office:value-type="float" office:value="-0.00706056">
                <text:p>-0.00706056</text:p>
                <draw:g>
                  <svg:desc>'bs-bu systematics'.N10:'bs-bu systematics'.N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642757">
                <text:p>0.01642757</text:p>
              </table:table-cell>
              <table:table-cell office:value-type="float" office:value="0.00359504">
                <text:p>0.00359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2641859">
                <text:p>0.02641859</text:p>
              </table:table-cell>
              <table:table-cell office:value-type="float" office:value="0.01425064">
                <text:p>0.01425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3640961">
                <text:p>0.03640961</text:p>
              </table:table-cell>
              <table:table-cell office:value-type="float" office:value="0.02490624">
                <text:p>0.02490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4640063">
                <text:p>0.04640063</text:p>
              </table:table-cell>
              <table:table-cell office:value-type="float" office:value="0.03556184">
                <text:p>0.03556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5639165">
                <text:p>0.05639165</text:p>
              </table:table-cell>
              <table:table-cell office:value-type="float" office:value="0.04621744">
                <text:p>0.04621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6638267">
                <text:p>0.06638267</text:p>
              </table:table-cell>
              <table:table-cell office:value-type="float" office:value="0.05687304">
                <text:p>0.05687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7637369">
                <text:p>0.07637369</text:p>
              </table:table-cell>
              <table:table-cell office:value-type="float" office:value="0.06752864">
                <text:p>0.06752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8636471">
                <text:p>0.08636471</text:p>
              </table:table-cell>
              <table:table-cell office:value-type="float" office:value="0.07818424">
                <text:p>0.07818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9635573">
                <text:p>0.09635573</text:p>
              </table:table-cell>
              <table:table-cell office:value-type="float" office:value="0.08883984">
                <text:p>0.08883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0634675">
                <text:p>0.10634675</text:p>
              </table:table-cell>
              <table:table-cell office:value-type="float" office:value="0.09949544">
                <text:p>0.09949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11633777">
                <text:p>0.11633777</text:p>
              </table:table-cell>
              <table:table-cell office:value-type="float" office:value="0.11015104">
                <text:p>0.11015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12632879">
                <text:p>0.12632879</text:p>
              </table:table-cell>
              <table:table-cell office:value-type="float" office:value="0.12080664">
                <text:p>0.12080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13631981">
                <text:p>0.13631981</text:p>
              </table:table-cell>
              <table:table-cell office:value-type="float" office:value="0.13146224">
                <text:p>0.131462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14631083">
                <text:p>0.14631083</text:p>
              </table:table-cell>
              <table:table-cell office:value-type="float" office:value="0.14211784">
                <text:p>0.14211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15630185">
                <text:p>0.15630185</text:p>
              </table:table-cell>
              <table:table-cell office:value-type="float" office:value="0.15277344">
                <text:p>0.15277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16629287">
                <text:p>0.16629287</text:p>
              </table:table-cell>
              <table:table-cell office:value-type="float" office:value="0.16342904">
                <text:p>0.16342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17628389">
                <text:p>0.17628389</text:p>
              </table:table-cell>
              <table:table-cell office:value-type="float" office:value="0.17408464">
                <text:p>0.17408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18627491">
                <text:p>0.18627491</text:p>
              </table:table-cell>
              <table:table-cell office:value-type="float" office:value="0.18474024">
                <text:p>0.18474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19626593">
                <text:p>0.19626593</text:p>
              </table:table-cell>
              <table:table-cell office:value-type="float" office:value="0.19539584">
                <text:p>0.19539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20625695">
                <text:p>0.20625695</text:p>
              </table:table-cell>
              <table:table-cell office:value-type="float" office:value="0.20605144">
                <text:p>0.20605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21624797">
                <text:p>0.21624797</text:p>
              </table:table-cell>
              <table:table-cell office:value-type="float" office:value="0.21670704">
                <text:p>0.21670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22623899">
                <text:p>0.22623899</text:p>
              </table:table-cell>
              <table:table-cell office:value-type="float" office:value="0.22736264">
                <text:p>0.22736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23623001">
                <text:p>0.23623001</text:p>
              </table:table-cell>
              <table:table-cell office:value-type="float" office:value="0.23801824">
                <text:p>0.23801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24622103">
                <text:p>0.24622103</text:p>
              </table:table-cell>
              <table:table-cell office:value-type="float" office:value="0.24867384">
                <text:p>0.24867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25621205">
                <text:p>0.25621205</text:p>
              </table:table-cell>
              <table:table-cell office:value-type="float" office:value="0.25932944">
                <text:p>0.25932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26620307">
                <text:p>0.26620307</text:p>
              </table:table-cell>
              <table:table-cell office:value-type="float" office:value="0.26998504">
                <text:p>0.269985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27619409">
                <text:p>0.27619409</text:p>
              </table:table-cell>
              <table:table-cell office:value-type="float" office:value="0.28064064">
                <text:p>0.280640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28618511">
                <text:p>0.28618511</text:p>
              </table:table-cell>
              <table:table-cell office:value-type="float" office:value="0.29129624">
                <text:p>0.29129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29617613">
                <text:p>0.29617613</text:p>
              </table:table-cell>
              <table:table-cell office:value-type="float" office:value="0.30195184">
                <text:p>0.30195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30616715">
                <text:p>0.30616715</text:p>
              </table:table-cell>
              <table:table-cell office:value-type="float" office:value="0.31260744">
                <text:p>0.31260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31615817">
                <text:p>0.31615817</text:p>
              </table:table-cell>
              <table:table-cell office:value-type="float" office:value="0.32326304">
                <text:p>0.323263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32614919">
                <text:p>0.32614919</text:p>
              </table:table-cell>
              <table:table-cell office:value-type="float" office:value="0.33391864">
                <text:p>0.33391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33614021">
                <text:p>0.33614021</text:p>
              </table:table-cell>
              <table:table-cell office:value-type="float" office:value="0.34457424">
                <text:p>0.34457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34613123">
                <text:p>0.34613123</text:p>
              </table:table-cell>
              <table:table-cell office:value-type="float" office:value="0.35522984">
                <text:p>0.35522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35612225">
                <text:p>0.35612225</text:p>
              </table:table-cell>
              <table:table-cell office:value-type="float" office:value="0.36588544">
                <text:p>0.365885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36611327">
                <text:p>0.36611327</text:p>
              </table:table-cell>
              <table:table-cell office:value-type="float" office:value="0.37654104">
                <text:p>0.376541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37610429">
                <text:p>0.37610429</text:p>
              </table:table-cell>
              <table:table-cell office:value-type="float" office:value="0.38719664">
                <text:p>0.387196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38609531">
                <text:p>0.38609531</text:p>
              </table:table-cell>
              <table:table-cell office:value-type="float" office:value="0.39785224">
                <text:p>0.397852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39608633">
                <text:p>0.39608633</text:p>
              </table:table-cell>
              <table:table-cell office:value-type="float" office:value="0.40850784">
                <text:p>0.408507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40607735">
                <text:p>0.40607735</text:p>
              </table:table-cell>
              <table:table-cell office:value-type="float" office:value="0.41916344">
                <text:p>0.419163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41606837">
                <text:p>0.41606837</text:p>
              </table:table-cell>
              <table:table-cell office:value-type="float" office:value="0.42981904">
                <text:p>0.429819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2605939">
                <text:p>0.42605939</text:p>
              </table:table-cell>
              <table:table-cell office:value-type="float" office:value="0.44047464">
                <text:p>0.44047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3605041">
                <text:p>0.43605041</text:p>
              </table:table-cell>
              <table:table-cell office:value-type="float" office:value="0.45113024">
                <text:p>0.45113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44604143">
                <text:p>0.44604143</text:p>
              </table:table-cell>
              <table:table-cell office:value-type="float" office:value="0.46178584">
                <text:p>0.461785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45603245">
                <text:p>0.45603245</text:p>
              </table:table-cell>
              <table:table-cell office:value-type="float" office:value="0.47244144">
                <text:p>0.47244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46602347">
                <text:p>0.46602347</text:p>
              </table:table-cell>
              <table:table-cell office:value-type="float" office:value="0.48309704">
                <text:p>0.483097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47601449">
                <text:p>0.47601449</text:p>
              </table:table-cell>
              <table:table-cell office:value-type="float" office:value="0.49375264">
                <text:p>0.493752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48600551">
                <text:p>0.48600551</text:p>
              </table:table-cell>
              <table:table-cell office:value-type="float" office:value="0.50440824">
                <text:p>0.50440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49599653">
                <text:p>0.49599653</text:p>
              </table:table-cell>
              <table:table-cell office:value-type="float" office:value="0.51506384">
                <text:p>0.515063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0598755">
                <text:p>0.50598755</text:p>
              </table:table-cell>
              <table:table-cell office:value-type="float" office:value="0.52571944">
                <text:p>0.525719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51597857">
                <text:p>0.51597857</text:p>
              </table:table-cell>
              <table:table-cell office:value-type="float" office:value="0.53637504">
                <text:p>0.536375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52596959">
                <text:p>0.52596959</text:p>
              </table:table-cell>
              <table:table-cell office:value-type="float" office:value="0.54703064">
                <text:p>0.54703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53596061">
                <text:p>0.53596061</text:p>
              </table:table-cell>
              <table:table-cell office:value-type="float" office:value="0.55768624">
                <text:p>0.55768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54595163">
                <text:p>0.54595163</text:p>
              </table:table-cell>
              <table:table-cell office:value-type="float" office:value="0.56834184">
                <text:p>0.568341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55594265">
                <text:p>0.55594265</text:p>
              </table:table-cell>
              <table:table-cell office:value-type="float" office:value="0.57899744">
                <text:p>0.57899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56593367">
                <text:p>0.56593367</text:p>
              </table:table-cell>
              <table:table-cell office:value-type="float" office:value="0.58965304">
                <text:p>0.589653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57592469">
                <text:p>0.57592469</text:p>
              </table:table-cell>
              <table:table-cell office:value-type="float" office:value="0.60030864">
                <text:p>0.600308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58591571">
                <text:p>0.58591571</text:p>
              </table:table-cell>
              <table:table-cell office:value-type="float" office:value="0.61096424">
                <text:p>0.610964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59590673">
                <text:p>0.59590673</text:p>
              </table:table-cell>
              <table:table-cell office:value-type="float" office:value="0.62161984">
                <text:p>0.621619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60589775">
                <text:p>0.60589775</text:p>
              </table:table-cell>
              <table:table-cell office:value-type="float" office:value="0.63227544">
                <text:p>0.632275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61588877">
                <text:p>0.61588877</text:p>
              </table:table-cell>
              <table:table-cell office:value-type="float" office:value="0.64293104">
                <text:p>0.64293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62587979">
                <text:p>0.62587979</text:p>
              </table:table-cell>
              <table:table-cell office:value-type="float" office:value="0.65358664">
                <text:p>0.653586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63587081">
                <text:p>0.63587081</text:p>
              </table:table-cell>
              <table:table-cell office:value-type="float" office:value="0.66424224">
                <text:p>0.664242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64586183">
                <text:p>0.64586183</text:p>
              </table:table-cell>
              <table:table-cell office:value-type="float" office:value="0.67489784">
                <text:p>0.674897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65585285">
                <text:p>0.65585285</text:p>
              </table:table-cell>
              <table:table-cell office:value-type="float" office:value="0.68555344">
                <text:p>0.685553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66584387">
                <text:p>0.66584387</text:p>
              </table:table-cell>
              <table:table-cell office:value-type="float" office:value="0.69620904">
                <text:p>0.696209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67583489">
                <text:p>0.67583489</text:p>
              </table:table-cell>
              <table:table-cell office:value-type="float" office:value="0.706864640000001">
                <text:p>0.70686464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68582591">
                <text:p>0.68582591</text:p>
              </table:table-cell>
              <table:table-cell office:value-type="float" office:value="0.71752024">
                <text:p>0.717520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69581693">
                <text:p>0.69581693</text:p>
              </table:table-cell>
              <table:table-cell office:value-type="float" office:value="0.72817584">
                <text:p>0.728175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70580795">
                <text:p>0.70580795</text:p>
              </table:table-cell>
              <table:table-cell office:value-type="float" office:value="0.73883144">
                <text:p>0.73883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71579897">
                <text:p>0.71579897</text:p>
              </table:table-cell>
              <table:table-cell office:value-type="float" office:value="0.74948704">
                <text:p>0.749487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72578999">
                <text:p>0.72578999</text:p>
              </table:table-cell>
              <table:table-cell office:value-type="float" office:value="0.760142640000001">
                <text:p>0.760142640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73578101">
                <text:p>0.73578101</text:p>
              </table:table-cell>
              <table:table-cell office:value-type="float" office:value="0.770798240000001">
                <text:p>0.77079824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74577203">
                <text:p>0.74577203</text:p>
              </table:table-cell>
              <table:table-cell office:value-type="float" office:value="0.78145384">
                <text:p>0.781453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75576305">
                <text:p>0.75576305</text:p>
              </table:table-cell>
              <table:table-cell office:value-type="float" office:value="0.792109440000001">
                <text:p>0.79210944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76575407">
                <text:p>0.76575407</text:p>
              </table:table-cell>
              <table:table-cell office:value-type="float" office:value="0.80276504">
                <text:p>0.80276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77574509">
                <text:p>0.77574509</text:p>
              </table:table-cell>
              <table:table-cell office:value-type="float" office:value="0.813420640000001">
                <text:p>0.81342064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78573611">
                <text:p>0.78573611</text:p>
              </table:table-cell>
              <table:table-cell office:value-type="float" office:value="0.824076240000001">
                <text:p>0.82407624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79572713">
                <text:p>0.79572713</text:p>
              </table:table-cell>
              <table:table-cell office:value-type="float" office:value="0.83473184">
                <text:p>0.834731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80571815">
                <text:p>0.80571815</text:p>
              </table:table-cell>
              <table:table-cell office:value-type="float" office:value="0.845387440000001">
                <text:p>0.84538744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81570917">
                <text:p>0.81570917</text:p>
              </table:table-cell>
              <table:table-cell office:value-type="float" office:value="0.856043040000001">
                <text:p>0.85604304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82570019">
                <text:p>0.82570019</text:p>
              </table:table-cell>
              <table:table-cell office:value-type="float" office:value="0.866698640000001">
                <text:p>0.86669864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83569121">
                <text:p>0.83569121</text:p>
              </table:table-cell>
              <table:table-cell office:value-type="float" office:value="0.877354240000001">
                <text:p>0.87735424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84568223">
                <text:p>0.84568223</text:p>
              </table:table-cell>
              <table:table-cell office:value-type="float" office:value="0.888009840000001">
                <text:p>0.88800984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85567325">
                <text:p>0.85567325</text:p>
              </table:table-cell>
              <table:table-cell office:value-type="float" office:value="0.898665440000001">
                <text:p>0.89866544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86566427">
                <text:p>0.86566427</text:p>
              </table:table-cell>
              <table:table-cell office:value-type="float" office:value="0.909321040000001">
                <text:p>0.90932104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87565529">
                <text:p>0.87565529</text:p>
              </table:table-cell>
              <table:table-cell office:value-type="float" office:value="0.919976640000001">
                <text:p>0.91997664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88564631">
                <text:p>0.88564631</text:p>
              </table:table-cell>
              <table:table-cell office:value-type="float" office:value="0.930632240000001">
                <text:p>0.93063224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89563733">
                <text:p>0.89563733</text:p>
              </table:table-cell>
              <table:table-cell office:value-type="float" office:value="0.941287840000001">
                <text:p>0.94128784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90562835">
                <text:p>0.90562835</text:p>
              </table:table-cell>
              <table:table-cell office:value-type="float" office:value="0.951943440000001">
                <text:p>0.95194344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91561937">
                <text:p>0.91561937</text:p>
              </table:table-cell>
              <table:table-cell office:value-type="float" office:value="0.962599040000001">
                <text:p>0.96259904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925610390000001">
                <text:p>0.925610390000001</text:p>
              </table:table-cell>
              <table:table-cell office:value-type="float" office:value="0.973254640000001">
                <text:p>0.97325464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935601410000001">
                <text:p>0.935601410000001</text:p>
              </table:table-cell>
              <table:table-cell office:value-type="float" office:value="0.983910240000001">
                <text:p>0.98391024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945592430000001">
                <text:p>0.945592430000001</text:p>
              </table:table-cell>
              <table:table-cell office:value-type="float" office:value="0.994565840000001">
                <text:p>0.99456584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55583450000001">
                <text:p>0.955583450000001</text:p>
              </table:table-cell>
              <table:table-cell office:value-type="float" office:value="1.00522144">
                <text:p>1.00522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965574470000001">
                <text:p>0.965574470000001</text:p>
              </table:table-cell>
              <table:table-cell office:value-type="float" office:value="1.01587704">
                <text:p>1.01587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975565490000001">
                <text:p>0.975565490000001</text:p>
              </table:table-cell>
              <table:table-cell office:value-type="float" office:value="1.02653264">
                <text:p>1.026532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985556510000001">
                <text:p>0.985556510000001</text:p>
              </table:table-cell>
              <table:table-cell office:value-type="float" office:value="1.03718824">
                <text:p>1.037188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995547530000001">
                <text:p>0.995547530000001</text:p>
              </table:table-cell>
              <table:table-cell office:value-type="float" office:value="1.04784384">
                <text:p>1.047843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00553855">
                <text:p>1.00553855</text:p>
              </table:table-cell>
              <table:table-cell office:value-type="float" office:value="1.05849944">
                <text:p>1.058499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35" chart:maximum="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D29:baseline.D37" chart:error-lower-range="baseline.D29:baseline.D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D29:baseline.D37" chart:error-lower-range="baseline.D29:baseline.D37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baseline.K29:baseline.K37" chart:error-lower-range="baseline.K29:baseline.K3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baseline.K29:baseline.K37" chart:error-lower-range="baseline.K29:baseline.K3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6cm" svg:height="7.403cm" xlink:href=".." xlink:type="simple" chart:class="chart:line" chart:style-name="ch1">
        <chart:plot-area chart:style-name="ch2" table:cell-range-address="baseline.C29:baseline.C37 baseline.J29:baseline.J37" svg:x="1.418cm" svg:y="0.148cm" svg:width="11.479cm" svg:height="7.107cm">
          <chartooo:coordinate-region svg:x="2.33cm" svg:y="0.347cm" svg:width="10.473cm" svg:height="6.261cm"/>
          <chart:axis chart:dimension="x" chart:name="primary-x" chart:style-name="ch3"/>
          <chart:axis chart:dimension="y" chart:name="primary-y" chart:style-name="ch4">
            <chart:title svg:x="0.451cm" svg:y="4.981cm" chart:style-name="ch5">
              <text:p>efficiency %</text:p>
            </chart:title>
            <chart:grid chart:style-name="ch6" chart:class="major"/>
          </chart:axis>
          <chart:series chart:style-name="ch7" chart:values-cell-range-address="baseline.C29:baseline.C37" chart:class="chart:line">
            <chart:error-indicator chart:style-name="ch8" chart:dimension="y"/>
            <chart:data-point chart:repeated="9"/>
          </chart:series>
          <chart:series chart:style-name="ch9" chart:values-cell-range-address="baseline.J29:baseline.J37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141">
                <text:p>50.141</text:p>
                <draw:g>
                  <svg:desc>baseline.C29:baseline.C37</svg:desc>
                </draw:g>
              </table:table-cell>
              <table:table-cell office:value-type="float" office:value="0.0942469">
                <text:p>0.0942469</text:p>
                <draw:g>
                  <svg:desc>baseline.D29:baseline.D37</svg:desc>
                </draw:g>
              </table:table-cell>
              <table:table-cell office:value-type="float" office:value="0.0942469">
                <text:p>0.0942469</text:p>
                <draw:g>
                  <svg:desc>baseline.D29:baseline.D37</svg:desc>
                </draw:g>
              </table:table-cell>
              <table:table-cell office:value-type="float" office:value="40.3481">
                <text:p>40.3481</text:p>
                <draw:g>
                  <svg:desc>baseline.J29:baseline.J37</svg:desc>
                </draw:g>
              </table:table-cell>
              <table:table-cell office:value-type="float" office:value="0.0891143">
                <text:p>0.0891143</text:p>
                <draw:g>
                  <svg:desc>baseline.K29:baseline.K37</svg:desc>
                </draw:g>
              </table:table-cell>
              <table:table-cell office:value-type="float" office:value="0.0891143">
                <text:p>0.0891143</text:p>
                <draw:g>
                  <svg:desc>baseline.K29:baseline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4954">
                <text:p>50.4954</text:p>
              </table:table-cell>
              <table:table-cell office:value-type="float" office:value="0.0632867">
                <text:p>0.0632867</text:p>
              </table:table-cell>
              <table:table-cell office:value-type="float" office:value="0.0632867">
                <text:p>0.0632867</text:p>
              </table:table-cell>
              <table:table-cell office:value-type="float" office:value="40.7647">
                <text:p>40.7647</text:p>
              </table:table-cell>
              <table:table-cell office:value-type="float" office:value="0.059991">
                <text:p>0.059991</text:p>
              </table:table-cell>
              <table:table-cell office:value-type="float" office:value="0.059991">
                <text:p>0.059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6325">
                <text:p>48.6325</text:p>
              </table:table-cell>
              <table:table-cell office:value-type="float" office:value="0.119025">
                <text:p>0.119025</text:p>
              </table:table-cell>
              <table:table-cell office:value-type="float" office:value="0.119025">
                <text:p>0.119025</text:p>
              </table:table-cell>
              <table:table-cell office:value-type="float" office:value="38.1596">
                <text:p>38.1596</text:p>
              </table:table-cell>
              <table:table-cell office:value-type="float" office:value="0.110805">
                <text:p>0.110805</text:p>
              </table:table-cell>
              <table:table-cell office:value-type="float" office:value="0.110805">
                <text:p>0.110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8121">
                <text:p>46.8121</text:p>
              </table:table-cell>
              <table:table-cell office:value-type="float" office:value="0.220819">
                <text:p>0.220819</text:p>
              </table:table-cell>
              <table:table-cell office:value-type="float" office:value="0.220819">
                <text:p>0.220819</text:p>
              </table:table-cell>
              <table:table-cell office:value-type="float" office:value="36.8151">
                <text:p>36.8151</text:p>
              </table:table-cell>
              <table:table-cell office:value-type="float" office:value="0.225362">
                <text:p>0.225362</text:p>
              </table:table-cell>
              <table:table-cell office:value-type="float" office:value="0.225362">
                <text:p>0.225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0536">
                <text:p>51.0536</text:p>
              </table:table-cell>
              <table:table-cell office:value-type="float" office:value="0.290956">
                <text:p>0.290956</text:p>
              </table:table-cell>
              <table:table-cell office:value-type="float" office:value="0.290956">
                <text:p>0.290956</text:p>
              </table:table-cell>
              <table:table-cell office:value-type="float" office:value="41.0437">
                <text:p>41.0437</text:p>
              </table:table-cell>
              <table:table-cell office:value-type="float" office:value="0.308701">
                <text:p>0.308701</text:p>
              </table:table-cell>
              <table:table-cell office:value-type="float" office:value="0.308701">
                <text:p>0.308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289">
                <text:p>51.289</text:p>
              </table:table-cell>
              <table:table-cell office:value-type="float" office:value="0.313489">
                <text:p>0.313489</text:p>
              </table:table-cell>
              <table:table-cell office:value-type="float" office:value="0.313489">
                <text:p>0.313489</text:p>
              </table:table-cell>
              <table:table-cell office:value-type="float" office:value="41.6184">
                <text:p>41.6184</text:p>
              </table:table-cell>
              <table:table-cell office:value-type="float" office:value="0.329452">
                <text:p>0.329452</text:p>
              </table:table-cell>
              <table:table-cell office:value-type="float" office:value="0.329452">
                <text:p>0.329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9492">
                <text:p>52.9492</text:p>
              </table:table-cell>
              <table:table-cell office:value-type="float" office:value="0.147322">
                <text:p>0.147322</text:p>
              </table:table-cell>
              <table:table-cell office:value-type="float" office:value="0.147322">
                <text:p>0.147322</text:p>
              </table:table-cell>
              <table:table-cell office:value-type="float" office:value="43.3869">
                <text:p>43.3869</text:p>
              </table:table-cell>
              <table:table-cell office:value-type="float" office:value="0.158682">
                <text:p>0.158682</text:p>
              </table:table-cell>
              <table:table-cell office:value-type="float" office:value="0.158682">
                <text:p>0.158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0219">
                <text:p>51.0219</text:p>
              </table:table-cell>
              <table:table-cell office:value-type="float" office:value="0.112278">
                <text:p>0.112278</text:p>
              </table:table-cell>
              <table:table-cell office:value-type="float" office:value="0.112278">
                <text:p>0.112278</text:p>
              </table:table-cell>
              <table:table-cell office:value-type="float" office:value="43.3869">
                <text:p>43.3869</text:p>
              </table:table-cell>
              <table:table-cell office:value-type="float" office:value="0.158682">
                <text:p>0.158682</text:p>
              </table:table-cell>
              <table:table-cell office:value-type="float" office:value="0.158682">
                <text:p>0.1586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25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F29:baseline.F37" chart:error-lower-range="baseline.F29:baseline.F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F29:baseline.F37" chart:error-lower-range="baseline.F29:baseline.F37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baseline.M29:baseline.M37" chart:error-lower-range="baseline.M29:baseline.M3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baseline.M29:baseline.M37" chart:error-lower-range="baseline.M29:baseline.M3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cm" svg:height="7.256cm" xlink:href=".." xlink:type="simple" chart:class="chart:line" chart:style-name="ch1">
        <chart:plot-area chart:style-name="ch2" table:cell-range-address="baseline.E29:baseline.E37 baseline.L29:baseline.L37" svg:x="1.413cm" svg:y="0.145cm" svg:width="11.229cm" svg:height="6.966cm">
          <chartooo:coordinate-region svg:x="2.325cm" svg:y="0.344cm" svg:width="10.223cm" svg:height="6.12cm"/>
          <chart:axis chart:dimension="x" chart:name="primary-x" chart:style-name="ch3"/>
          <chart:axis chart:dimension="y" chart:name="primary-y" chart:style-name="ch4">
            <chart:title svg:x="0.451cm" svg:y="4.617cm" chart:style-name="ch5">
              <text:p>mistag %</text:p>
            </chart:title>
            <chart:grid chart:style-name="ch6" chart:class="major"/>
          </chart:axis>
          <chart:series chart:style-name="ch7" chart:values-cell-range-address="baseline.E29:baseline.E37" chart:class="chart:line">
            <chart:error-indicator chart:style-name="ch8" chart:dimension="y"/>
            <chart:data-point chart:repeated="9"/>
          </chart:series>
          <chart:series chart:style-name="ch9" chart:values-cell-range-address="baseline.L29:baseline.L37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3876">
                <text:p>32.3876</text:p>
                <draw:g>
                  <svg:desc>baseline.E29:baseline.E37</svg:desc>
                </draw:g>
              </table:table-cell>
              <table:table-cell office:value-type="float" office:value="0.124567">
                <text:p>0.124567</text:p>
                <draw:g>
                  <svg:desc>baseline.F29:baseline.F37</svg:desc>
                </draw:g>
              </table:table-cell>
              <table:table-cell office:value-type="float" office:value="0.124567">
                <text:p>0.124567</text:p>
                <draw:g>
                  <svg:desc>baseline.F29:baseline.F37</svg:desc>
                </draw:g>
              </table:table-cell>
              <table:table-cell office:value-type="float" office:value="29.2085">
                <text:p>29.2085</text:p>
                <draw:g>
                  <svg:desc>baseline.L29:baseline.L37</svg:desc>
                </draw:g>
              </table:table-cell>
              <table:table-cell office:value-type="float" office:value="0.147595">
                <text:p>0.147595</text:p>
                <draw:g>
                  <svg:desc>baseline.M29:baseline.M37</svg:desc>
                </draw:g>
              </table:table-cell>
              <table:table-cell office:value-type="float" office:value="0.147595">
                <text:p>0.147595</text:p>
                <draw:g>
                  <svg:desc>baseline.M29:baseline.M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2306">
                <text:p>31.2306</text:p>
              </table:table-cell>
              <table:table-cell office:value-type="float" office:value="0.0825517">
                <text:p>0.0825517</text:p>
              </table:table-cell>
              <table:table-cell office:value-type="float" office:value="0.0825517">
                <text:p>0.0825517</text:p>
              </table:table-cell>
              <table:table-cell office:value-type="float" office:value="28.0981">
                <text:p>28.0981</text:p>
              </table:table-cell>
              <table:table-cell office:value-type="float" office:value="0.0974761">
                <text:p>0.0974761</text:p>
              </table:table-cell>
              <table:table-cell office:value-type="float" office:value="0.0974761">
                <text:p>0.0974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5027">
                <text:p>32.5027</text:p>
              </table:table-cell>
              <table:table-cell office:value-type="float" office:value="0.159945">
                <text:p>0.159945</text:p>
              </table:table-cell>
              <table:table-cell office:value-type="float" office:value="0.159945">
                <text:p>0.159945</text:p>
              </table:table-cell>
              <table:table-cell office:value-type="float" office:value="28.9167">
                <text:p>28.9167</text:p>
              </table:table-cell>
              <table:table-cell office:value-type="float" office:value="0.191769">
                <text:p>0.191769</text:p>
              </table:table-cell>
              <table:table-cell office:value-type="float" office:value="0.191769">
                <text:p>0.191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6224">
                <text:p>31.6224</text:p>
              </table:table-cell>
              <table:table-cell office:value-type="float" office:value="0.300403">
                <text:p>0.300403</text:p>
              </table:table-cell>
              <table:table-cell office:value-type="float" office:value="0.300403">
                <text:p>0.300403</text:p>
              </table:table-cell>
              <table:table-cell office:value-type="float" office:value="28.0494">
                <text:p>28.0494</text:p>
              </table:table-cell>
              <table:table-cell office:value-type="float" office:value="0.31761">
                <text:p>0.31761</text:p>
              </table:table-cell>
              <table:table-cell office:value-type="float" office:value="0.31761">
                <text:p>0.31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2421">
                <text:p>31.2421</text:p>
              </table:table-cell>
              <table:table-cell office:value-type="float" office:value="0.378085">
                <text:p>0.378085</text:p>
              </table:table-cell>
              <table:table-cell office:value-type="float" office:value="0.378085">
                <text:p>0.378085</text:p>
              </table:table-cell>
              <table:table-cell office:value-type="float" office:value="27.9642">
                <text:p>27.9642</text:p>
              </table:table-cell>
              <table:table-cell office:value-type="float" office:value="0.444911">
                <text:p>0.444911</text:p>
              </table:table-cell>
              <table:table-cell office:value-type="float" office:value="0.444911">
                <text:p>0.444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5052">
                <text:p>30.5052</text:p>
              </table:table-cell>
              <table:table-cell office:value-type="float" office:value="0.405992">
                <text:p>0.405992</text:p>
              </table:table-cell>
              <table:table-cell office:value-type="float" office:value="0.405992">
                <text:p>0.405992</text:p>
              </table:table-cell>
              <table:table-cell office:value-type="float" office:value="26.9361">
                <text:p>26.9361</text:p>
              </table:table-cell>
              <table:table-cell office:value-type="float" office:value="0.458426">
                <text:p>0.458426</text:p>
              </table:table-cell>
              <table:table-cell office:value-type="float" office:value="0.458426">
                <text:p>0.458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4433">
                <text:p>30.4433</text:p>
              </table:table-cell>
              <table:table-cell office:value-type="float" office:value="0.185894">
                <text:p>0.185894</text:p>
              </table:table-cell>
              <table:table-cell office:value-type="float" office:value="0.185894">
                <text:p>0.185894</text:p>
              </table:table-cell>
              <table:table-cell office:value-type="float" office:value="27.3092">
                <text:p>27.3092</text:p>
              </table:table-cell>
              <table:table-cell office:value-type="float" office:value="0.222315">
                <text:p>0.222315</text:p>
              </table:table-cell>
              <table:table-cell office:value-type="float" office:value="0.222315">
                <text:p>0.222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7808">
                <text:p>30.7808</text:p>
              </table:table-cell>
              <table:table-cell office:value-type="float" office:value="0.170743">
                <text:p>0.170743</text:p>
              </table:table-cell>
              <table:table-cell office:value-type="float" office:value="0.170743">
                <text:p>0.170743</text:p>
              </table:table-cell>
              <table:table-cell office:value-type="float" office:value="27.3092">
                <text:p>27.3092</text:p>
              </table:table-cell>
              <table:table-cell office:value-type="float" office:value="0.222315">
                <text:p>0.222315</text:p>
              </table:table-cell>
              <table:table-cell office:value-type="float" office:value="0.222315">
                <text:p>0.2223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H29:baseline.H37" chart:error-lower-range="baseline.H29:baseline.H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H29:baseline.H37" chart:error-lower-range="baseline.H29:baseline.H37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baseline.O29:baseline.O37" chart:error-lower-range="baseline.O29:baseline.O3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baseline.O29:baseline.O37" chart:error-lower-range="baseline.O29:baseline.O3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66cm" svg:height="7.237cm" xlink:href=".." xlink:type="simple" chart:class="chart:line" chart:style-name="ch1">
        <chart:plot-area chart:style-name="ch2" table:cell-range-address="baseline.G29:baseline.G37 baseline.N29:baseline.N37" svg:x="1.412cm" svg:y="0.144cm" svg:width="11.197cm" svg:height="6.949cm">
          <chartooo:coordinate-region svg:x="2.139cm" svg:y="0.344cm" svg:width="10.191cm" svg:height="6.102cm"/>
          <chart:axis chart:dimension="x" chart:name="primary-x" chart:style-name="ch3"/>
          <chart:axis chart:dimension="y" chart:name="primary-y" chart:style-name="ch4">
            <chart:title svg:x="0.451cm" svg:y="4.554cm" chart:style-name="ch5">
              <text:p>power %</text:p>
            </chart:title>
            <chart:grid chart:style-name="ch6" chart:class="major"/>
          </chart:axis>
          <chart:series chart:style-name="ch7" chart:values-cell-range-address="baseline.G29:baseline.G37" chart:class="chart:line">
            <chart:error-indicator chart:style-name="ch8" chart:dimension="y"/>
            <chart:data-point chart:repeated="9"/>
          </chart:series>
          <chart:series chart:style-name="ch9" chart:values-cell-range-address="baseline.N29:baseline.N37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2142">
                <text:p>6.22142</text:p>
                <draw:g>
                  <svg:desc>baseline.G29:baseline.G37</svg:desc>
                </draw:g>
              </table:table-cell>
              <table:table-cell office:value-type="float" office:value="0.0887782">
                <text:p>0.0887782</text:p>
                <draw:g>
                  <svg:desc>baseline.H29:baseline.H37</svg:desc>
                </draw:g>
              </table:table-cell>
              <table:table-cell office:value-type="float" office:value="0.0887782">
                <text:p>0.0887782</text:p>
                <draw:g>
                  <svg:desc>baseline.H29:baseline.H37</svg:desc>
                </draw:g>
              </table:table-cell>
              <table:table-cell office:value-type="float" office:value="6.97678">
                <text:p>6.97678</text:p>
                <draw:g>
                  <svg:desc>baseline.N29:baseline.N37</svg:desc>
                </draw:g>
              </table:table-cell>
              <table:table-cell office:value-type="float" office:value="0.100245">
                <text:p>0.100245</text:p>
                <draw:g>
                  <svg:desc>baseline.O29:baseline.O37</svg:desc>
                </draw:g>
              </table:table-cell>
              <table:table-cell office:value-type="float" office:value="0.100245">
                <text:p>0.100245</text:p>
                <draw:g>
                  <svg:desc>baseline.O29:baseline.O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1558">
                <text:p>7.11558</text:p>
              </table:table-cell>
              <table:table-cell office:value-type="float" office:value="0.0632239">
                <text:p>0.0632239</text:p>
              </table:table-cell>
              <table:table-cell office:value-type="float" office:value="0.0632239">
                <text:p>0.0632239</text:p>
              </table:table-cell>
              <table:table-cell office:value-type="float" office:value="7.8218">
                <text:p>7.8218</text:p>
              </table:table-cell>
              <table:table-cell office:value-type="float" office:value="0.0705682">
                <text:p>0.0705682</text:p>
              </table:table-cell>
              <table:table-cell office:value-type="float" office:value="0.0705682">
                <text:p>0.0705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5563">
                <text:p>5.95563</text:p>
              </table:table-cell>
              <table:table-cell office:value-type="float" office:value="0.109854">
                <text:p>0.109854</text:p>
              </table:table-cell>
              <table:table-cell office:value-type="float" office:value="0.109854">
                <text:p>0.109854</text:p>
              </table:table-cell>
              <table:table-cell office:value-type="float" office:value="6.78484">
                <text:p>6.78484</text:p>
              </table:table-cell>
              <table:table-cell office:value-type="float" office:value="0.12499">
                <text:p>0.12499</text:p>
              </table:table-cell>
              <table:table-cell office:value-type="float" office:value="0.12499">
                <text:p>0.12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2407">
                <text:p>6.32407</text:p>
              </table:table-cell>
              <table:table-cell office:value-type="float" office:value="0.200268">
                <text:p>0.200268</text:p>
              </table:table-cell>
              <table:table-cell office:value-type="float" office:value="0.200268">
                <text:p>0.200268</text:p>
              </table:table-cell>
              <table:table-cell office:value-type="float" office:value="7.09544">
                <text:p>7.09544</text:p>
              </table:table-cell>
              <table:table-cell office:value-type="float" office:value="0.204756">
                <text:p>0.204756</text:p>
              </table:table-cell>
              <table:table-cell office:value-type="float" office:value="0.204756">
                <text:p>0.204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8547">
                <text:p>7.18547</text:p>
              </table:table-cell>
              <table:table-cell office:value-type="float" office:value="0.28266">
                <text:p>0.28266</text:p>
              </table:table-cell>
              <table:table-cell office:value-type="float" office:value="0.28266">
                <text:p>0.28266</text:p>
              </table:table-cell>
              <table:table-cell office:value-type="float" office:value="7.97191">
                <text:p>7.97191</text:p>
              </table:table-cell>
              <table:table-cell office:value-type="float" office:value="0.311654">
                <text:p>0.311654</text:p>
              </table:table-cell>
              <table:table-cell office:value-type="float" office:value="0.311654">
                <text:p>0.311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9687">
                <text:p>7.79687</text:p>
              </table:table-cell>
              <table:table-cell office:value-type="float" office:value="0.316195">
                <text:p>0.316195</text:p>
              </table:table-cell>
              <table:table-cell office:value-type="float" office:value="0.316195">
                <text:p>0.316195</text:p>
              </table:table-cell>
              <table:table-cell office:value-type="float" office:value="8.85547">
                <text:p>8.85547</text:p>
              </table:table-cell>
              <table:table-cell office:value-type="float" office:value="0.341978">
                <text:p>0.341978</text:p>
              </table:table-cell>
              <table:table-cell office:value-type="float" office:value="0.341978">
                <text:p>0.341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10049">
                <text:p>8.10049</text:p>
              </table:table-cell>
              <table:table-cell office:value-type="float" office:value="0.150175">
                <text:p>0.150175</text:p>
              </table:table-cell>
              <table:table-cell office:value-type="float" office:value="0.150175">
                <text:p>0.150175</text:p>
              </table:table-cell>
              <table:table-cell office:value-type="float" office:value="8.93549">
                <text:p>8.93549</text:p>
              </table:table-cell>
              <table:table-cell office:value-type="float" office:value="0.168791">
                <text:p>0.168791</text:p>
              </table:table-cell>
              <table:table-cell office:value-type="float" office:value="0.168791">
                <text:p>0.168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3852">
                <text:p>7.53852</text:p>
              </table:table-cell>
              <table:table-cell office:value-type="float" office:value="0.12668">
                <text:p>0.12668</text:p>
              </table:table-cell>
              <table:table-cell office:value-type="float" office:value="0.12668">
                <text:p>0.12668</text:p>
              </table:table-cell>
              <table:table-cell office:value-type="float" office:value="8.93549">
                <text:p>8.93549</text:p>
              </table:table-cell>
              <table:table-cell office:value-type="float" office:value="0.168791">
                <text:p>0.168791</text:p>
              </table:table-cell>
              <table:table-cell office:value-type="float" office:value="0.168791">
                <text:p>0.1687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baseline.D2:baseline.D10" chart:error-lower-range="baseline.D2:baseline.D10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40" chart:maximum="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D2:baseline.D10" chart:error-lower-range="baseline.D2:baseline.D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D2:baseline.D10" chart:error-lower-range="baseline.D2:baseline.D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cm" svg:height="7.403cm" xlink:href=".." xlink:type="simple" chart:class="chart:line" chart:style-name="ch1">
        <chart:plot-area chart:style-name="ch2" table:cell-range-address="baseline.C2:baseline.C10" svg:x="1.418cm" svg:y="0.148cm" svg:width="11.479cm" svg:height="7.107cm">
          <chartooo:coordinate-region svg:x="2.33cm" svg:y="0.148cm" svg:width="10.473cm" svg:height="6.46cm"/>
          <chart:axis chart:dimension="x" chart:name="primary-x" chart:style-name="ch3"/>
          <chart:axis chart:dimension="y" chart:name="primary-y" chart:style-name="ch4">
            <chart:title svg:x="0.451cm" svg:y="4.981cm" chart:style-name="ch5">
              <text:p>efficiency %</text:p>
            </chart:title>
            <chart:grid chart:style-name="ch6" chart:class="major"/>
          </chart:axis>
          <chart:series chart:style-name="ch7" chart:values-cell-range-address="baseline.C2:baseline.C10" chart:class="chart:line">
            <chart:error-indicator chart:style-name="ch8" chart:dimension="y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1988">
                <text:p>47.1988</text:p>
                <draw:g>
                  <svg:desc>baseline.C2:baseline.C10</svg:desc>
                </draw:g>
              </table:table-cell>
              <table:table-cell office:value-type="float" office:value="0.0822263">
                <text:p>0.0822263</text:p>
                <draw:g>
                  <svg:desc>baseline.D2:baseline.D10</svg:desc>
                </draw:g>
              </table:table-cell>
              <table:table-cell office:value-type="float" office:value="0.0822263">
                <text:p>0.0822263</text:p>
                <draw:g>
                  <svg:desc>baseline.D2:baseline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8936">
                <text:p>44.8936</text:p>
              </table:table-cell>
              <table:table-cell office:value-type="float" office:value="0.122432">
                <text:p>0.122432</text:p>
              </table:table-cell>
              <table:table-cell office:value-type="float" office:value="0.122432">
                <text:p>0.122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7634">
                <text:p>45.7634</text:p>
              </table:table-cell>
              <table:table-cell office:value-type="float" office:value="0.142473">
                <text:p>0.142473</text:p>
              </table:table-cell>
              <table:table-cell office:value-type="float" office:value="0.142473">
                <text:p>0.14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4499">
                <text:p>48.4499</text:p>
              </table:table-cell>
              <table:table-cell office:value-type="float" office:value="0.239141">
                <text:p>0.239141</text:p>
              </table:table-cell>
              <table:table-cell office:value-type="float" office:value="0.239141">
                <text:p>0.239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1898">
                <text:p>48.1898</text:p>
              </table:table-cell>
              <table:table-cell office:value-type="float" office:value="0.351745">
                <text:p>0.351745</text:p>
              </table:table-cell>
              <table:table-cell office:value-type="float" office:value="0.351745">
                <text:p>0.351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053">
                <text:p>45.053</text:p>
              </table:table-cell>
              <table:table-cell office:value-type="float" office:value="0.24572">
                <text:p>0.24572</text:p>
              </table:table-cell>
              <table:table-cell office:value-type="float" office:value="0.24572">
                <text:p>0.24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2807">
                <text:p>43.2807</text:p>
              </table:table-cell>
              <table:table-cell office:value-type="float" office:value="0.229519">
                <text:p>0.229519</text:p>
              </table:table-cell>
              <table:table-cell office:value-type="float" office:value="0.229519">
                <text:p>0.229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7584">
                <text:p>45.7584</text:p>
              </table:table-cell>
              <table:table-cell office:value-type="float" office:value="0.131349">
                <text:p>0.131349</text:p>
              </table:table-cell>
              <table:table-cell office:value-type="float" office:value="0.131349">
                <text:p>0.1313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baseline.F2:baseline.F10" chart:error-lower-range="baseline.F2:baseline.F10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25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F2:baseline.F10" chart:error-lower-range="baseline.F2:baseline.F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F2:baseline.F10" chart:error-lower-range="baseline.F2:baseline.F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cm" svg:height="7.256cm" xlink:href=".." xlink:type="simple" chart:class="chart:line" chart:style-name="ch1">
        <chart:plot-area chart:style-name="ch2" table:cell-range-address="baseline.E2:baseline.E10" svg:x="1.413cm" svg:y="0.145cm" svg:width="11.229cm" svg:height="6.966cm">
          <chartooo:coordinate-region svg:x="2.325cm" svg:y="0.344cm" svg:width="10.223cm" svg:height="6.12cm"/>
          <chart:axis chart:dimension="x" chart:name="primary-x" chart:style-name="ch3"/>
          <chart:axis chart:dimension="y" chart:name="primary-y" chart:style-name="ch4">
            <chart:title svg:x="0.451cm" svg:y="4.617cm" chart:style-name="ch5">
              <text:p>mistag %</text:p>
            </chart:title>
            <chart:grid chart:style-name="ch6" chart:class="major"/>
          </chart:axis>
          <chart:series chart:style-name="ch7" chart:values-cell-range-address="baseline.E2:baseline.E10" chart:class="chart:line">
            <chart:error-indicator chart:style-name="ch8" chart:dimension="y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4442">
                <text:p>31.4442</text:p>
                <draw:g>
                  <svg:desc>baseline.E2:baseline.E10</svg:desc>
                </draw:g>
              </table:table-cell>
              <table:table-cell office:value-type="float" office:value="0.111314">
                <text:p>0.111314</text:p>
                <draw:g>
                  <svg:desc>baseline.F2:baseline.F10</svg:desc>
                </draw:g>
              </table:table-cell>
              <table:table-cell office:value-type="float" office:value="0.111314">
                <text:p>0.111314</text:p>
                <draw:g>
                  <svg:desc>baseline.F2:baseline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4">
                <text:p>32.4</text:p>
              </table:table-cell>
              <table:table-cell office:value-type="float" office:value="0.17189">
                <text:p>0.17189</text:p>
              </table:table-cell>
              <table:table-cell office:value-type="float" office:value="0.17189">
                <text:p>0.17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1044">
                <text:p>31.1044</text:p>
              </table:table-cell>
              <table:table-cell office:value-type="float" office:value="0.195693">
                <text:p>0.195693</text:p>
              </table:table-cell>
              <table:table-cell office:value-type="float" office:value="0.195693">
                <text:p>0.195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3155">
                <text:p>30.3155</text:p>
              </table:table-cell>
              <table:table-cell office:value-type="float" office:value="0.312644">
                <text:p>0.312644</text:p>
              </table:table-cell>
              <table:table-cell office:value-type="float" office:value="0.312644">
                <text:p>0.312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0462">
                <text:p>31.0462</text:p>
              </table:table-cell>
              <table:table-cell office:value-type="float" office:value="0.482011">
                <text:p>0.482011</text:p>
              </table:table-cell>
              <table:table-cell office:value-type="float" office:value="0.482011">
                <text:p>0.482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4284">
                <text:p>30.4284</text:p>
              </table:table-cell>
              <table:table-cell office:value-type="float" office:value="0.34238">
                <text:p>0.34238</text:p>
              </table:table-cell>
              <table:table-cell office:value-type="float" office:value="0.34238">
                <text:p>0.34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4372">
                <text:p>31.4372</text:p>
              </table:table-cell>
              <table:table-cell office:value-type="float" office:value="0.354667">
                <text:p>0.354667</text:p>
              </table:table-cell>
              <table:table-cell office:value-type="float" office:value="0.354667">
                <text:p>0.354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7272">
                <text:p>30.7272</text:p>
              </table:table-cell>
              <table:table-cell office:value-type="float" office:value="0.181272">
                <text:p>0.181272</text:p>
              </table:table-cell>
              <table:table-cell office:value-type="float" office:value="0.181272">
                <text:p>0.1812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baseline.H2:baseline.H10" chart:error-lower-range="baseline.H2:baseline.H10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baseline.H2:baseline.H10" chart:error-lower-range="baseline.H2:baseline.H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baseline.H2:baseline.H10" chart:error-lower-range="baseline.H2:baseline.H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66cm" svg:height="7.237cm" xlink:href=".." xlink:type="simple" chart:class="chart:line" chart:style-name="ch1">
        <chart:plot-area chart:style-name="ch2" table:cell-range-address="baseline.G2:baseline.G10" svg:x="1.412cm" svg:y="0.144cm" svg:width="11.197cm" svg:height="6.949cm">
          <chartooo:coordinate-region svg:x="2.139cm" svg:y="0.343cm" svg:width="10.376cm" svg:height="6.103cm"/>
          <chart:axis chart:dimension="x" chart:name="primary-x" chart:style-name="ch3"/>
          <chart:axis chart:dimension="y" chart:name="primary-y" chart:style-name="ch4">
            <chart:title svg:x="0.451cm" svg:y="4.554cm" chart:style-name="ch5">
              <text:p>power %</text:p>
            </chart:title>
            <chart:grid chart:style-name="ch6" chart:class="major"/>
          </chart:axis>
          <chart:series chart:style-name="ch7" chart:values-cell-range-address="baseline.G2:baseline.G10" chart:class="chart:line">
            <chart:error-indicator chart:style-name="ch8" chart:dimension="y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0053">
                <text:p>6.50053</text:p>
                <draw:g>
                  <svg:desc>baseline.G2:baseline.G10</svg:desc>
                </draw:g>
              </table:table-cell>
              <table:table-cell office:value-type="float" office:value="0.0788099">
                <text:p>0.0788099</text:p>
                <draw:g>
                  <svg:desc>baseline.H2:baseline.H10</svg:desc>
                </draw:g>
              </table:table-cell>
              <table:table-cell office:value-type="float" office:value="0.0788099">
                <text:p>0.0788099</text:p>
                <draw:g>
                  <svg:desc>baseline.H2:baseline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8137">
                <text:p>5.58137</text:p>
              </table:table-cell>
              <table:table-cell office:value-type="float" office:value="0.109896">
                <text:p>0.109896</text:p>
              </table:table-cell>
              <table:table-cell office:value-type="float" office:value="0.109896">
                <text:p>0.109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3585">
                <text:p>6.53585</text:p>
              </table:table-cell>
              <table:table-cell office:value-type="float" office:value="0.136898">
                <text:p>0.136898</text:p>
              </table:table-cell>
              <table:table-cell office:value-type="float" office:value="0.136898">
                <text:p>0.136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0935">
                <text:p>7.50935</text:p>
              </table:table-cell>
              <table:table-cell office:value-type="float" office:value="0.232636">
                <text:p>0.232636</text:p>
              </table:table-cell>
              <table:table-cell office:value-type="float" office:value="0.232636">
                <text:p>0.232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2478">
                <text:p>6.92478</text:p>
              </table:table-cell>
              <table:table-cell office:value-type="float" office:value="0.338748">
                <text:p>0.338748</text:p>
              </table:table-cell>
              <table:table-cell office:value-type="float" office:value="0.338748">
                <text:p>0.338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0299">
                <text:p>6.90299</text:p>
              </table:table-cell>
              <table:table-cell office:value-type="float" office:value="0.233341">
                <text:p>0.233341</text:p>
              </table:table-cell>
              <table:table-cell office:value-type="float" office:value="0.233341">
                <text:p>0.233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6542">
                <text:p>5.96542</text:p>
              </table:table-cell>
              <table:table-cell office:value-type="float" office:value="0.215947">
                <text:p>0.215947</text:p>
              </table:table-cell>
              <table:table-cell office:value-type="float" office:value="0.215947">
                <text:p>0.215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9859">
                <text:p>6.79859</text:p>
              </table:table-cell>
              <table:table-cell office:value-type="float" office:value="0.124509">
                <text:p>0.124509</text:p>
              </table:table-cell>
              <table:table-cell office:value-type="float" office:value="0.124509">
                <text:p>0.1245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3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minimum="0" chart:maximum="0.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8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8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1" style:family="chart" style:data-style-name="N138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52cm" svg:height="13.81cm" xlink:href=".." xlink:type="simple" chart:class="chart:scatter" chart:style-name="ch1">
        <chart:title svg:x="11.716cm" svg:y="0.412cm" chart:style-name="ch2">
          <text:p>2018</text:p>
        </chart:title>
        <chart:legend chart:legend-position="end" svg:x="22.494cm" svg:y="6.357cm" style:legend-expansion="high" chart:style-name="ch3"/>
        <chart:plot-area chart:style-name="ch4" table:cell-range-address="'bs-bu systematics'.A10:'bs-bu systematics'.B110 'bs-bu systematics'.B9:'bs-bu systematics'.B9 'bs-bu systematics'.D9:'bs-bu systematics'.D110" chart:data-source-has-labels="row" svg:x="1.502cm" svg:y="1.467cm" svg:width="20.501cm" svg:height="11.086cm">
          <chartooo:coordinate-region svg:x="2.6cm" svg:y="1.666cm" svg:width="19.403cm" svg:height="10.24cm"/>
          <chart:axis chart:dimension="x" chart:name="primary-x" chart:style-name="ch5">
            <chart:title svg:x="11.364cm" svg:y="12.829cm" chart:style-name="ch6">
              <text:p>pred</text:p>
            </chart:title>
            <chart:grid chart:style-name="ch7" chart:class="major"/>
          </chart:axis>
          <chart:axis chart:dimension="y" chart:name="primary-y" chart:style-name="ch8">
            <chart:title svg:x="0.451cm" svg:y="7.782cm" chart:style-name="ch9">
              <text:p>calibrated</text:p>
            </chart:title>
            <chart:grid chart:style-name="ch7" chart:class="major"/>
          </chart:axis>
          <chart:series chart:style-name="ch10" chart:values-cell-range-address="'bs-bu systematics'.B10:'bs-bu systematics'.B110" chart:label-cell-address="'bs-bu systematics'.B9:'bs-bu systematics'.B9" chart:class="chart:scatter">
            <chart:domain table:cell-range-address="'bs-bu systematics'.A10:'bs-bu systematics'.A110"/>
            <chart:data-point chart:repeated="101"/>
          </chart:series>
          <chart:series chart:style-name="ch11" chart:values-cell-range-address="'bs-bu systematics'.D10:'bs-bu systematics'.D110" chart:label-cell-address="'bs-bu systematics'.D9:'bs-bu systematics'.D9" chart:class="chart:scatte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 bs</text:p>
                <draw:g>
                  <svg:desc>'bs-bu systematics'.B9:'bs-bu systematics'.B9</svg:desc>
                </draw:g>
              </table:table-cell>
              <table:table-cell office:value-type="string">
                <text:p>w bu</text:p>
                <draw:g>
                  <svg:desc>'bs-bu systematics'.D9:'bs-bu systematics'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s-bu systematics'.A10:'bs-bu systematics'.A110</svg:desc>
                </draw:g>
              </table:table-cell>
              <table:table-cell office:value-type="float" office:value="0.0104511">
                <text:p>0.0104511</text:p>
                <draw:g>
                  <svg:desc>'bs-bu systematics'.B10:'bs-bu systematics'.B110</svg:desc>
                </draw:g>
              </table:table-cell>
              <table:table-cell office:value-type="float" office:value="0.001522">
                <text:p>0.001522</text:p>
                <draw:g>
                  <svg:desc>'bs-bu systematics'.D10:'bs-bu systematics'.D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205538">
                <text:p>0.0205538</text:p>
              </table:table-cell>
              <table:table-cell office:value-type="float" office:value="0.0119407">
                <text:p>0.0119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306565">
                <text:p>0.0306565</text:p>
              </table:table-cell>
              <table:table-cell office:value-type="float" office:value="0.0223594">
                <text:p>0.0223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407592">
                <text:p>0.0407592</text:p>
              </table:table-cell>
              <table:table-cell office:value-type="float" office:value="0.0327781">
                <text:p>0.0327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508619">
                <text:p>0.0508619</text:p>
              </table:table-cell>
              <table:table-cell office:value-type="float" office:value="0.0431968">
                <text:p>0.0431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609646">
                <text:p>0.0609646</text:p>
              </table:table-cell>
              <table:table-cell office:value-type="float" office:value="0.0536155">
                <text:p>0.0536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710673">
                <text:p>0.0710673</text:p>
              </table:table-cell>
              <table:table-cell office:value-type="float" office:value="0.0640342">
                <text:p>0.0640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8117">
                <text:p>0.08117</text:p>
              </table:table-cell>
              <table:table-cell office:value-type="float" office:value="0.0744529">
                <text:p>0.0744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912727">
                <text:p>0.0912727</text:p>
              </table:table-cell>
              <table:table-cell office:value-type="float" office:value="0.0848716">
                <text:p>0.0848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1013754">
                <text:p>0.1013754</text:p>
              </table:table-cell>
              <table:table-cell office:value-type="float" office:value="0.0952903">
                <text:p>0.0952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114781">
                <text:p>0.1114781</text:p>
              </table:table-cell>
              <table:table-cell office:value-type="float" office:value="0.105709">
                <text:p>0.105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1215808">
                <text:p>0.1215808</text:p>
              </table:table-cell>
              <table:table-cell office:value-type="float" office:value="0.1161277">
                <text:p>0.1161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1316835">
                <text:p>0.1316835</text:p>
              </table:table-cell>
              <table:table-cell office:value-type="float" office:value="0.1265464">
                <text:p>0.1265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1417862">
                <text:p>0.1417862</text:p>
              </table:table-cell>
              <table:table-cell office:value-type="float" office:value="0.1369651">
                <text:p>0.1369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1518889">
                <text:p>0.1518889</text:p>
              </table:table-cell>
              <table:table-cell office:value-type="float" office:value="0.1473838">
                <text:p>0.14738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1619916">
                <text:p>0.1619916</text:p>
              </table:table-cell>
              <table:table-cell office:value-type="float" office:value="0.1578025">
                <text:p>0.1578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1720943">
                <text:p>0.1720943</text:p>
              </table:table-cell>
              <table:table-cell office:value-type="float" office:value="0.1682212">
                <text:p>0.1682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182197">
                <text:p>0.182197</text:p>
              </table:table-cell>
              <table:table-cell office:value-type="float" office:value="0.1786399">
                <text:p>0.1786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1922997">
                <text:p>0.1922997</text:p>
              </table:table-cell>
              <table:table-cell office:value-type="float" office:value="0.1890586">
                <text:p>0.1890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2024024">
                <text:p>0.2024024</text:p>
              </table:table-cell>
              <table:table-cell office:value-type="float" office:value="0.1994773">
                <text:p>0.19947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2125051">
                <text:p>0.2125051</text:p>
              </table:table-cell>
              <table:table-cell office:value-type="float" office:value="0.209896">
                <text:p>0.2098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2226078">
                <text:p>0.2226078</text:p>
              </table:table-cell>
              <table:table-cell office:value-type="float" office:value="0.2203147">
                <text:p>0.2203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2327105">
                <text:p>0.2327105</text:p>
              </table:table-cell>
              <table:table-cell office:value-type="float" office:value="0.2307334">
                <text:p>0.2307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2428132">
                <text:p>0.2428132</text:p>
              </table:table-cell>
              <table:table-cell office:value-type="float" office:value="0.2411521">
                <text:p>0.2411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2529159">
                <text:p>0.2529159</text:p>
              </table:table-cell>
              <table:table-cell office:value-type="float" office:value="0.2515708">
                <text:p>0.25157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2630186">
                <text:p>0.2630186</text:p>
              </table:table-cell>
              <table:table-cell office:value-type="float" office:value="0.2619895">
                <text:p>0.2619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2731213">
                <text:p>0.2731213</text:p>
              </table:table-cell>
              <table:table-cell office:value-type="float" office:value="0.2724082">
                <text:p>0.2724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283224">
                <text:p>0.283224</text:p>
              </table:table-cell>
              <table:table-cell office:value-type="float" office:value="0.2828269">
                <text:p>0.28282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2933267">
                <text:p>0.2933267</text:p>
              </table:table-cell>
              <table:table-cell office:value-type="float" office:value="0.2932456">
                <text:p>0.2932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3034294">
                <text:p>0.3034294</text:p>
              </table:table-cell>
              <table:table-cell office:value-type="float" office:value="0.3036643">
                <text:p>0.30366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3135321">
                <text:p>0.3135321</text:p>
              </table:table-cell>
              <table:table-cell office:value-type="float" office:value="0.314083">
                <text:p>0.3140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3236348">
                <text:p>0.3236348</text:p>
              </table:table-cell>
              <table:table-cell office:value-type="float" office:value="0.3245017">
                <text:p>0.3245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3337375">
                <text:p>0.3337375</text:p>
              </table:table-cell>
              <table:table-cell office:value-type="float" office:value="0.3349204">
                <text:p>0.3349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3438402">
                <text:p>0.3438402</text:p>
              </table:table-cell>
              <table:table-cell office:value-type="float" office:value="0.3453391">
                <text:p>0.34533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3539429">
                <text:p>0.3539429</text:p>
              </table:table-cell>
              <table:table-cell office:value-type="float" office:value="0.3557578">
                <text:p>0.35575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3640456">
                <text:p>0.3640456</text:p>
              </table:table-cell>
              <table:table-cell office:value-type="float" office:value="0.3661765">
                <text:p>0.3661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3741483">
                <text:p>0.3741483</text:p>
              </table:table-cell>
              <table:table-cell office:value-type="float" office:value="0.3765952">
                <text:p>0.3765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384251">
                <text:p>0.384251</text:p>
              </table:table-cell>
              <table:table-cell office:value-type="float" office:value="0.3870139">
                <text:p>0.3870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3943537">
                <text:p>0.3943537</text:p>
              </table:table-cell>
              <table:table-cell office:value-type="float" office:value="0.3974326">
                <text:p>0.3974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4044564">
                <text:p>0.4044564</text:p>
              </table:table-cell>
              <table:table-cell office:value-type="float" office:value="0.4078513">
                <text:p>0.4078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4145591">
                <text:p>0.4145591</text:p>
              </table:table-cell>
              <table:table-cell office:value-type="float" office:value="0.41827">
                <text:p>0.418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4246618">
                <text:p>0.4246618</text:p>
              </table:table-cell>
              <table:table-cell office:value-type="float" office:value="0.4286887">
                <text:p>0.42868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347645">
                <text:p>0.4347645</text:p>
              </table:table-cell>
              <table:table-cell office:value-type="float" office:value="0.4391074">
                <text:p>0.4391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448672">
                <text:p>0.4448672</text:p>
              </table:table-cell>
              <table:table-cell office:value-type="float" office:value="0.4495261">
                <text:p>0.44952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4549699">
                <text:p>0.4549699</text:p>
              </table:table-cell>
              <table:table-cell office:value-type="float" office:value="0.4599448">
                <text:p>0.4599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4650726">
                <text:p>0.4650726</text:p>
              </table:table-cell>
              <table:table-cell office:value-type="float" office:value="0.4703635">
                <text:p>0.47036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4751753">
                <text:p>0.4751753</text:p>
              </table:table-cell>
              <table:table-cell office:value-type="float" office:value="0.4807822">
                <text:p>0.48078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485278">
                <text:p>0.485278</text:p>
              </table:table-cell>
              <table:table-cell office:value-type="float" office:value="0.4912009">
                <text:p>0.4912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4953807">
                <text:p>0.4953807</text:p>
              </table:table-cell>
              <table:table-cell office:value-type="float" office:value="0.5016196">
                <text:p>0.50161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5054834">
                <text:p>0.5054834</text:p>
              </table:table-cell>
              <table:table-cell office:value-type="float" office:value="0.5120383">
                <text:p>0.51203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155861">
                <text:p>0.5155861</text:p>
              </table:table-cell>
              <table:table-cell office:value-type="float" office:value="0.522457">
                <text:p>0.52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5256888">
                <text:p>0.5256888</text:p>
              </table:table-cell>
              <table:table-cell office:value-type="float" office:value="0.5328757">
                <text:p>0.53287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5357915">
                <text:p>0.5357915</text:p>
              </table:table-cell>
              <table:table-cell office:value-type="float" office:value="0.5432944">
                <text:p>0.5432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5458942">
                <text:p>0.5458942</text:p>
              </table:table-cell>
              <table:table-cell office:value-type="float" office:value="0.5537131">
                <text:p>0.55371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5559969">
                <text:p>0.5559969</text:p>
              </table:table-cell>
              <table:table-cell office:value-type="float" office:value="0.5641318">
                <text:p>0.56413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5660996">
                <text:p>0.5660996</text:p>
              </table:table-cell>
              <table:table-cell office:value-type="float" office:value="0.5745505">
                <text:p>0.5745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5762023">
                <text:p>0.5762023</text:p>
              </table:table-cell>
              <table:table-cell office:value-type="float" office:value="0.5849692">
                <text:p>0.58496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586305">
                <text:p>0.586305</text:p>
              </table:table-cell>
              <table:table-cell office:value-type="float" office:value="0.5953879">
                <text:p>0.59538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5964077">
                <text:p>0.5964077</text:p>
              </table:table-cell>
              <table:table-cell office:value-type="float" office:value="0.6058066">
                <text:p>0.60580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6065104">
                <text:p>0.6065104</text:p>
              </table:table-cell>
              <table:table-cell office:value-type="float" office:value="0.6162253">
                <text:p>0.61622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6166131">
                <text:p>0.6166131</text:p>
              </table:table-cell>
              <table:table-cell office:value-type="float" office:value="0.626644">
                <text:p>0.6266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6267158">
                <text:p>0.6267158</text:p>
              </table:table-cell>
              <table:table-cell office:value-type="float" office:value="0.6370627">
                <text:p>0.63706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6368185">
                <text:p>0.6368185</text:p>
              </table:table-cell>
              <table:table-cell office:value-type="float" office:value="0.6474814">
                <text:p>0.64748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6469212">
                <text:p>0.6469212</text:p>
              </table:table-cell>
              <table:table-cell office:value-type="float" office:value="0.6579001">
                <text:p>0.6579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6570239">
                <text:p>0.6570239</text:p>
              </table:table-cell>
              <table:table-cell office:value-type="float" office:value="0.6683188">
                <text:p>0.66831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6671266">
                <text:p>0.6671266</text:p>
              </table:table-cell>
              <table:table-cell office:value-type="float" office:value="0.6787375">
                <text:p>0.6787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6772293">
                <text:p>0.6772293</text:p>
              </table:table-cell>
              <table:table-cell office:value-type="float" office:value="0.6891562">
                <text:p>0.6891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687332">
                <text:p>0.687332</text:p>
              </table:table-cell>
              <table:table-cell office:value-type="float" office:value="0.6995749">
                <text:p>0.69957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6974347">
                <text:p>0.6974347</text:p>
              </table:table-cell>
              <table:table-cell office:value-type="float" office:value="0.7099936">
                <text:p>0.7099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7075374">
                <text:p>0.7075374</text:p>
              </table:table-cell>
              <table:table-cell office:value-type="float" office:value="0.7204123">
                <text:p>0.72041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7176401">
                <text:p>0.7176401</text:p>
              </table:table-cell>
              <table:table-cell office:value-type="float" office:value="0.730831">
                <text:p>0.730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7277428">
                <text:p>0.7277428</text:p>
              </table:table-cell>
              <table:table-cell office:value-type="float" office:value="0.7412497">
                <text:p>0.74124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7378455">
                <text:p>0.7378455</text:p>
              </table:table-cell>
              <table:table-cell office:value-type="float" office:value="0.7516684">
                <text:p>0.7516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7479482">
                <text:p>0.7479482</text:p>
              </table:table-cell>
              <table:table-cell office:value-type="float" office:value="0.7620871">
                <text:p>0.76208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7580509">
                <text:p>0.7580509</text:p>
              </table:table-cell>
              <table:table-cell office:value-type="float" office:value="0.7725058">
                <text:p>0.77250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768153600000001">
                <text:p>0.768153600000001</text:p>
              </table:table-cell>
              <table:table-cell office:value-type="float" office:value="0.7829245">
                <text:p>0.78292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7782563">
                <text:p>0.7782563</text:p>
              </table:table-cell>
              <table:table-cell office:value-type="float" office:value="0.7933432">
                <text:p>0.79334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788359">
                <text:p>0.788359</text:p>
              </table:table-cell>
              <table:table-cell office:value-type="float" office:value="0.8037619">
                <text:p>0.80376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7984617">
                <text:p>0.7984617</text:p>
              </table:table-cell>
              <table:table-cell office:value-type="float" office:value="0.8141806">
                <text:p>0.81418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8085644">
                <text:p>0.8085644</text:p>
              </table:table-cell>
              <table:table-cell office:value-type="float" office:value="0.824599300000001">
                <text:p>0.8245993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8186671">
                <text:p>0.8186671</text:p>
              </table:table-cell>
              <table:table-cell office:value-type="float" office:value="0.835018">
                <text:p>0.8350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8287698">
                <text:p>0.8287698</text:p>
              </table:table-cell>
              <table:table-cell office:value-type="float" office:value="0.845436700000001">
                <text:p>0.84543670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8388725">
                <text:p>0.8388725</text:p>
              </table:table-cell>
              <table:table-cell office:value-type="float" office:value="0.8558554">
                <text:p>0.85585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8489752">
                <text:p>0.8489752</text:p>
              </table:table-cell>
              <table:table-cell office:value-type="float" office:value="0.8662741">
                <text:p>0.86627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859077900000001">
                <text:p>0.859077900000001</text:p>
              </table:table-cell>
              <table:table-cell office:value-type="float" office:value="0.8766928">
                <text:p>0.87669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869180600000001">
                <text:p>0.869180600000001</text:p>
              </table:table-cell>
              <table:table-cell office:value-type="float" office:value="0.887111500000001">
                <text:p>0.8871115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879283300000001">
                <text:p>0.879283300000001</text:p>
              </table:table-cell>
              <table:table-cell office:value-type="float" office:value="0.897530200000001">
                <text:p>0.8975302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889386000000001">
                <text:p>0.889386000000001</text:p>
              </table:table-cell>
              <table:table-cell office:value-type="float" office:value="0.9079489">
                <text:p>0.90794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899488700000001">
                <text:p>0.899488700000001</text:p>
              </table:table-cell>
              <table:table-cell office:value-type="float" office:value="0.9183676">
                <text:p>0.91836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909591400000001">
                <text:p>0.909591400000001</text:p>
              </table:table-cell>
              <table:table-cell office:value-type="float" office:value="0.928786300000001">
                <text:p>0.9287863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919694100000001">
                <text:p>0.919694100000001</text:p>
              </table:table-cell>
              <table:table-cell office:value-type="float" office:value="0.939205000000001">
                <text:p>0.939205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929796800000001">
                <text:p>0.929796800000001</text:p>
              </table:table-cell>
              <table:table-cell office:value-type="float" office:value="0.949623700000001">
                <text:p>0.9496237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939899500000001">
                <text:p>0.939899500000001</text:p>
              </table:table-cell>
              <table:table-cell office:value-type="float" office:value="0.9600424">
                <text:p>0.96004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950002200000001">
                <text:p>0.950002200000001</text:p>
              </table:table-cell>
              <table:table-cell office:value-type="float" office:value="0.970461100000001">
                <text:p>0.9704611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960104900000001">
                <text:p>0.960104900000001</text:p>
              </table:table-cell>
              <table:table-cell office:value-type="float" office:value="0.980879800000001">
                <text:p>0.9808798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70207600000001">
                <text:p>0.970207600000001</text:p>
              </table:table-cell>
              <table:table-cell office:value-type="float" office:value="0.991298500000001">
                <text:p>0.9912985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980310300000001">
                <text:p>0.980310300000001</text:p>
              </table:table-cell>
              <table:table-cell office:value-type="float" office:value="1.0017172">
                <text:p>1.00171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990413000000001">
                <text:p>0.990413000000001</text:p>
              </table:table-cell>
              <table:table-cell office:value-type="float" office:value="1.0121359">
                <text:p>1.01213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1.0005157">
                <text:p>1.0005157</text:p>
              </table:table-cell>
              <table:table-cell office:value-type="float" office:value="1.0225546">
                <text:p>1.02255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1.0106184">
                <text:p>1.0106184</text:p>
              </table:table-cell>
              <table:table-cell office:value-type="float" office:value="1.0329733">
                <text:p>1.03297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0207211">
                <text:p>1.0207211</text:p>
              </table:table-cell>
              <table:table-cell office:value-type="float" office:value="1.043392">
                <text:p>1.0433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38">
      <style:chart-properties chart:display-label="true" chart:logarithmic="false" chart:origin="0" chart:interval-major="0.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3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ed1c24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21cm" svg:height="13.343cm" xlink:href=".." xlink:type="simple" chart:class="chart:scatter" chart:column-mapping="1 0" chart:style-name="ch1">
        <chart:title svg:x="11.3cm" svg:y="0.402cm" chart:style-name="ch2">
          <text:p>2018</text:p>
        </chart:title>
        <chart:plot-area chart:style-name="ch3" table:cell-range-address="'bs-bu systematics'.D10:'bs-bu systematics'.D110 'bs-bu systematics'.B10:'bs-bu systematics'.B110" svg:x="1.485cm" svg:y="1.447cm" svg:width="21.762cm" svg:height="10.649cm">
          <chartooo:coordinate-region svg:x="2.583cm" svg:y="1.646cm" svg:width="20.24cm" svg:height="9.803cm"/>
          <chart:axis chart:dimension="x" chart:name="primary-x" chart:style-name="ch4">
            <chart:title svg:x="11.965cm" svg:y="12.362cm" chart:style-name="ch5">
              <text:p>w bu</text:p>
            </chart:title>
            <chart:grid chart:style-name="ch6" chart:class="major"/>
          </chart:axis>
          <chart:axis chart:dimension="y" chart:name="primary-y" chart:style-name="ch4">
            <chart:title svg:x="0.451cm" svg:y="7.159cm" chart:style-name="ch7">
              <text:p>w bs</text:p>
            </chart:title>
            <chart:grid chart:style-name="ch6" chart:class="major"/>
          </chart:axis>
          <chart:series chart:style-name="ch8" chart:values-cell-range-address="'bs-bu systematics'.B10:'bs-bu systematics'.B110" chart:class="chart:scatter">
            <chart:domain table:cell-range-address="'bs-bu systematics'.D10:'bs-bu systematics'.D110"/>
            <chart:regression-curve chart:style-name="ch9">
              <chart:equation chart:display-equation="true" chart:display-r-square="false"/>
            </chart:regression-curve>
            <chart:regression-curve chart:style-name="ch10">
              <chart:equation chart:display-equation="true" chart:display-r-square="true"/>
            </chart:regression-curve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522">
                <text:p>0.001522</text:p>
                <draw:g>
                  <svg:desc>'bs-bu systematics'.D10:'bs-bu systematics'.D110</svg:desc>
                </draw:g>
              </table:table-cell>
              <table:table-cell office:value-type="float" office:value="0.0104511">
                <text:p>0.0104511</text:p>
                <draw:g>
                  <svg:desc>'bs-bu systematics'.B10:'bs-bu systematics'.B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9407">
                <text:p>0.0119407</text:p>
              </table:table-cell>
              <table:table-cell office:value-type="float" office:value="0.0205538">
                <text:p>0.0205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3594">
                <text:p>0.0223594</text:p>
              </table:table-cell>
              <table:table-cell office:value-type="float" office:value="0.0306565">
                <text:p>0.0306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27781">
                <text:p>0.0327781</text:p>
              </table:table-cell>
              <table:table-cell office:value-type="float" office:value="0.0407592">
                <text:p>0.0407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31968">
                <text:p>0.0431968</text:p>
              </table:table-cell>
              <table:table-cell office:value-type="float" office:value="0.0508619">
                <text:p>0.0508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36155">
                <text:p>0.0536155</text:p>
              </table:table-cell>
              <table:table-cell office:value-type="float" office:value="0.0609646">
                <text:p>0.0609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40342">
                <text:p>0.0640342</text:p>
              </table:table-cell>
              <table:table-cell office:value-type="float" office:value="0.0710673">
                <text:p>0.0710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44529">
                <text:p>0.0744529</text:p>
              </table:table-cell>
              <table:table-cell office:value-type="float" office:value="0.08117">
                <text:p>0.08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48716">
                <text:p>0.0848716</text:p>
              </table:table-cell>
              <table:table-cell office:value-type="float" office:value="0.0912727">
                <text:p>0.0912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52903">
                <text:p>0.0952903</text:p>
              </table:table-cell>
              <table:table-cell office:value-type="float" office:value="0.1013754">
                <text:p>0.1013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5709">
                <text:p>0.105709</text:p>
              </table:table-cell>
              <table:table-cell office:value-type="float" office:value="0.1114781">
                <text:p>0.1114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61277">
                <text:p>0.1161277</text:p>
              </table:table-cell>
              <table:table-cell office:value-type="float" office:value="0.1215808">
                <text:p>0.1215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65464">
                <text:p>0.1265464</text:p>
              </table:table-cell>
              <table:table-cell office:value-type="float" office:value="0.1316835">
                <text:p>0.1316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69651">
                <text:p>0.1369651</text:p>
              </table:table-cell>
              <table:table-cell office:value-type="float" office:value="0.1417862">
                <text:p>0.1417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73838">
                <text:p>0.1473838</text:p>
              </table:table-cell>
              <table:table-cell office:value-type="float" office:value="0.1518889">
                <text:p>0.151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78025">
                <text:p>0.1578025</text:p>
              </table:table-cell>
              <table:table-cell office:value-type="float" office:value="0.1619916">
                <text:p>0.1619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82212">
                <text:p>0.1682212</text:p>
              </table:table-cell>
              <table:table-cell office:value-type="float" office:value="0.1720943">
                <text:p>0.17209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86399">
                <text:p>0.1786399</text:p>
              </table:table-cell>
              <table:table-cell office:value-type="float" office:value="0.182197">
                <text:p>0.182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90586">
                <text:p>0.1890586</text:p>
              </table:table-cell>
              <table:table-cell office:value-type="float" office:value="0.1922997">
                <text:p>0.1922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94773">
                <text:p>0.1994773</text:p>
              </table:table-cell>
              <table:table-cell office:value-type="float" office:value="0.2024024">
                <text:p>0.20240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9896">
                <text:p>0.209896</text:p>
              </table:table-cell>
              <table:table-cell office:value-type="float" office:value="0.2125051">
                <text:p>0.21250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03147">
                <text:p>0.2203147</text:p>
              </table:table-cell>
              <table:table-cell office:value-type="float" office:value="0.2226078">
                <text:p>0.2226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07334">
                <text:p>0.2307334</text:p>
              </table:table-cell>
              <table:table-cell office:value-type="float" office:value="0.2327105">
                <text:p>0.2327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11521">
                <text:p>0.2411521</text:p>
              </table:table-cell>
              <table:table-cell office:value-type="float" office:value="0.2428132">
                <text:p>0.2428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15708">
                <text:p>0.2515708</text:p>
              </table:table-cell>
              <table:table-cell office:value-type="float" office:value="0.2529159">
                <text:p>0.2529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19895">
                <text:p>0.2619895</text:p>
              </table:table-cell>
              <table:table-cell office:value-type="float" office:value="0.2630186">
                <text:p>0.26301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24082">
                <text:p>0.2724082</text:p>
              </table:table-cell>
              <table:table-cell office:value-type="float" office:value="0.2731213">
                <text:p>0.2731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28269">
                <text:p>0.2828269</text:p>
              </table:table-cell>
              <table:table-cell office:value-type="float" office:value="0.283224">
                <text:p>0.2832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32456">
                <text:p>0.2932456</text:p>
              </table:table-cell>
              <table:table-cell office:value-type="float" office:value="0.2933267">
                <text:p>0.29332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36643">
                <text:p>0.3036643</text:p>
              </table:table-cell>
              <table:table-cell office:value-type="float" office:value="0.3034294">
                <text:p>0.3034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4083">
                <text:p>0.314083</text:p>
              </table:table-cell>
              <table:table-cell office:value-type="float" office:value="0.3135321">
                <text:p>0.3135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45017">
                <text:p>0.3245017</text:p>
              </table:table-cell>
              <table:table-cell office:value-type="float" office:value="0.3236348">
                <text:p>0.32363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49204">
                <text:p>0.3349204</text:p>
              </table:table-cell>
              <table:table-cell office:value-type="float" office:value="0.3337375">
                <text:p>0.3337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53391">
                <text:p>0.3453391</text:p>
              </table:table-cell>
              <table:table-cell office:value-type="float" office:value="0.3438402">
                <text:p>0.34384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57578">
                <text:p>0.3557578</text:p>
              </table:table-cell>
              <table:table-cell office:value-type="float" office:value="0.3539429">
                <text:p>0.3539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61765">
                <text:p>0.3661765</text:p>
              </table:table-cell>
              <table:table-cell office:value-type="float" office:value="0.3640456">
                <text:p>0.36404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65952">
                <text:p>0.3765952</text:p>
              </table:table-cell>
              <table:table-cell office:value-type="float" office:value="0.3741483">
                <text:p>0.37414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70139">
                <text:p>0.3870139</text:p>
              </table:table-cell>
              <table:table-cell office:value-type="float" office:value="0.384251">
                <text:p>0.3842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74326">
                <text:p>0.3974326</text:p>
              </table:table-cell>
              <table:table-cell office:value-type="float" office:value="0.3943537">
                <text:p>0.39435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78513">
                <text:p>0.4078513</text:p>
              </table:table-cell>
              <table:table-cell office:value-type="float" office:value="0.4044564">
                <text:p>0.4044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827">
                <text:p>0.41827</text:p>
              </table:table-cell>
              <table:table-cell office:value-type="float" office:value="0.4145591">
                <text:p>0.41455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86887">
                <text:p>0.4286887</text:p>
              </table:table-cell>
              <table:table-cell office:value-type="float" office:value="0.4246618">
                <text:p>0.4246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91074">
                <text:p>0.4391074</text:p>
              </table:table-cell>
              <table:table-cell office:value-type="float" office:value="0.4347645">
                <text:p>0.43476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95261">
                <text:p>0.4495261</text:p>
              </table:table-cell>
              <table:table-cell office:value-type="float" office:value="0.4448672">
                <text:p>0.44486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99448">
                <text:p>0.4599448</text:p>
              </table:table-cell>
              <table:table-cell office:value-type="float" office:value="0.4549699">
                <text:p>0.45496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703635">
                <text:p>0.4703635</text:p>
              </table:table-cell>
              <table:table-cell office:value-type="float" office:value="0.4650726">
                <text:p>0.46507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07822">
                <text:p>0.4807822</text:p>
              </table:table-cell>
              <table:table-cell office:value-type="float" office:value="0.4751753">
                <text:p>0.4751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912009">
                <text:p>0.4912009</text:p>
              </table:table-cell>
              <table:table-cell office:value-type="float" office:value="0.485278">
                <text:p>0.4852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16196">
                <text:p>0.5016196</text:p>
              </table:table-cell>
              <table:table-cell office:value-type="float" office:value="0.4953807">
                <text:p>0.49538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120383">
                <text:p>0.5120383</text:p>
              </table:table-cell>
              <table:table-cell office:value-type="float" office:value="0.5054834">
                <text:p>0.5054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22457">
                <text:p>0.522457</text:p>
              </table:table-cell>
              <table:table-cell office:value-type="float" office:value="0.5155861">
                <text:p>0.5155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328757">
                <text:p>0.5328757</text:p>
              </table:table-cell>
              <table:table-cell office:value-type="float" office:value="0.5256888">
                <text:p>0.52568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32944">
                <text:p>0.5432944</text:p>
              </table:table-cell>
              <table:table-cell office:value-type="float" office:value="0.5357915">
                <text:p>0.53579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37131">
                <text:p>0.5537131</text:p>
              </table:table-cell>
              <table:table-cell office:value-type="float" office:value="0.5458942">
                <text:p>0.5458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641318">
                <text:p>0.5641318</text:p>
              </table:table-cell>
              <table:table-cell office:value-type="float" office:value="0.5559969">
                <text:p>0.55599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745505">
                <text:p>0.5745505</text:p>
              </table:table-cell>
              <table:table-cell office:value-type="float" office:value="0.5660996">
                <text:p>0.56609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849692">
                <text:p>0.5849692</text:p>
              </table:table-cell>
              <table:table-cell office:value-type="float" office:value="0.5762023">
                <text:p>0.57620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53879">
                <text:p>0.5953879</text:p>
              </table:table-cell>
              <table:table-cell office:value-type="float" office:value="0.586305">
                <text:p>0.586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058066">
                <text:p>0.6058066</text:p>
              </table:table-cell>
              <table:table-cell office:value-type="float" office:value="0.5964077">
                <text:p>0.59640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62253">
                <text:p>0.6162253</text:p>
              </table:table-cell>
              <table:table-cell office:value-type="float" office:value="0.6065104">
                <text:p>0.6065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6644">
                <text:p>0.626644</text:p>
              </table:table-cell>
              <table:table-cell office:value-type="float" office:value="0.6166131">
                <text:p>0.61661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370627">
                <text:p>0.6370627</text:p>
              </table:table-cell>
              <table:table-cell office:value-type="float" office:value="0.6267158">
                <text:p>0.6267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474814">
                <text:p>0.6474814</text:p>
              </table:table-cell>
              <table:table-cell office:value-type="float" office:value="0.6368185">
                <text:p>0.6368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579001">
                <text:p>0.6579001</text:p>
              </table:table-cell>
              <table:table-cell office:value-type="float" office:value="0.6469212">
                <text:p>0.6469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683188">
                <text:p>0.6683188</text:p>
              </table:table-cell>
              <table:table-cell office:value-type="float" office:value="0.6570239">
                <text:p>0.65702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87375">
                <text:p>0.6787375</text:p>
              </table:table-cell>
              <table:table-cell office:value-type="float" office:value="0.6671266">
                <text:p>0.6671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891562">
                <text:p>0.6891562</text:p>
              </table:table-cell>
              <table:table-cell office:value-type="float" office:value="0.6772293">
                <text:p>0.67722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995749">
                <text:p>0.6995749</text:p>
              </table:table-cell>
              <table:table-cell office:value-type="float" office:value="0.687332">
                <text:p>0.6873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099936">
                <text:p>0.7099936</text:p>
              </table:table-cell>
              <table:table-cell office:value-type="float" office:value="0.6974347">
                <text:p>0.69743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04123">
                <text:p>0.7204123</text:p>
              </table:table-cell>
              <table:table-cell office:value-type="float" office:value="0.7075374">
                <text:p>0.7075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30831">
                <text:p>0.730831</text:p>
              </table:table-cell>
              <table:table-cell office:value-type="float" office:value="0.7176401">
                <text:p>0.71764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12497">
                <text:p>0.7412497</text:p>
              </table:table-cell>
              <table:table-cell office:value-type="float" office:value="0.7277428">
                <text:p>0.72774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516684">
                <text:p>0.7516684</text:p>
              </table:table-cell>
              <table:table-cell office:value-type="float" office:value="0.7378455">
                <text:p>0.7378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620871">
                <text:p>0.7620871</text:p>
              </table:table-cell>
              <table:table-cell office:value-type="float" office:value="0.7479482">
                <text:p>0.74794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725058">
                <text:p>0.7725058</text:p>
              </table:table-cell>
              <table:table-cell office:value-type="float" office:value="0.7580509">
                <text:p>0.75805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829245">
                <text:p>0.7829245</text:p>
              </table:table-cell>
              <table:table-cell office:value-type="float" office:value="0.768153600000001">
                <text:p>0.7681536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933432">
                <text:p>0.7933432</text:p>
              </table:table-cell>
              <table:table-cell office:value-type="float" office:value="0.7782563">
                <text:p>0.77825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037619">
                <text:p>0.8037619</text:p>
              </table:table-cell>
              <table:table-cell office:value-type="float" office:value="0.788359">
                <text:p>0.788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141806">
                <text:p>0.8141806</text:p>
              </table:table-cell>
              <table:table-cell office:value-type="float" office:value="0.7984617">
                <text:p>0.79846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24599300000001">
                <text:p>0.824599300000001</text:p>
              </table:table-cell>
              <table:table-cell office:value-type="float" office:value="0.8085644">
                <text:p>0.80856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35018">
                <text:p>0.835018</text:p>
              </table:table-cell>
              <table:table-cell office:value-type="float" office:value="0.8186671">
                <text:p>0.81866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5436700000001">
                <text:p>0.845436700000001</text:p>
              </table:table-cell>
              <table:table-cell office:value-type="float" office:value="0.8287698">
                <text:p>0.82876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558554">
                <text:p>0.8558554</text:p>
              </table:table-cell>
              <table:table-cell office:value-type="float" office:value="0.8388725">
                <text:p>0.83887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662741">
                <text:p>0.8662741</text:p>
              </table:table-cell>
              <table:table-cell office:value-type="float" office:value="0.8489752">
                <text:p>0.84897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66928">
                <text:p>0.8766928</text:p>
              </table:table-cell>
              <table:table-cell office:value-type="float" office:value="0.859077900000001">
                <text:p>0.8590779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87111500000001">
                <text:p>0.887111500000001</text:p>
              </table:table-cell>
              <table:table-cell office:value-type="float" office:value="0.869180600000001">
                <text:p>0.8691806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97530200000001">
                <text:p>0.897530200000001</text:p>
              </table:table-cell>
              <table:table-cell office:value-type="float" office:value="0.879283300000001">
                <text:p>0.8792833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079489">
                <text:p>0.9079489</text:p>
              </table:table-cell>
              <table:table-cell office:value-type="float" office:value="0.889386000000001">
                <text:p>0.889386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183676">
                <text:p>0.9183676</text:p>
              </table:table-cell>
              <table:table-cell office:value-type="float" office:value="0.899488700000001">
                <text:p>0.8994887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28786300000001">
                <text:p>0.928786300000001</text:p>
              </table:table-cell>
              <table:table-cell office:value-type="float" office:value="0.909591400000001">
                <text:p>0.9095914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9205000000001">
                <text:p>0.939205000000001</text:p>
              </table:table-cell>
              <table:table-cell office:value-type="float" office:value="0.919694100000001">
                <text:p>0.9196941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49623700000001">
                <text:p>0.949623700000001</text:p>
              </table:table-cell>
              <table:table-cell office:value-type="float" office:value="0.929796800000001">
                <text:p>0.9297968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00424">
                <text:p>0.9600424</text:p>
              </table:table-cell>
              <table:table-cell office:value-type="float" office:value="0.939899500000001">
                <text:p>0.9398995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70461100000001">
                <text:p>0.970461100000001</text:p>
              </table:table-cell>
              <table:table-cell office:value-type="float" office:value="0.950002200000001">
                <text:p>0.9500022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80879800000001">
                <text:p>0.980879800000001</text:p>
              </table:table-cell>
              <table:table-cell office:value-type="float" office:value="0.960104900000001">
                <text:p>0.9601049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1298500000001">
                <text:p>0.991298500000001</text:p>
              </table:table-cell>
              <table:table-cell office:value-type="float" office:value="0.970207600000001">
                <text:p>0.9702076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017172">
                <text:p>1.0017172</text:p>
              </table:table-cell>
              <table:table-cell office:value-type="float" office:value="0.980310300000001">
                <text:p>0.9803103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121359">
                <text:p>1.0121359</text:p>
              </table:table-cell>
              <table:table-cell office:value-type="float" office:value="0.990413000000001">
                <text:p>0.990413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225546">
                <text:p>1.0225546</text:p>
              </table:table-cell>
              <table:table-cell office:value-type="float" office:value="1.0005157">
                <text:p>1.00051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329733">
                <text:p>1.0329733</text:p>
              </table:table-cell>
              <table:table-cell office:value-type="float" office:value="1.0106184">
                <text:p>1.01061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43392">
                <text:p>1.043392</text:p>
              </table:table-cell>
              <table:table-cell office:value-type="float" office:value="1.0207211">
                <text:p>1.02072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